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content.xml" manifest:media-type="text/xml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8/styles.xml" manifest:media-type="text/xml"/>
  <manifest:file-entry manifest:full-path="Object 48/meta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settings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57/styles.xml" manifest:media-type="text/xml"/>
  <manifest:file-entry manifest:full-path="Object 57/content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.76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Arial" style:font-name-asian="ＭＳ Ｐゴシック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atoPC" table:style-name="ta1">
        <table:shapes>
          <draw:frame draw:z-index="0" draw:style-name="gr1" draw:text-style-name="P1" svg:width="159.99mm" svg:height="89.99mm" svg:x="41.25mm" svg:y="346.26mm">
            <loext:p draw:notify-on-update-of-ranges="RaatoPC.D69:RaatoPC.O69 RaatoPC.C70:RaatoPC.C70 RaatoPC.D70:RaatoPC.O70 RaatoPC.C71:RaatoPC.C71 RaatoPC.D71:RaatoPC.O71 RaatoPC.C72:RaatoPC.C72 RaatoPC.D72:RaatoPC.O72 RaatoPC.C73:RaatoPC.C73 RaatoPC.D73:RaatoPC.O73 RaatoPC.C74:RaatoPC.C74 RaatoPC.D74:RaatoPC.O74 RaatoPC.C75:RaatoPC.C75 RaatoPC.D75:RaatoPC.O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C.D100:RaatoPC.O100 RaatoPC.C101:RaatoPC.C101 RaatoPC.D101:RaatoPC.O101 RaatoPC.C102:RaatoPC.C102 RaatoPC.D102:RaatoPC.O102 RaatoPC.C103:RaatoPC.C103 RaatoPC.D103:RaatoPC.O103 RaatoPC.C104:RaatoPC.C104 RaatoPC.D104:RaatoPC.O104 RaatoPC.C105:RaatoPC.C105 RaatoPC.D105:RaatoPC.O105 RaatoPC.C106:RaatoPC.C106 RaatoPC.D106:RaatoPC.O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C.D5:RaatoPC.M5 RaatoPC.C6:RaatoPC.C6 RaatoPC.D6:RaatoPC.M6 RaatoPC.C7:RaatoPC.C7 RaatoPC.D7:RaatoPC.M7 RaatoPC.C8:RaatoPC.C8 RaatoPC.D8:RaatoPC.M8 RaatoPC.C9:RaatoPC.C9 RaatoPC.D9:RaatoPC.M9 RaatoPC.C10:RaatoPC.C10 RaatoPC.D10:RaatoPC.M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C.D12:RaatoPC.M12 RaatoPC.C13:RaatoPC.C13 RaatoPC.D13:RaatoPC.M13 RaatoPC.C14:RaatoPC.C14 RaatoPC.D14:RaatoPC.M14 RaatoPC.C15:RaatoPC.C15 RaatoPC.D15:RaatoPC.M15 RaatoPC.C16:RaatoPC.C16 RaatoPC.D16:RaatoPC.M16 RaatoPC.C17:RaatoPC.C17 RaatoPC.D17:RaatoPC.M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C.D19:RaatoPC.M19 RaatoPC.C20:RaatoPC.C20 RaatoPC.D20:RaatoPC.M20 RaatoPC.C21:RaatoPC.C21 RaatoPC.D21:RaatoPC.M21 RaatoPC.C22:RaatoPC.C22 RaatoPC.D22:RaatoPC.M22 RaatoPC.C23:RaatoPC.C23 RaatoPC.D23:RaatoPC.M23 RaatoPC.C24:RaatoPC.C24 RaatoPC.D24:RaatoPC.M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C.D127:RaatoPC.M127 RaatoPC.C128:RaatoPC.C128 RaatoPC.D128:RaatoPC.M128 RaatoPC.C129:RaatoPC.C129 RaatoPC.D129:RaatoPC.M1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C.D33:RaatoPC.M33 RaatoPC.C34:RaatoPC.C34 RaatoPC.D34:RaatoPC.M34 RaatoPC.C35:RaatoPC.C35 RaatoPC.D35:RaatoPC.M35 RaatoPC.C36:RaatoPC.C36 RaatoPC.D36:RaatoPC.M36 RaatoPC.C37:RaatoPC.C37 RaatoPC.D37:RaatoPC.M37 RaatoPC.C38:RaatoPC.C38 RaatoPC.D38:RaatoPC.M3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C.D26:RaatoPC.M26 RaatoPC.C27:RaatoPC.C27 RaatoPC.D27:RaatoPC.M27 RaatoPC.C28:RaatoPC.C28 RaatoPC.D28:RaatoPC.M28 RaatoPC.C29:RaatoPC.C29 RaatoPC.D29:RaatoPC.M29 RaatoPC.C30:RaatoPC.C30 RaatoPC.D30:RaatoPC.M30 RaatoPC.C31:RaatoPC.C31 RaatoPC.D31:RaatoPC.M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C.D40:RaatoPC.M40 RaatoPC.C41:RaatoPC.C41 RaatoPC.D41:RaatoPC.M41 RaatoPC.C42:RaatoPC.C42 RaatoPC.D42:RaatoPC.M42 RaatoPC.C43:RaatoPC.C43 RaatoPC.D43:RaatoPC.M43 RaatoPC.C44:RaatoPC.C44 RaatoPC.D44:RaatoPC.M44 RaatoPC.C45:RaatoPC.C45 RaatoPC.D45:RaatoPC.M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C.D47:RaatoPC.M47 RaatoPC.C48:RaatoPC.C48 RaatoPC.D48:RaatoPC.M48 RaatoPC.C49:RaatoPC.C49 RaatoPC.D49:RaatoPC.M49 RaatoPC.C50:RaatoPC.C50 RaatoPC.D50:RaatoPC.M50 RaatoPC.C51:RaatoPC.C51 RaatoPC.D51:RaatoPC.M51 RaatoPC.C52:RaatoPC.C52 RaatoPC.D52:RaatoPC.M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C.D109:RaatoPC.M109 RaatoPC.C110:RaatoPC.C110 RaatoPC.D110:RaatoPC.M110 RaatoPC.C111:RaatoPC.C111 RaatoPC.D111:RaatoPC.M111 RaatoPC.C112:RaatoPC.C112 RaatoPC.D112:RaatoPC.M112 RaatoPC.C113:RaatoPC.C113 RaatoPC.D113:RaatoPC.M1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C.D115:RaatoPC.M115 RaatoPC.C116:RaatoPC.C116 RaatoPC.D116:RaatoPC.M116 RaatoPC.C117:RaatoPC.C117 RaatoPC.D117:RaatoPC.M117 RaatoPC.C118:RaatoPC.C118 RaatoPC.D118:RaatoPC.M118 RaatoPC.C119:RaatoPC.C119 RaatoPC.D119:RaatoPC.M1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C.D131:RaatoPC.M131 RaatoPC.C132:RaatoPC.C132 RaatoPC.D132:RaatoPC.M132 RaatoPC.C133:RaatoPC.C133 RaatoPC.D133:RaatoPC.M133 RaatoPC.C134:RaatoPC.C134 RaatoPC.D134:RaatoPC.M134 RaatoPC.C135:RaatoPC.C135 RaatoPC.D135:RaatoPC.M1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C.D137:RaatoPC.M137 RaatoPC.C138:RaatoPC.C138 RaatoPC.D138:RaatoPC.M138 RaatoPC.C139:RaatoPC.C139 RaatoPC.D139:RaatoPC.M139 RaatoPC.C140:RaatoPC.C140 RaatoPC.D140:RaatoPC.M14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C.D142:RaatoPC.M142 RaatoPC.C143:RaatoPC.C143 RaatoPC.D143:RaatoPC.M143 RaatoPC.C144:RaatoPC.C144 RaatoPC.D144:RaatoPC.M144 RaatoPC.C145:RaatoPC.C145 RaatoPC.D145:RaatoPC.M14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C.D147:RaatoPC.M147 RaatoPC.C148:RaatoPC.C148 RaatoPC.D148:RaatoPC.M148 RaatoPC.C149:RaatoPC.C149 RaatoPC.D149:RaatoPC.M149 RaatoPC.C150:RaatoPC.C150 RaatoPC.D150:RaatoPC.M15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C.D155:RaatoPC.M155 RaatoPC.C156:RaatoPC.C156 RaatoPC.D156:RaatoPC.M156 RaatoPC.C157:RaatoPC.C157 RaatoPC.D157:RaatoPC.M157 RaatoPC.C158:RaatoPC.C158 RaatoPC.D158:RaatoPC.M158 RaatoPC.C159:RaatoPC.C159 RaatoPC.D159:RaatoPC.M159 RaatoPC.C160:RaatoPC.C160 RaatoPC.D160:RaatoPC.M16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C.D121:RaatoPC.M121 RaatoPC.C122:RaatoPC.C122 RaatoPC.D122:RaatoPC.M122 RaatoPC.C123:RaatoPC.C123 RaatoPC.D123:RaatoPC.M123 RaatoPC.C124:RaatoPC.C124 RaatoPC.D124:RaatoPC.M124 RaatoPC.C125:RaatoPC.C125 RaatoPC.D125:RaatoPC.M12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C.D152:RaatoPC.M152 RaatoPC.C153:RaatoPC.C153 RaatoPC.D153:RaatoPC.M153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4" calcext:value-type="float">
            <text:p>0,064</text:p>
          </table:table-cell>
          <table:table-cell office:value-type="float" office:value="0.0795" calcext:value-type="float">
            <text:p>0,0795</text:p>
          </table:table-cell>
          <table:table-cell office:value-type="float" office:value="0.0937" calcext:value-type="float">
            <text:p>0,0937</text:p>
          </table:table-cell>
          <table:table-cell office:value-type="float" office:value="0.1209" calcext:value-type="float">
            <text:p>0,1209</text:p>
          </table:table-cell>
          <table:table-cell office:value-type="float" office:value="0.1929" calcext:value-type="float">
            <text:p>0,1929</text:p>
          </table:table-cell>
          <table:table-cell office:value-type="float" office:value="0.3289" calcext:value-type="float">
            <text:p>0,3289</text:p>
          </table:table-cell>
          <table:table-cell office:value-type="float" office:value="0.5764" calcext:value-type="float">
            <text:p>0,5764</text:p>
          </table:table-cell>
          <table:table-cell office:value-type="float" office:value="1.2271" calcext:value-type="float">
            <text:p>1,2271</text:p>
          </table:table-cell>
          <table:table-cell office:value-type="float" office:value="2.1007" calcext:value-type="float">
            <text:p>2,1007</text:p>
          </table:table-cell>
          <table:table-cell office:value-type="float" office:value="4.1943" calcext:value-type="float">
            <text:p>4,194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724" calcext:value-type="float">
            <text:p>0,0724</text:p>
          </table:table-cell>
          <table:table-cell office:value-type="float" office:value="0.0893" calcext:value-type="float">
            <text:p>0,0893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3181" calcext:value-type="float">
            <text:p>0,3181</text:p>
          </table:table-cell>
          <table:table-cell office:value-type="float" office:value="0.5659" calcext:value-type="float">
            <text:p>0,5659</text:p>
          </table:table-cell>
          <table:table-cell office:value-type="float" office:value="1.2144" calcext:value-type="float">
            <text:p>1,2144</text:p>
          </table:table-cell>
          <table:table-cell office:value-type="float" office:value="2.1045" calcext:value-type="float">
            <text:p>2,1045</text:p>
          </table:table-cell>
          <table:table-cell office:value-type="float" office:value="4.0801" calcext:value-type="float">
            <text:p>4,080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408" calcext:value-type="float">
            <text:p>0,2408</text:p>
          </table:table-cell>
          <table:table-cell office:value-type="float" office:value="0.5836" calcext:value-type="float">
            <text:p>0,5836</text:p>
          </table:table-cell>
          <table:table-cell office:value-type="float" office:value="0.9707" calcext:value-type="float">
            <text:p>0,9707</text:p>
          </table:table-cell>
          <table:table-cell office:value-type="float" office:value="1.7079" calcext:value-type="float">
            <text:p>1,7079</text:p>
          </table:table-cell>
          <table:table-cell office:value-type="float" office:value="3.9897" calcext:value-type="float">
            <text:p>3,9897</text:p>
          </table:table-cell>
          <table:table-cell office:value-type="float" office:value="7.8484" calcext:value-type="float">
            <text:p>7,8484</text:p>
          </table:table-cell>
          <table:table-cell office:value-type="float" office:value="16.0117" calcext:value-type="float">
            <text:p>16,0117</text:p>
          </table:table-cell>
          <table:table-cell office:value-type="float" office:value="40.7695" calcext:value-type="float">
            <text:p>40,7695</text:p>
          </table:table-cell>
          <table:table-cell office:value-type="float" office:value="73.663" calcext:value-type="float">
            <text:p>73,663</text:p>
          </table:table-cell>
          <table:table-cell office:value-type="float" office:value="149.2409" calcext:value-type="float">
            <text:p>149,2409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26" calcext:value-type="float">
            <text:p>0,126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073" calcext:value-type="float">
            <text:p>0,1073</text:p>
          </table:table-cell>
          <table:table-cell office:value-type="float" office:value="0.116" calcext:value-type="float">
            <text:p>0,116</text:p>
          </table:table-cell>
          <table:table-cell office:value-type="float" office:value="0.1345" calcext:value-type="float">
            <text:p>0,1345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1812" calcext:value-type="float">
            <text:p>0,1812</text:p>
          </table:table-cell>
          <table:table-cell office:value-type="float" office:value="0.2271" calcext:value-type="float">
            <text:p>0,2271</text:p>
          </table:table-cell>
          <table:table-cell office:value-type="float" office:value="0.2596" calcext:value-type="float">
            <text:p>0,259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11" calcext:value-type="float">
            <text:p>0,0311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387" calcext:value-type="float">
            <text:p>0,0387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1669" calcext:value-type="float">
            <text:p>0,1669</text:p>
          </table:table-cell>
          <table:table-cell office:value-type="float" office:value="0.2026" calcext:value-type="float">
            <text:p>0,2026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705" calcext:value-type="float">
            <text:p>0,0705</text:p>
          </table:table-cell>
          <table:table-cell office:value-type="float" office:value="0.0955" calcext:value-type="float">
            <text:p>0,0955</text:p>
          </table:table-cell>
          <table:table-cell office:value-type="float" office:value="0.132" calcext:value-type="float">
            <text:p>0,132</text:p>
          </table:table-cell>
          <table:table-cell office:value-type="float" office:value="0.2079" calcext:value-type="float">
            <text:p>0,2079</text:p>
          </table:table-cell>
          <table:table-cell office:value-type="float" office:value="0.4396" calcext:value-type="float">
            <text:p>0,4396</text:p>
          </table:table-cell>
          <table:table-cell office:value-type="float" office:value="0.9127" calcext:value-type="float">
            <text:p>0,9127</text:p>
          </table:table-cell>
          <table:table-cell office:value-type="float" office:value="1.8963" calcext:value-type="float">
            <text:p>1,896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432" calcext:value-type="float">
            <text:p>0,0432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0636" calcext:value-type="float">
            <text:p>0,0636</text:p>
          </table:table-cell>
          <table:table-cell office:value-type="float" office:value="0.0844" calcext:value-type="float">
            <text:p>0,0844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928" calcext:value-type="float">
            <text:p>0,1928</text:p>
          </table:table-cell>
          <table:table-cell office:value-type="float" office:value="0.4781" calcext:value-type="float">
            <text:p>0,4781</text:p>
          </table:table-cell>
          <table:table-cell office:value-type="float" office:value="0.8981" calcext:value-type="float">
            <text:p>0,8981</text:p>
          </table:table-cell>
          <table:table-cell office:value-type="float" office:value="2.0177" calcext:value-type="float">
            <text:p>2,0177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413" calcext:value-type="float">
            <text:p>0,2413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125" calcext:value-type="float">
            <text:p>1,125</text:p>
          </table:table-cell>
          <table:table-cell office:value-type="float" office:value="2.0115" calcext:value-type="float">
            <text:p>2,0115</text:p>
          </table:table-cell>
          <table:table-cell office:value-type="float" office:value="4.6903" calcext:value-type="float">
            <text:p>4,6903</text:p>
          </table:table-cell>
          <table:table-cell office:value-type="float" office:value="9.2167" calcext:value-type="float">
            <text:p>9,2167</text:p>
          </table:table-cell>
          <table:table-cell office:value-type="float" office:value="19.0367" calcext:value-type="float">
            <text:p>19,0367</text:p>
          </table:table-cell>
          <table:table-cell office:value-type="float" office:value="53.6102" calcext:value-type="float">
            <text:p>53,6102</text:p>
          </table:table-cell>
          <table:table-cell office:value-type="float" office:value="106.2333" calcext:value-type="float">
            <text:p>106,2333</text:p>
          </table:table-cell>
          <table:table-cell office:value-type="float" office:value="216.2422" calcext:value-type="float">
            <text:p>216,2422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373" calcext:value-type="float">
            <text:p>0,1373</text:p>
          </table:table-cell>
          <table:table-cell office:value-type="float" office:value="0.1946" calcext:value-type="float">
            <text:p>0,1946</text:p>
          </table:table-cell>
          <table:table-cell office:value-type="float" office:value="0.2507" calcext:value-type="float">
            <text:p>0,2507</text:p>
          </table:table-cell>
          <table:table-cell office:value-type="float" office:value="0.3221" calcext:value-type="float">
            <text:p>0,3221</text:p>
          </table:table-cell>
          <table:table-cell office:value-type="float" office:value="0.4626" calcext:value-type="float">
            <text:p>0,4626</text:p>
          </table:table-cell>
          <table:table-cell office:value-type="float" office:value="0.652" calcext:value-type="float">
            <text:p>0,652</text:p>
          </table:table-cell>
          <table:table-cell office:value-type="float" office:value="0.8615" calcext:value-type="float">
            <text:p>0,8615</text:p>
          </table:table-cell>
          <table:table-cell office:value-type="float" office:value="1.3107" calcext:value-type="float">
            <text:p>1,3107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2512" calcext:value-type="float">
            <text:p>2,2512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72" calcext:value-type="float">
            <text:p>0,0472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64" calcext:value-type="float">
            <text:p>0,0964</text:p>
          </table:table-cell>
          <table:table-cell office:value-type="float" office:value="0.1209" calcext:value-type="float">
            <text:p>0,1209</text:p>
          </table:table-cell>
          <table:table-cell office:value-type="float" office:value="0.1755" calcext:value-type="float">
            <text:p>0,1755</text:p>
          </table:table-cell>
          <table:table-cell office:value-type="float" office:value="0.2476" calcext:value-type="float">
            <text:p>0,2476</text:p>
          </table:table-cell>
          <table:table-cell office:value-type="float" office:value="0.3332" calcext:value-type="float">
            <text:p>0,3332</text:p>
          </table:table-cell>
          <table:table-cell office:value-type="float" office:value="0.5348" calcext:value-type="float">
            <text:p>0,5348</text:p>
          </table:table-cell>
          <table:table-cell office:value-type="float" office:value="0.5205" calcext:value-type="float">
            <text:p>0,5205</text:p>
          </table:table-cell>
          <table:table-cell office:value-type="float" office:value="0.9834" calcext:value-type="float">
            <text:p>0,983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899" calcext:value-type="float">
            <text:p>0,0899</text:p>
          </table:table-cell>
          <table:table-cell office:value-type="float" office:value="0.1146" calcext:value-type="float">
            <text:p>0,1146</text:p>
          </table:table-cell>
          <table:table-cell office:value-type="float" office:value="0.1187" calcext:value-type="float">
            <text:p>0,1187</text:p>
          </table:table-cell>
          <table:table-cell office:value-type="float" office:value="0.1291" calcext:value-type="float">
            <text:p>0,1291</text:p>
          </table:table-cell>
          <table:table-cell office:value-type="float" office:value="0.1451" calcext:value-type="float">
            <text:p>0,1451</text:p>
          </table:table-cell>
          <table:table-cell office:value-type="float" office:value="0.1796" calcext:value-type="float">
            <text:p>0,1796</text:p>
          </table:table-cell>
          <table:table-cell office:value-type="float" office:value="0.2288" calcext:value-type="float">
            <text:p>0,2288</text:p>
          </table:table-cell>
          <table:table-cell office:value-type="float" office:value="0.3459" calcext:value-type="float">
            <text:p>0,3459</text:p>
          </table:table-cell>
          <table:table-cell office:value-type="float" office:value="0.5984" calcext:value-type="float">
            <text:p>0,5984</text:p>
          </table:table-cell>
          <table:table-cell office:value-type="float" office:value="1.2031" calcext:value-type="float">
            <text:p>1,203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1033" calcext:value-type="float">
            <text:p>0,1033</text:p>
          </table:table-cell>
          <table:table-cell office:value-type="float" office:value="0.114" calcext:value-type="float">
            <text:p>0,114</text:p>
          </table:table-cell>
          <table:table-cell office:value-type="float" office:value="0.1331" calcext:value-type="float">
            <text:p>0,1331</text:p>
          </table:table-cell>
          <table:table-cell office:value-type="float" office:value="0.1679" calcext:value-type="float">
            <text:p>0,1679</text:p>
          </table:table-cell>
          <table:table-cell office:value-type="float" office:value="0.2108" calcext:value-type="float">
            <text:p>0,2108</text:p>
          </table:table-cell>
          <table:table-cell office:value-type="float" office:value="0.3736" calcext:value-type="float">
            <text:p>0,3736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2395" calcext:value-type="float">
            <text:p>1,239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909" calcext:value-type="float">
            <text:p>0,2909</text:p>
          </table:table-cell>
          <table:table-cell office:value-type="float" office:value="0.7566" calcext:value-type="float">
            <text:p>0,7566</text:p>
          </table:table-cell>
          <table:table-cell office:value-type="float" office:value="1.2663" calcext:value-type="float">
            <text:p>1,2663</text:p>
          </table:table-cell>
          <table:table-cell office:value-type="float" office:value="2.2468" calcext:value-type="float">
            <text:p>2,2468</text:p>
          </table:table-cell>
          <table:table-cell office:value-type="float" office:value="5.1921" calcext:value-type="float">
            <text:p>5,1921</text:p>
          </table:table-cell>
          <table:table-cell office:value-type="float" office:value="10.1729" calcext:value-type="float">
            <text:p>10,1729</text:p>
          </table:table-cell>
          <table:table-cell office:value-type="float" office:value="20.931" calcext:value-type="float">
            <text:p>20,931</text:p>
          </table:table-cell>
          <table:table-cell office:value-type="float" office:value="57.5571" calcext:value-type="float">
            <text:p>57,5571</text:p>
          </table:table-cell>
          <table:table-cell office:value-type="float" office:value="117.4437" calcext:value-type="float">
            <text:p>117,4437</text:p>
          </table:table-cell>
          <table:table-cell office:value-type="float" office:value="238.7457" calcext:value-type="float">
            <text:p>238,7457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36" calcext:value-type="float">
            <text:p>0,0836</text:p>
          </table:table-cell>
          <table:table-cell office:value-type="float" office:value="0.0914" calcext:value-type="float">
            <text:p>0,0914</text:p>
          </table:table-cell>
          <table:table-cell office:value-type="float" office:value="0.0951" calcext:value-type="float">
            <text:p>0,0951</text:p>
          </table:table-cell>
          <table:table-cell office:value-type="float" office:value="0.1009" calcext:value-type="float">
            <text:p>0,1009</text:p>
          </table:table-cell>
          <table:table-cell office:value-type="float" office:value="0.1182" calcext:value-type="float">
            <text:p>0,1182</text:p>
          </table:table-cell>
          <table:table-cell office:value-type="float" office:value="0.1347" calcext:value-type="float">
            <text:p>0,1347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2053" calcext:value-type="float">
            <text:p>0,2053</text:p>
          </table:table-cell>
          <table:table-cell office:value-type="float" office:value="0.2557" calcext:value-type="float">
            <text:p>0,2557</text:p>
          </table:table-cell>
          <table:table-cell office:value-type="float" office:value="0.294" calcext:value-type="float">
            <text:p>0,294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35" calcext:value-type="float">
            <text:p>0,0435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472" calcext:value-type="float">
            <text:p>0,0472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543" calcext:value-type="float">
            <text:p>0,0543</text:p>
          </table:table-cell>
          <table:table-cell office:value-type="float" office:value="0.0613" calcext:value-type="float">
            <text:p>0,0613</text:p>
          </table:table-cell>
          <table:table-cell office:value-type="float" office:value="0.0754" calcext:value-type="float">
            <text:p>0,0754</text:p>
          </table:table-cell>
          <table:table-cell office:value-type="float" office:value="0.1532" calcext:value-type="float">
            <text:p>0,1532</text:p>
          </table:table-cell>
          <table:table-cell office:value-type="float" office:value="0.2315" calcext:value-type="float">
            <text:p>0,2315</text:p>
          </table:table-cell>
          <table:table-cell office:value-type="float" office:value="0.2917" calcext:value-type="float">
            <text:p>0,291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1724" calcext:value-type="float">
            <text:p>0,1724</text:p>
          </table:table-cell>
          <table:table-cell office:value-type="float" office:value="0.299" calcext:value-type="float">
            <text:p>0,299</text:p>
          </table:table-cell>
          <table:table-cell office:value-type="float" office:value="0.5199" calcext:value-type="float">
            <text:p>0,5199</text:p>
          </table:table-cell>
          <table:table-cell office:value-type="float" office:value="1.2925" calcext:value-type="float">
            <text:p>1,2925</text:p>
          </table:table-cell>
          <table:table-cell office:value-type="float" office:value="2.8985" calcext:value-type="float">
            <text:p>2,8985</text:p>
          </table:table-cell>
          <table:table-cell office:value-type="float" office:value="6.4673" calcext:value-type="float">
            <text:p>6,4673</text:p>
          </table:table-cell>
          <table:table-cell office:value-type="float" office:value="26.6729" calcext:value-type="float">
            <text:p>26,6729</text:p>
          </table:table-cell>
          <table:table-cell office:value-type="float" office:value="61.5807" calcext:value-type="float">
            <text:p>61,5807</text:p>
          </table:table-cell>
          <table:table-cell office:value-type="float" office:value="142.2643" calcext:value-type="float">
            <text:p>142,264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1719" calcext:value-type="float">
            <text:p>0,1719</text:p>
          </table:table-cell>
          <table:table-cell office:value-type="float" office:value="0.2956" calcext:value-type="float">
            <text:p>0,2956</text:p>
          </table:table-cell>
          <table:table-cell office:value-type="float" office:value="0.5209" calcext:value-type="float">
            <text:p>0,5209</text:p>
          </table:table-cell>
          <table:table-cell office:value-type="float" office:value="1.3314" calcext:value-type="float">
            <text:p>1,3314</text:p>
          </table:table-cell>
          <table:table-cell office:value-type="float" office:value="2.9303" calcext:value-type="float">
            <text:p>2,9303</text:p>
          </table:table-cell>
          <table:table-cell office:value-type="float" office:value="6.7527" calcext:value-type="float">
            <text:p>6,7527</text:p>
          </table:table-cell>
          <table:table-cell office:value-type="float" office:value="27.4257" calcext:value-type="float">
            <text:p>27,4257</text:p>
          </table:table-cell>
          <table:table-cell office:value-type="float" office:value="60.7847" calcext:value-type="float">
            <text:p>60,7847</text:p>
          </table:table-cell>
          <table:table-cell office:value-type="float" office:value="142.6331" calcext:value-type="float">
            <text:p>142,633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68" calcext:value-type="float">
            <text:p>0,0968</text:p>
          </table:table-cell>
          <table:table-cell office:value-type="float" office:value="0.2147" calcext:value-type="float">
            <text:p>0,2147</text:p>
          </table:table-cell>
          <table:table-cell office:value-type="float" office:value="0.3151" calcext:value-type="float">
            <text:p>0,3151</text:p>
          </table:table-cell>
          <table:table-cell office:value-type="float" office:value="0.5207" calcext:value-type="float">
            <text:p>0,5207</text:p>
          </table:table-cell>
          <table:table-cell office:value-type="float" office:value="1.1729" calcext:value-type="float">
            <text:p>1,1729</text:p>
          </table:table-cell>
          <table:table-cell office:value-type="float" office:value="2.3958" calcext:value-type="float">
            <text:p>2,3958</text:p>
          </table:table-cell>
          <table:table-cell office:value-type="float" office:value="4.3247" calcext:value-type="float">
            <text:p>4,3247</text:p>
          </table:table-cell>
          <table:table-cell office:value-type="float" office:value="9.776" calcext:value-type="float">
            <text:p>9,776</text:p>
          </table:table-cell>
          <table:table-cell office:value-type="float" office:value="11.7334" calcext:value-type="float">
            <text:p>11,7334</text:p>
          </table:table-cell>
          <table:table-cell office:value-type="float" office:value="28.0686" calcext:value-type="float">
            <text:p>28,068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4" calcext:value-type="float">
            <text:p>0,064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664" calcext:value-type="float">
            <text:p>0,0664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645" calcext:value-type="float">
            <text:p>0,0645</text:p>
          </table:table-cell>
          <table:table-cell office:value-type="float" office:value="0.0668" calcext:value-type="float">
            <text:p>0,0668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79" calcext:value-type="float">
            <text:p>0,0679</text:p>
          </table:table-cell>
          <table:table-cell office:value-type="float" office:value="0.0643" calcext:value-type="float">
            <text:p>0,0643</text:p>
          </table:table-cell>
          <table:table-cell office:value-type="float" office:value="0.0708" calcext:value-type="float">
            <text:p>0,0708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9" calcext:value-type="float">
            <text:p>0,269</text:p>
          </table:table-cell>
          <table:table-cell office:value-type="float" office:value="0.3645" calcext:value-type="float">
            <text:p>0,3645</text:p>
          </table:table-cell>
          <table:table-cell office:value-type="float" office:value="0.4592" calcext:value-type="float">
            <text:p>0,4592</text:p>
          </table:table-cell>
          <table:table-cell office:value-type="float" office:value="0.7434" calcext:value-type="float">
            <text:p>0,7434</text:p>
          </table:table-cell>
          <table:table-cell office:value-type="float" office:value="1.3921" calcext:value-type="float">
            <text:p>1,3921</text:p>
          </table:table-cell>
          <table:table-cell office:value-type="float" office:value="2.7104" calcext:value-type="float">
            <text:p>2,7104</text:p>
          </table:table-cell>
          <table:table-cell office:value-type="float" office:value="5.9632" calcext:value-type="float">
            <text:p>5,9632</text:p>
          </table:table-cell>
          <table:table-cell office:value-type="float" office:value="21.2852" calcext:value-type="float">
            <text:p>21,2852</text:p>
          </table:table-cell>
          <table:table-cell office:value-type="float" office:value="47.4632" calcext:value-type="float">
            <text:p>47,4632</text:p>
          </table:table-cell>
          <table:table-cell office:value-type="float" office:value="103.0386" calcext:value-type="float">
            <text:p>103,038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64" calcext:value-type="float">
            <text:p>0,0464</text:p>
          </table:table-cell>
          <table:table-cell office:value-type="float" office:value="0.0495" calcext:value-type="float">
            <text:p>0,0495</text:p>
          </table:table-cell>
          <table:table-cell office:value-type="float" office:value="0.0506" calcext:value-type="float">
            <text:p>0,0506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58" calcext:value-type="float">
            <text:p>0,058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559" calcext:value-type="float">
            <text:p>0,0559</text:p>
          </table:table-cell>
          <table:table-cell office:value-type="float" office:value="0.0615" calcext:value-type="float">
            <text:p>0,061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55" calcext:value-type="float">
            <text:p>0,0455</text:p>
          </table:table-cell>
          <table:table-cell office:value-type="float" office:value="0.0484" calcext:value-type="float">
            <text:p>0,0484</text:p>
          </table:table-cell>
          <table:table-cell table:number-columns-repeated="2" office:value-type="float" office:value="0.0506" calcext:value-type="float">
            <text:p>0,0506</text:p>
          </table:table-cell>
          <table:table-cell office:value-type="float" office:value="0.0527" calcext:value-type="float">
            <text:p>0,0527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528" calcext:value-type="float">
            <text:p>0,0528</text:p>
          </table:table-cell>
          <table:table-cell office:value-type="float" office:value="0.0602" calcext:value-type="float">
            <text:p>0,0602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391" calcext:value-type="float">
            <text:p>0,1391</text:p>
          </table:table-cell>
          <table:table-cell office:value-type="float" office:value="0.263" calcext:value-type="float">
            <text:p>0,263</text:p>
          </table:table-cell>
          <table:table-cell office:value-type="float" office:value="0.8451" calcext:value-type="float">
            <text:p>0,845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26" calcext:value-type="float">
            <text:p>0,026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14" calcext:value-type="float">
            <text:p>0,14</text:p>
          </table:table-cell>
          <table:table-cell office:value-type="float" office:value="0.2443" calcext:value-type="float">
            <text:p>0,2443</text:p>
          </table:table-cell>
          <table:table-cell office:value-type="float" office:value="0.8721" calcext:value-type="float">
            <text:p>0,872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422" calcext:value-type="float">
            <text:p>0,0422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1379" calcext:value-type="float">
            <text:p>0,1379</text:p>
          </table:table-cell>
          <table:table-cell office:value-type="float" office:value="0.2463" calcext:value-type="float">
            <text:p>0,2463</text:p>
          </table:table-cell>
          <table:table-cell office:value-type="float" office:value="0.8436" calcext:value-type="float">
            <text:p>0,843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66" calcext:value-type="float">
            <text:p>0,0966</text:p>
          </table:table-cell>
          <table:table-cell office:value-type="float" office:value="0.306" calcext:value-type="float">
            <text:p>0,306</text:p>
          </table:table-cell>
          <table:table-cell office:value-type="float" office:value="0.4975" calcext:value-type="float">
            <text:p>0,4975</text:p>
          </table:table-cell>
          <table:table-cell office:value-type="float" office:value="0.8927" calcext:value-type="float">
            <text:p>0,8927</text:p>
          </table:table-cell>
          <table:table-cell office:value-type="float" office:value="2.8238" calcext:value-type="float">
            <text:p>2,8238</text:p>
          </table:table-cell>
          <table:table-cell office:value-type="float" office:value="7.0357" calcext:value-type="float">
            <text:p>7,0357</text:p>
          </table:table-cell>
          <table:table-cell office:value-type="float" office:value="17.3052" calcext:value-type="float">
            <text:p>17,3052</text:p>
          </table:table-cell>
          <table:table-cell office:value-type="float" office:value="76.752" calcext:value-type="float">
            <text:p>76,752</text:p>
          </table:table-cell>
          <table:table-cell office:value-type="float" office:value="177.2754" calcext:value-type="float">
            <text:p>177,2754</text:p>
          </table:table-cell>
          <table:table-cell office:value-type="float" office:value="380.7474" calcext:value-type="float">
            <text:p>380,7474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5" calcext:value-type="float">
            <text:p>0,095</text:p>
          </table:table-cell>
          <table:table-cell office:value-type="float" office:value="0.3005" calcext:value-type="float">
            <text:p>0,3005</text:p>
          </table:table-cell>
          <table:table-cell office:value-type="float" office:value="0.4954" calcext:value-type="float">
            <text:p>0,4954</text:p>
          </table:table-cell>
          <table:table-cell office:value-type="float" office:value="0.8955" calcext:value-type="float">
            <text:p>0,8955</text:p>
          </table:table-cell>
          <table:table-cell office:value-type="float" office:value="2.9907" calcext:value-type="float">
            <text:p>2,9907</text:p>
          </table:table-cell>
          <table:table-cell office:value-type="float" office:value="7.1869" calcext:value-type="float">
            <text:p>7,1869</text:p>
          </table:table-cell>
          <table:table-cell office:value-type="float" office:value="18.1432" calcext:value-type="float">
            <text:p>18,1432</text:p>
          </table:table-cell>
          <table:table-cell office:value-type="float" office:value="77.9001" calcext:value-type="float">
            <text:p>77,9001</text:p>
          </table:table-cell>
          <table:table-cell office:value-type="float" office:value="176.4837" calcext:value-type="float">
            <text:p>176,4837</text:p>
          </table:table-cell>
          <table:table-cell office:value-type="float" office:value="383.6394" calcext:value-type="float">
            <text:p>383,639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26" calcext:value-type="float">
            <text:p>0,0126</text:p>
          </table:table-cell>
          <table:table-cell table:number-columns-repeated="2" office:value-type="float" office:value="0.0136" calcext:value-type="float">
            <text:p>0,0136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45" calcext:value-type="float">
            <text:p>0,014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0111" calcext:value-type="float">
            <text:p>0,0111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171" calcext:value-type="float">
            <text:p>0,0171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.0137" calcext:value-type="float">
            <text:p>0,0137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19" calcext:value-type="float">
            <text:p>0,0119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63" calcext:value-type="float">
            <text:p>0,016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43" calcext:value-type="float">
            <text:p>0,0943</text:p>
          </table:table-cell>
          <table:table-cell office:value-type="float" office:value="0.2611" calcext:value-type="float">
            <text:p>0,2611</text:p>
          </table:table-cell>
          <table:table-cell office:value-type="float" office:value="0.446" calcext:value-type="float">
            <text:p>0,446</text:p>
          </table:table-cell>
          <table:table-cell office:value-type="float" office:value="0.8408" calcext:value-type="float">
            <text:p>0,8408</text:p>
          </table:table-cell>
          <table:table-cell office:value-type="float" office:value="2.868" calcext:value-type="float">
            <text:p>2,868</text:p>
          </table:table-cell>
          <table:table-cell office:value-type="float" office:value="8.4802" calcext:value-type="float">
            <text:p>8,4802</text:p>
          </table:table-cell>
          <table:table-cell office:value-type="float" office:value="24.0103" calcext:value-type="float">
            <text:p>24,0103</text:p>
          </table:table-cell>
          <table:table-cell office:value-type="float" office:value="81.794" calcext:value-type="float">
            <text:p>81,794</text:p>
          </table:table-cell>
          <table:table-cell office:value-type="float" office:value="177.1342" calcext:value-type="float">
            <text:p>177,1342</text:p>
          </table:table-cell>
          <table:table-cell office:value-type="float" office:value="373.1358" calcext:value-type="float">
            <text:p>373,1358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06" calcext:value-type="float">
            <text:p>0,0906</text:p>
          </table:table-cell>
          <table:table-cell office:value-type="float" office:value="0.2588" calcext:value-type="float">
            <text:p>0,2588</text:p>
          </table:table-cell>
          <table:table-cell office:value-type="float" office:value="0.4402" calcext:value-type="float">
            <text:p>0,4402</text:p>
          </table:table-cell>
          <table:table-cell office:value-type="float" office:value="0.8454" calcext:value-type="float">
            <text:p>0,8454</text:p>
          </table:table-cell>
          <table:table-cell office:value-type="float" office:value="3.0209" calcext:value-type="float">
            <text:p>3,0209</text:p>
          </table:table-cell>
          <table:table-cell office:value-type="float" office:value="8.6967" calcext:value-type="float">
            <text:p>8,6967</text:p>
          </table:table-cell>
          <table:table-cell office:value-type="float" office:value="25.1505" calcext:value-type="float">
            <text:p>25,1505</text:p>
          </table:table-cell>
          <table:table-cell office:value-type="float" office:value="82.5739" calcext:value-type="float">
            <text:p>82,5739</text:p>
          </table:table-cell>
          <table:table-cell office:value-type="float" office:value="176.6832" calcext:value-type="float">
            <text:p>176,6832</text:p>
          </table:table-cell>
          <table:table-cell office:value-type="float" office:value="375.9347" calcext:value-type="float">
            <text:p>375,934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82" calcext:value-type="float">
            <text:p>0,082</text:p>
          </table:table-cell>
          <table:table-cell office:value-type="float" office:value="0.1855" calcext:value-type="float">
            <text:p>0,1855</text:p>
          </table:table-cell>
          <table:table-cell office:value-type="float" office:value="0.4746" calcext:value-type="float">
            <text:p>0,4746</text:p>
          </table:table-cell>
          <table:table-cell office:value-type="float" office:value="0.9663" calcext:value-type="float">
            <text:p>0,9663</text:p>
          </table:table-cell>
          <table:table-cell office:value-type="float" office:value="1.9207" calcext:value-type="float">
            <text:p>1,9207</text:p>
          </table:table-cell>
          <table:table-cell office:value-type="float" office:value="4.7953" calcext:value-type="float">
            <text:p>4,7953</text:p>
          </table:table-cell>
          <table:table-cell office:value-type="float" office:value="9.757" calcext:value-type="float">
            <text:p>9,757</text:p>
          </table:table-cell>
          <table:table-cell office:value-type="float" office:value="14.8342" calcext:value-type="float">
            <text:p>14,8342</text:p>
          </table:table-cell>
          <table:table-cell office:value-type="float" office:value="18.9498" calcext:value-type="float">
            <text:p>18,9498</text:p>
          </table:table-cell>
          <table:table-cell office:value-type="float" office:value="24.5569" calcext:value-type="float">
            <text:p>24,5569</text:p>
          </table:table-cell>
          <table:table-cell office:value-type="float" office:value="29.1803" calcext:value-type="float">
            <text:p>29,1803</text:p>
          </table:table-cell>
          <table:table-cell office:value-type="float" office:value="33.3631" calcext:value-type="float">
            <text:p>33,3631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3217" calcext:value-type="float">
            <text:p>0,3217</text:p>
          </table:table-cell>
          <table:table-cell office:value-type="float" office:value="0.7737" calcext:value-type="float">
            <text:p>0,7737</text:p>
          </table:table-cell>
          <table:table-cell office:value-type="float" office:value="1.6595" calcext:value-type="float">
            <text:p>1,6595</text:p>
          </table:table-cell>
          <table:table-cell office:value-type="float" office:value="3.1439" calcext:value-type="float">
            <text:p>3,1439</text:p>
          </table:table-cell>
          <table:table-cell office:value-type="float" office:value="8.077" calcext:value-type="float">
            <text:p>8,077</text:p>
          </table:table-cell>
          <table:table-cell office:value-type="float" office:value="16.2242" calcext:value-type="float">
            <text:p>16,2242</text:p>
          </table:table-cell>
          <table:table-cell office:value-type="float" office:value="24.4224" calcext:value-type="float">
            <text:p>24,4224</text:p>
          </table:table-cell>
          <table:table-cell office:value-type="float" office:value="32.2739" calcext:value-type="float">
            <text:p>32,2739</text:p>
          </table:table-cell>
          <table:table-cell office:value-type="float" office:value="43.4415" calcext:value-type="float">
            <text:p>43,4415</text:p>
          </table:table-cell>
          <table:table-cell office:value-type="float" office:value="50.4108" calcext:value-type="float">
            <text:p>50,4108</text:p>
          </table:table-cell>
          <table:table-cell office:value-type="float" office:value="60.8367" calcext:value-type="float">
            <text:p>60,8367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605" calcext:value-type="float">
            <text:p>0,1605</text:p>
          </table:table-cell>
          <table:table-cell office:value-type="float" office:value="0.3178" calcext:value-type="float">
            <text:p>0,3178</text:p>
          </table:table-cell>
          <table:table-cell office:value-type="float" office:value="0.8173" calcext:value-type="float">
            <text:p>0,8173</text:p>
          </table:table-cell>
          <table:table-cell office:value-type="float" office:value="1.5959" calcext:value-type="float">
            <text:p>1,5959</text:p>
          </table:table-cell>
          <table:table-cell office:value-type="float" office:value="3.2069" calcext:value-type="float">
            <text:p>3,2069</text:p>
          </table:table-cell>
          <table:table-cell office:value-type="float" office:value="8.2651" calcext:value-type="float">
            <text:p>8,2651</text:p>
          </table:table-cell>
          <table:table-cell office:value-type="float" office:value="17.1737" calcext:value-type="float">
            <text:p>17,1737</text:p>
          </table:table-cell>
          <table:table-cell office:value-type="float" office:value="26.4083" calcext:value-type="float">
            <text:p>26,4083</text:p>
          </table:table-cell>
          <table:table-cell office:value-type="float" office:value="35.6313" calcext:value-type="float">
            <text:p>35,6313</text:p>
          </table:table-cell>
          <table:table-cell office:value-type="float" office:value="46.5383" calcext:value-type="float">
            <text:p>46,5383</text:p>
          </table:table-cell>
          <table:table-cell office:value-type="float" office:value="55.7975" calcext:value-type="float">
            <text:p>55,7975</text:p>
          </table:table-cell>
          <table:table-cell office:value-type="float" office:value="66.7262" calcext:value-type="float">
            <text:p>66,7262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857" calcext:value-type="float">
            <text:p>0,1857</text:p>
          </table:table-cell>
          <table:table-cell office:value-type="float" office:value="0.4923" calcext:value-type="float">
            <text:p>0,4923</text:p>
          </table:table-cell>
          <table:table-cell office:value-type="float" office:value="0.9614" calcext:value-type="float">
            <text:p>0,9614</text:p>
          </table:table-cell>
          <table:table-cell office:value-type="float" office:value="1.9764" calcext:value-type="float">
            <text:p>1,9764</text:p>
          </table:table-cell>
          <table:table-cell office:value-type="float" office:value="4.8276" calcext:value-type="float">
            <text:p>4,8276</text:p>
          </table:table-cell>
          <table:table-cell office:value-type="float" office:value="9.5952" calcext:value-type="float">
            <text:p>9,5952</text:p>
          </table:table-cell>
          <table:table-cell office:value-type="float" office:value="14.5105" calcext:value-type="float">
            <text:p>14,5105</text:p>
          </table:table-cell>
          <table:table-cell office:value-type="float" office:value="19.091" calcext:value-type="float">
            <text:p>19,091</text:p>
          </table:table-cell>
          <table:table-cell office:value-type="float" office:value="24.9013" calcext:value-type="float">
            <text:p>24,9013</text:p>
          </table:table-cell>
          <table:table-cell office:value-type="float" office:value="28.794" calcext:value-type="float">
            <text:p>28,794</text:p>
          </table:table-cell>
          <table:table-cell office:value-type="float" office:value="33.3297" calcext:value-type="float">
            <text:p>33,3297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4496" calcext:value-type="float">
            <text:p>0,4496</text:p>
          </table:table-cell>
          <table:table-cell office:value-type="float" office:value="0.9052" calcext:value-type="float">
            <text:p>0,9052</text:p>
          </table:table-cell>
          <table:table-cell office:value-type="float" office:value="1.9153" calcext:value-type="float">
            <text:p>1,9153</text:p>
          </table:table-cell>
          <table:table-cell office:value-type="float" office:value="5.5493" calcext:value-type="float">
            <text:p>5,5493</text:p>
          </table:table-cell>
          <table:table-cell office:value-type="float" office:value="12.666" calcext:value-type="float">
            <text:p>12,666</text:p>
          </table:table-cell>
          <table:table-cell office:value-type="float" office:value="20.787" calcext:value-type="float">
            <text:p>20,787</text:p>
          </table:table-cell>
          <table:table-cell office:value-type="float" office:value="29.342" calcext:value-type="float">
            <text:p>29,342</text:p>
          </table:table-cell>
          <table:table-cell office:value-type="float" office:value="38.514" calcext:value-type="float">
            <text:p>38,514</text:p>
          </table:table-cell>
          <table:table-cell office:value-type="float" office:value="47.7244" calcext:value-type="float">
            <text:p>47,7244</text:p>
          </table:table-cell>
          <table:table-cell office:value-type="float" office:value="59.7856" calcext:value-type="float">
            <text:p>59,7856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169" calcext:value-type="float">
            <text:p>0,1169</text:p>
          </table:table-cell>
          <table:table-cell office:value-type="float" office:value="0.2052" calcext:value-type="float">
            <text:p>0,2052</text:p>
          </table:table-cell>
          <table:table-cell office:value-type="float" office:value="0.4575" calcext:value-type="float">
            <text:p>0,4575</text:p>
          </table:table-cell>
          <table:table-cell office:value-type="float" office:value="0.904" calcext:value-type="float">
            <text:p>0,904</text:p>
          </table:table-cell>
          <table:table-cell office:value-type="float" office:value="1.911" calcext:value-type="float">
            <text:p>1,911</text:p>
          </table:table-cell>
          <table:table-cell office:value-type="float" office:value="5.802" calcext:value-type="float">
            <text:p>5,802</text:p>
          </table:table-cell>
          <table:table-cell office:value-type="float" office:value="13.6212" calcext:value-type="float">
            <text:p>13,6212</text:p>
          </table:table-cell>
          <table:table-cell office:value-type="float" office:value="22.7041" calcext:value-type="float">
            <text:p>22,7041</text:p>
          </table:table-cell>
          <table:table-cell office:value-type="float" office:value="32.2883" calcext:value-type="float">
            <text:p>32,2883</text:p>
          </table:table-cell>
          <table:table-cell office:value-type="float" office:value="42.0653" calcext:value-type="float">
            <text:p>42,0653</text:p>
          </table:table-cell>
          <table:table-cell office:value-type="float" office:value="53.3501" calcext:value-type="float">
            <text:p>53,3501</text:p>
          </table:table-cell>
          <table:table-cell office:value-type="float" office:value="64.914" calcext:value-type="float">
            <text:p>64,914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82" calcext:value-type="float">
            <text:p>0,0082</text:p>
          </table:table-cell>
          <table:table-cell table:formula="of:=[.E70]/[.E$69]" office:value-type="float" office:value="0.009275" calcext:value-type="float">
            <text:p>0,009275</text:p>
          </table:table-cell>
          <table:table-cell table:formula="of:=[.F70]/[.F$69]" office:value-type="float" office:value="0.009492" calcext:value-type="float">
            <text:p>0,009492</text:p>
          </table:table-cell>
          <table:table-cell table:formula="of:=[.G70]/[.G$69]" office:value-type="float" office:value="0.009663" calcext:value-type="float">
            <text:p>0,009663</text:p>
          </table:table-cell>
          <table:table-cell table:formula="of:=[.H70]/[.H$69]" office:value-type="float" office:value="0.0096035" calcext:value-type="float">
            <text:p>0,0096035</text:p>
          </table:table-cell>
          <table:table-cell table:formula="of:=[.I70]/[.I$69]" office:value-type="float" office:value="0.0095906" calcext:value-type="float">
            <text:p>0,0095906</text:p>
          </table:table-cell>
          <table:table-cell table:formula="of:=[.J70]/[.J$69]" office:value-type="float" office:value="0.009757" calcext:value-type="float">
            <text:p>0,009757</text:p>
          </table:table-cell>
          <table:table-cell table:formula="of:=[.K70]/[.K$69]" office:value-type="float" office:value="0.00988946666666667" calcext:value-type="float">
            <text:p>0,0098894667</text:p>
          </table:table-cell>
          <table:table-cell table:formula="of:=[.L70]/[.L$69]" office:value-type="float" office:value="0.0094749" calcext:value-type="float">
            <text:p>0,0094749</text:p>
          </table:table-cell>
          <table:table-cell table:formula="of:=[.M70]/[.M$69]" office:value-type="float" office:value="0.00982276" calcext:value-type="float">
            <text:p>0,00982276</text:p>
          </table:table-cell>
          <table:table-cell table:formula="of:=[.N70]/[.N$69]" office:value-type="float" office:value="0.00972676666666667" calcext:value-type="float">
            <text:p>0,0097267667</text:p>
          </table:table-cell>
          <table:table-cell table:formula="of:=[.O70]/[.O$69]" office:value-type="float" office:value="0.00953231428571429" calcext:value-type="float">
            <text:p>0,00953231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1544" calcext:value-type="float">
            <text:p>0,01544</text:p>
          </table:table-cell>
          <table:table-cell table:formula="of:=[.E71]/[.E$69]" office:value-type="float" office:value="0.016085" calcext:value-type="float">
            <text:p>0,016085</text:p>
          </table:table-cell>
          <table:table-cell table:formula="of:=[.F71]/[.F$69]" office:value-type="float" office:value="0.015474" calcext:value-type="float">
            <text:p>0,015474</text:p>
          </table:table-cell>
          <table:table-cell table:formula="of:=[.G71]/[.G$69]" office:value-type="float" office:value="0.016595" calcext:value-type="float">
            <text:p>0,016595</text:p>
          </table:table-cell>
          <table:table-cell table:formula="of:=[.H71]/[.H$69]" office:value-type="float" office:value="0.0157195" calcext:value-type="float">
            <text:p>0,0157195</text:p>
          </table:table-cell>
          <table:table-cell table:formula="of:=[.I71]/[.I$69]" office:value-type="float" office:value="0.016154" calcext:value-type="float">
            <text:p>0,016154</text:p>
          </table:table-cell>
          <table:table-cell table:formula="of:=[.J71]/[.J$69]" office:value-type="float" office:value="0.0162242" calcext:value-type="float">
            <text:p>0,0162242</text:p>
          </table:table-cell>
          <table:table-cell table:formula="of:=[.K71]/[.K$69]" office:value-type="float" office:value="0.0162816" calcext:value-type="float">
            <text:p>0,0162816</text:p>
          </table:table-cell>
          <table:table-cell table:formula="of:=[.L71]/[.L$69]" office:value-type="float" office:value="0.01613695" calcext:value-type="float">
            <text:p>0,01613695</text:p>
          </table:table-cell>
          <table:table-cell table:formula="of:=[.M71]/[.M$69]" office:value-type="float" office:value="0.0173766" calcext:value-type="float">
            <text:p>0,0173766</text:p>
          </table:table-cell>
          <table:table-cell table:formula="of:=[.N71]/[.N$69]" office:value-type="float" office:value="0.0168036" calcext:value-type="float">
            <text:p>0,0168036</text:p>
          </table:table-cell>
          <table:table-cell table:formula="of:=[.O71]/[.O$69]" office:value-type="float" office:value="0.0173819142857143" calcext:value-type="float">
            <text:p>0,017381914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605" calcext:value-type="float">
            <text:p>0,01605</text:p>
          </table:table-cell>
          <table:table-cell table:formula="of:=[.E72]/[.E$69]" office:value-type="float" office:value="0.01589" calcext:value-type="float">
            <text:p>0,01589</text:p>
          </table:table-cell>
          <table:table-cell table:formula="of:=[.F72]/[.F$69]" office:value-type="float" office:value="0.016346" calcext:value-type="float">
            <text:p>0,016346</text:p>
          </table:table-cell>
          <table:table-cell table:formula="of:=[.G72]/[.G$69]" office:value-type="float" office:value="0.015959" calcext:value-type="float">
            <text:p>0,015959</text:p>
          </table:table-cell>
          <table:table-cell table:formula="of:=[.H72]/[.H$69]" office:value-type="float" office:value="0.0160345" calcext:value-type="float">
            <text:p>0,0160345</text:p>
          </table:table-cell>
          <table:table-cell table:formula="of:=[.I72]/[.I$69]" office:value-type="float" office:value="0.0165302" calcext:value-type="float">
            <text:p>0,0165302</text:p>
          </table:table-cell>
          <table:table-cell table:formula="of:=[.J72]/[.J$69]" office:value-type="float" office:value="0.0171737" calcext:value-type="float">
            <text:p>0,0171737</text:p>
          </table:table-cell>
          <table:table-cell table:formula="of:=[.K72]/[.K$69]" office:value-type="float" office:value="0.0176055333333333" calcext:value-type="float">
            <text:p>0,0176055333</text:p>
          </table:table-cell>
          <table:table-cell table:formula="of:=[.L72]/[.L$69]" office:value-type="float" office:value="0.01781565" calcext:value-type="float">
            <text:p>0,01781565</text:p>
          </table:table-cell>
          <table:table-cell table:formula="of:=[.M72]/[.M$69]" office:value-type="float" office:value="0.01861532" calcext:value-type="float">
            <text:p>0,01861532</text:p>
          </table:table-cell>
          <table:table-cell table:formula="of:=[.N72]/[.N$69]" office:value-type="float" office:value="0.0185991666666667" calcext:value-type="float">
            <text:p>0,0185991667</text:p>
          </table:table-cell>
          <table:table-cell table:formula="of:=[.O72]/[.O$69]" office:value-type="float" office:value="0.0190646285714286" calcext:value-type="float">
            <text:p>0,0190646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808" calcext:value-type="float">
            <text:p>0,00808</text:p>
          </table:table-cell>
          <table:table-cell table:formula="of:=[.E73]/[.E$69]" office:value-type="float" office:value="0.009285" calcext:value-type="float">
            <text:p>0,009285</text:p>
          </table:table-cell>
          <table:table-cell table:formula="of:=[.F73]/[.F$69]" office:value-type="float" office:value="0.009846" calcext:value-type="float">
            <text:p>0,009846</text:p>
          </table:table-cell>
          <table:table-cell table:formula="of:=[.G73]/[.G$69]" office:value-type="float" office:value="0.009614" calcext:value-type="float">
            <text:p>0,009614</text:p>
          </table:table-cell>
          <table:table-cell table:formula="of:=[.H73]/[.H$69]" office:value-type="float" office:value="0.009882" calcext:value-type="float">
            <text:p>0,009882</text:p>
          </table:table-cell>
          <table:table-cell table:formula="of:=[.I73]/[.I$69]" office:value-type="float" office:value="0.0096552" calcext:value-type="float">
            <text:p>0,0096552</text:p>
          </table:table-cell>
          <table:table-cell table:formula="of:=[.J73]/[.J$69]" office:value-type="float" office:value="0.0095952" calcext:value-type="float">
            <text:p>0,0095952</text:p>
          </table:table-cell>
          <table:table-cell table:formula="of:=[.K73]/[.K$69]" office:value-type="float" office:value="0.00967366666666667" calcext:value-type="float">
            <text:p>0,0096736667</text:p>
          </table:table-cell>
          <table:table-cell table:formula="of:=[.L73]/[.L$69]" office:value-type="float" office:value="0.0095455" calcext:value-type="float">
            <text:p>0,0095455</text:p>
          </table:table-cell>
          <table:table-cell table:formula="of:=[.M73]/[.M$69]" office:value-type="float" office:value="0.00996052" calcext:value-type="float">
            <text:p>0,00996052</text:p>
          </table:table-cell>
          <table:table-cell table:formula="of:=[.N73]/[.N$69]" office:value-type="float" office:value="0.009598" calcext:value-type="float">
            <text:p>0,009598</text:p>
          </table:table-cell>
          <table:table-cell table:formula="of:=[.O73]/[.O$69]" office:value-type="float" office:value="0.00952277142857143" calcext:value-type="float">
            <text:p>0,00952277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025" calcext:value-type="float">
            <text:p>0,01025</text:p>
          </table:table-cell>
          <table:table-cell table:formula="of:=[.E74]/[.E$69]" office:value-type="float" office:value="0.00949" calcext:value-type="float">
            <text:p>0,00949</text:p>
          </table:table-cell>
          <table:table-cell table:formula="of:=[.F74]/[.F$69]" office:value-type="float" office:value="0.008992" calcext:value-type="float">
            <text:p>0,008992</text:p>
          </table:table-cell>
          <table:table-cell table:formula="of:=[.G74]/[.G$69]" office:value-type="float" office:value="0.009052" calcext:value-type="float">
            <text:p>0,009052</text:p>
          </table:table-cell>
          <table:table-cell table:formula="of:=[.H74]/[.H$69]" office:value-type="float" office:value="0.0095765" calcext:value-type="float">
            <text:p>0,0095765</text:p>
          </table:table-cell>
          <table:table-cell table:formula="of:=[.I74]/[.I$69]" office:value-type="float" office:value="0.0110986" calcext:value-type="float">
            <text:p>0,0110986</text:p>
          </table:table-cell>
          <table:table-cell table:formula="of:=[.J74]/[.J$69]" office:value-type="float" office:value="0.012666" calcext:value-type="float">
            <text:p>0,012666</text:p>
          </table:table-cell>
          <table:table-cell table:formula="of:=[.K74]/[.K$69]" office:value-type="float" office:value="0.013858" calcext:value-type="float">
            <text:p>0,013858</text:p>
          </table:table-cell>
          <table:table-cell table:formula="of:=[.L74]/[.L$69]" office:value-type="float" office:value="0.014671" calcext:value-type="float">
            <text:p>0,014671</text:p>
          </table:table-cell>
          <table:table-cell table:formula="of:=[.M74]/[.M$69]" office:value-type="float" office:value="0.0154056" calcext:value-type="float">
            <text:p>0,0154056</text:p>
          </table:table-cell>
          <table:table-cell table:formula="of:=[.N74]/[.N$69]" office:value-type="float" office:value="0.0159081333333333" calcext:value-type="float">
            <text:p>0,0159081333</text:p>
          </table:table-cell>
          <table:table-cell table:formula="of:=[.O74]/[.O$69]" office:value-type="float" office:value="0.0170816" calcext:value-type="float">
            <text:p>0,017081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169" calcext:value-type="float">
            <text:p>0,01169</text:p>
          </table:table-cell>
          <table:table-cell table:formula="of:=[.E75]/[.E$69]" office:value-type="float" office:value="0.01026" calcext:value-type="float">
            <text:p>0,01026</text:p>
          </table:table-cell>
          <table:table-cell table:formula="of:=[.F75]/[.F$69]" office:value-type="float" office:value="0.00915" calcext:value-type="float">
            <text:p>0,00915</text:p>
          </table:table-cell>
          <table:table-cell table:formula="of:=[.G75]/[.G$69]" office:value-type="float" office:value="0.00904" calcext:value-type="float">
            <text:p>0,00904</text:p>
          </table:table-cell>
          <table:table-cell table:formula="of:=[.H75]/[.H$69]" office:value-type="float" office:value="0.009555" calcext:value-type="float">
            <text:p>0,009555</text:p>
          </table:table-cell>
          <table:table-cell table:formula="of:=[.I75]/[.I$69]" office:value-type="float" office:value="0.011604" calcext:value-type="float">
            <text:p>0,011604</text:p>
          </table:table-cell>
          <table:table-cell table:formula="of:=[.J75]/[.J$69]" office:value-type="float" office:value="0.0136212" calcext:value-type="float">
            <text:p>0,0136212</text:p>
          </table:table-cell>
          <table:table-cell table:formula="of:=[.K75]/[.K$69]" office:value-type="float" office:value="0.0151360666666667" calcext:value-type="float">
            <text:p>0,0151360667</text:p>
          </table:table-cell>
          <table:table-cell table:formula="of:=[.L75]/[.L$69]" office:value-type="float" office:value="0.01614415" calcext:value-type="float">
            <text:p>0,01614415</text:p>
          </table:table-cell>
          <table:table-cell table:formula="of:=[.M75]/[.M$69]" office:value-type="float" office:value="0.01682612" calcext:value-type="float">
            <text:p>0,01682612</text:p>
          </table:table-cell>
          <table:table-cell table:formula="of:=[.N75]/[.N$69]" office:value-type="float" office:value="0.0177833666666667" calcext:value-type="float">
            <text:p>0,0177833667</text:p>
          </table:table-cell>
          <table:table-cell table:formula="of:=[.O75]/[.O$69]" office:value-type="float" office:value="0.0185468571428571" calcext:value-type="float">
            <text:p>0,018546857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64" calcext:value-type="float">
            <text:p>0,064</text:p>
          </table:table-cell>
          <table:table-cell table:formula="of:=[.E6]" office:value-type="float" office:value="0.0795" calcext:value-type="float">
            <text:p>0,0795</text:p>
          </table:table-cell>
          <table:table-cell table:formula="of:=[.F6]" office:value-type="float" office:value="0.0937" calcext:value-type="float">
            <text:p>0,0937</text:p>
          </table:table-cell>
          <table:table-cell table:formula="of:=[.G6]" office:value-type="float" office:value="0.1209" calcext:value-type="float">
            <text:p>0,1209</text:p>
          </table:table-cell>
          <table:table-cell table:formula="of:=[.H6]" office:value-type="float" office:value="0.1929" calcext:value-type="float">
            <text:p>0,1929</text:p>
          </table:table-cell>
          <table:table-cell table:formula="of:=[.I6]" office:value-type="float" office:value="0.3289" calcext:value-type="float">
            <text:p>0,3289</text:p>
          </table:table-cell>
          <table:table-cell table:formula="of:=[.J6]" office:value-type="float" office:value="0.5764" calcext:value-type="float">
            <text:p>0,5764</text:p>
          </table:table-cell>
          <table:table-cell table:formula="of:=[.K6]" office:value-type="float" office:value="1.2271" calcext:value-type="float">
            <text:p>1,2271</text:p>
          </table:table-cell>
          <table:table-cell table:formula="of:=[.L6]" office:value-type="float" office:value="2.1007" calcext:value-type="float">
            <text:p>2,1007</text:p>
          </table:table-cell>
          <table:table-cell table:formula="of:=[.M6]" office:value-type="float" office:value="4.1943" calcext:value-type="float">
            <text:p>4,19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592" calcext:value-type="float">
            <text:p>0,0592</text:p>
          </table:table-cell>
          <table:table-cell table:formula="of:=[.E7]" office:value-type="float" office:value="0.0724" calcext:value-type="float">
            <text:p>0,0724</text:p>
          </table:table-cell>
          <table:table-cell table:formula="of:=[.F7]" office:value-type="float" office:value="0.0893" calcext:value-type="float">
            <text:p>0,0893</text:p>
          </table:table-cell>
          <table:table-cell table:formula="of:=[.G7]" office:value-type="float" office:value="0.1152" calcext:value-type="float">
            <text:p>0,1152</text:p>
          </table:table-cell>
          <table:table-cell table:formula="of:=[.H7]" office:value-type="float" office:value="0.1925" calcext:value-type="float">
            <text:p>0,1925</text:p>
          </table:table-cell>
          <table:table-cell table:formula="of:=[.I7]" office:value-type="float" office:value="0.3181" calcext:value-type="float">
            <text:p>0,3181</text:p>
          </table:table-cell>
          <table:table-cell table:formula="of:=[.J7]" office:value-type="float" office:value="0.5659" calcext:value-type="float">
            <text:p>0,5659</text:p>
          </table:table-cell>
          <table:table-cell table:formula="of:=[.K7]" office:value-type="float" office:value="1.2144" calcext:value-type="float">
            <text:p>1,2144</text:p>
          </table:table-cell>
          <table:table-cell table:formula="of:=[.L7]" office:value-type="float" office:value="2.1045" calcext:value-type="float">
            <text:p>2,1045</text:p>
          </table:table-cell>
          <table:table-cell table:formula="of:=[.M7]" office:value-type="float" office:value="4.0801" calcext:value-type="float">
            <text:p>4,080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126" calcext:value-type="float">
            <text:p>0,126</text:p>
          </table:table-cell>
          <table:table-cell table:formula="of:=[.E9]" office:value-type="float" office:value="0.0975" calcext:value-type="float">
            <text:p>0,0975</text:p>
          </table:table-cell>
          <table:table-cell table:formula="of:=[.F9]" office:value-type="float" office:value="0.1015" calcext:value-type="float">
            <text:p>0,1015</text:p>
          </table:table-cell>
          <table:table-cell table:formula="of:=[.G9]" office:value-type="float" office:value="0.1073" calcext:value-type="float">
            <text:p>0,1073</text:p>
          </table:table-cell>
          <table:table-cell table:formula="of:=[.H9]" office:value-type="float" office:value="0.116" calcext:value-type="float">
            <text:p>0,116</text:p>
          </table:table-cell>
          <table:table-cell table:formula="of:=[.I9]" office:value-type="float" office:value="0.1345" calcext:value-type="float">
            <text:p>0,1345</text:p>
          </table:table-cell>
          <table:table-cell table:formula="of:=[.J9]" office:value-type="float" office:value="0.1419" calcext:value-type="float">
            <text:p>0,1419</text:p>
          </table:table-cell>
          <table:table-cell table:formula="of:=[.K9]" office:value-type="float" office:value="0.1812" calcext:value-type="float">
            <text:p>0,1812</text:p>
          </table:table-cell>
          <table:table-cell table:formula="of:=[.L9]" office:value-type="float" office:value="0.2271" calcext:value-type="float">
            <text:p>0,2271</text:p>
          </table:table-cell>
          <table:table-cell table:formula="of:=[.M9]" office:value-type="float" office:value="0.2596" calcext:value-type="float">
            <text:p>0,259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0287" calcext:value-type="float">
            <text:p>0,0287</text:p>
          </table:table-cell>
          <table:table-cell table:formula="of:=[.E10]" office:value-type="float" office:value="0.0306" calcext:value-type="float">
            <text:p>0,0306</text:p>
          </table:table-cell>
          <table:table-cell table:formula="of:=[.F10]" office:value-type="float" office:value="0.0301" calcext:value-type="float">
            <text:p>0,0301</text:p>
          </table:table-cell>
          <table:table-cell table:formula="of:=[.G10]" office:value-type="float" office:value="0.0311" calcext:value-type="float">
            <text:p>0,0311</text:p>
          </table:table-cell>
          <table:table-cell table:formula="of:=[.H10]" office:value-type="float" office:value="0.0336" calcext:value-type="float">
            <text:p>0,0336</text:p>
          </table:table-cell>
          <table:table-cell table:formula="of:=[.I10]" office:value-type="float" office:value="0.0387" calcext:value-type="float">
            <text:p>0,0387</text:p>
          </table:table-cell>
          <table:table-cell table:formula="of:=[.J10]" office:value-type="float" office:value="0.0529" calcext:value-type="float">
            <text:p>0,0529</text:p>
          </table:table-cell>
          <table:table-cell table:formula="of:=[.K10]" office:value-type="float" office:value="0.1173" calcext:value-type="float">
            <text:p>0,1173</text:p>
          </table:table-cell>
          <table:table-cell table:formula="of:=[.L10]" office:value-type="float" office:value="0.1669" calcext:value-type="float">
            <text:p>0,1669</text:p>
          </table:table-cell>
          <table:table-cell table:formula="of:=[.M10]" office:value-type="float" office:value="0.2026" calcext:value-type="float">
            <text:p>0,20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485" calcext:value-type="float">
            <text:p>0,0485</text:p>
          </table:table-cell>
          <table:table-cell table:formula="of:=[.E13]" office:value-type="float" office:value="0.0552" calcext:value-type="float">
            <text:p>0,0552</text:p>
          </table:table-cell>
          <table:table-cell table:formula="of:=[.F13]" office:value-type="float" office:value="0.0617" calcext:value-type="float">
            <text:p>0,0617</text:p>
          </table:table-cell>
          <table:table-cell table:formula="of:=[.G13]" office:value-type="float" office:value="0.0705" calcext:value-type="float">
            <text:p>0,0705</text:p>
          </table:table-cell>
          <table:table-cell table:formula="of:=[.H13]" office:value-type="float" office:value="0.0955" calcext:value-type="float">
            <text:p>0,0955</text:p>
          </table:table-cell>
          <table:table-cell table:formula="of:=[.I13]" office:value-type="float" office:value="0.132" calcext:value-type="float">
            <text:p>0,132</text:p>
          </table:table-cell>
          <table:table-cell table:formula="of:=[.J13]" office:value-type="float" office:value="0.2079" calcext:value-type="float">
            <text:p>0,2079</text:p>
          </table:table-cell>
          <table:table-cell table:formula="of:=[.K13]" office:value-type="float" office:value="0.4396" calcext:value-type="float">
            <text:p>0,4396</text:p>
          </table:table-cell>
          <table:table-cell table:formula="of:=[.L13]" office:value-type="float" office:value="0.9127" calcext:value-type="float">
            <text:p>0,9127</text:p>
          </table:table-cell>
          <table:table-cell table:formula="of:=[.M13]" office:value-type="float" office:value="1.8963" calcext:value-type="float">
            <text:p>1,89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83" calcext:value-type="float">
            <text:p>0,0383</text:p>
          </table:table-cell>
          <table:table-cell table:formula="of:=[.E14]" office:value-type="float" office:value="0.0432" calcext:value-type="float">
            <text:p>0,0432</text:p>
          </table:table-cell>
          <table:table-cell table:formula="of:=[.F14]" office:value-type="float" office:value="0.0509" calcext:value-type="float">
            <text:p>0,0509</text:p>
          </table:table-cell>
          <table:table-cell table:formula="of:=[.G14]" office:value-type="float" office:value="0.0636" calcext:value-type="float">
            <text:p>0,0636</text:p>
          </table:table-cell>
          <table:table-cell table:formula="of:=[.H14]" office:value-type="float" office:value="0.0844" calcext:value-type="float">
            <text:p>0,0844</text:p>
          </table:table-cell>
          <table:table-cell table:formula="of:=[.I14]" office:value-type="float" office:value="0.1225" calcext:value-type="float">
            <text:p>0,1225</text:p>
          </table:table-cell>
          <table:table-cell table:formula="of:=[.J14]" office:value-type="float" office:value="0.1928" calcext:value-type="float">
            <text:p>0,1928</text:p>
          </table:table-cell>
          <table:table-cell table:formula="of:=[.K14]" office:value-type="float" office:value="0.4781" calcext:value-type="float">
            <text:p>0,4781</text:p>
          </table:table-cell>
          <table:table-cell table:formula="of:=[.L14]" office:value-type="float" office:value="0.8981" calcext:value-type="float">
            <text:p>0,8981</text:p>
          </table:table-cell>
          <table:table-cell table:formula="of:=[.M14]" office:value-type="float" office:value="2.0177" calcext:value-type="float">
            <text:p>2,017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1373" calcext:value-type="float">
            <text:p>0,1373</text:p>
          </table:table-cell>
          <table:table-cell table:formula="of:=[.E16]" office:value-type="float" office:value="0.1946" calcext:value-type="float">
            <text:p>0,1946</text:p>
          </table:table-cell>
          <table:table-cell table:formula="of:=[.F16]" office:value-type="float" office:value="0.2507" calcext:value-type="float">
            <text:p>0,2507</text:p>
          </table:table-cell>
          <table:table-cell table:formula="of:=[.G16]" office:value-type="float" office:value="0.3221" calcext:value-type="float">
            <text:p>0,3221</text:p>
          </table:table-cell>
          <table:table-cell table:formula="of:=[.H16]" office:value-type="float" office:value="0.4626" calcext:value-type="float">
            <text:p>0,4626</text:p>
          </table:table-cell>
          <table:table-cell table:formula="of:=[.I16]" office:value-type="float" office:value="0.652" calcext:value-type="float">
            <text:p>0,652</text:p>
          </table:table-cell>
          <table:table-cell table:formula="of:=[.J16]" office:value-type="float" office:value="0.8615" calcext:value-type="float">
            <text:p>0,8615</text:p>
          </table:table-cell>
          <table:table-cell table:formula="of:=[.K16]" office:value-type="float" office:value="1.3107" calcext:value-type="float">
            <text:p>1,3107</text:p>
          </table:table-cell>
          <table:table-cell table:formula="of:=[.L16]" office:value-type="float" office:value="1.1866" calcext:value-type="float">
            <text:p>1,1866</text:p>
          </table:table-cell>
          <table:table-cell table:formula="of:=[.M16]" office:value-type="float" office:value="2.2512" calcext:value-type="float">
            <text:p>2,25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0472" calcext:value-type="float">
            <text:p>0,0472</text:p>
          </table:table-cell>
          <table:table-cell table:formula="of:=[.E17]" office:value-type="float" office:value="0.0755" calcext:value-type="float">
            <text:p>0,0755</text:p>
          </table:table-cell>
          <table:table-cell table:formula="of:=[.F17]" office:value-type="float" office:value="0.0964" calcext:value-type="float">
            <text:p>0,0964</text:p>
          </table:table-cell>
          <table:table-cell table:formula="of:=[.G17]" office:value-type="float" office:value="0.1209" calcext:value-type="float">
            <text:p>0,1209</text:p>
          </table:table-cell>
          <table:table-cell table:formula="of:=[.H17]" office:value-type="float" office:value="0.1755" calcext:value-type="float">
            <text:p>0,1755</text:p>
          </table:table-cell>
          <table:table-cell table:formula="of:=[.I17]" office:value-type="float" office:value="0.2476" calcext:value-type="float">
            <text:p>0,2476</text:p>
          </table:table-cell>
          <table:table-cell table:formula="of:=[.J17]" office:value-type="float" office:value="0.3332" calcext:value-type="float">
            <text:p>0,3332</text:p>
          </table:table-cell>
          <table:table-cell table:formula="of:=[.K17]" office:value-type="float" office:value="0.5348" calcext:value-type="float">
            <text:p>0,5348</text:p>
          </table:table-cell>
          <table:table-cell table:formula="of:=[.L17]" office:value-type="float" office:value="0.5205" calcext:value-type="float">
            <text:p>0,5205</text:p>
          </table:table-cell>
          <table:table-cell table:formula="of:=[.M17]" office:value-type="float" office:value="0.9834" calcext:value-type="float">
            <text:p>0,983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899" calcext:value-type="float">
            <text:p>0,0899</text:p>
          </table:table-cell>
          <table:table-cell table:formula="of:=[.E20]" office:value-type="float" office:value="0.1146" calcext:value-type="float">
            <text:p>0,1146</text:p>
          </table:table-cell>
          <table:table-cell table:formula="of:=[.F20]" office:value-type="float" office:value="0.1187" calcext:value-type="float">
            <text:p>0,1187</text:p>
          </table:table-cell>
          <table:table-cell table:formula="of:=[.G20]" office:value-type="float" office:value="0.1291" calcext:value-type="float">
            <text:p>0,1291</text:p>
          </table:table-cell>
          <table:table-cell table:formula="of:=[.H20]" office:value-type="float" office:value="0.1451" calcext:value-type="float">
            <text:p>0,1451</text:p>
          </table:table-cell>
          <table:table-cell table:formula="of:=[.I20]" office:value-type="float" office:value="0.1796" calcext:value-type="float">
            <text:p>0,1796</text:p>
          </table:table-cell>
          <table:table-cell table:formula="of:=[.J20]" office:value-type="float" office:value="0.2288" calcext:value-type="float">
            <text:p>0,2288</text:p>
          </table:table-cell>
          <table:table-cell table:formula="of:=[.K20]" office:value-type="float" office:value="0.3459" calcext:value-type="float">
            <text:p>0,3459</text:p>
          </table:table-cell>
          <table:table-cell table:formula="of:=[.L20]" office:value-type="float" office:value="0.5984" calcext:value-type="float">
            <text:p>0,5984</text:p>
          </table:table-cell>
          <table:table-cell table:formula="of:=[.M20]" office:value-type="float" office:value="1.2031" calcext:value-type="float">
            <text:p>1,20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73" calcext:value-type="float">
            <text:p>0,073</text:p>
          </table:table-cell>
          <table:table-cell table:formula="of:=[.E21]" office:value-type="float" office:value="0.0968" calcext:value-type="float">
            <text:p>0,0968</text:p>
          </table:table-cell>
          <table:table-cell table:formula="of:=[.F21]" office:value-type="float" office:value="0.1033" calcext:value-type="float">
            <text:p>0,1033</text:p>
          </table:table-cell>
          <table:table-cell table:formula="of:=[.G21]" office:value-type="float" office:value="0.114" calcext:value-type="float">
            <text:p>0,114</text:p>
          </table:table-cell>
          <table:table-cell table:formula="of:=[.H21]" office:value-type="float" office:value="0.1331" calcext:value-type="float">
            <text:p>0,1331</text:p>
          </table:table-cell>
          <table:table-cell table:formula="of:=[.I21]" office:value-type="float" office:value="0.1679" calcext:value-type="float">
            <text:p>0,1679</text:p>
          </table:table-cell>
          <table:table-cell table:formula="of:=[.J21]" office:value-type="float" office:value="0.2108" calcext:value-type="float">
            <text:p>0,2108</text:p>
          </table:table-cell>
          <table:table-cell table:formula="of:=[.K21]" office:value-type="float" office:value="0.3736" calcext:value-type="float">
            <text:p>0,3736</text:p>
          </table:table-cell>
          <table:table-cell table:formula="of:=[.L21]" office:value-type="float" office:value="0.6574" calcext:value-type="float">
            <text:p>0,6574</text:p>
          </table:table-cell>
          <table:table-cell table:formula="of:=[.M21]" office:value-type="float" office:value="1.2395" calcext:value-type="float">
            <text:p>1,239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0836" calcext:value-type="float">
            <text:p>0,0836</text:p>
          </table:table-cell>
          <table:table-cell table:formula="of:=[.E23]" office:value-type="float" office:value="0.0914" calcext:value-type="float">
            <text:p>0,0914</text:p>
          </table:table-cell>
          <table:table-cell table:formula="of:=[.F23]" office:value-type="float" office:value="0.0951" calcext:value-type="float">
            <text:p>0,0951</text:p>
          </table:table-cell>
          <table:table-cell table:formula="of:=[.G23]" office:value-type="float" office:value="0.1009" calcext:value-type="float">
            <text:p>0,1009</text:p>
          </table:table-cell>
          <table:table-cell table:formula="of:=[.H23]" office:value-type="float" office:value="0.1182" calcext:value-type="float">
            <text:p>0,1182</text:p>
          </table:table-cell>
          <table:table-cell table:formula="of:=[.I23]" office:value-type="float" office:value="0.1347" calcext:value-type="float">
            <text:p>0,1347</text:p>
          </table:table-cell>
          <table:table-cell table:formula="of:=[.J23]" office:value-type="float" office:value="0.1456" calcext:value-type="float">
            <text:p>0,1456</text:p>
          </table:table-cell>
          <table:table-cell table:formula="of:=[.K23]" office:value-type="float" office:value="0.2053" calcext:value-type="float">
            <text:p>0,2053</text:p>
          </table:table-cell>
          <table:table-cell table:formula="of:=[.L23]" office:value-type="float" office:value="0.2557" calcext:value-type="float">
            <text:p>0,2557</text:p>
          </table:table-cell>
          <table:table-cell table:formula="of:=[.M23]" office:value-type="float" office:value="0.294" calcext:value-type="float">
            <text:p>0,29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0435" calcext:value-type="float">
            <text:p>0,0435</text:p>
          </table:table-cell>
          <table:table-cell table:formula="of:=[.E24]" office:value-type="float" office:value="0.0465" calcext:value-type="float">
            <text:p>0,0465</text:p>
          </table:table-cell>
          <table:table-cell table:formula="of:=[.F24]" office:value-type="float" office:value="0.0472" calcext:value-type="float">
            <text:p>0,0472</text:p>
          </table:table-cell>
          <table:table-cell table:formula="of:=[.G24]" office:value-type="float" office:value="0.0494" calcext:value-type="float">
            <text:p>0,0494</text:p>
          </table:table-cell>
          <table:table-cell table:formula="of:=[.H24]" office:value-type="float" office:value="0.0543" calcext:value-type="float">
            <text:p>0,0543</text:p>
          </table:table-cell>
          <table:table-cell table:formula="of:=[.I24]" office:value-type="float" office:value="0.0613" calcext:value-type="float">
            <text:p>0,0613</text:p>
          </table:table-cell>
          <table:table-cell table:formula="of:=[.J24]" office:value-type="float" office:value="0.0754" calcext:value-type="float">
            <text:p>0,0754</text:p>
          </table:table-cell>
          <table:table-cell table:formula="of:=[.K24]" office:value-type="float" office:value="0.1532" calcext:value-type="float">
            <text:p>0,1532</text:p>
          </table:table-cell>
          <table:table-cell table:formula="of:=[.L24]" office:value-type="float" office:value="0.2315" calcext:value-type="float">
            <text:p>0,2315</text:p>
          </table:table-cell>
          <table:table-cell table:formula="of:=[.M24]" office:value-type="float" office:value="0.2917" calcext:value-type="float">
            <text:p>0,29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0537" calcext:value-type="float">
            <text:p>0,00537</text:p>
          </table:table-cell>
          <table:table-cell table:formula="of:=[.E30]/[.E$109]" office:value-type="float" office:value="0.003448" calcext:value-type="float">
            <text:p>0,003448</text:p>
          </table:table-cell>
          <table:table-cell table:formula="of:=[.F30]/[.F$109]" office:value-type="float" office:value="0.00299" calcext:value-type="float">
            <text:p>0,00299</text:p>
          </table:table-cell>
          <table:table-cell table:formula="of:=[.G30]/[.G$109]" office:value-type="float" office:value="0.0025995" calcext:value-type="float">
            <text:p>0,0025995</text:p>
          </table:table-cell>
          <table:table-cell table:formula="of:=[.H30]/[.H$109]" office:value-type="float" office:value="0.002585" calcext:value-type="float">
            <text:p>0,002585</text:p>
          </table:table-cell>
          <table:table-cell table:formula="of:=[.I30]/[.I$109]" office:value-type="float" office:value="0.0028985" calcext:value-type="float">
            <text:p>0,0028985</text:p>
          </table:table-cell>
          <table:table-cell table:formula="of:=[.J30]/[.J$109]" office:value-type="float" office:value="0.00323365" calcext:value-type="float">
            <text:p>0,00323365</text:p>
          </table:table-cell>
          <table:table-cell table:formula="of:=[.K30]/[.K$109]" office:value-type="float" office:value="0.00533458" calcext:value-type="float">
            <text:p>0,00533458</text:p>
          </table:table-cell>
          <table:table-cell table:formula="of:=[.L30]/[.L$109]" office:value-type="float" office:value="0.00615807" calcext:value-type="float">
            <text:p>0,00615807</text:p>
          </table:table-cell>
          <table:table-cell table:formula="of:=[.M30]/[.M$109]" office:value-type="float" office:value="0.007113215" calcext:value-type="float">
            <text:p>0,0071132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0529" calcext:value-type="float">
            <text:p>0,00529</text:p>
          </table:table-cell>
          <table:table-cell table:formula="of:=[.E31]/[.E$109]" office:value-type="float" office:value="0.003438" calcext:value-type="float">
            <text:p>0,003438</text:p>
          </table:table-cell>
          <table:table-cell table:formula="of:=[.F31]/[.F$109]" office:value-type="float" office:value="0.002956" calcext:value-type="float">
            <text:p>0,002956</text:p>
          </table:table-cell>
          <table:table-cell table:formula="of:=[.G31]/[.G$109]" office:value-type="float" office:value="0.0026045" calcext:value-type="float">
            <text:p>0,0026045</text:p>
          </table:table-cell>
          <table:table-cell table:formula="of:=[.H31]/[.H$109]" office:value-type="float" office:value="0.0026628" calcext:value-type="float">
            <text:p>0,0026628</text:p>
          </table:table-cell>
          <table:table-cell table:formula="of:=[.I31]/[.I$109]" office:value-type="float" office:value="0.0029303" calcext:value-type="float">
            <text:p>0,0029303</text:p>
          </table:table-cell>
          <table:table-cell table:formula="of:=[.J31]/[.J$109]" office:value-type="float" office:value="0.00337635" calcext:value-type="float">
            <text:p>0,00337635</text:p>
          </table:table-cell>
          <table:table-cell table:formula="of:=[.K31]/[.K$109]" office:value-type="float" office:value="0.00548514" calcext:value-type="float">
            <text:p>0,00548514</text:p>
          </table:table-cell>
          <table:table-cell table:formula="of:=[.L31]/[.L$109]" office:value-type="float" office:value="0.00607847" calcext:value-type="float">
            <text:p>0,00607847</text:p>
          </table:table-cell>
          <table:table-cell table:formula="of:=[.M31]/[.M$109]" office:value-type="float" office:value="0.007131655" calcext:value-type="float">
            <text:p>0,0071316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68" calcext:value-type="float">
            <text:p>0,0968</text:p>
          </table:table-cell>
          <table:table-cell table:formula="of:=[.E34]" office:value-type="float" office:value="0.2147" calcext:value-type="float">
            <text:p>0,2147</text:p>
          </table:table-cell>
          <table:table-cell table:formula="of:=[.F34]" office:value-type="float" office:value="0.3151" calcext:value-type="float">
            <text:p>0,3151</text:p>
          </table:table-cell>
          <table:table-cell table:formula="of:=[.G34]" office:value-type="float" office:value="0.5207" calcext:value-type="float">
            <text:p>0,5207</text:p>
          </table:table-cell>
          <table:table-cell table:formula="of:=[.H34]" office:value-type="float" office:value="1.1729" calcext:value-type="float">
            <text:p>1,1729</text:p>
          </table:table-cell>
          <table:table-cell table:formula="of:=[.I34]" office:value-type="float" office:value="2.3958" calcext:value-type="float">
            <text:p>2,3958</text:p>
          </table:table-cell>
          <table:table-cell table:formula="of:=[.J34]" office:value-type="float" office:value="4.3247" calcext:value-type="float">
            <text:p>4,3247</text:p>
          </table:table-cell>
          <table:table-cell table:formula="of:=[.K34]" office:value-type="float" office:value="9.776" calcext:value-type="float">
            <text:p>9,776</text:p>
          </table:table-cell>
          <table:table-cell table:formula="of:=[.L34]" office:value-type="float" office:value="11.7334" calcext:value-type="float">
            <text:p>11,7334</text:p>
          </table:table-cell>
          <table:table-cell table:formula="of:=[.M34]" office:value-type="float" office:value="28.0686" calcext:value-type="float">
            <text:p>28,06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4" calcext:value-type="float">
            <text:p>0,064</text:p>
          </table:table-cell>
          <table:table-cell table:formula="of:=[.E35]" office:value-type="float" office:value="0.0689" calcext:value-type="float">
            <text:p>0,0689</text:p>
          </table:table-cell>
          <table:table-cell table:formula="of:=[.F35]" office:value-type="float" office:value="0.0664" calcext:value-type="float">
            <text:p>0,0664</text:p>
          </table:table-cell>
          <table:table-cell table:formula="of:=[.G35]" office:value-type="float" office:value="0.0649" calcext:value-type="float">
            <text:p>0,0649</text:p>
          </table:table-cell>
          <table:table-cell table:formula="of:=[.H35]" office:value-type="float" office:value="0.0645" calcext:value-type="float">
            <text:p>0,0645</text:p>
          </table:table-cell>
          <table:table-cell table:formula="of:=[.I35]" office:value-type="float" office:value="0.0668" calcext:value-type="float">
            <text:p>0,0668</text:p>
          </table:table-cell>
          <table:table-cell table:formula="of:=[.J35]" office:value-type="float" office:value="0.065" calcext:value-type="float">
            <text:p>0,065</text:p>
          </table:table-cell>
          <table:table-cell table:formula="of:=[.K35]" office:value-type="float" office:value="0.0679" calcext:value-type="float">
            <text:p>0,0679</text:p>
          </table:table-cell>
          <table:table-cell table:formula="of:=[.L35]" office:value-type="float" office:value="0.0643" calcext:value-type="float">
            <text:p>0,0643</text:p>
          </table:table-cell>
          <table:table-cell table:formula="of:=[.M35]" office:value-type="float" office:value="0.0708" calcext:value-type="float">
            <text:p>0,070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64" calcext:value-type="float">
            <text:p>0,0464</text:p>
          </table:table-cell>
          <table:table-cell table:formula="of:=[.E37]" office:value-type="float" office:value="0.0495" calcext:value-type="float">
            <text:p>0,0495</text:p>
          </table:table-cell>
          <table:table-cell table:formula="of:=[.F37]" office:value-type="float" office:value="0.0506" calcext:value-type="float">
            <text:p>0,0506</text:p>
          </table:table-cell>
          <table:table-cell table:formula="of:=[.G37]" office:value-type="float" office:value="0.0509" calcext:value-type="float">
            <text:p>0,0509</text:p>
          </table:table-cell>
          <table:table-cell table:formula="of:=[.H37]" office:value-type="float" office:value="0.0538" calcext:value-type="float">
            <text:p>0,0538</text:p>
          </table:table-cell>
          <table:table-cell table:formula="of:=[.I37]" office:value-type="float" office:value="0.058" calcext:value-type="float">
            <text:p>0,058</text:p>
          </table:table-cell>
          <table:table-cell table:formula="of:=[.J37]" office:value-type="float" office:value="0.059" calcext:value-type="float">
            <text:p>0,059</text:p>
          </table:table-cell>
          <table:table-cell table:formula="of:=[.K37]" office:value-type="float" office:value="0.0644" calcext:value-type="float">
            <text:p>0,0644</text:p>
          </table:table-cell>
          <table:table-cell table:formula="of:=[.L37]" office:value-type="float" office:value="0.0559" calcext:value-type="float">
            <text:p>0,0559</text:p>
          </table:table-cell>
          <table:table-cell table:formula="of:=[.M37]" office:value-type="float" office:value="0.0615" calcext:value-type="float">
            <text:p>0,061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55" calcext:value-type="float">
            <text:p>0,0455</text:p>
          </table:table-cell>
          <table:table-cell table:formula="of:=[.E38]" office:value-type="float" office:value="0.0484" calcext:value-type="float">
            <text:p>0,0484</text:p>
          </table:table-cell>
          <table:table-cell table:formula="of:=[.F38]" office:value-type="float" office:value="0.0506" calcext:value-type="float">
            <text:p>0,0506</text:p>
          </table:table-cell>
          <table:table-cell table:formula="of:=[.G38]" office:value-type="float" office:value="0.0506" calcext:value-type="float">
            <text:p>0,0506</text:p>
          </table:table-cell>
          <table:table-cell table:formula="of:=[.H38]" office:value-type="float" office:value="0.0527" calcext:value-type="float">
            <text:p>0,0527</text:p>
          </table:table-cell>
          <table:table-cell table:formula="of:=[.I38]" office:value-type="float" office:value="0.0575" calcext:value-type="float">
            <text:p>0,0575</text:p>
          </table:table-cell>
          <table:table-cell table:formula="of:=[.J38]" office:value-type="float" office:value="0.0568" calcext:value-type="float">
            <text:p>0,0568</text:p>
          </table:table-cell>
          <table:table-cell table:formula="of:=[.K38]" office:value-type="float" office:value="0.0555" calcext:value-type="float">
            <text:p>0,0555</text:p>
          </table:table-cell>
          <table:table-cell table:formula="of:=[.L38]" office:value-type="float" office:value="0.0528" calcext:value-type="float">
            <text:p>0,0528</text:p>
          </table:table-cell>
          <table:table-cell table:formula="of:=[.M38]" office:value-type="float" office:value="0.0602" calcext:value-type="float">
            <text:p>0,06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4" calcext:value-type="float">
            <text:p>0,064</text:p>
          </table:table-cell>
          <table:table-cell table:formula="of:=[.E35]" office:value-type="float" office:value="0.0689" calcext:value-type="float">
            <text:p>0,0689</text:p>
          </table:table-cell>
          <table:table-cell table:formula="of:=[.F35]" office:value-type="float" office:value="0.0664" calcext:value-type="float">
            <text:p>0,0664</text:p>
          </table:table-cell>
          <table:table-cell table:formula="of:=[.G35]" office:value-type="float" office:value="0.0649" calcext:value-type="float">
            <text:p>0,0649</text:p>
          </table:table-cell>
          <table:table-cell table:formula="of:=[.H35]" office:value-type="float" office:value="0.0645" calcext:value-type="float">
            <text:p>0,0645</text:p>
          </table:table-cell>
          <table:table-cell table:formula="of:=[.I35]" office:value-type="float" office:value="0.0668" calcext:value-type="float">
            <text:p>0,0668</text:p>
          </table:table-cell>
          <table:table-cell table:formula="of:=[.J35]" office:value-type="float" office:value="0.065" calcext:value-type="float">
            <text:p>0,065</text:p>
          </table:table-cell>
          <table:table-cell table:formula="of:=[.K35]" office:value-type="float" office:value="0.0679" calcext:value-type="float">
            <text:p>0,0679</text:p>
          </table:table-cell>
          <table:table-cell table:formula="of:=[.L35]" office:value-type="float" office:value="0.0643" calcext:value-type="float">
            <text:p>0,0643</text:p>
          </table:table-cell>
          <table:table-cell table:formula="of:=[.M35]" office:value-type="float" office:value="0.0708" calcext:value-type="float">
            <text:p>0,07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&amp; col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64" calcext:value-type="float">
            <text:p>0,0464</text:p>
          </table:table-cell>
          <table:table-cell table:formula="of:=[.E37]" office:value-type="float" office:value="0.0495" calcext:value-type="float">
            <text:p>0,0495</text:p>
          </table:table-cell>
          <table:table-cell table:formula="of:=[.F37]" office:value-type="float" office:value="0.0506" calcext:value-type="float">
            <text:p>0,0506</text:p>
          </table:table-cell>
          <table:table-cell table:formula="of:=[.G37]" office:value-type="float" office:value="0.0509" calcext:value-type="float">
            <text:p>0,0509</text:p>
          </table:table-cell>
          <table:table-cell table:formula="of:=[.H37]" office:value-type="float" office:value="0.0538" calcext:value-type="float">
            <text:p>0,0538</text:p>
          </table:table-cell>
          <table:table-cell table:formula="of:=[.I37]" office:value-type="float" office:value="0.058" calcext:value-type="float">
            <text:p>0,058</text:p>
          </table:table-cell>
          <table:table-cell table:formula="of:=[.J37]" office:value-type="float" office:value="0.059" calcext:value-type="float">
            <text:p>0,059</text:p>
          </table:table-cell>
          <table:table-cell table:formula="of:=[.K37]" office:value-type="float" office:value="0.0644" calcext:value-type="float">
            <text:p>0,0644</text:p>
          </table:table-cell>
          <table:table-cell table:formula="of:=[.L37]" office:value-type="float" office:value="0.0559" calcext:value-type="float">
            <text:p>0,0559</text:p>
          </table:table-cell>
          <table:table-cell table:formula="of:=[.M37]" office:value-type="float" office:value="0.0615" calcext:value-type="float">
            <text:p>0,061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55" calcext:value-type="float">
            <text:p>0,0455</text:p>
          </table:table-cell>
          <table:table-cell table:formula="of:=[.E38]" office:value-type="float" office:value="0.0484" calcext:value-type="float">
            <text:p>0,0484</text:p>
          </table:table-cell>
          <table:table-cell table:formula="of:=[.F38]" office:value-type="float" office:value="0.0506" calcext:value-type="float">
            <text:p>0,0506</text:p>
          </table:table-cell>
          <table:table-cell table:formula="of:=[.G38]" office:value-type="float" office:value="0.0506" calcext:value-type="float">
            <text:p>0,0506</text:p>
          </table:table-cell>
          <table:table-cell table:formula="of:=[.H38]" office:value-type="float" office:value="0.0527" calcext:value-type="float">
            <text:p>0,0527</text:p>
          </table:table-cell>
          <table:table-cell table:formula="of:=[.I38]" office:value-type="float" office:value="0.0575" calcext:value-type="float">
            <text:p>0,0575</text:p>
          </table:table-cell>
          <table:table-cell table:formula="of:=[.J38]" office:value-type="float" office:value="0.0568" calcext:value-type="float">
            <text:p>0,0568</text:p>
          </table:table-cell>
          <table:table-cell table:formula="of:=[.K38]" office:value-type="float" office:value="0.0555" calcext:value-type="float">
            <text:p>0,0555</text:p>
          </table:table-cell>
          <table:table-cell table:formula="of:=[.L38]" office:value-type="float" office:value="0.0528" calcext:value-type="float">
            <text:p>0,0528</text:p>
          </table:table-cell>
          <table:table-cell table:formula="of:=[.M38]" office:value-type="float" office:value="0.0602" calcext:value-type="float">
            <text:p>0,06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56" calcext:value-type="float">
            <text:p>0,0156</text:p>
          </table:table-cell>
          <table:table-cell table:formula="of:=[.E41]" office:value-type="float" office:value="0.0152" calcext:value-type="float">
            <text:p>0,0152</text:p>
          </table:table-cell>
          <table:table-cell table:formula="of:=[.F41]" office:value-type="float" office:value="0.0164" calcext:value-type="float">
            <text:p>0,0164</text:p>
          </table:table-cell>
          <table:table-cell table:formula="of:=[.G41]" office:value-type="float" office:value="0.0162" calcext:value-type="float">
            <text:p>0,0162</text:p>
          </table:table-cell>
          <table:table-cell table:formula="of:=[.H41]" office:value-type="float" office:value="0.0248" calcext:value-type="float">
            <text:p>0,0248</text:p>
          </table:table-cell>
          <table:table-cell table:formula="of:=[.I41]" office:value-type="float" office:value="0.0386" calcext:value-type="float">
            <text:p>0,0386</text:p>
          </table:table-cell>
          <table:table-cell table:formula="of:=[.J41]" office:value-type="float" office:value="0.0625" calcext:value-type="float">
            <text:p>0,0625</text:p>
          </table:table-cell>
          <table:table-cell table:formula="of:=[.K41]" office:value-type="float" office:value="0.1391" calcext:value-type="float">
            <text:p>0,1391</text:p>
          </table:table-cell>
          <table:table-cell table:formula="of:=[.L41]" office:value-type="float" office:value="0.263" calcext:value-type="float">
            <text:p>0,263</text:p>
          </table:table-cell>
          <table:table-cell table:formula="of:=[.M41]" office:value-type="float" office:value="0.8451" calcext:value-type="float">
            <text:p>0,84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0966" calcext:value-type="float">
            <text:p>0,0966</text:p>
          </table:table-cell>
          <table:table-cell table:formula="of:=[.E44]" office:value-type="float" office:value="0.306" calcext:value-type="float">
            <text:p>0,306</text:p>
          </table:table-cell>
          <table:table-cell table:formula="of:=[.F44]" office:value-type="float" office:value="0.4975" calcext:value-type="float">
            <text:p>0,4975</text:p>
          </table:table-cell>
          <table:table-cell table:formula="of:=[.G44]" office:value-type="float" office:value="0.8927" calcext:value-type="float">
            <text:p>0,8927</text:p>
          </table:table-cell>
          <table:table-cell table:formula="of:=[.H44]" office:value-type="float" office:value="2.8238" calcext:value-type="float">
            <text:p>2,8238</text:p>
          </table:table-cell>
          <table:table-cell table:formula="of:=[.I44]" office:value-type="float" office:value="7.0357" calcext:value-type="float">
            <text:p>7,0357</text:p>
          </table:table-cell>
          <table:table-cell table:formula="of:=[.J44]" office:value-type="float" office:value="17.3052" calcext:value-type="float">
            <text:p>17,3052</text:p>
          </table:table-cell>
          <table:table-cell table:formula="of:=[.K44]" office:value-type="float" office:value="76.752" calcext:value-type="float">
            <text:p>76,752</text:p>
          </table:table-cell>
          <table:table-cell table:formula="of:=[.L44]" office:value-type="float" office:value="177.2754" calcext:value-type="float">
            <text:p>177,2754</text:p>
          </table:table-cell>
          <table:table-cell table:formula="of:=[.M44]" office:value-type="float" office:value="380.7474" calcext:value-type="float">
            <text:p>380,747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095" calcext:value-type="float">
            <text:p>0,095</text:p>
          </table:table-cell>
          <table:table-cell table:formula="of:=[.E45]" office:value-type="float" office:value="0.3005" calcext:value-type="float">
            <text:p>0,3005</text:p>
          </table:table-cell>
          <table:table-cell table:formula="of:=[.F45]" office:value-type="float" office:value="0.4954" calcext:value-type="float">
            <text:p>0,4954</text:p>
          </table:table-cell>
          <table:table-cell table:formula="of:=[.G45]" office:value-type="float" office:value="0.8955" calcext:value-type="float">
            <text:p>0,8955</text:p>
          </table:table-cell>
          <table:table-cell table:formula="of:=[.H45]" office:value-type="float" office:value="2.9907" calcext:value-type="float">
            <text:p>2,9907</text:p>
          </table:table-cell>
          <table:table-cell table:formula="of:=[.I45]" office:value-type="float" office:value="7.1869" calcext:value-type="float">
            <text:p>7,1869</text:p>
          </table:table-cell>
          <table:table-cell table:formula="of:=[.J45]" office:value-type="float" office:value="18.1432" calcext:value-type="float">
            <text:p>18,1432</text:p>
          </table:table-cell>
          <table:table-cell table:formula="of:=[.K45]" office:value-type="float" office:value="77.9001" calcext:value-type="float">
            <text:p>77,9001</text:p>
          </table:table-cell>
          <table:table-cell table:formula="of:=[.L45]" office:value-type="float" office:value="176.4837" calcext:value-type="float">
            <text:p>176,4837</text:p>
          </table:table-cell>
          <table:table-cell table:formula="of:=[.M45]" office:value-type="float" office:value="383.6394" calcext:value-type="float">
            <text:p>383,639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156" calcext:value-type="float">
            <text:p>0,00156</text:p>
          </table:table-cell>
          <table:table-cell table:style-name="ce2" table:formula="of:=[.E41]/[.E$5]" office:value-type="float" office:value="0.000304" calcext:value-type="float">
            <text:p>0,000304</text:p>
          </table:table-cell>
          <table:table-cell table:style-name="ce2" table:formula="of:=[.F41]/[.F$5]" office:value-type="float" office:value="0.000164" calcext:value-type="float">
            <text:p>0,000164</text:p>
          </table:table-cell>
          <table:table-cell table:style-name="ce2" table:formula="of:=[.G41]/[.G$5]" office:value-type="float" office:value="0.000081" calcext:value-type="float">
            <text:p>0,000081</text:p>
          </table:table-cell>
          <table:table-cell table:style-name="ce2" table:formula="of:=[.H41]/[.H$5]" office:value-type="float" office:value="0.0000496" calcext:value-type="float">
            <text:p>0,0000496</text:p>
          </table:table-cell>
          <table:table-cell table:style-name="ce2" table:formula="of:=[.I41]/[.I$5]" office:value-type="float" office:value="0.0000386" calcext:value-type="float">
            <text:p>0,0000386</text:p>
          </table:table-cell>
          <table:table-cell table:style-name="ce2" table:formula="of:=[.J41]/[.J$5]" office:value-type="float" office:value="0.00003125" calcext:value-type="float">
            <text:p>0,00003125</text:p>
          </table:table-cell>
          <table:table-cell table:style-name="ce2" table:formula="of:=[.K41]/[.K$5]" office:value-type="float" office:value="0.00002782" calcext:value-type="float">
            <text:p>0,00002782</text:p>
          </table:table-cell>
          <table:table-cell table:style-name="ce2" table:formula="of:=[.L41]/[.L$5]" office:value-type="float" office:value="0.0000263" calcext:value-type="float">
            <text:p>0,0000263</text:p>
          </table:table-cell>
          <table:table-cell table:style-name="ce2" table:formula="of:=[.M41]/[.M$5]" office:value-type="float" office:value="0.000042255" calcext:value-type="float">
            <text:p>0,000042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0966" calcext:value-type="float">
            <text:p>0,00966</text:p>
          </table:table-cell>
          <table:table-cell table:formula="of:=[.E44]/[.E$5]" office:value-type="float" office:value="0.00612" calcext:value-type="float">
            <text:p>0,00612</text:p>
          </table:table-cell>
          <table:table-cell table:formula="of:=[.F44]/[.F$5]" office:value-type="float" office:value="0.004975" calcext:value-type="float">
            <text:p>0,004975</text:p>
          </table:table-cell>
          <table:table-cell table:formula="of:=[.G44]/[.G$5]" office:value-type="float" office:value="0.0044635" calcext:value-type="float">
            <text:p>0,0044635</text:p>
          </table:table-cell>
          <table:table-cell table:formula="of:=[.H44]/[.H$5]" office:value-type="float" office:value="0.0056476" calcext:value-type="float">
            <text:p>0,0056476</text:p>
          </table:table-cell>
          <table:table-cell table:formula="of:=[.I44]/[.I$5]" office:value-type="float" office:value="0.0070357" calcext:value-type="float">
            <text:p>0,0070357</text:p>
          </table:table-cell>
          <table:table-cell table:formula="of:=[.J44]/[.J$5]" office:value-type="float" office:value="0.0086526" calcext:value-type="float">
            <text:p>0,0086526</text:p>
          </table:table-cell>
          <table:table-cell table:formula="of:=[.K44]/[.K$5]" office:value-type="float" office:value="0.0153504" calcext:value-type="float">
            <text:p>0,0153504</text:p>
          </table:table-cell>
          <table:table-cell table:formula="of:=[.L44]/[.L$5]" office:value-type="float" office:value="0.01772754" calcext:value-type="float">
            <text:p>0,01772754</text:p>
          </table:table-cell>
          <table:table-cell table:formula="of:=[.M44]/[.M$5]" office:value-type="float" office:value="0.01903737" calcext:value-type="float">
            <text:p>0,0190373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095" calcext:value-type="float">
            <text:p>0,0095</text:p>
          </table:table-cell>
          <table:table-cell table:formula="of:=[.E45]/[.E$5]" office:value-type="float" office:value="0.00601" calcext:value-type="float">
            <text:p>0,00601</text:p>
          </table:table-cell>
          <table:table-cell table:formula="of:=[.F45]/[.F$5]" office:value-type="float" office:value="0.004954" calcext:value-type="float">
            <text:p>0,004954</text:p>
          </table:table-cell>
          <table:table-cell table:formula="of:=[.G45]/[.G$5]" office:value-type="float" office:value="0.0044775" calcext:value-type="float">
            <text:p>0,0044775</text:p>
          </table:table-cell>
          <table:table-cell table:formula="of:=[.H45]/[.H$5]" office:value-type="float" office:value="0.0059814" calcext:value-type="float">
            <text:p>0,0059814</text:p>
          </table:table-cell>
          <table:table-cell table:formula="of:=[.I45]/[.I$5]" office:value-type="float" office:value="0.0071869" calcext:value-type="float">
            <text:p>0,0071869</text:p>
          </table:table-cell>
          <table:table-cell table:formula="of:=[.J45]/[.J$5]" office:value-type="float" office:value="0.0090716" calcext:value-type="float">
            <text:p>0,0090716</text:p>
          </table:table-cell>
          <table:table-cell table:formula="of:=[.K45]/[.K$5]" office:value-type="float" office:value="0.01558002" calcext:value-type="float">
            <text:p>0,01558002</text:p>
          </table:table-cell>
          <table:table-cell table:formula="of:=[.L45]/[.L$5]" office:value-type="float" office:value="0.01764837" calcext:value-type="float">
            <text:p>0,01764837</text:p>
          </table:table-cell>
          <table:table-cell table:formula="of:=[.M45]/[.M$5]" office:value-type="float" office:value="0.01918197" calcext:value-type="float">
            <text:p>0,0191819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156" calcext:value-type="float">
            <text:p>0,0156</text:p>
          </table:table-cell>
          <table:table-cell table:style-name="ce2" table:formula="of:=[.E41]" office:value-type="float" office:value="0.0152" calcext:value-type="float">
            <text:p>0,0152</text:p>
          </table:table-cell>
          <table:table-cell table:style-name="ce2" table:formula="of:=[.F41]" office:value-type="float" office:value="0.0164" calcext:value-type="float">
            <text:p>0,0164</text:p>
          </table:table-cell>
          <table:table-cell table:style-name="ce2" table:formula="of:=[.G41]" office:value-type="float" office:value="0.0162" calcext:value-type="float">
            <text:p>0,0162</text:p>
          </table:table-cell>
          <table:table-cell table:style-name="ce2" table:formula="of:=[.H41]" office:value-type="float" office:value="0.0248" calcext:value-type="float">
            <text:p>0,0248</text:p>
          </table:table-cell>
          <table:table-cell table:style-name="ce2" table:formula="of:=[.I41]" office:value-type="float" office:value="0.0386" calcext:value-type="float">
            <text:p>0,0386</text:p>
          </table:table-cell>
          <table:table-cell table:style-name="ce2" table:formula="of:=[.J41]" office:value-type="float" office:value="0.0625" calcext:value-type="float">
            <text:p>0,0625</text:p>
          </table:table-cell>
          <table:table-cell table:style-name="ce2" table:formula="of:=[.K41]" office:value-type="float" office:value="0.1391" calcext:value-type="float">
            <text:p>0,1391</text:p>
          </table:table-cell>
          <table:table-cell table:style-name="ce2" table:formula="of:=[.L41]" office:value-type="float" office:value="0.263" calcext:value-type="float">
            <text:p>0,263</text:p>
          </table:table-cell>
          <table:table-cell table:style-name="ce2" table:formula="of:=[.M41]" office:value-type="float" office:value="0.8451" calcext:value-type="float">
            <text:p>0,8451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lat SIM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26" calcext:value-type="float">
            <text:p>0,00126</text:p>
          </table:table-cell>
          <table:table-cell table:formula="of:=[.E48]/[.E$109]" office:value-type="float" office:value="0.000272" calcext:value-type="float">
            <text:p>0,000272</text:p>
          </table:table-cell>
          <table:table-cell table:formula="of:=[.F48]/[.F$109]" office:value-type="float" office:value="0.000136" calcext:value-type="float">
            <text:p>0,000136</text:p>
          </table:table-cell>
          <table:table-cell table:formula="of:=[.G48]/[.G$109]" office:value-type="float" office:value="0.0000695" calcext:value-type="float">
            <text:p>0,0000695</text:p>
          </table:table-cell>
          <table:table-cell table:formula="of:=[.H48]/[.H$109]" office:value-type="float" office:value="0.000027" calcext:value-type="float">
            <text:p>0,000027</text:p>
          </table:table-cell>
          <table:table-cell table:formula="of:=[.I48]/[.I$109]" office:value-type="float" office:value="0.0000119" calcext:value-type="float">
            <text:p>0,0000119</text:p>
          </table:table-cell>
          <table:table-cell table:formula="of:=[.J48]/[.J$109]" office:value-type="float" office:value="0.0000055" calcext:value-type="float">
            <text:p>0,0000055</text:p>
          </table:table-cell>
          <table:table-cell table:formula="of:=[.K48]/[.K$109]" office:value-type="float" office:value="0.00000246" calcext:value-type="float">
            <text:p>0,00000246</text:p>
          </table:table-cell>
          <table:table-cell table:formula="of:=[.L48]/[.L$109]" office:value-type="float" office:value="0.0000018" calcext:value-type="float">
            <text:p>0,0000018</text:p>
          </table:table-cell>
          <table:table-cell table:formula="of:=[.M48]/[.M$109]" office:value-type="float" office:value="0.000000725" calcext:value-type="float">
            <text:p>0,0000007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27" calcext:value-type="float">
            <text:p>0,00127</text:p>
          </table:table-cell>
          <table:table-cell table:formula="of:=[.E49]/[.E$109]" office:value-type="float" office:value="0.000258" calcext:value-type="float">
            <text:p>0,000258</text:p>
          </table:table-cell>
          <table:table-cell table:formula="of:=[.F49]/[.F$109]" office:value-type="float" office:value="0.000131" calcext:value-type="float">
            <text:p>0,000131</text:p>
          </table:table-cell>
          <table:table-cell table:formula="of:=[.G49]/[.G$109]" office:value-type="float" office:value="0.000068" calcext:value-type="float">
            <text:p>0,000068</text:p>
          </table:table-cell>
          <table:table-cell table:formula="of:=[.H49]/[.H$109]" office:value-type="float" office:value="0.0000268" calcext:value-type="float">
            <text:p>0,0000268</text:p>
          </table:table-cell>
          <table:table-cell table:formula="of:=[.I49]/[.I$109]" office:value-type="float" office:value="0.0000094" calcext:value-type="float">
            <text:p>0,0000094</text:p>
          </table:table-cell>
          <table:table-cell table:formula="of:=[.J49]/[.J$109]" office:value-type="float" office:value="0.00000515" calcext:value-type="float">
            <text:p>0,00000515</text:p>
          </table:table-cell>
          <table:table-cell table:formula="of:=[.K49]/[.K$109]" office:value-type="float" office:value="0.00000222" calcext:value-type="float">
            <text:p>0,00000222</text:p>
          </table:table-cell>
          <table:table-cell table:formula="of:=[.L49]/[.L$109]" office:value-type="float" office:value="0.00000163" calcext:value-type="float">
            <text:p>0,00000163</text:p>
          </table:table-cell>
          <table:table-cell table:formula="of:=[.M49]/[.M$109]" office:value-type="float" office:value="0.000000855" calcext:value-type="float">
            <text:p>0,00000085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2" calcext:value-type="float">
            <text:p>0,00122</text:p>
          </table:table-cell>
          <table:table-cell table:formula="of:=[.E50]/[.E$109]" office:value-type="float" office:value="0.000252" calcext:value-type="float">
            <text:p>0,000252</text:p>
          </table:table-cell>
          <table:table-cell table:formula="of:=[.F50]/[.F$109]" office:value-type="float" office:value="0.00013" calcext:value-type="float">
            <text:p>0,00013</text:p>
          </table:table-cell>
          <table:table-cell table:formula="of:=[.G50]/[.G$109]" office:value-type="float" office:value="0.0000685" calcext:value-type="float">
            <text:p>0,0000685</text:p>
          </table:table-cell>
          <table:table-cell table:formula="of:=[.H50]/[.H$109]" office:value-type="float" office:value="0.0000274" calcext:value-type="float">
            <text:p>0,0000274</text:p>
          </table:table-cell>
          <table:table-cell table:formula="of:=[.I50]/[.I$109]" office:value-type="float" office:value="0.0000097" calcext:value-type="float">
            <text:p>0,0000097</text:p>
          </table:table-cell>
          <table:table-cell table:formula="of:=[.J50]/[.J$109]" office:value-type="float" office:value="0.0000054" calcext:value-type="float">
            <text:p>0,0000054</text:p>
          </table:table-cell>
          <table:table-cell table:formula="of:=[.K50]/[.K$109]" office:value-type="float" office:value="0.00000238" calcext:value-type="float">
            <text:p>0,00000238</text:p>
          </table:table-cell>
          <table:table-cell table:formula="of:=[.L50]/[.L$109]" office:value-type="float" office:value="0.00000155" calcext:value-type="float">
            <text:p>0,00000155</text:p>
          </table:table-cell>
          <table:table-cell table:formula="of:=[.M50]/[.M$109]" office:value-type="float" office:value="0.000000815" calcext:value-type="float">
            <text:p>0,00000081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0943" calcext:value-type="float">
            <text:p>0,00943</text:p>
          </table:table-cell>
          <table:table-cell table:formula="of:=[.E51]/[.E$109]" office:value-type="float" office:value="0.005222" calcext:value-type="float">
            <text:p>0,005222</text:p>
          </table:table-cell>
          <table:table-cell table:formula="of:=[.F51]/[.F$109]" office:value-type="float" office:value="0.00446" calcext:value-type="float">
            <text:p>0,00446</text:p>
          </table:table-cell>
          <table:table-cell table:formula="of:=[.G51]/[.G$109]" office:value-type="float" office:value="0.004204" calcext:value-type="float">
            <text:p>0,004204</text:p>
          </table:table-cell>
          <table:table-cell table:formula="of:=[.H51]/[.H$109]" office:value-type="float" office:value="0.005736" calcext:value-type="float">
            <text:p>0,005736</text:p>
          </table:table-cell>
          <table:table-cell table:formula="of:=[.I51]/[.I$109]" office:value-type="float" office:value="0.0084802" calcext:value-type="float">
            <text:p>0,0084802</text:p>
          </table:table-cell>
          <table:table-cell table:formula="of:=[.J51]/[.J$109]" office:value-type="float" office:value="0.01200515" calcext:value-type="float">
            <text:p>0,01200515</text:p>
          </table:table-cell>
          <table:table-cell table:formula="of:=[.K51]/[.K$109]" office:value-type="float" office:value="0.0163588" calcext:value-type="float">
            <text:p>0,0163588</text:p>
          </table:table-cell>
          <table:table-cell table:formula="of:=[.L51]/[.L$109]" office:value-type="float" office:value="0.01771342" calcext:value-type="float">
            <text:p>0,01771342</text:p>
          </table:table-cell>
          <table:table-cell table:formula="of:=[.M51]/[.M$109]" office:value-type="float" office:value="0.01865679" calcext:value-type="float">
            <text:p>0,01865679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0906" calcext:value-type="float">
            <text:p>0,00906</text:p>
          </table:table-cell>
          <table:table-cell table:formula="of:=[.E52]/[.E$109]" office:value-type="float" office:value="0.005176" calcext:value-type="float">
            <text:p>0,005176</text:p>
          </table:table-cell>
          <table:table-cell table:formula="of:=[.F52]/[.F$109]" office:value-type="float" office:value="0.004402" calcext:value-type="float">
            <text:p>0,004402</text:p>
          </table:table-cell>
          <table:table-cell table:formula="of:=[.G52]/[.G$109]" office:value-type="float" office:value="0.004227" calcext:value-type="float">
            <text:p>0,004227</text:p>
          </table:table-cell>
          <table:table-cell table:formula="of:=[.H52]/[.H$109]" office:value-type="float" office:value="0.0060418" calcext:value-type="float">
            <text:p>0,0060418</text:p>
          </table:table-cell>
          <table:table-cell table:formula="of:=[.I52]/[.I$109]" office:value-type="float" office:value="0.0086967" calcext:value-type="float">
            <text:p>0,0086967</text:p>
          </table:table-cell>
          <table:table-cell table:formula="of:=[.J52]/[.J$109]" office:value-type="float" office:value="0.01257525" calcext:value-type="float">
            <text:p>0,01257525</text:p>
          </table:table-cell>
          <table:table-cell table:formula="of:=[.K52]/[.K$109]" office:value-type="float" office:value="0.01651478" calcext:value-type="float">
            <text:p>0,01651478</text:p>
          </table:table-cell>
          <table:table-cell table:formula="of:=[.L52]/[.L$109]" office:value-type="float" office:value="0.01766832" calcext:value-type="float">
            <text:p>0,01766832</text:p>
          </table:table-cell>
          <table:table-cell table:formula="of:=[.M52]/[.M$109]" office:value-type="float" office:value="0.018796735" calcext:value-type="float">
            <text:p>0,01879673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atop" table:style-name="ta1">
        <table:shapes>
          <draw:frame draw:z-index="0" draw:style-name="gr1" draw:text-style-name="P1" svg:width="159.99mm" svg:height="89.99mm" svg:x="41.25mm" svg:y="346.26mm">
            <loext:p draw:notify-on-update-of-ranges="Raatop.D69:Raatop.O69 Raatop.C70:Raatop.C70 Raatop.D70:Raatop.O70 Raatop.C71:Raatop.C71 Raatop.D71:Raatop.O71 Raatop.C72:Raatop.C72 Raatop.D72:Raatop.O72 Raatop.C73:Raatop.C73 Raatop.D73:Raatop.O73 Raatop.C74:Raatop.C74 Raatop.D74:Raatop.O74 Raatop.C75:Raatop.C75 Raatop.D75:Raatop.O75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.D100:Raatop.O100 Raatop.C101:Raatop.C101 Raatop.D101:Raatop.O101 Raatop.C102:Raatop.C102 Raatop.D102:Raatop.O102 Raatop.C103:Raatop.C103 Raatop.D103:Raatop.O103 Raatop.C104:Raatop.C104 Raatop.D104:Raatop.O104 Raatop.C105:Raatop.C105 Raatop.D105:Raatop.O105 Raatop.C106:Raatop.C106 Raatop.D106:Raatop.O106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.D5:Raatop.M5 Raatop.C6:Raatop.C6 Raatop.D6:Raatop.M6 Raatop.C7:Raatop.C7 Raatop.D7:Raatop.M7 Raatop.C8:Raatop.C8 Raatop.D8:Raatop.M8 Raatop.C9:Raatop.C9 Raatop.D9:Raatop.M9 Raatop.C10:Raatop.C10 Raatop.D10:Raatop.M10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.D12:Raatop.M12 Raatop.C13:Raatop.C13 Raatop.D13:Raatop.M13 Raatop.C14:Raatop.C14 Raatop.D14:Raatop.M14 Raatop.C15:Raatop.C15 Raatop.D15:Raatop.M15 Raatop.C16:Raatop.C16 Raatop.D16:Raatop.M16 Raatop.C17:Raatop.C17 Raatop.D17:Raatop.M17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.D19:Raatop.M19 Raatop.C20:Raatop.C20 Raatop.D20:Raatop.M20 Raatop.C21:Raatop.C21 Raatop.D21:Raatop.M21 Raatop.C22:Raatop.C22 Raatop.D22:Raatop.M22 Raatop.C23:Raatop.C23 Raatop.D23:Raatop.M23 Raatop.C24:Raatop.C24 Raatop.D24:Raatop.M24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.D127:Raatop.M127 Raatop.C128:Raatop.C128 Raatop.D128:Raatop.M128 Raatop.C129:Raatop.C129 Raatop.D129:Raatop.M129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.D33:Raatop.M33 Raatop.C34:Raatop.C34 Raatop.D34:Raatop.M34 Raatop.C35:Raatop.C35 Raatop.D35:Raatop.M35 Raatop.C36:Raatop.C36 Raatop.D36:Raatop.M36 Raatop.C37:Raatop.C37 Raatop.D37:Raatop.M37 Raatop.C38:Raatop.C38 Raatop.D38:Raatop.M38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.D26:Raatop.M26 Raatop.C27:Raatop.C27 Raatop.D27:Raatop.M27 Raatop.C28:Raatop.C28 Raatop.D28:Raatop.M28 Raatop.C29:Raatop.C29 Raatop.D29:Raatop.M29 Raatop.C30:Raatop.C30 Raatop.D30:Raatop.M30 Raatop.C31:Raatop.C31 Raatop.D31:Raatop.M31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.D40:Raatop.M40 Raatop.C41:Raatop.C41 Raatop.D41:Raatop.M41 Raatop.C42:Raatop.C42 Raatop.D42:Raatop.M42 Raatop.C43:Raatop.C43 Raatop.D43:Raatop.M43 Raatop.C44:Raatop.C44 Raatop.D44:Raatop.M44 Raatop.C45:Raatop.C45 Raatop.D45:Raatop.M45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.D47:Raatop.M47 Raatop.C48:Raatop.C48 Raatop.D48:Raatop.M48 Raatop.C49:Raatop.C49 Raatop.D49:Raatop.M49 Raatop.C50:Raatop.C50 Raatop.D50:Raatop.M50 Raatop.C51:Raatop.C51 Raatop.D51:Raatop.M51 Raatop.C52:Raatop.C52 Raatop.D52:Raatop.M52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.D109:Raatop.M109 Raatop.C110:Raatop.C110 Raatop.D110:Raatop.M110 Raatop.C111:Raatop.C111 Raatop.D111:Raatop.M111 Raatop.C112:Raatop.C112 Raatop.D112:Raatop.M112 Raatop.C113:Raatop.C113 Raatop.D113:Raatop.M11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.D115:Raatop.M115 Raatop.C116:Raatop.C116 Raatop.D116:Raatop.M116 Raatop.C117:Raatop.C117 Raatop.D117:Raatop.M117 Raatop.C118:Raatop.C118 Raatop.D118:Raatop.M118 Raatop.C119:Raatop.C119 Raatop.D119:Raatop.M119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.D131:Raatop.M131 Raatop.C132:Raatop.C132 Raatop.D132:Raatop.M132 Raatop.C133:Raatop.C133 Raatop.D133:Raatop.M133 Raatop.C134:Raatop.C134 Raatop.D134:Raatop.M134 Raatop.C135:Raatop.C135 Raatop.D135:Raatop.M135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.D137:Raatop.M137 Raatop.C138:Raatop.C138 Raatop.D138:Raatop.M138 Raatop.C139:Raatop.C139 Raatop.D139:Raatop.M139 Raatop.C140:Raatop.C140 Raatop.D140:Raatop.M140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.D142:Raatop.M142 Raatop.C143:Raatop.C143 Raatop.D143:Raatop.M143 Raatop.C144:Raatop.C144 Raatop.D144:Raatop.M144 Raatop.C145:Raatop.C145 Raatop.D145:Raatop.M145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.D147:Raatop.M147 Raatop.C148:Raatop.C148 Raatop.D148:Raatop.M148 Raatop.C149:Raatop.C149 Raatop.D149:Raatop.M149 Raatop.C150:Raatop.C150 Raatop.D150:Raatop.M150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.D155:Raatop.M155 Raatop.C156:Raatop.C156 Raatop.D156:Raatop.M156 Raatop.C157:Raatop.C157 Raatop.D157:Raatop.M157 Raatop.C158:Raatop.C158 Raatop.D158:Raatop.M158 Raatop.C159:Raatop.C159 Raatop.D159:Raatop.M159 Raatop.C160:Raatop.C160 Raatop.D160:Raatop.M160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.D121:Raatop.M121 Raatop.C122:Raatop.C122 Raatop.D122:Raatop.M122 Raatop.C123:Raatop.C123 Raatop.D123:Raatop.M123 Raatop.C124:Raatop.C124 Raatop.D124:Raatop.M124 Raatop.C125:Raatop.C125 Raatop.D125:Raatop.M125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.D152:Raatop.M152 Raatop.C153:Raatop.C153 Raatop.D153:Raatop.M153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677" calcext:value-type="float">
            <text:p>0,677</text:p>
          </table:table-cell>
          <table:table-cell office:value-type="float" office:value="1.0904" calcext:value-type="float">
            <text:p>1,0904</text:p>
          </table:table-cell>
          <table:table-cell office:value-type="float" office:value="1.9694" calcext:value-type="float">
            <text:p>1,9694</text:p>
          </table:table-cell>
          <table:table-cell office:value-type="float" office:value="4.3917" calcext:value-type="float">
            <text:p>4,3917</text:p>
          </table:table-cell>
          <table:table-cell office:value-type="float" office:value="7.1176" calcext:value-type="float">
            <text:p>7,1176</text:p>
          </table:table-cell>
          <table:table-cell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32" calcext:value-type="float">
            <text:p>0,32</text:p>
          </table:table-cell>
          <table:table-cell office:value-type="float" office:value="0.4165" calcext:value-type="float">
            <text:p>0,4165</text:p>
          </table:table-cell>
          <table:table-cell office:value-type="float" office:value="0.6811" calcext:value-type="float">
            <text:p>0,6811</text:p>
          </table:table-cell>
          <table:table-cell office:value-type="float" office:value="1.1214" calcext:value-type="float">
            <text:p>1,1214</text:p>
          </table:table-cell>
          <table:table-cell office:value-type="float" office:value="2.0316" calcext:value-type="float">
            <text:p>2,0316</text:p>
          </table:table-cell>
          <table:table-cell office:value-type="float" office:value="4.2617" calcext:value-type="float">
            <text:p>4,2617</text:p>
          </table:table-cell>
          <table:table-cell office:value-type="float" office:value="7.5424" calcext:value-type="float">
            <text:p>7,5424</text:p>
          </table:table-cell>
          <table:table-cell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8533" calcext:value-type="float">
            <text:p>0,8533</text:p>
          </table:table-cell>
          <table:table-cell office:value-type="float" office:value="2.1274" calcext:value-type="float">
            <text:p>2,1274</text:p>
          </table:table-cell>
          <table:table-cell office:value-type="float" office:value="3.4415" calcext:value-type="float">
            <text:p>3,4415</text:p>
          </table:table-cell>
          <table:table-cell office:value-type="float" office:value="5.9964" calcext:value-type="float">
            <text:p>5,9964</text:p>
          </table:table-cell>
          <table:table-cell office:value-type="float" office:value="13.8165" calcext:value-type="float">
            <text:p>13,8165</text:p>
          </table:table-cell>
          <table:table-cell office:value-type="float" office:value="26.9935" calcext:value-type="float">
            <text:p>26,9935</text:p>
          </table:table-cell>
          <table:table-cell office:value-type="float" office:value="55.3307" calcext:value-type="float">
            <text:p>55,3307</text:p>
          </table:table-cell>
          <table:table-cell office:value-type="float" office:value="148.3397" calcext:value-type="float">
            <text:p>148,3397</text:p>
          </table:table-cell>
          <table:table-cell office:value-type="float" office:value="272.3368" calcext:value-type="float">
            <text:p>272,3368</text:p>
          </table:table-cell>
          <table:table-cell office:value-type="float" office:value="553.3719" calcext:value-type="float">
            <text:p>553,37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408" calcext:value-type="float">
            <text:p>0,3408</text:p>
          </table:table-cell>
          <table:table-cell office:value-type="float" office:value="0.3981" calcext:value-type="float">
            <text:p>0,3981</text:p>
          </table:table-cell>
          <table:table-cell office:value-type="float" office:value="0.417" calcext:value-type="float">
            <text:p>0,417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748" calcext:value-type="float">
            <text:p>0,4748</text:p>
          </table:table-cell>
          <table:table-cell office:value-type="float" office:value="0.5452" calcext:value-type="float">
            <text:p>0,5452</text:p>
          </table:table-cell>
          <table:table-cell office:value-type="float" office:value="0.5991" calcext:value-type="float">
            <text:p>0,5991</text:p>
          </table:table-cell>
          <table:table-cell office:value-type="float" office:value="0.7217" calcext:value-type="float">
            <text:p>0,7217</text:p>
          </table:table-cell>
          <table:table-cell office:value-type="float" office:value="0.8584" calcext:value-type="float">
            <text:p>0,8584</text:p>
          </table:table-cell>
          <table:table-cell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1092" calcext:value-type="float">
            <text:p>0,1092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163" calcext:value-type="float">
            <text:p>0,1163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1955" calcext:value-type="float">
            <text:p>0,1955</text:p>
          </table:table-cell>
          <table:table-cell office:value-type="float" office:value="0.5499" calcext:value-type="float">
            <text:p>0,5499</text:p>
          </table:table-cell>
          <table:table-cell office:value-type="float" office:value="0.699" calcext:value-type="float">
            <text:p>0,699</text:p>
          </table:table-cell>
          <table:table-cell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2042" calcext:value-type="float">
            <text:p>0,2042</text:p>
          </table:table-cell>
          <table:table-cell office:value-type="float" office:value="0.1993" calcext:value-type="float">
            <text:p>0,1993</text:p>
          </table:table-cell>
          <table:table-cell office:value-type="float" office:value="0.2742" calcext:value-type="float">
            <text:p>0,2742</text:p>
          </table:table-cell>
          <table:table-cell office:value-type="float" office:value="0.3566" calcext:value-type="float">
            <text:p>0,3566</text:p>
          </table:table-cell>
          <table:table-cell office:value-type="float" office:value="0.4541" calcext:value-type="float">
            <text:p>0,4541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8909" calcext:value-type="float">
            <text:p>0,8909</text:p>
          </table:table-cell>
          <table:table-cell office:value-type="float" office:value="1.6388" calcext:value-type="float">
            <text:p>1,6388</text:p>
          </table:table-cell>
          <table:table-cell office:value-type="float" office:value="3.1841" calcext:value-type="float">
            <text:p>3,1841</text:p>
          </table:table-cell>
          <table:table-cell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1787" calcext:value-type="float">
            <text:p>0,1787</text:p>
          </table:table-cell>
          <table:table-cell office:value-type="float" office:value="0.2421" calcext:value-type="float">
            <text:p>0,2421</text:p>
          </table:table-cell>
          <table:table-cell office:value-type="float" office:value="0.315" calcext:value-type="float">
            <text:p>0,315</text:p>
          </table:table-cell>
          <table:table-cell office:value-type="float" office:value="0.4021" calcext:value-type="float">
            <text:p>0,4021</text:p>
          </table:table-cell>
          <table:table-cell office:value-type="float" office:value="0.5548" calcext:value-type="float">
            <text:p>0,5548</text:p>
          </table:table-cell>
          <table:table-cell office:value-type="float" office:value="0.8123" calcext:value-type="float">
            <text:p>0,8123</text:p>
          </table:table-cell>
          <table:table-cell office:value-type="float" office:value="1.6608" calcext:value-type="float">
            <text:p>1,6608</text:p>
          </table:table-cell>
          <table:table-cell office:value-type="float" office:value="3.1552" calcext:value-type="float">
            <text:p>3,1552</text:p>
          </table:table-cell>
          <table:table-cell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8524" calcext:value-type="float">
            <text:p>0,8524</text:p>
          </table:table-cell>
          <table:table-cell office:value-type="float" office:value="2.3893" calcext:value-type="float">
            <text:p>2,3893</text:p>
          </table:table-cell>
          <table:table-cell office:value-type="float" office:value="3.9922" calcext:value-type="float">
            <text:p>3,9922</text:p>
          </table:table-cell>
          <table:table-cell office:value-type="float" office:value="7.1218" calcext:value-type="float">
            <text:p>7,1218</text:p>
          </table:table-cell>
          <table:table-cell office:value-type="float" office:value="16.3078" calcext:value-type="float">
            <text:p>16,3078</text:p>
          </table:table-cell>
          <table:table-cell office:value-type="float" office:value="32.0822" calcext:value-type="float">
            <text:p>32,0822</text:p>
          </table:table-cell>
          <table:table-cell office:value-type="float" office:value="67.1745" calcext:value-type="float">
            <text:p>67,1745</text:p>
          </table:table-cell>
          <table:table-cell office:value-type="float" office:value="195.2561" calcext:value-type="float">
            <text:p>195,2561</text:p>
          </table:table-cell>
          <table:table-cell office:value-type="float" office:value="402.0528" calcext:value-type="float">
            <text:p>402,0528</text:p>
          </table:table-cell>
          <table:table-cell office:value-type="float" office:value="824.2268" calcext:value-type="float">
            <text:p>824,226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5111" calcext:value-type="float">
            <text:p>0,5111</text:p>
          </table:table-cell>
          <table:table-cell office:value-type="float" office:value="0.8566" calcext:value-type="float">
            <text:p>0,8566</text:p>
          </table:table-cell>
          <table:table-cell office:value-type="float" office:value="1.1109" calcext:value-type="float">
            <text:p>1,1109</text:p>
          </table:table-cell>
          <table:table-cell office:value-type="float" office:value="1.4345" calcext:value-type="float">
            <text:p>1,4345</text:p>
          </table:table-cell>
          <table:table-cell office:value-type="float" office:value="1.9932" calcext:value-type="float">
            <text:p>1,9932</text:p>
          </table:table-cell>
          <table:table-cell office:value-type="float" office:value="2.8922" calcext:value-type="float">
            <text:p>2,8922</text:p>
          </table:table-cell>
          <table:table-cell office:value-type="float" office:value="3.8042" calcext:value-type="float">
            <text:p>3,8042</text:p>
          </table:table-cell>
          <table:table-cell office:value-type="float" office:value="5.4335" calcext:value-type="float">
            <text:p>5,4335</text:p>
          </table:table-cell>
          <table:table-cell office:value-type="float" office:value="4.8708" calcext:value-type="float">
            <text:p>4,8708</text:p>
          </table:table-cell>
          <table:table-cell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566" calcext:value-type="float">
            <text:p>0,1566</text:p>
          </table:table-cell>
          <table:table-cell office:value-type="float" office:value="0.2674" calcext:value-type="float">
            <text:p>0,2674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4164" calcext:value-type="float">
            <text:p>0,4164</text:p>
          </table:table-cell>
          <table:table-cell office:value-type="float" office:value="0.5904" calcext:value-type="float">
            <text:p>0,5904</text:p>
          </table:table-cell>
          <table:table-cell office:value-type="float" office:value="0.8471" calcext:value-type="float">
            <text:p>0,8471</text:p>
          </table:table-cell>
          <table:table-cell office:value-type="float" office:value="1.1034" calcext:value-type="float">
            <text:p>1,10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137" calcext:value-type="float">
            <text:p>1,5137</text:p>
          </table:table-cell>
          <table:table-cell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3592" calcext:value-type="float">
            <text:p>0,3592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5912" calcext:value-type="float">
            <text:p>0,5912</text:p>
          </table:table-cell>
          <table:table-cell office:value-type="float" office:value="0.7236" calcext:value-type="float">
            <text:p>0,7236</text:p>
          </table:table-cell>
          <table:table-cell office:value-type="float" office:value="1.2104" calcext:value-type="float">
            <text:p>1,2104</text:p>
          </table:table-cell>
          <table:table-cell office:value-type="float" office:value="1.871" calcext:value-type="float">
            <text:p>1,871</text:p>
          </table:table-cell>
          <table:table-cell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531" calcext:value-type="float">
            <text:p>0,2531</text:p>
          </table:table-cell>
          <table:table-cell office:value-type="float" office:value="0.3475" calcext:value-type="float">
            <text:p>0,3475</text:p>
          </table:table-cell>
          <table:table-cell office:value-type="float" office:value="0.366" calcext:value-type="float">
            <text:p>0,366</text:p>
          </table:table-cell>
          <table:table-cell office:value-type="float" office:value="0.4031" calcext:value-type="float">
            <text:p>0,4031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5754" calcext:value-type="float">
            <text:p>0,5754</text:p>
          </table:table-cell>
          <table:table-cell office:value-type="float" office:value="0.71" calcext:value-type="float">
            <text:p>0,71</text:p>
          </table:table-cell>
          <table:table-cell office:value-type="float" office:value="1.2982" calcext:value-type="float">
            <text:p>1,2982</text:p>
          </table:table-cell>
          <table:table-cell office:value-type="float" office:value="2.233" calcext:value-type="float">
            <text:p>2,233</text:p>
          </table:table-cell>
          <table:table-cell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0047" calcext:value-type="float">
            <text:p>1,0047</text:p>
          </table:table-cell>
          <table:table-cell office:value-type="float" office:value="2.7207" calcext:value-type="float">
            <text:p>2,7207</text:p>
          </table:table-cell>
          <table:table-cell office:value-type="float" office:value="4.4684" calcext:value-type="float">
            <text:p>4,4684</text:p>
          </table:table-cell>
          <table:table-cell office:value-type="float" office:value="7.887" calcext:value-type="float">
            <text:p>7,887</text:p>
          </table:table-cell>
          <table:table-cell office:value-type="float" office:value="18.0465" calcext:value-type="float">
            <text:p>18,0465</text:p>
          </table:table-cell>
          <table:table-cell office:value-type="float" office:value="35.6022" calcext:value-type="float">
            <text:p>35,6022</text:p>
          </table:table-cell>
          <table:table-cell office:value-type="float" office:value="74.6041" calcext:value-type="float">
            <text:p>74,6041</text:p>
          </table:table-cell>
          <table:table-cell office:value-type="float" office:value="210.9451" calcext:value-type="float">
            <text:p>210,9451</text:p>
          </table:table-cell>
          <table:table-cell office:value-type="float" office:value="437.4615" calcext:value-type="float">
            <text:p>437,4615</text:p>
          </table:table-cell>
          <table:table-cell office:value-type="float" office:value="892.2357" calcext:value-type="float">
            <text:p>892,23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176" calcext:value-type="float">
            <text:p>0,3176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3858" calcext:value-type="float">
            <text:p>0,3858</text:p>
          </table:table-cell>
          <table:table-cell office:value-type="float" office:value="0.4575" calcext:value-type="float">
            <text:p>0,4575</text:p>
          </table:table-cell>
          <table:table-cell office:value-type="float" office:value="0.5226" calcext:value-type="float">
            <text:p>0,5226</text:p>
          </table:table-cell>
          <table:table-cell office:value-type="float" office:value="0.5873" calcext:value-type="float">
            <text:p>0,5873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0852" calcext:value-type="float">
            <text:p>1,0852</text:p>
          </table:table-cell>
          <table:table-cell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522" calcext:value-type="float">
            <text:p>0,1522</text:p>
          </table:table-cell>
          <table:table-cell office:value-type="float" office:value="0.1714" calcext:value-type="float">
            <text:p>0,1714</text:p>
          </table:table-cell>
          <table:table-cell office:value-type="float" office:value="0.1768" calcext:value-type="float">
            <text:p>0,1768</text:p>
          </table:table-cell>
          <table:table-cell office:value-type="float" office:value="0.1769" calcext:value-type="float">
            <text:p>0,1769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2393" calcext:value-type="float">
            <text:p>0,2393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605" calcext:value-type="float">
            <text:p>0,605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878" calcext:value-type="float">
            <text:p>0,187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0097" calcext:value-type="float">
            <text:p>1,0097</text:p>
          </table:table-cell>
          <table:table-cell office:value-type="float" office:value="1.7457" calcext:value-type="float">
            <text:p>1,7457</text:p>
          </table:table-cell>
          <table:table-cell office:value-type="float" office:value="4.3781" calcext:value-type="float">
            <text:p>4,3781</text:p>
          </table:table-cell>
          <table:table-cell office:value-type="float" office:value="9.9239" calcext:value-type="float">
            <text:p>9,9239</text:p>
          </table:table-cell>
          <table:table-cell office:value-type="float" office:value="22.4029" calcext:value-type="float">
            <text:p>22,4029</text:p>
          </table:table-cell>
          <table:table-cell office:value-type="float" office:value="92.5848" calcext:value-type="float">
            <text:p>92,5848</text:p>
          </table:table-cell>
          <table:table-cell office:value-type="float" office:value="212.5981" calcext:value-type="float">
            <text:p>212,5981</text:p>
          </table:table-cell>
          <table:table-cell office:value-type="float" office:value="497.161" calcext:value-type="float">
            <text:p>497,16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5973" calcext:value-type="float">
            <text:p>0,5973</text:p>
          </table:table-cell>
          <table:table-cell office:value-type="float" office:value="1.0199" calcext:value-type="float">
            <text:p>1,0199</text:p>
          </table:table-cell>
          <table:table-cell office:value-type="float" office:value="1.7623" calcext:value-type="float">
            <text:p>1,7623</text:p>
          </table:table-cell>
          <table:table-cell office:value-type="float" office:value="4.5002" calcext:value-type="float">
            <text:p>4,5002</text:p>
          </table:table-cell>
          <table:table-cell office:value-type="float" office:value="10.2305" calcext:value-type="float">
            <text:p>10,2305</text:p>
          </table:table-cell>
          <table:table-cell office:value-type="float" office:value="23.3529" calcext:value-type="float">
            <text:p>23,3529</text:p>
          </table:table-cell>
          <table:table-cell office:value-type="float" office:value="95.2637" calcext:value-type="float">
            <text:p>95,2637</text:p>
          </table:table-cell>
          <table:table-cell office:value-type="float" office:value="211.5451" calcext:value-type="float">
            <text:p>211,5451</text:p>
          </table:table-cell>
          <table:table-cell office:value-type="float" office:value="495.2242" calcext:value-type="float">
            <text:p>495,224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3997" calcext:value-type="float">
            <text:p>0,3997</text:p>
          </table:table-cell>
          <table:table-cell office:value-type="float" office:value="0.7231" calcext:value-type="float">
            <text:p>0,7231</text:p>
          </table:table-cell>
          <table:table-cell office:value-type="float" office:value="1.0864" calcext:value-type="float">
            <text:p>1,0864</text:p>
          </table:table-cell>
          <table:table-cell office:value-type="float" office:value="1.8126" calcext:value-type="float">
            <text:p>1,8126</text:p>
          </table:table-cell>
          <table:table-cell office:value-type="float" office:value="4.2049" calcext:value-type="float">
            <text:p>4,2049</text:p>
          </table:table-cell>
          <table:table-cell office:value-type="float" office:value="8.461" calcext:value-type="float">
            <text:p>8,461</text:p>
          </table:table-cell>
          <table:table-cell office:value-type="float" office:value="15.385" calcext:value-type="float">
            <text:p>15,385</text:p>
          </table:table-cell>
          <table:table-cell office:value-type="float" office:value="35.7114" calcext:value-type="float">
            <text:p>35,7114</text:p>
          </table:table-cell>
          <table:table-cell office:value-type="float" office:value="40.8602" calcext:value-type="float">
            <text:p>40,8602</text:p>
          </table:table-cell>
          <table:table-cell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201" calcext:value-type="float">
            <text:p>0,2201</text:p>
          </table:table-cell>
          <table:table-cell office:value-type="float" office:value="0.2467" calcext:value-type="float">
            <text:p>0,2467</text:p>
          </table:table-cell>
          <table:table-cell office:value-type="float" office:value="0.2353" calcext:value-type="float">
            <text:p>0,2353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3" calcext:value-type="float">
            <text:p>0,23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254" calcext:value-type="float">
            <text:p>0,2254</text:p>
          </table:table-cell>
          <table:table-cell office:value-type="float" office:value="0.2103" calcext:value-type="float">
            <text:p>0,2103</text:p>
          </table:table-cell>
          <table:table-cell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9265" calcext:value-type="float">
            <text:p>0,9265</text:p>
          </table:table-cell>
          <table:table-cell office:value-type="float" office:value="1.3258" calcext:value-type="float">
            <text:p>1,3258</text:p>
          </table:table-cell>
          <table:table-cell office:value-type="float" office:value="1.599" calcext:value-type="float">
            <text:p>1,599</text:p>
          </table:table-cell>
          <table:table-cell office:value-type="float" office:value="2.2442" calcext:value-type="float">
            <text:p>2,2442</text:p>
          </table:table-cell>
          <table:table-cell office:value-type="float" office:value="4.2377" calcext:value-type="float">
            <text:p>4,2377</text:p>
          </table:table-cell>
          <table:table-cell office:value-type="float" office:value="7.9415" calcext:value-type="float">
            <text:p>7,9415</text:p>
          </table:table-cell>
          <table:table-cell office:value-type="float" office:value="16.2657" calcext:value-type="float">
            <text:p>16,2657</text:p>
          </table:table-cell>
          <table:table-cell office:value-type="float" office:value="72.5861" calcext:value-type="float">
            <text:p>72,5861</text:p>
          </table:table-cell>
          <table:table-cell office:value-type="float" office:value="170.0339" calcext:value-type="float">
            <text:p>170,0339</text:p>
          </table:table-cell>
          <table:table-cell office:value-type="float" office:value="359.1688" calcext:value-type="float">
            <text:p>359,16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38" calcext:value-type="float">
            <text:p>0,1738</text:p>
          </table:table-cell>
          <table:table-cell office:value-type="float" office:value="0.1731" calcext:value-type="float">
            <text:p>0,1731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1934" calcext:value-type="float">
            <text:p>0,1934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1879" calcext:value-type="float">
            <text:p>0,1879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44" calcext:value-type="float">
            <text:p>0,1744</text:p>
          </table:table-cell>
          <table:table-cell office:value-type="float" office:value="0.1791" calcext:value-type="float">
            <text:p>0,1791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949" calcext:value-type="float">
            <text:p>0,1949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819" calcext:value-type="float">
            <text:p>0,1819</text:p>
          </table:table-cell>
          <table:table-cell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99" calcext:value-type="float">
            <text:p>0,099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4716" calcext:value-type="float">
            <text:p>0,4716</text:p>
          </table:table-cell>
          <table:table-cell office:value-type="float" office:value="0.8494" calcext:value-type="float">
            <text:p>0,8494</text:p>
          </table:table-cell>
          <table:table-cell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381" calcext:value-type="float">
            <text:p>0,2381</text:p>
          </table:table-cell>
          <table:table-cell office:value-type="float" office:value="0.4366" calcext:value-type="float">
            <text:p>0,4366</text:p>
          </table:table-cell>
          <table:table-cell office:value-type="float" office:value="0.8494" calcext:value-type="float">
            <text:p>0,8494</text:p>
          </table:table-cell>
          <table:table-cell office:value-type="float" office:value="2.9236" calcext:value-type="float">
            <text:p>2,92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66" calcext:value-type="float">
            <text:p>0,066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4536" calcext:value-type="float">
            <text:p>0,4536</text:p>
          </table:table-cell>
          <table:table-cell office:value-type="float" office:value="0.8641" calcext:value-type="float">
            <text:p>0,8641</text:p>
          </table:table-cell>
          <table:table-cell office:value-type="float" office:value="2.9546" calcext:value-type="float">
            <text:p>2,954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24" calcext:value-type="float">
            <text:p>0,324</text:p>
          </table:table-cell>
          <table:table-cell office:value-type="float" office:value="1.0476" calcext:value-type="float">
            <text:p>1,0476</text:p>
          </table:table-cell>
          <table:table-cell office:value-type="float" office:value="1.7" calcext:value-type="float">
            <text:p>1,7</text:p>
          </table:table-cell>
          <table:table-cell office:value-type="float" office:value="3.0984" calcext:value-type="float">
            <text:p>3,0984</text:p>
          </table:table-cell>
          <table:table-cell office:value-type="float" office:value="9.8541" calcext:value-type="float">
            <text:p>9,8541</text:p>
          </table:table-cell>
          <table:table-cell office:value-type="float" office:value="24.694" calcext:value-type="float">
            <text:p>24,694</text:p>
          </table:table-cell>
          <table:table-cell office:value-type="float" office:value="61.8159" calcext:value-type="float">
            <text:p>61,8159</text:p>
          </table:table-cell>
          <table:table-cell office:value-type="float" office:value="267.9619" calcext:value-type="float">
            <text:p>267,9619</text:p>
          </table:table-cell>
          <table:table-cell office:value-type="float" office:value="613.7071" calcext:value-type="float">
            <text:p>613,7071</text:p>
          </table:table-cell>
          <table:table-cell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3251" calcext:value-type="float">
            <text:p>0,3251</text:p>
          </table:table-cell>
          <table:table-cell office:value-type="float" office:value="1.059" calcext:value-type="float">
            <text:p>1,059</text:p>
          </table:table-cell>
          <table:table-cell office:value-type="float" office:value="1.7199" calcext:value-type="float">
            <text:p>1,7199</text:p>
          </table:table-cell>
          <table:table-cell office:value-type="float" office:value="3.1438" calcext:value-type="float">
            <text:p>3,1438</text:p>
          </table:table-cell>
          <table:table-cell office:value-type="float" office:value="10.312" calcext:value-type="float">
            <text:p>10,312</text:p>
          </table:table-cell>
          <table:table-cell office:value-type="float" office:value="25.4037" calcext:value-type="float">
            <text:p>25,4037</text:p>
          </table:table-cell>
          <table:table-cell office:value-type="float" office:value="64.3463" calcext:value-type="float">
            <text:p>64,3463</text:p>
          </table:table-cell>
          <table:table-cell office:value-type="float" office:value="268.1082" calcext:value-type="float">
            <text:p>268,1082</text:p>
          </table:table-cell>
          <table:table-cell office:value-type="float" office:value="614.7513" calcext:value-type="float">
            <text:p>614,7513</text:p>
          </table:table-cell>
          <table:table-cell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405" calcext:value-type="float">
            <text:p>0,0405</text:p>
          </table:table-cell>
          <table:table-cell table:number-columns-repeated="2" office:value-type="float" office:value="0.0417" calcext:value-type="float">
            <text:p>0,0417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4" calcext:value-type="float">
            <text:p>0,04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639" calcext:value-type="float">
            <text:p>0,06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7" calcext:value-type="float">
            <text:p>0,047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619" calcext:value-type="float">
            <text:p>0,06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3282" calcext:value-type="float">
            <text:p>0,3282</text:p>
          </table:table-cell>
          <table:table-cell office:value-type="float" office:value="0.9187" calcext:value-type="float">
            <text:p>0,9187</text:p>
          </table:table-cell>
          <table:table-cell office:value-type="float" office:value="1.5722" calcext:value-type="float">
            <text:p>1,5722</text:p>
          </table:table-cell>
          <table:table-cell office:value-type="float" office:value="2.956" calcext:value-type="float">
            <text:p>2,956</text:p>
          </table:table-cell>
          <table:table-cell office:value-type="float" office:value="10.076" calcext:value-type="float">
            <text:p>10,076</text:p>
          </table:table-cell>
          <table:table-cell office:value-type="float" office:value="29.7554" calcext:value-type="float">
            <text:p>29,7554</text:p>
          </table:table-cell>
          <table:table-cell office:value-type="float" office:value="86.4485" calcext:value-type="float">
            <text:p>86,4485</text:p>
          </table:table-cell>
          <table:table-cell office:value-type="float" office:value="287.4616" calcext:value-type="float">
            <text:p>287,4616</text:p>
          </table:table-cell>
          <table:table-cell office:value-type="float" office:value="618.1577" calcext:value-type="float">
            <text:p>618,1577</text:p>
          </table:table-cell>
          <table:table-cell office:value-type="float" office:value="1312.2132" calcext:value-type="float">
            <text:p>1312,21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3245" calcext:value-type="float">
            <text:p>0,3245</text:p>
          </table:table-cell>
          <table:table-cell office:value-type="float" office:value="0.9048" calcext:value-type="float">
            <text:p>0,9048</text:p>
          </table:table-cell>
          <table:table-cell office:value-type="float" office:value="1.578" calcext:value-type="float">
            <text:p>1,578</text:p>
          </table:table-cell>
          <table:table-cell office:value-type="float" office:value="2.9892" calcext:value-type="float">
            <text:p>2,9892</text:p>
          </table:table-cell>
          <table:table-cell office:value-type="float" office:value="10.5939" calcext:value-type="float">
            <text:p>10,5939</text:p>
          </table:table-cell>
          <table:table-cell office:value-type="float" office:value="30.7751" calcext:value-type="float">
            <text:p>30,7751</text:p>
          </table:table-cell>
          <table:table-cell office:value-type="float" office:value="89.5115" calcext:value-type="float">
            <text:p>89,5115</text:p>
          </table:table-cell>
          <table:table-cell office:value-type="float" office:value="287.3532" calcext:value-type="float">
            <text:p>287,3532</text:p>
          </table:table-cell>
          <table:table-cell office:value-type="float" office:value="618.4325" calcext:value-type="float">
            <text:p>618,4325</text:p>
          </table:table-cell>
          <table:table-cell office:value-type="float" office:value="1308.4929" calcext:value-type="float">
            <text:p>1308,49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3152" calcext:value-type="float">
            <text:p>0,315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8262" calcext:value-type="float">
            <text:p>1,8262</text:p>
          </table:table-cell>
          <table:table-cell office:value-type="float" office:value="3.2068" calcext:value-type="float">
            <text:p>3,2068</text:p>
          </table:table-cell>
          <table:table-cell office:value-type="float" office:value="6.3987" calcext:value-type="float">
            <text:p>6,3987</text:p>
          </table:table-cell>
          <table:table-cell office:value-type="float" office:value="15.9666" calcext:value-type="float">
            <text:p>15,9666</text:p>
          </table:table-cell>
          <table:table-cell office:value-type="float" office:value="32.8031" calcext:value-type="float">
            <text:p>32,8031</text:p>
          </table:table-cell>
          <table:table-cell office:value-type="float" office:value="47.9223" calcext:value-type="float">
            <text:p>47,9223</text:p>
          </table:table-cell>
          <table:table-cell office:value-type="float" office:value="66.074" calcext:value-type="float">
            <text:p>66,074</text:p>
          </table:table-cell>
          <table:table-cell office:value-type="float" office:value="80.2758" calcext:value-type="float">
            <text:p>80,2758</text:p>
          </table:table-cell>
          <table:table-cell office:value-type="float" office:value="95.8588" calcext:value-type="float">
            <text:p>95,8588</text:p>
          </table:table-cell>
          <table:table-cell office:value-type="float" office:value="115.1794" calcext:value-type="float">
            <text:p>115,179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5259" calcext:value-type="float">
            <text:p>0,5259</text:p>
          </table:table-cell>
          <table:table-cell office:value-type="float" office:value="1.0857" calcext:value-type="float">
            <text:p>1,0857</text:p>
          </table:table-cell>
          <table:table-cell office:value-type="float" office:value="2.6501" calcext:value-type="float">
            <text:p>2,6501</text:p>
          </table:table-cell>
          <table:table-cell office:value-type="float" office:value="5.3801" calcext:value-type="float">
            <text:p>5,3801</text:p>
          </table:table-cell>
          <table:table-cell office:value-type="float" office:value="11.3383" calcext:value-type="float">
            <text:p>11,3383</text:p>
          </table:table-cell>
          <table:table-cell office:value-type="float" office:value="27.9323" calcext:value-type="float">
            <text:p>27,9323</text:p>
          </table:table-cell>
          <table:table-cell office:value-type="float" office:value="57.8779" calcext:value-type="float">
            <text:p>57,8779</text:p>
          </table:table-cell>
          <table:table-cell office:value-type="float" office:value="88.7615" calcext:value-type="float">
            <text:p>88,7615</text:p>
          </table:table-cell>
          <table:table-cell office:value-type="float" office:value="117.8521" calcext:value-type="float">
            <text:p>117,8521</text:p>
          </table:table-cell>
          <table:table-cell office:value-type="float" office:value="149.912" calcext:value-type="float">
            <text:p>149,912</text:p>
          </table:table-cell>
          <table:table-cell office:value-type="float" office:value="187.8604" calcext:value-type="float">
            <text:p>187,8604</text:p>
          </table:table-cell>
          <table:table-cell office:value-type="float" office:value="222.2508" calcext:value-type="float">
            <text:p>222,250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5106" calcext:value-type="float">
            <text:p>0,5106</text:p>
          </table:table-cell>
          <table:table-cell office:value-type="float" office:value="1.051" calcext:value-type="float">
            <text:p>1,051</text:p>
          </table:table-cell>
          <table:table-cell office:value-type="float" office:value="2.826" calcext:value-type="float">
            <text:p>2,826</text:p>
          </table:table-cell>
          <table:table-cell office:value-type="float" office:value="5.5948" calcext:value-type="float">
            <text:p>5,5948</text:p>
          </table:table-cell>
          <table:table-cell office:value-type="float" office:value="10.6853" calcext:value-type="float">
            <text:p>10,6853</text:p>
          </table:table-cell>
          <table:table-cell office:value-type="float" office:value="29.1404" calcext:value-type="float">
            <text:p>29,1404</text:p>
          </table:table-cell>
          <table:table-cell office:value-type="float" office:value="59.5902" calcext:value-type="float">
            <text:p>59,5902</text:p>
          </table:table-cell>
          <table:table-cell office:value-type="float" office:value="91.7179" calcext:value-type="float">
            <text:p>91,7179</text:p>
          </table:table-cell>
          <table:table-cell office:value-type="float" office:value="124.613" calcext:value-type="float">
            <text:p>124,613</text:p>
          </table:table-cell>
          <table:table-cell office:value-type="float" office:value="156.566" calcext:value-type="float">
            <text:p>156,566</text:p>
          </table:table-cell>
          <table:table-cell office:value-type="float" office:value="195.2243" calcext:value-type="float">
            <text:p>195,2243</text:p>
          </table:table-cell>
          <table:table-cell office:value-type="float" office:value="230.6752" calcext:value-type="float">
            <text:p>230,67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7872" calcext:value-type="float">
            <text:p>1,7872</text:p>
          </table:table-cell>
          <table:table-cell office:value-type="float" office:value="3.209" calcext:value-type="float">
            <text:p>3,209</text:p>
          </table:table-cell>
          <table:table-cell office:value-type="float" office:value="6.3816" calcext:value-type="float">
            <text:p>6,3816</text:p>
          </table:table-cell>
          <table:table-cell office:value-type="float" office:value="15.8952" calcext:value-type="float">
            <text:p>15,8952</text:p>
          </table:table-cell>
          <table:table-cell office:value-type="float" office:value="32.699" calcext:value-type="float">
            <text:p>32,699</text:p>
          </table:table-cell>
          <table:table-cell office:value-type="float" office:value="47.866" calcext:value-type="float">
            <text:p>47,866</text:p>
          </table:table-cell>
          <table:table-cell office:value-type="float" office:value="65.2497" calcext:value-type="float">
            <text:p>65,2497</text:p>
          </table:table-cell>
          <table:table-cell office:value-type="float" office:value="79.6119" calcext:value-type="float">
            <text:p>79,6119</text:p>
          </table:table-cell>
          <table:table-cell office:value-type="float" office:value="95.2772" calcext:value-type="float">
            <text:p>95,2772</text:p>
          </table:table-cell>
          <table:table-cell office:value-type="float" office:value="114.2001" calcext:value-type="float">
            <text:p>114,200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3326" calcext:value-type="float">
            <text:p>0,3326</text:p>
          </table:table-cell>
          <table:table-cell office:value-type="float" office:value="0.6357" calcext:value-type="float">
            <text:p>0,6357</text:p>
          </table:table-cell>
          <table:table-cell office:value-type="float" office:value="1.4962" calcext:value-type="float">
            <text:p>1,4962</text:p>
          </table:table-cell>
          <table:table-cell office:value-type="float" office:value="3.1029" calcext:value-type="float">
            <text:p>3,1029</text:p>
          </table:table-cell>
          <table:table-cell office:value-type="float" office:value="6.8508" calcext:value-type="float">
            <text:p>6,8508</text:p>
          </table:table-cell>
          <table:table-cell office:value-type="float" office:value="19.3997" calcext:value-type="float">
            <text:p>19,3997</text:p>
          </table:table-cell>
          <table:table-cell office:value-type="float" office:value="45.0386" calcext:value-type="float">
            <text:p>45,0386</text:p>
          </table:table-cell>
          <table:table-cell office:value-type="float" office:value="75.1087" calcext:value-type="float">
            <text:p>75,1087</text:p>
          </table:table-cell>
          <table:table-cell office:value-type="float" office:value="104.9119" calcext:value-type="float">
            <text:p>104,9119</text:p>
          </table:table-cell>
          <table:table-cell office:value-type="float" office:value="137.5843" calcext:value-type="float">
            <text:p>137,5843</text:p>
          </table:table-cell>
          <table:table-cell office:value-type="float" office:value="176.9225" calcext:value-type="float">
            <text:p>176,9225</text:p>
          </table:table-cell>
          <table:table-cell office:value-type="float" office:value="213.4565" calcext:value-type="float">
            <text:p>213,45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3297" calcext:value-type="float">
            <text:p>0,3297</text:p>
          </table:table-cell>
          <table:table-cell office:value-type="float" office:value="0.619" calcext:value-type="float">
            <text:p>0,619</text:p>
          </table:table-cell>
          <table:table-cell office:value-type="float" office:value="1.6319" calcext:value-type="float">
            <text:p>1,6319</text:p>
          </table:table-cell>
          <table:table-cell office:value-type="float" office:value="3.2293" calcext:value-type="float">
            <text:p>3,2293</text:p>
          </table:table-cell>
          <table:table-cell office:value-type="float" office:value="6.3968" calcext:value-type="float">
            <text:p>6,3968</text:p>
          </table:table-cell>
          <table:table-cell office:value-type="float" office:value="20.3452" calcext:value-type="float">
            <text:p>20,3452</text:p>
          </table:table-cell>
          <table:table-cell office:value-type="float" office:value="46.9192" calcext:value-type="float">
            <text:p>46,9192</text:p>
          </table:table-cell>
          <table:table-cell office:value-type="float" office:value="77.731" calcext:value-type="float">
            <text:p>77,731</text:p>
          </table:table-cell>
          <table:table-cell office:value-type="float" office:value="110.1857" calcext:value-type="float">
            <text:p>110,1857</text:p>
          </table:table-cell>
          <table:table-cell office:value-type="float" office:value="145.1898" calcext:value-type="float">
            <text:p>145,1898</text:p>
          </table:table-cell>
          <table:table-cell office:value-type="float" office:value="183.568" calcext:value-type="float">
            <text:p>183,568</text:p>
          </table:table-cell>
          <table:table-cell office:value-type="float" office:value="229.3122" calcext:value-type="float">
            <text:p>229,3122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3152" calcext:value-type="float">
            <text:p>0,03152</text:p>
          </table:table-cell>
          <table:table-cell table:formula="of:=[.E70]/[.E$69]" office:value-type="float" office:value="0.033435" calcext:value-type="float">
            <text:p>0,033435</text:p>
          </table:table-cell>
          <table:table-cell table:formula="of:=[.F70]/[.F$69]" office:value-type="float" office:value="0.036524" calcext:value-type="float">
            <text:p>0,036524</text:p>
          </table:table-cell>
          <table:table-cell table:formula="of:=[.G70]/[.G$69]" office:value-type="float" office:value="0.032068" calcext:value-type="float">
            <text:p>0,032068</text:p>
          </table:table-cell>
          <table:table-cell table:formula="of:=[.H70]/[.H$69]" office:value-type="float" office:value="0.0319935" calcext:value-type="float">
            <text:p>0,0319935</text:p>
          </table:table-cell>
          <table:table-cell table:formula="of:=[.I70]/[.I$69]" office:value-type="float" office:value="0.0319332" calcext:value-type="float">
            <text:p>0,0319332</text:p>
          </table:table-cell>
          <table:table-cell table:formula="of:=[.J70]/[.J$69]" office:value-type="float" office:value="0.0328031" calcext:value-type="float">
            <text:p>0,0328031</text:p>
          </table:table-cell>
          <table:table-cell table:formula="of:=[.K70]/[.K$69]" office:value-type="float" office:value="0.0319482" calcext:value-type="float">
            <text:p>0,0319482</text:p>
          </table:table-cell>
          <table:table-cell table:formula="of:=[.L70]/[.L$69]" office:value-type="float" office:value="0.033037" calcext:value-type="float">
            <text:p>0,033037</text:p>
          </table:table-cell>
          <table:table-cell table:formula="of:=[.M70]/[.M$69]" office:value-type="float" office:value="0.03211032" calcext:value-type="float">
            <text:p>0,03211032</text:p>
          </table:table-cell>
          <table:table-cell table:formula="of:=[.N70]/[.N$69]" office:value-type="float" office:value="0.0319529333333333" calcext:value-type="float">
            <text:p>0,0319529333</text:p>
          </table:table-cell>
          <table:table-cell table:formula="of:=[.O70]/[.O$69]" office:value-type="float" office:value="0.0329084" calcext:value-type="float">
            <text:p>0,032908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5259" calcext:value-type="float">
            <text:p>0,05259</text:p>
          </table:table-cell>
          <table:table-cell table:formula="of:=[.E71]/[.E$69]" office:value-type="float" office:value="0.054285" calcext:value-type="float">
            <text:p>0,054285</text:p>
          </table:table-cell>
          <table:table-cell table:formula="of:=[.F71]/[.F$69]" office:value-type="float" office:value="0.053002" calcext:value-type="float">
            <text:p>0,053002</text:p>
          </table:table-cell>
          <table:table-cell table:formula="of:=[.G71]/[.G$69]" office:value-type="float" office:value="0.053801" calcext:value-type="float">
            <text:p>0,053801</text:p>
          </table:table-cell>
          <table:table-cell table:formula="of:=[.H71]/[.H$69]" office:value-type="float" office:value="0.0566915" calcext:value-type="float">
            <text:p>0,0566915</text:p>
          </table:table-cell>
          <table:table-cell table:formula="of:=[.I71]/[.I$69]" office:value-type="float" office:value="0.0558646" calcext:value-type="float">
            <text:p>0,0558646</text:p>
          </table:table-cell>
          <table:table-cell table:formula="of:=[.J71]/[.J$69]" office:value-type="float" office:value="0.0578779" calcext:value-type="float">
            <text:p>0,0578779</text:p>
          </table:table-cell>
          <table:table-cell table:formula="of:=[.K71]/[.K$69]" office:value-type="float" office:value="0.0591743333333333" calcext:value-type="float">
            <text:p>0,0591743333</text:p>
          </table:table-cell>
          <table:table-cell table:formula="of:=[.L71]/[.L$69]" office:value-type="float" office:value="0.05892605" calcext:value-type="float">
            <text:p>0,05892605</text:p>
          </table:table-cell>
          <table:table-cell table:formula="of:=[.M71]/[.M$69]" office:value-type="float" office:value="0.0599648" calcext:value-type="float">
            <text:p>0,0599648</text:p>
          </table:table-cell>
          <table:table-cell table:formula="of:=[.N71]/[.N$69]" office:value-type="float" office:value="0.0626201333333333" calcext:value-type="float">
            <text:p>0,0626201333</text:p>
          </table:table-cell>
          <table:table-cell table:formula="of:=[.O71]/[.O$69]" office:value-type="float" office:value="0.0635002285714286" calcext:value-type="float">
            <text:p>0,0635002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5106" calcext:value-type="float">
            <text:p>0,05106</text:p>
          </table:table-cell>
          <table:table-cell table:formula="of:=[.E72]/[.E$69]" office:value-type="float" office:value="0.05255" calcext:value-type="float">
            <text:p>0,05255</text:p>
          </table:table-cell>
          <table:table-cell table:formula="of:=[.F72]/[.F$69]" office:value-type="float" office:value="0.05652" calcext:value-type="float">
            <text:p>0,05652</text:p>
          </table:table-cell>
          <table:table-cell table:formula="of:=[.G72]/[.G$69]" office:value-type="float" office:value="0.055948" calcext:value-type="float">
            <text:p>0,055948</text:p>
          </table:table-cell>
          <table:table-cell table:formula="of:=[.H72]/[.H$69]" office:value-type="float" office:value="0.0534265" calcext:value-type="float">
            <text:p>0,0534265</text:p>
          </table:table-cell>
          <table:table-cell table:formula="of:=[.I72]/[.I$69]" office:value-type="float" office:value="0.0582808" calcext:value-type="float">
            <text:p>0,0582808</text:p>
          </table:table-cell>
          <table:table-cell table:formula="of:=[.J72]/[.J$69]" office:value-type="float" office:value="0.0595902" calcext:value-type="float">
            <text:p>0,0595902</text:p>
          </table:table-cell>
          <table:table-cell table:formula="of:=[.K72]/[.K$69]" office:value-type="float" office:value="0.0611452666666667" calcext:value-type="float">
            <text:p>0,0611452667</text:p>
          </table:table-cell>
          <table:table-cell table:formula="of:=[.L72]/[.L$69]" office:value-type="float" office:value="0.0623065" calcext:value-type="float">
            <text:p>0,0623065</text:p>
          </table:table-cell>
          <table:table-cell table:formula="of:=[.M72]/[.M$69]" office:value-type="float" office:value="0.0626264" calcext:value-type="float">
            <text:p>0,0626264</text:p>
          </table:table-cell>
          <table:table-cell table:formula="of:=[.N72]/[.N$69]" office:value-type="float" office:value="0.0650747666666667" calcext:value-type="float">
            <text:p>0,0650747667</text:p>
          </table:table-cell>
          <table:table-cell table:formula="of:=[.O72]/[.O$69]" office:value-type="float" office:value="0.0659072" calcext:value-type="float">
            <text:p>0,065907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2919" calcext:value-type="float">
            <text:p>0,02919</text:p>
          </table:table-cell>
          <table:table-cell table:formula="of:=[.E73]/[.E$69]" office:value-type="float" office:value="0.03272" calcext:value-type="float">
            <text:p>0,03272</text:p>
          </table:table-cell>
          <table:table-cell table:formula="of:=[.F73]/[.F$69]" office:value-type="float" office:value="0.035744" calcext:value-type="float">
            <text:p>0,035744</text:p>
          </table:table-cell>
          <table:table-cell table:formula="of:=[.G73]/[.G$69]" office:value-type="float" office:value="0.03209" calcext:value-type="float">
            <text:p>0,03209</text:p>
          </table:table-cell>
          <table:table-cell table:formula="of:=[.H73]/[.H$69]" office:value-type="float" office:value="0.031908" calcext:value-type="float">
            <text:p>0,031908</text:p>
          </table:table-cell>
          <table:table-cell table:formula="of:=[.I73]/[.I$69]" office:value-type="float" office:value="0.0317904" calcext:value-type="float">
            <text:p>0,0317904</text:p>
          </table:table-cell>
          <table:table-cell table:formula="of:=[.J73]/[.J$69]" office:value-type="float" office:value="0.032699" calcext:value-type="float">
            <text:p>0,032699</text:p>
          </table:table-cell>
          <table:table-cell table:formula="of:=[.K73]/[.K$69]" office:value-type="float" office:value="0.0319106666666667" calcext:value-type="float">
            <text:p>0,0319106667</text:p>
          </table:table-cell>
          <table:table-cell table:formula="of:=[.L73]/[.L$69]" office:value-type="float" office:value="0.03262485" calcext:value-type="float">
            <text:p>0,03262485</text:p>
          </table:table-cell>
          <table:table-cell table:formula="of:=[.M73]/[.M$69]" office:value-type="float" office:value="0.03184476" calcext:value-type="float">
            <text:p>0,03184476</text:p>
          </table:table-cell>
          <table:table-cell table:formula="of:=[.N73]/[.N$69]" office:value-type="float" office:value="0.0317590666666667" calcext:value-type="float">
            <text:p>0,0317590667</text:p>
          </table:table-cell>
          <table:table-cell table:formula="of:=[.O73]/[.O$69]" office:value-type="float" office:value="0.0326286" calcext:value-type="float">
            <text:p>0,0326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3326" calcext:value-type="float">
            <text:p>0,03326</text:p>
          </table:table-cell>
          <table:table-cell table:formula="of:=[.E74]/[.E$69]" office:value-type="float" office:value="0.031785" calcext:value-type="float">
            <text:p>0,031785</text:p>
          </table:table-cell>
          <table:table-cell table:formula="of:=[.F74]/[.F$69]" office:value-type="float" office:value="0.029924" calcext:value-type="float">
            <text:p>0,029924</text:p>
          </table:table-cell>
          <table:table-cell table:formula="of:=[.G74]/[.G$69]" office:value-type="float" office:value="0.031029" calcext:value-type="float">
            <text:p>0,031029</text:p>
          </table:table-cell>
          <table:table-cell table:formula="of:=[.H74]/[.H$69]" office:value-type="float" office:value="0.034254" calcext:value-type="float">
            <text:p>0,034254</text:p>
          </table:table-cell>
          <table:table-cell table:formula="of:=[.I74]/[.I$69]" office:value-type="float" office:value="0.0387994" calcext:value-type="float">
            <text:p>0,0387994</text:p>
          </table:table-cell>
          <table:table-cell table:formula="of:=[.J74]/[.J$69]" office:value-type="float" office:value="0.0450386" calcext:value-type="float">
            <text:p>0,0450386</text:p>
          </table:table-cell>
          <table:table-cell table:formula="of:=[.K74]/[.K$69]" office:value-type="float" office:value="0.0500724666666667" calcext:value-type="float">
            <text:p>0,0500724667</text:p>
          </table:table-cell>
          <table:table-cell table:formula="of:=[.L74]/[.L$69]" office:value-type="float" office:value="0.05245595" calcext:value-type="float">
            <text:p>0,05245595</text:p>
          </table:table-cell>
          <table:table-cell table:formula="of:=[.M74]/[.M$69]" office:value-type="float" office:value="0.05503372" calcext:value-type="float">
            <text:p>0,05503372</text:p>
          </table:table-cell>
          <table:table-cell table:formula="of:=[.N74]/[.N$69]" office:value-type="float" office:value="0.0589741666666667" calcext:value-type="float">
            <text:p>0,0589741667</text:p>
          </table:table-cell>
          <table:table-cell table:formula="of:=[.O74]/[.O$69]" office:value-type="float" office:value="0.0609875714285714" calcext:value-type="float">
            <text:p>0,06098757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3297" calcext:value-type="float">
            <text:p>0,03297</text:p>
          </table:table-cell>
          <table:table-cell table:formula="of:=[.E75]/[.E$69]" office:value-type="float" office:value="0.03095" calcext:value-type="float">
            <text:p>0,03095</text:p>
          </table:table-cell>
          <table:table-cell table:formula="of:=[.F75]/[.F$69]" office:value-type="float" office:value="0.032638" calcext:value-type="float">
            <text:p>0,032638</text:p>
          </table:table-cell>
          <table:table-cell table:formula="of:=[.G75]/[.G$69]" office:value-type="float" office:value="0.032293" calcext:value-type="float">
            <text:p>0,032293</text:p>
          </table:table-cell>
          <table:table-cell table:formula="of:=[.H75]/[.H$69]" office:value-type="float" office:value="0.031984" calcext:value-type="float">
            <text:p>0,031984</text:p>
          </table:table-cell>
          <table:table-cell table:formula="of:=[.I75]/[.I$69]" office:value-type="float" office:value="0.0406904" calcext:value-type="float">
            <text:p>0,0406904</text:p>
          </table:table-cell>
          <table:table-cell table:formula="of:=[.J75]/[.J$69]" office:value-type="float" office:value="0.0469192" calcext:value-type="float">
            <text:p>0,0469192</text:p>
          </table:table-cell>
          <table:table-cell table:formula="of:=[.K75]/[.K$69]" office:value-type="float" office:value="0.0518206666666667" calcext:value-type="float">
            <text:p>0,0518206667</text:p>
          </table:table-cell>
          <table:table-cell table:formula="of:=[.L75]/[.L$69]" office:value-type="float" office:value="0.05509285" calcext:value-type="float">
            <text:p>0,05509285</text:p>
          </table:table-cell>
          <table:table-cell table:formula="of:=[.M75]/[.M$69]" office:value-type="float" office:value="0.05807592" calcext:value-type="float">
            <text:p>0,05807592</text:p>
          </table:table-cell>
          <table:table-cell table:formula="of:=[.N75]/[.N$69]" office:value-type="float" office:value="0.0611893333333333" calcext:value-type="float">
            <text:p>0,0611893333</text:p>
          </table:table-cell>
          <table:table-cell table:formula="of:=[.O75]/[.O$69]" office:value-type="float" office:value="0.0655177714285714" calcext:value-type="float">
            <text:p>0,065517771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2758" calcext:value-type="float">
            <text:p>0,2758</text:p>
          </table:table-cell>
          <table:table-cell table:formula="of:=[.E6]" office:value-type="float" office:value="0.2562" calcext:value-type="float">
            <text:p>0,2562</text:p>
          </table:table-cell>
          <table:table-cell table:formula="of:=[.F6]" office:value-type="float" office:value="0.3093" calcext:value-type="float">
            <text:p>0,3093</text:p>
          </table:table-cell>
          <table:table-cell table:formula="of:=[.G6]" office:value-type="float" office:value="0.4126" calcext:value-type="float">
            <text:p>0,4126</text:p>
          </table:table-cell>
          <table:table-cell table:formula="of:=[.H6]" office:value-type="float" office:value="0.677" calcext:value-type="float">
            <text:p>0,677</text:p>
          </table:table-cell>
          <table:table-cell table:formula="of:=[.I6]" office:value-type="float" office:value="1.0904" calcext:value-type="float">
            <text:p>1,0904</text:p>
          </table:table-cell>
          <table:table-cell table:formula="of:=[.J6]" office:value-type="float" office:value="1.9694" calcext:value-type="float">
            <text:p>1,9694</text:p>
          </table:table-cell>
          <table:table-cell table:formula="of:=[.K6]" office:value-type="float" office:value="4.3917" calcext:value-type="float">
            <text:p>4,3917</text:p>
          </table:table-cell>
          <table:table-cell table:formula="of:=[.L6]" office:value-type="float" office:value="7.1176" calcext:value-type="float">
            <text:p>7,1176</text:p>
          </table:table-cell>
          <table:table-cell table:formula="of:=[.M6]"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2204" calcext:value-type="float">
            <text:p>0,2204</text:p>
          </table:table-cell>
          <table:table-cell table:formula="of:=[.E7]" office:value-type="float" office:value="0.2684" calcext:value-type="float">
            <text:p>0,2684</text:p>
          </table:table-cell>
          <table:table-cell table:formula="of:=[.F7]" office:value-type="float" office:value="0.32" calcext:value-type="float">
            <text:p>0,32</text:p>
          </table:table-cell>
          <table:table-cell table:formula="of:=[.G7]" office:value-type="float" office:value="0.4165" calcext:value-type="float">
            <text:p>0,4165</text:p>
          </table:table-cell>
          <table:table-cell table:formula="of:=[.H7]" office:value-type="float" office:value="0.6811" calcext:value-type="float">
            <text:p>0,6811</text:p>
          </table:table-cell>
          <table:table-cell table:formula="of:=[.I7]" office:value-type="float" office:value="1.1214" calcext:value-type="float">
            <text:p>1,1214</text:p>
          </table:table-cell>
          <table:table-cell table:formula="of:=[.J7]" office:value-type="float" office:value="2.0316" calcext:value-type="float">
            <text:p>2,0316</text:p>
          </table:table-cell>
          <table:table-cell table:formula="of:=[.K7]" office:value-type="float" office:value="4.2617" calcext:value-type="float">
            <text:p>4,2617</text:p>
          </table:table-cell>
          <table:table-cell table:formula="of:=[.L7]" office:value-type="float" office:value="7.5424" calcext:value-type="float">
            <text:p>7,5424</text:p>
          </table:table-cell>
          <table:table-cell table:formula="of:=[.M7]"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3408" calcext:value-type="float">
            <text:p>0,3408</text:p>
          </table:table-cell>
          <table:table-cell table:formula="of:=[.E9]" office:value-type="float" office:value="0.3981" calcext:value-type="float">
            <text:p>0,3981</text:p>
          </table:table-cell>
          <table:table-cell table:formula="of:=[.F9]" office:value-type="float" office:value="0.417" calcext:value-type="float">
            <text:p>0,417</text:p>
          </table:table-cell>
          <table:table-cell table:formula="of:=[.G9]" office:value-type="float" office:value="0.4269" calcext:value-type="float">
            <text:p>0,4269</text:p>
          </table:table-cell>
          <table:table-cell table:formula="of:=[.H9]" office:value-type="float" office:value="0.4748" calcext:value-type="float">
            <text:p>0,4748</text:p>
          </table:table-cell>
          <table:table-cell table:formula="of:=[.I9]" office:value-type="float" office:value="0.5452" calcext:value-type="float">
            <text:p>0,5452</text:p>
          </table:table-cell>
          <table:table-cell table:formula="of:=[.J9]" office:value-type="float" office:value="0.5991" calcext:value-type="float">
            <text:p>0,5991</text:p>
          </table:table-cell>
          <table:table-cell table:formula="of:=[.K9]" office:value-type="float" office:value="0.7217" calcext:value-type="float">
            <text:p>0,7217</text:p>
          </table:table-cell>
          <table:table-cell table:formula="of:=[.L9]" office:value-type="float" office:value="0.8584" calcext:value-type="float">
            <text:p>0,8584</text:p>
          </table:table-cell>
          <table:table-cell table:formula="of:=[.M9]"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1006" calcext:value-type="float">
            <text:p>0,1006</text:p>
          </table:table-cell>
          <table:table-cell table:formula="of:=[.E10]" office:value-type="float" office:value="0.1062" calcext:value-type="float">
            <text:p>0,1062</text:p>
          </table:table-cell>
          <table:table-cell table:formula="of:=[.F10]" office:value-type="float" office:value="0.1092" calcext:value-type="float">
            <text:p>0,1092</text:p>
          </table:table-cell>
          <table:table-cell table:formula="of:=[.G10]" office:value-type="float" office:value="0.1096" calcext:value-type="float">
            <text:p>0,1096</text:p>
          </table:table-cell>
          <table:table-cell table:formula="of:=[.H10]" office:value-type="float" office:value="0.1163" calcext:value-type="float">
            <text:p>0,1163</text:p>
          </table:table-cell>
          <table:table-cell table:formula="of:=[.I10]" office:value-type="float" office:value="0.1398" calcext:value-type="float">
            <text:p>0,1398</text:p>
          </table:table-cell>
          <table:table-cell table:formula="of:=[.J10]" office:value-type="float" office:value="0.1955" calcext:value-type="float">
            <text:p>0,1955</text:p>
          </table:table-cell>
          <table:table-cell table:formula="of:=[.K10]" office:value-type="float" office:value="0.5499" calcext:value-type="float">
            <text:p>0,5499</text:p>
          </table:table-cell>
          <table:table-cell table:formula="of:=[.L10]" office:value-type="float" office:value="0.699" calcext:value-type="float">
            <text:p>0,699</text:p>
          </table:table-cell>
          <table:table-cell table:formula="of:=[.M10]"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2042" calcext:value-type="float">
            <text:p>0,2042</text:p>
          </table:table-cell>
          <table:table-cell table:formula="of:=[.E13]" office:value-type="float" office:value="0.1993" calcext:value-type="float">
            <text:p>0,1993</text:p>
          </table:table-cell>
          <table:table-cell table:formula="of:=[.F13]" office:value-type="float" office:value="0.2742" calcext:value-type="float">
            <text:p>0,2742</text:p>
          </table:table-cell>
          <table:table-cell table:formula="of:=[.G13]" office:value-type="float" office:value="0.3566" calcext:value-type="float">
            <text:p>0,3566</text:p>
          </table:table-cell>
          <table:table-cell table:formula="of:=[.H13]" office:value-type="float" office:value="0.4541" calcext:value-type="float">
            <text:p>0,4541</text:p>
          </table:table-cell>
          <table:table-cell table:formula="of:=[.I13]" office:value-type="float" office:value="0.5748" calcext:value-type="float">
            <text:p>0,5748</text:p>
          </table:table-cell>
          <table:table-cell table:formula="of:=[.J13]" office:value-type="float" office:value="0.8909" calcext:value-type="float">
            <text:p>0,8909</text:p>
          </table:table-cell>
          <table:table-cell table:formula="of:=[.K13]" office:value-type="float" office:value="1.6388" calcext:value-type="float">
            <text:p>1,6388</text:p>
          </table:table-cell>
          <table:table-cell table:formula="of:=[.L13]" office:value-type="float" office:value="3.1841" calcext:value-type="float">
            <text:p>3,1841</text:p>
          </table:table-cell>
          <table:table-cell table:formula="of:=[.M13]"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1417" calcext:value-type="float">
            <text:p>0,1417</text:p>
          </table:table-cell>
          <table:table-cell table:formula="of:=[.E14]" office:value-type="float" office:value="0.1787" calcext:value-type="float">
            <text:p>0,1787</text:p>
          </table:table-cell>
          <table:table-cell table:formula="of:=[.F14]" office:value-type="float" office:value="0.2421" calcext:value-type="float">
            <text:p>0,2421</text:p>
          </table:table-cell>
          <table:table-cell table:formula="of:=[.G14]" office:value-type="float" office:value="0.315" calcext:value-type="float">
            <text:p>0,315</text:p>
          </table:table-cell>
          <table:table-cell table:formula="of:=[.H14]" office:value-type="float" office:value="0.4021" calcext:value-type="float">
            <text:p>0,4021</text:p>
          </table:table-cell>
          <table:table-cell table:formula="of:=[.I14]" office:value-type="float" office:value="0.5548" calcext:value-type="float">
            <text:p>0,5548</text:p>
          </table:table-cell>
          <table:table-cell table:formula="of:=[.J14]" office:value-type="float" office:value="0.8123" calcext:value-type="float">
            <text:p>0,8123</text:p>
          </table:table-cell>
          <table:table-cell table:formula="of:=[.K14]" office:value-type="float" office:value="1.6608" calcext:value-type="float">
            <text:p>1,6608</text:p>
          </table:table-cell>
          <table:table-cell table:formula="of:=[.L14]" office:value-type="float" office:value="3.1552" calcext:value-type="float">
            <text:p>3,1552</text:p>
          </table:table-cell>
          <table:table-cell table:formula="of:=[.M14]"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5111" calcext:value-type="float">
            <text:p>0,5111</text:p>
          </table:table-cell>
          <table:table-cell table:formula="of:=[.E16]" office:value-type="float" office:value="0.8566" calcext:value-type="float">
            <text:p>0,8566</text:p>
          </table:table-cell>
          <table:table-cell table:formula="of:=[.F16]" office:value-type="float" office:value="1.1109" calcext:value-type="float">
            <text:p>1,1109</text:p>
          </table:table-cell>
          <table:table-cell table:formula="of:=[.G16]" office:value-type="float" office:value="1.4345" calcext:value-type="float">
            <text:p>1,4345</text:p>
          </table:table-cell>
          <table:table-cell table:formula="of:=[.H16]" office:value-type="float" office:value="1.9932" calcext:value-type="float">
            <text:p>1,9932</text:p>
          </table:table-cell>
          <table:table-cell table:formula="of:=[.I16]" office:value-type="float" office:value="2.8922" calcext:value-type="float">
            <text:p>2,8922</text:p>
          </table:table-cell>
          <table:table-cell table:formula="of:=[.J16]" office:value-type="float" office:value="3.8042" calcext:value-type="float">
            <text:p>3,8042</text:p>
          </table:table-cell>
          <table:table-cell table:formula="of:=[.K16]" office:value-type="float" office:value="5.4335" calcext:value-type="float">
            <text:p>5,4335</text:p>
          </table:table-cell>
          <table:table-cell table:formula="of:=[.L16]" office:value-type="float" office:value="4.8708" calcext:value-type="float">
            <text:p>4,8708</text:p>
          </table:table-cell>
          <table:table-cell table:formula="of:=[.M16]"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1566" calcext:value-type="float">
            <text:p>0,1566</text:p>
          </table:table-cell>
          <table:table-cell table:formula="of:=[.E17]" office:value-type="float" office:value="0.2674" calcext:value-type="float">
            <text:p>0,2674</text:p>
          </table:table-cell>
          <table:table-cell table:formula="of:=[.F17]" office:value-type="float" office:value="0.3386" calcext:value-type="float">
            <text:p>0,3386</text:p>
          </table:table-cell>
          <table:table-cell table:formula="of:=[.G17]" office:value-type="float" office:value="0.4164" calcext:value-type="float">
            <text:p>0,4164</text:p>
          </table:table-cell>
          <table:table-cell table:formula="of:=[.H17]" office:value-type="float" office:value="0.5904" calcext:value-type="float">
            <text:p>0,5904</text:p>
          </table:table-cell>
          <table:table-cell table:formula="of:=[.I17]" office:value-type="float" office:value="0.8471" calcext:value-type="float">
            <text:p>0,8471</text:p>
          </table:table-cell>
          <table:table-cell table:formula="of:=[.J17]" office:value-type="float" office:value="1.1034" calcext:value-type="float">
            <text:p>1,1034</text:p>
          </table:table-cell>
          <table:table-cell table:formula="of:=[.K17]" office:value-type="float" office:value="1.695" calcext:value-type="float">
            <text:p>1,695</text:p>
          </table:table-cell>
          <table:table-cell table:formula="of:=[.L17]" office:value-type="float" office:value="1.5137" calcext:value-type="float">
            <text:p>1,5137</text:p>
          </table:table-cell>
          <table:table-cell table:formula="of:=[.M17]"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3545" calcext:value-type="float">
            <text:p>0,3545</text:p>
          </table:table-cell>
          <table:table-cell table:formula="of:=[.E20]" office:value-type="float" office:value="0.3592" calcext:value-type="float">
            <text:p>0,3592</text:p>
          </table:table-cell>
          <table:table-cell table:formula="of:=[.F20]" office:value-type="float" office:value="0.3813" calcext:value-type="float">
            <text:p>0,3813</text:p>
          </table:table-cell>
          <table:table-cell table:formula="of:=[.G20]" office:value-type="float" office:value="0.4269" calcext:value-type="float">
            <text:p>0,4269</text:p>
          </table:table-cell>
          <table:table-cell table:formula="of:=[.H20]" office:value-type="float" office:value="0.4913" calcext:value-type="float">
            <text:p>0,4913</text:p>
          </table:table-cell>
          <table:table-cell table:formula="of:=[.I20]" office:value-type="float" office:value="0.5912" calcext:value-type="float">
            <text:p>0,5912</text:p>
          </table:table-cell>
          <table:table-cell table:formula="of:=[.J20]" office:value-type="float" office:value="0.7236" calcext:value-type="float">
            <text:p>0,7236</text:p>
          </table:table-cell>
          <table:table-cell table:formula="of:=[.K20]" office:value-type="float" office:value="1.2104" calcext:value-type="float">
            <text:p>1,2104</text:p>
          </table:table-cell>
          <table:table-cell table:formula="of:=[.L20]" office:value-type="float" office:value="1.871" calcext:value-type="float">
            <text:p>1,871</text:p>
          </table:table-cell>
          <table:table-cell table:formula="of:=[.M20]"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2531" calcext:value-type="float">
            <text:p>0,2531</text:p>
          </table:table-cell>
          <table:table-cell table:formula="of:=[.E21]" office:value-type="float" office:value="0.3475" calcext:value-type="float">
            <text:p>0,3475</text:p>
          </table:table-cell>
          <table:table-cell table:formula="of:=[.F21]" office:value-type="float" office:value="0.366" calcext:value-type="float">
            <text:p>0,366</text:p>
          </table:table-cell>
          <table:table-cell table:formula="of:=[.G21]" office:value-type="float" office:value="0.4031" calcext:value-type="float">
            <text:p>0,4031</text:p>
          </table:table-cell>
          <table:table-cell table:formula="of:=[.H21]" office:value-type="float" office:value="0.4678" calcext:value-type="float">
            <text:p>0,4678</text:p>
          </table:table-cell>
          <table:table-cell table:formula="of:=[.I21]" office:value-type="float" office:value="0.5754" calcext:value-type="float">
            <text:p>0,5754</text:p>
          </table:table-cell>
          <table:table-cell table:formula="of:=[.J21]" office:value-type="float" office:value="0.71" calcext:value-type="float">
            <text:p>0,71</text:p>
          </table:table-cell>
          <table:table-cell table:formula="of:=[.K21]" office:value-type="float" office:value="1.2982" calcext:value-type="float">
            <text:p>1,2982</text:p>
          </table:table-cell>
          <table:table-cell table:formula="of:=[.L21]" office:value-type="float" office:value="2.233" calcext:value-type="float">
            <text:p>2,233</text:p>
          </table:table-cell>
          <table:table-cell table:formula="of:=[.M21]"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3176" calcext:value-type="float">
            <text:p>0,3176</text:p>
          </table:table-cell>
          <table:table-cell table:formula="of:=[.E23]" office:value-type="float" office:value="0.3636" calcext:value-type="float">
            <text:p>0,3636</text:p>
          </table:table-cell>
          <table:table-cell table:formula="of:=[.F23]" office:value-type="float" office:value="0.3737" calcext:value-type="float">
            <text:p>0,3737</text:p>
          </table:table-cell>
          <table:table-cell table:formula="of:=[.G23]" office:value-type="float" office:value="0.3858" calcext:value-type="float">
            <text:p>0,3858</text:p>
          </table:table-cell>
          <table:table-cell table:formula="of:=[.H23]" office:value-type="float" office:value="0.4575" calcext:value-type="float">
            <text:p>0,4575</text:p>
          </table:table-cell>
          <table:table-cell table:formula="of:=[.I23]" office:value-type="float" office:value="0.5226" calcext:value-type="float">
            <text:p>0,5226</text:p>
          </table:table-cell>
          <table:table-cell table:formula="of:=[.J23]" office:value-type="float" office:value="0.5873" calcext:value-type="float">
            <text:p>0,5873</text:p>
          </table:table-cell>
          <table:table-cell table:formula="of:=[.K23]" office:value-type="float" office:value="0.8974" calcext:value-type="float">
            <text:p>0,8974</text:p>
          </table:table-cell>
          <table:table-cell table:formula="of:=[.L23]" office:value-type="float" office:value="1.0852" calcext:value-type="float">
            <text:p>1,0852</text:p>
          </table:table-cell>
          <table:table-cell table:formula="of:=[.M23]"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1522" calcext:value-type="float">
            <text:p>0,1522</text:p>
          </table:table-cell>
          <table:table-cell table:formula="of:=[.E24]" office:value-type="float" office:value="0.1714" calcext:value-type="float">
            <text:p>0,1714</text:p>
          </table:table-cell>
          <table:table-cell table:formula="of:=[.F24]" office:value-type="float" office:value="0.1768" calcext:value-type="float">
            <text:p>0,1768</text:p>
          </table:table-cell>
          <table:table-cell table:formula="of:=[.G24]" office:value-type="float" office:value="0.1769" calcext:value-type="float">
            <text:p>0,1769</text:p>
          </table:table-cell>
          <table:table-cell table:formula="of:=[.H24]" office:value-type="float" office:value="0.1995" calcext:value-type="float">
            <text:p>0,1995</text:p>
          </table:table-cell>
          <table:table-cell table:formula="of:=[.I24]" office:value-type="float" office:value="0.2393" calcext:value-type="float">
            <text:p>0,2393</text:p>
          </table:table-cell>
          <table:table-cell table:formula="of:=[.J24]" office:value-type="float" office:value="0.2998" calcext:value-type="float">
            <text:p>0,2998</text:p>
          </table:table-cell>
          <table:table-cell table:formula="of:=[.K24]" office:value-type="float" office:value="0.605" calcext:value-type="float">
            <text:p>0,605</text:p>
          </table:table-cell>
          <table:table-cell table:formula="of:=[.L24]" office:value-type="float" office:value="1.0096" calcext:value-type="float">
            <text:p>1,0096</text:p>
          </table:table-cell>
          <table:table-cell table:formula="of:=[.M24]"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1878" calcext:value-type="float">
            <text:p>0,01878</text:p>
          </table:table-cell>
          <table:table-cell table:formula="of:=[.E30]/[.E$109]" office:value-type="float" office:value="0.011932" calcext:value-type="float">
            <text:p>0,011932</text:p>
          </table:table-cell>
          <table:table-cell table:formula="of:=[.F30]/[.F$109]" office:value-type="float" office:value="0.010097" calcext:value-type="float">
            <text:p>0,010097</text:p>
          </table:table-cell>
          <table:table-cell table:formula="of:=[.G30]/[.G$109]" office:value-type="float" office:value="0.0087285" calcext:value-type="float">
            <text:p>0,0087285</text:p>
          </table:table-cell>
          <table:table-cell table:formula="of:=[.H30]/[.H$109]" office:value-type="float" office:value="0.0087562" calcext:value-type="float">
            <text:p>0,0087562</text:p>
          </table:table-cell>
          <table:table-cell table:formula="of:=[.I30]/[.I$109]" office:value-type="float" office:value="0.0099239" calcext:value-type="float">
            <text:p>0,0099239</text:p>
          </table:table-cell>
          <table:table-cell table:formula="of:=[.J30]/[.J$109]" office:value-type="float" office:value="0.01120145" calcext:value-type="float">
            <text:p>0,01120145</text:p>
          </table:table-cell>
          <table:table-cell table:formula="of:=[.K30]/[.K$109]" office:value-type="float" office:value="0.01851696" calcext:value-type="float">
            <text:p>0,01851696</text:p>
          </table:table-cell>
          <table:table-cell table:formula="of:=[.L30]/[.L$109]" office:value-type="float" office:value="0.02125981" calcext:value-type="float">
            <text:p>0,02125981</text:p>
          </table:table-cell>
          <table:table-cell table:formula="of:=[.M30]/[.M$109]" office:value-type="float" office:value="0.02485805" calcext:value-type="float">
            <text:p>0,024858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1889" calcext:value-type="float">
            <text:p>0,01889</text:p>
          </table:table-cell>
          <table:table-cell table:formula="of:=[.E31]/[.E$109]" office:value-type="float" office:value="0.011946" calcext:value-type="float">
            <text:p>0,011946</text:p>
          </table:table-cell>
          <table:table-cell table:formula="of:=[.F31]/[.F$109]" office:value-type="float" office:value="0.010199" calcext:value-type="float">
            <text:p>0,010199</text:p>
          </table:table-cell>
          <table:table-cell table:formula="of:=[.G31]/[.G$109]" office:value-type="float" office:value="0.0088115" calcext:value-type="float">
            <text:p>0,0088115</text:p>
          </table:table-cell>
          <table:table-cell table:formula="of:=[.H31]/[.H$109]" office:value-type="float" office:value="0.0090004" calcext:value-type="float">
            <text:p>0,0090004</text:p>
          </table:table-cell>
          <table:table-cell table:formula="of:=[.I31]/[.I$109]" office:value-type="float" office:value="0.0102305" calcext:value-type="float">
            <text:p>0,0102305</text:p>
          </table:table-cell>
          <table:table-cell table:formula="of:=[.J31]/[.J$109]" office:value-type="float" office:value="0.01167645" calcext:value-type="float">
            <text:p>0,01167645</text:p>
          </table:table-cell>
          <table:table-cell table:formula="of:=[.K31]/[.K$109]" office:value-type="float" office:value="0.01905274" calcext:value-type="float">
            <text:p>0,01905274</text:p>
          </table:table-cell>
          <table:table-cell table:formula="of:=[.L31]/[.L$109]" office:value-type="float" office:value="0.02115451" calcext:value-type="float">
            <text:p>0,02115451</text:p>
          </table:table-cell>
          <table:table-cell table:formula="of:=[.M31]/[.M$109]" office:value-type="float" office:value="0.02476121" calcext:value-type="float">
            <text:p>0,024761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3997" calcext:value-type="float">
            <text:p>0,3997</text:p>
          </table:table-cell>
          <table:table-cell table:formula="of:=[.E34]" office:value-type="float" office:value="0.7231" calcext:value-type="float">
            <text:p>0,7231</text:p>
          </table:table-cell>
          <table:table-cell table:formula="of:=[.F34]" office:value-type="float" office:value="1.0864" calcext:value-type="float">
            <text:p>1,0864</text:p>
          </table:table-cell>
          <table:table-cell table:formula="of:=[.G34]" office:value-type="float" office:value="1.8126" calcext:value-type="float">
            <text:p>1,8126</text:p>
          </table:table-cell>
          <table:table-cell table:formula="of:=[.H34]" office:value-type="float" office:value="4.2049" calcext:value-type="float">
            <text:p>4,2049</text:p>
          </table:table-cell>
          <table:table-cell table:formula="of:=[.I34]" office:value-type="float" office:value="8.461" calcext:value-type="float">
            <text:p>8,461</text:p>
          </table:table-cell>
          <table:table-cell table:formula="of:=[.J34]" office:value-type="float" office:value="15.385" calcext:value-type="float">
            <text:p>15,385</text:p>
          </table:table-cell>
          <table:table-cell table:formula="of:=[.K34]" office:value-type="float" office:value="35.7114" calcext:value-type="float">
            <text:p>35,7114</text:p>
          </table:table-cell>
          <table:table-cell table:formula="of:=[.L34]" office:value-type="float" office:value="40.8602" calcext:value-type="float">
            <text:p>40,8602</text:p>
          </table:table-cell>
          <table:table-cell table:formula="of:=[.M34]"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1554" calcext:value-type="float">
            <text:p>0,1554</text:p>
          </table:table-cell>
          <table:table-cell table:formula="of:=[.E38]" office:value-type="float" office:value="0.1674" calcext:value-type="float">
            <text:p>0,1674</text:p>
          </table:table-cell>
          <table:table-cell table:formula="of:=[.F38]" office:value-type="float" office:value="0.173" calcext:value-type="float">
            <text:p>0,173</text:p>
          </table:table-cell>
          <table:table-cell table:formula="of:=[.G38]" office:value-type="float" office:value="0.1744" calcext:value-type="float">
            <text:p>0,1744</text:p>
          </table:table-cell>
          <table:table-cell table:formula="of:=[.H38]" office:value-type="float" office:value="0.1791" calcext:value-type="float">
            <text:p>0,1791</text:p>
          </table:table-cell>
          <table:table-cell table:formula="of:=[.I38]" office:value-type="float" office:value="0.1965" calcext:value-type="float">
            <text:p>0,1965</text:p>
          </table:table-cell>
          <table:table-cell table:formula="of:=[.J38]" office:value-type="float" office:value="0.1949" calcext:value-type="float">
            <text:p>0,1949</text:p>
          </table:table-cell>
          <table:table-cell table:formula="of:=[.K38]" office:value-type="float" office:value="0.1965" calcext:value-type="float">
            <text:p>0,1965</text:p>
          </table:table-cell>
          <table:table-cell table:formula="of:=[.L38]" office:value-type="float" office:value="0.1819" calcext:value-type="float">
            <text:p>0,1819</text:p>
          </table:table-cell>
          <table:table-cell table:formula="of:=[.M38]"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405" calcext:value-type="float">
            <text:p>0,0405</text:p>
          </table:table-cell>
          <table:table-cell table:formula="of:=[.E48]" office:value-type="float" office:value="0.0417" calcext:value-type="float">
            <text:p>0,0417</text:p>
          </table:table-cell>
          <table:table-cell table:formula="of:=[.F48]" office:value-type="float" office:value="0.0417" calcext:value-type="float">
            <text:p>0,0417</text:p>
          </table:table-cell>
          <table:table-cell table:formula="of:=[.G48]" office:value-type="float" office:value="0.0393" calcext:value-type="float">
            <text:p>0,0393</text:p>
          </table:table-cell>
          <table:table-cell table:formula="of:=[.H48]" office:value-type="float" office:value="0.0397" calcext:value-type="float">
            <text:p>0,0397</text:p>
          </table:table-cell>
          <table:table-cell table:formula="of:=[.I48]" office:value-type="float" office:value="0.0651" calcext:value-type="float">
            <text:p>0,0651</text:p>
          </table:table-cell>
          <table:table-cell table:formula="of:=[.J48]" office:value-type="float" office:value="0.0269" calcext:value-type="float">
            <text:p>0,0269</text:p>
          </table:table-cell>
          <table:table-cell table:formula="of:=[.K48]" office:value-type="float" office:value="0.0309" calcext:value-type="float">
            <text:p>0,0309</text:p>
          </table:table-cell>
          <table:table-cell table:formula="of:=[.L48]" office:value-type="float" office:value="0.071" calcext:value-type="float">
            <text:p>0,071</text:p>
          </table:table-cell>
          <table:table-cell table:formula="of:=[.M48]"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689" calcext:value-type="float">
            <text:p>0,0689</text:p>
          </table:table-cell>
          <table:table-cell table:formula="of:=[.E41]" office:value-type="float" office:value="0.0481" calcext:value-type="float">
            <text:p>0,0481</text:p>
          </table:table-cell>
          <table:table-cell table:formula="of:=[.F41]" office:value-type="float" office:value="0.0514" calcext:value-type="float">
            <text:p>0,0514</text:p>
          </table:table-cell>
          <table:table-cell table:formula="of:=[.G41]" office:value-type="float" office:value="0.0494" calcext:value-type="float">
            <text:p>0,0494</text:p>
          </table:table-cell>
          <table:table-cell table:formula="of:=[.H41]" office:value-type="float" office:value="0.099" calcext:value-type="float">
            <text:p>0,099</text:p>
          </table:table-cell>
          <table:table-cell table:formula="of:=[.I41]" office:value-type="float" office:value="0.1415" calcext:value-type="float">
            <text:p>0,1415</text:p>
          </table:table-cell>
          <table:table-cell table:formula="of:=[.J41]" office:value-type="float" office:value="0.2509" calcext:value-type="float">
            <text:p>0,2509</text:p>
          </table:table-cell>
          <table:table-cell table:formula="of:=[.K41]" office:value-type="float" office:value="0.4716" calcext:value-type="float">
            <text:p>0,4716</text:p>
          </table:table-cell>
          <table:table-cell table:formula="of:=[.L41]" office:value-type="float" office:value="0.8494" calcext:value-type="float">
            <text:p>0,8494</text:p>
          </table:table-cell>
          <table:table-cell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324" calcext:value-type="float">
            <text:p>0,324</text:p>
          </table:table-cell>
          <table:table-cell table:formula="of:=[.E44]" office:value-type="float" office:value="1.0476" calcext:value-type="float">
            <text:p>1,0476</text:p>
          </table:table-cell>
          <table:table-cell table:formula="of:=[.F44]" office:value-type="float" office:value="1.7" calcext:value-type="float">
            <text:p>1,7</text:p>
          </table:table-cell>
          <table:table-cell table:formula="of:=[.G44]" office:value-type="float" office:value="3.0984" calcext:value-type="float">
            <text:p>3,0984</text:p>
          </table:table-cell>
          <table:table-cell table:formula="of:=[.H44]" office:value-type="float" office:value="9.8541" calcext:value-type="float">
            <text:p>9,8541</text:p>
          </table:table-cell>
          <table:table-cell table:formula="of:=[.I44]" office:value-type="float" office:value="24.694" calcext:value-type="float">
            <text:p>24,694</text:p>
          </table:table-cell>
          <table:table-cell table:formula="of:=[.J44]" office:value-type="float" office:value="61.8159" calcext:value-type="float">
            <text:p>61,8159</text:p>
          </table:table-cell>
          <table:table-cell table:formula="of:=[.K44]" office:value-type="float" office:value="267.9619" calcext:value-type="float">
            <text:p>267,9619</text:p>
          </table:table-cell>
          <table:table-cell table:formula="of:=[.L44]" office:value-type="float" office:value="613.7071" calcext:value-type="float">
            <text:p>613,7071</text:p>
          </table:table-cell>
          <table:table-cell table:formula="of:=[.M44]"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3251" calcext:value-type="float">
            <text:p>0,3251</text:p>
          </table:table-cell>
          <table:table-cell table:formula="of:=[.E45]" office:value-type="float" office:value="1.059" calcext:value-type="float">
            <text:p>1,059</text:p>
          </table:table-cell>
          <table:table-cell table:formula="of:=[.F45]" office:value-type="float" office:value="1.7199" calcext:value-type="float">
            <text:p>1,7199</text:p>
          </table:table-cell>
          <table:table-cell table:formula="of:=[.G45]" office:value-type="float" office:value="3.1438" calcext:value-type="float">
            <text:p>3,1438</text:p>
          </table:table-cell>
          <table:table-cell table:formula="of:=[.H45]" office:value-type="float" office:value="10.312" calcext:value-type="float">
            <text:p>10,312</text:p>
          </table:table-cell>
          <table:table-cell table:formula="of:=[.I45]" office:value-type="float" office:value="25.4037" calcext:value-type="float">
            <text:p>25,4037</text:p>
          </table:table-cell>
          <table:table-cell table:formula="of:=[.J45]" office:value-type="float" office:value="64.3463" calcext:value-type="float">
            <text:p>64,3463</text:p>
          </table:table-cell>
          <table:table-cell table:formula="of:=[.K45]" office:value-type="float" office:value="268.1082" calcext:value-type="float">
            <text:p>268,1082</text:p>
          </table:table-cell>
          <table:table-cell table:formula="of:=[.L45]" office:value-type="float" office:value="614.7513" calcext:value-type="float">
            <text:p>614,7513</text:p>
          </table:table-cell>
          <table:table-cell table:formula="of:=[.M45]"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689" calcext:value-type="float">
            <text:p>0,00689</text:p>
          </table:table-cell>
          <table:table-cell table:style-name="ce2" table:formula="of:=[.E41]/[.E$5]" office:value-type="float" office:value="0.000962" calcext:value-type="float">
            <text:p>0,000962</text:p>
          </table:table-cell>
          <table:table-cell table:style-name="ce2" table:formula="of:=[.F41]/[.F$5]" office:value-type="float" office:value="0.000514" calcext:value-type="float">
            <text:p>0,000514</text:p>
          </table:table-cell>
          <table:table-cell table:style-name="ce2" table:formula="of:=[.G41]/[.G$5]" office:value-type="float" office:value="0.000247" calcext:value-type="float">
            <text:p>0,000247</text:p>
          </table:table-cell>
          <table:table-cell table:style-name="ce2" table:formula="of:=[.H41]/[.H$5]" office:value-type="float" office:value="0.000198" calcext:value-type="float">
            <text:p>0,000198</text:p>
          </table:table-cell>
          <table:table-cell table:style-name="ce2" table:formula="of:=[.I41]/[.I$5]" office:value-type="float" office:value="0.0001415" calcext:value-type="float">
            <text:p>0,0001415</text:p>
          </table:table-cell>
          <table:table-cell table:style-name="ce2" table:formula="of:=[.J41]/[.J$5]" office:value-type="float" office:value="0.00012545" calcext:value-type="float">
            <text:p>0,00012545</text:p>
          </table:table-cell>
          <table:table-cell table:style-name="ce2" table:formula="of:=[.K41]/[.K$5]" office:value-type="float" office:value="0.00009432" calcext:value-type="float">
            <text:p>0,00009432</text:p>
          </table:table-cell>
          <table:table-cell table:style-name="ce2" table:formula="of:=[.L41]/[.L$5]" office:value-type="float" office:value="0.00008494" calcext:value-type="float">
            <text:p>0,00008494</text:p>
          </table:table-cell>
          <table:table-cell table:style-name="ce2" table:formula="of:=[.M41]/[.M$5]" office:value-type="float" office:value="0.000151" calcext:value-type="float">
            <text:p>0,0001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324" calcext:value-type="float">
            <text:p>0,0324</text:p>
          </table:table-cell>
          <table:table-cell table:formula="of:=[.E44]/[.E$5]" office:value-type="float" office:value="0.020952" calcext:value-type="float">
            <text:p>0,020952</text:p>
          </table:table-cell>
          <table:table-cell table:formula="of:=[.F44]/[.F$5]" office:value-type="float" office:value="0.017" calcext:value-type="float">
            <text:p>0,017</text:p>
          </table:table-cell>
          <table:table-cell table:formula="of:=[.G44]/[.G$5]" office:value-type="float" office:value="0.015492" calcext:value-type="float">
            <text:p>0,015492</text:p>
          </table:table-cell>
          <table:table-cell table:formula="of:=[.H44]/[.H$5]" office:value-type="float" office:value="0.0197082" calcext:value-type="float">
            <text:p>0,0197082</text:p>
          </table:table-cell>
          <table:table-cell table:formula="of:=[.I44]/[.I$5]" office:value-type="float" office:value="0.024694" calcext:value-type="float">
            <text:p>0,024694</text:p>
          </table:table-cell>
          <table:table-cell table:formula="of:=[.J44]/[.J$5]" office:value-type="float" office:value="0.03090795" calcext:value-type="float">
            <text:p>0,03090795</text:p>
          </table:table-cell>
          <table:table-cell table:formula="of:=[.K44]/[.K$5]" office:value-type="float" office:value="0.05359238" calcext:value-type="float">
            <text:p>0,05359238</text:p>
          </table:table-cell>
          <table:table-cell table:formula="of:=[.L44]/[.L$5]" office:value-type="float" office:value="0.06137071" calcext:value-type="float">
            <text:p>0,06137071</text:p>
          </table:table-cell>
          <table:table-cell table:formula="of:=[.M44]/[.M$5]" office:value-type="float" office:value="0.06686956" calcext:value-type="float">
            <text:p>0,0668695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3251" calcext:value-type="float">
            <text:p>0,03251</text:p>
          </table:table-cell>
          <table:table-cell table:formula="of:=[.E45]/[.E$5]" office:value-type="float" office:value="0.02118" calcext:value-type="float">
            <text:p>0,02118</text:p>
          </table:table-cell>
          <table:table-cell table:formula="of:=[.F45]/[.F$5]" office:value-type="float" office:value="0.017199" calcext:value-type="float">
            <text:p>0,017199</text:p>
          </table:table-cell>
          <table:table-cell table:formula="of:=[.G45]/[.G$5]" office:value-type="float" office:value="0.015719" calcext:value-type="float">
            <text:p>0,015719</text:p>
          </table:table-cell>
          <table:table-cell table:formula="of:=[.H45]/[.H$5]" office:value-type="float" office:value="0.020624" calcext:value-type="float">
            <text:p>0,020624</text:p>
          </table:table-cell>
          <table:table-cell table:formula="of:=[.I45]/[.I$5]" office:value-type="float" office:value="0.0254037" calcext:value-type="float">
            <text:p>0,0254037</text:p>
          </table:table-cell>
          <table:table-cell table:formula="of:=[.J45]/[.J$5]" office:value-type="float" office:value="0.03217315" calcext:value-type="float">
            <text:p>0,03217315</text:p>
          </table:table-cell>
          <table:table-cell table:formula="of:=[.K45]/[.K$5]" office:value-type="float" office:value="0.05362164" calcext:value-type="float">
            <text:p>0,05362164</text:p>
          </table:table-cell>
          <table:table-cell table:formula="of:=[.L45]/[.L$5]" office:value-type="float" office:value="0.06147513" calcext:value-type="float">
            <text:p>0,06147513</text:p>
          </table:table-cell>
          <table:table-cell table:formula="of:=[.M45]/[.M$5]" office:value-type="float" office:value="0.066637685" calcext:value-type="float">
            <text:p>0,0666376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689" calcext:value-type="float">
            <text:p>0,0689</text:p>
          </table:table-cell>
          <table:table-cell table:style-name="ce2" table:formula="of:=[.E41]" office:value-type="float" office:value="0.0481" calcext:value-type="float">
            <text:p>0,0481</text:p>
          </table:table-cell>
          <table:table-cell table:style-name="ce2" table:formula="of:=[.F41]" office:value-type="float" office:value="0.0514" calcext:value-type="float">
            <text:p>0,0514</text:p>
          </table:table-cell>
          <table:table-cell table:style-name="ce2" table:formula="of:=[.G41]" office:value-type="float" office:value="0.0494" calcext:value-type="float">
            <text:p>0,0494</text:p>
          </table:table-cell>
          <table:table-cell table:style-name="ce2" table:formula="of:=[.H41]" office:value-type="float" office:value="0.099" calcext:value-type="float">
            <text:p>0,099</text:p>
          </table:table-cell>
          <table:table-cell table:style-name="ce2" table:formula="of:=[.I41]" office:value-type="float" office:value="0.1415" calcext:value-type="float">
            <text:p>0,1415</text:p>
          </table:table-cell>
          <table:table-cell table:style-name="ce2" table:formula="of:=[.J41]" office:value-type="float" office:value="0.2509" calcext:value-type="float">
            <text:p>0,2509</text:p>
          </table:table-cell>
          <table:table-cell table:style-name="ce2" table:formula="of:=[.K41]" office:value-type="float" office:value="0.4716" calcext:value-type="float">
            <text:p>0,4716</text:p>
          </table:table-cell>
          <table:table-cell table:style-name="ce2" table:formula="of:=[.L41]" office:value-type="float" office:value="0.8494" calcext:value-type="float">
            <text:p>0,8494</text:p>
          </table:table-cell>
          <table:table-cell table:style-name="ce2"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405" calcext:value-type="float">
            <text:p>0,00405</text:p>
          </table:table-cell>
          <table:table-cell table:formula="of:=[.E48]/[.E$109]" office:value-type="float" office:value="0.000834" calcext:value-type="float">
            <text:p>0,000834</text:p>
          </table:table-cell>
          <table:table-cell table:formula="of:=[.F48]/[.F$109]" office:value-type="float" office:value="0.000417" calcext:value-type="float">
            <text:p>0,000417</text:p>
          </table:table-cell>
          <table:table-cell table:formula="of:=[.G48]/[.G$109]" office:value-type="float" office:value="0.0001965" calcext:value-type="float">
            <text:p>0,0001965</text:p>
          </table:table-cell>
          <table:table-cell table:formula="of:=[.H48]/[.H$109]" office:value-type="float" office:value="0.0000794" calcext:value-type="float">
            <text:p>0,0000794</text:p>
          </table:table-cell>
          <table:table-cell table:formula="of:=[.I48]/[.I$109]" office:value-type="float" office:value="0.0000651" calcext:value-type="float">
            <text:p>0,0000651</text:p>
          </table:table-cell>
          <table:table-cell table:formula="of:=[.J48]/[.J$109]" office:value-type="float" office:value="0.00001345" calcext:value-type="float">
            <text:p>0,00001345</text:p>
          </table:table-cell>
          <table:table-cell table:formula="of:=[.K48]/[.K$109]" office:value-type="float" office:value="0.00000618" calcext:value-type="float">
            <text:p>0,00000618</text:p>
          </table:table-cell>
          <table:table-cell table:formula="of:=[.L48]/[.L$109]" office:value-type="float" office:value="0.0000071" calcext:value-type="float">
            <text:p>0,0000071</text:p>
          </table:table-cell>
          <table:table-cell table:formula="of:=[.M48]/[.M$109]" office:value-type="float" office:value="0.000003235" calcext:value-type="float">
            <text:p>0,000003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434" calcext:value-type="float">
            <text:p>0,00434</text:p>
          </table:table-cell>
          <table:table-cell table:formula="of:=[.E49]/[.E$109]" office:value-type="float" office:value="0.000854" calcext:value-type="float">
            <text:p>0,000854</text:p>
          </table:table-cell>
          <table:table-cell table:formula="of:=[.F49]/[.F$109]" office:value-type="float" office:value="0.000413" calcext:value-type="float">
            <text:p>0,000413</text:p>
          </table:table-cell>
          <table:table-cell table:formula="of:=[.G49]/[.G$109]" office:value-type="float" office:value="0.000192" calcext:value-type="float">
            <text:p>0,000192</text:p>
          </table:table-cell>
          <table:table-cell table:formula="of:=[.H49]/[.H$109]" office:value-type="float" office:value="0.0000736" calcext:value-type="float">
            <text:p>0,0000736</text:p>
          </table:table-cell>
          <table:table-cell table:formula="of:=[.I49]/[.I$109]" office:value-type="float" office:value="0.0000639" calcext:value-type="float">
            <text:p>0,0000639</text:p>
          </table:table-cell>
          <table:table-cell table:formula="of:=[.J49]/[.J$109]" office:value-type="float" office:value="0.00002" calcext:value-type="float">
            <text:p>0,00002</text:p>
          </table:table-cell>
          <table:table-cell table:formula="of:=[.K49]/[.K$109]" office:value-type="float" office:value="0.00000496" calcext:value-type="float">
            <text:p>0,00000496</text:p>
          </table:table-cell>
          <table:table-cell table:formula="of:=[.L49]/[.L$109]" office:value-type="float" office:value="0.00000693" calcext:value-type="float">
            <text:p>0,00000693</text:p>
          </table:table-cell>
          <table:table-cell table:formula="of:=[.M49]/[.M$109]" office:value-type="float" office:value="0.000003195" calcext:value-type="float">
            <text:p>0,0000031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449" calcext:value-type="float">
            <text:p>0,00449</text:p>
          </table:table-cell>
          <table:table-cell table:formula="of:=[.E50]/[.E$109]" office:value-type="float" office:value="0.000862" calcext:value-type="float">
            <text:p>0,000862</text:p>
          </table:table-cell>
          <table:table-cell table:formula="of:=[.F50]/[.F$109]" office:value-type="float" office:value="0.000411" calcext:value-type="float">
            <text:p>0,000411</text:p>
          </table:table-cell>
          <table:table-cell table:formula="of:=[.G50]/[.G$109]" office:value-type="float" office:value="0.000198" calcext:value-type="float">
            <text:p>0,000198</text:p>
          </table:table-cell>
          <table:table-cell table:formula="of:=[.H50]/[.H$109]" office:value-type="float" office:value="0.000094" calcext:value-type="float">
            <text:p>0,000094</text:p>
          </table:table-cell>
          <table:table-cell table:formula="of:=[.I50]/[.I$109]" office:value-type="float" office:value="0.0000623" calcext:value-type="float">
            <text:p>0,0000623</text:p>
          </table:table-cell>
          <table:table-cell table:formula="of:=[.J50]/[.J$109]" office:value-type="float" office:value="0.00001355" calcext:value-type="float">
            <text:p>0,00001355</text:p>
          </table:table-cell>
          <table:table-cell table:formula="of:=[.K50]/[.K$109]" office:value-type="float" office:value="0.00000896" calcext:value-type="float">
            <text:p>0,00000896</text:p>
          </table:table-cell>
          <table:table-cell table:formula="of:=[.L50]/[.L$109]" office:value-type="float" office:value="0.00000721" calcext:value-type="float">
            <text:p>0,00000721</text:p>
          </table:table-cell>
          <table:table-cell table:formula="of:=[.M50]/[.M$109]" office:value-type="float" office:value="0.000003095" calcext:value-type="float">
            <text:p>0,00000309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3282" calcext:value-type="float">
            <text:p>0,03282</text:p>
          </table:table-cell>
          <table:table-cell table:formula="of:=[.E51]/[.E$109]" office:value-type="float" office:value="0.018374" calcext:value-type="float">
            <text:p>0,018374</text:p>
          </table:table-cell>
          <table:table-cell table:formula="of:=[.F51]/[.F$109]" office:value-type="float" office:value="0.015722" calcext:value-type="float">
            <text:p>0,015722</text:p>
          </table:table-cell>
          <table:table-cell table:formula="of:=[.G51]/[.G$109]" office:value-type="float" office:value="0.01478" calcext:value-type="float">
            <text:p>0,01478</text:p>
          </table:table-cell>
          <table:table-cell table:formula="of:=[.H51]/[.H$109]" office:value-type="float" office:value="0.020152" calcext:value-type="float">
            <text:p>0,020152</text:p>
          </table:table-cell>
          <table:table-cell table:formula="of:=[.I51]/[.I$109]" office:value-type="float" office:value="0.0297554" calcext:value-type="float">
            <text:p>0,0297554</text:p>
          </table:table-cell>
          <table:table-cell table:formula="of:=[.J51]/[.J$109]" office:value-type="float" office:value="0.04322425" calcext:value-type="float">
            <text:p>0,04322425</text:p>
          </table:table-cell>
          <table:table-cell table:formula="of:=[.K51]/[.K$109]" office:value-type="float" office:value="0.05749232" calcext:value-type="float">
            <text:p>0,05749232</text:p>
          </table:table-cell>
          <table:table-cell table:formula="of:=[.L51]/[.L$109]" office:value-type="float" office:value="0.06181577" calcext:value-type="float">
            <text:p>0,06181577</text:p>
          </table:table-cell>
          <table:table-cell table:formula="of:=[.M51]/[.M$109]" office:value-type="float" office:value="0.06561066" calcext:value-type="float">
            <text:p>0,06561066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3245" calcext:value-type="float">
            <text:p>0,03245</text:p>
          </table:table-cell>
          <table:table-cell table:formula="of:=[.E52]/[.E$109]" office:value-type="float" office:value="0.018096" calcext:value-type="float">
            <text:p>0,018096</text:p>
          </table:table-cell>
          <table:table-cell table:formula="of:=[.F52]/[.F$109]" office:value-type="float" office:value="0.01578" calcext:value-type="float">
            <text:p>0,01578</text:p>
          </table:table-cell>
          <table:table-cell table:formula="of:=[.G52]/[.G$109]" office:value-type="float" office:value="0.014946" calcext:value-type="float">
            <text:p>0,014946</text:p>
          </table:table-cell>
          <table:table-cell table:formula="of:=[.H52]/[.H$109]" office:value-type="float" office:value="0.0211878" calcext:value-type="float">
            <text:p>0,0211878</text:p>
          </table:table-cell>
          <table:table-cell table:formula="of:=[.I52]/[.I$109]" office:value-type="float" office:value="0.0307751" calcext:value-type="float">
            <text:p>0,0307751</text:p>
          </table:table-cell>
          <table:table-cell table:formula="of:=[.J52]/[.J$109]" office:value-type="float" office:value="0.04475575" calcext:value-type="float">
            <text:p>0,04475575</text:p>
          </table:table-cell>
          <table:table-cell table:formula="of:=[.K52]/[.K$109]" office:value-type="float" office:value="0.05747064" calcext:value-type="float">
            <text:p>0,05747064</text:p>
          </table:table-cell>
          <table:table-cell table:formula="of:=[.L52]/[.L$109]" office:value-type="float" office:value="0.06184325" calcext:value-type="float">
            <text:p>0,06184325</text:p>
          </table:table-cell>
          <table:table-cell table:formula="of:=[.M52]/[.M$109]" office:value-type="float" office:value="0.065424645" calcext:value-type="float">
            <text:p>0,06542464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ne" table:style-name="ta1">
        <table:shapes>
          <draw:frame draw:z-index="0" draw:style-name="gr1" draw:text-style-name="P1" svg:width="159.99mm" svg:height="89.99mm" svg:x="41.25mm" svg:y="346.26mm">
            <loext:p draw:notify-on-update-of-ranges="Janne.D69:Janne.O69 Janne.C70:Janne.C70 Janne.D70:Janne.O70 Janne.C71:Janne.C71 Janne.D71:Janne.O71 Janne.C72:Janne.C72 Janne.D72:Janne.O72 Janne.C73:Janne.C73 Janne.D73:Janne.O73 Janne.C74:Janne.C74 Janne.D74:Janne.O74 Janne.C75:Janne.C75 Janne.D75:Janne.O75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Janne.D100:Janne.O100 Janne.C101:Janne.C101 Janne.D101:Janne.O101 Janne.C102:Janne.C102 Janne.D102:Janne.O102 Janne.C103:Janne.C103 Janne.D103:Janne.O103 Janne.C104:Janne.C104 Janne.D104:Janne.O104 Janne.C105:Janne.C105 Janne.D105:Janne.O105 Janne.C106:Janne.C106 Janne.D106:Janne.O10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Janne.D5:Janne.M5 Janne.C6:Janne.C6 Janne.D6:Janne.M6 Janne.C7:Janne.C7 Janne.D7:Janne.M7 Janne.C8:Janne.C8 Janne.D8:Janne.M8 Janne.C9:Janne.C9 Janne.D9:Janne.M9 Janne.C10:Janne.C10 Janne.D10:Janne.M1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Janne.D12:Janne.M12 Janne.C13:Janne.C13 Janne.D13:Janne.M13 Janne.C14:Janne.C14 Janne.D14:Janne.M14 Janne.C15:Janne.C15 Janne.D15:Janne.M15 Janne.C16:Janne.C16 Janne.D16:Janne.M16 Janne.C17:Janne.C17 Janne.D17:Janne.M17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Janne.D19:Janne.M19 Janne.C20:Janne.C20 Janne.D20:Janne.M20 Janne.C21:Janne.C21 Janne.D21:Janne.M21 Janne.C22:Janne.C22 Janne.D22:Janne.M22 Janne.C23:Janne.C23 Janne.D23:Janne.M23 Janne.C24:Janne.C24 Janne.D24:Janne.M24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Janne.D127:Janne.M127 Janne.C128:Janne.C128 Janne.D128:Janne.M128 Janne.C129:Janne.C129 Janne.D129:Janne.M12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Janne.D33:Janne.M33 Janne.C34:Janne.C34 Janne.D34:Janne.M34 Janne.C35:Janne.C35 Janne.D35:Janne.M35 Janne.C36:Janne.C36 Janne.D36:Janne.M36 Janne.C37:Janne.C37 Janne.D37:Janne.M37 Janne.C38:Janne.C38 Janne.D38:Janne.M38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Janne.D26:Janne.M26 Janne.C27:Janne.C27 Janne.D27:Janne.M27 Janne.C28:Janne.C28 Janne.D28:Janne.M28 Janne.C29:Janne.C29 Janne.D29:Janne.M29 Janne.C30:Janne.C30 Janne.D30:Janne.M30 Janne.C31:Janne.C31 Janne.D31:Janne.M31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Janne.D40:Janne.M40 Janne.C41:Janne.C41 Janne.D41:Janne.M41 Janne.C42:Janne.C42 Janne.D42:Janne.M42 Janne.C43:Janne.C43 Janne.D43:Janne.M43 Janne.C44:Janne.C44 Janne.D44:Janne.M44 Janne.C45:Janne.C45 Janne.D45:Janne.M45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Janne.D47:Janne.M47 Janne.C48:Janne.C48 Janne.D48:Janne.M48 Janne.C49:Janne.C49 Janne.D49:Janne.M49 Janne.C50:Janne.C50 Janne.D50:Janne.M50 Janne.C51:Janne.C51 Janne.D51:Janne.M51 Janne.C52:Janne.C52 Janne.D52:Janne.M52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Janne.D109:Janne.M109 Janne.C110:Janne.C110 Janne.D110:Janne.M110 Janne.C111:Janne.C111 Janne.D111:Janne.M111 Janne.C112:Janne.C112 Janne.D112:Janne.M112 Janne.C113:Janne.C113 Janne.D113:Janne.M113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Janne.D115:Janne.M115 Janne.C116:Janne.C116 Janne.D116:Janne.M116 Janne.C117:Janne.C117 Janne.D117:Janne.M117 Janne.C118:Janne.C118 Janne.D118:Janne.M118 Janne.C119:Janne.C119 Janne.D119:Janne.M119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Janne.D131:Janne.M131 Janne.C132:Janne.C132 Janne.D132:Janne.M132 Janne.C133:Janne.C133 Janne.D133:Janne.M133 Janne.C134:Janne.C134 Janne.D134:Janne.M134 Janne.C135:Janne.C135 Janne.D135:Janne.M135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Janne.D137:Janne.M137 Janne.C138:Janne.C138 Janne.D138:Janne.M138 Janne.C139:Janne.C139 Janne.D139:Janne.M139 Janne.C140:Janne.C140 Janne.D140:Janne.M140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Janne.D142:Janne.M142 Janne.C143:Janne.C143 Janne.D143:Janne.M143 Janne.C144:Janne.C144 Janne.D144:Janne.M144 Janne.C145:Janne.C145 Janne.D145:Janne.M145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Janne.D147:Janne.M147 Janne.C148:Janne.C148 Janne.D148:Janne.M148 Janne.C149:Janne.C149 Janne.D149:Janne.M149 Janne.C150:Janne.C150 Janne.D150:Janne.M150"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Janne.D155:Janne.M155 Janne.C156:Janne.C156 Janne.D156:Janne.M156 Janne.C157:Janne.C157 Janne.D157:Janne.M157 Janne.C158:Janne.C158 Janne.D158:Janne.M158 Janne.C159:Janne.C159 Janne.D159:Janne.M159 Janne.C160:Janne.C160 Janne.D160:Janne.M160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Janne.D121:Janne.M121 Janne.C122:Janne.C122 Janne.D122:Janne.M122 Janne.C123:Janne.C123 Janne.D123:Janne.M123 Janne.C124:Janne.C124 Janne.D124:Janne.M124 Janne.C125:Janne.C125 Janne.D125:Janne.M125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Janne.D152:Janne.M152 Janne.C153:Janne.C153 Janne.D153:Janne.M15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.95" calcext:value-type="float">
            <text:p>1,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523" calcext:value-type="float">
            <text:p>0,0523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97" calcext:value-type="float">
            <text:p>0,097</text:p>
          </table:table-cell>
          <table:table-cell office:value-type="float" office:value="0.1541" calcext:value-type="float">
            <text:p>0,1541</text:p>
          </table:table-cell>
          <table:table-cell office:value-type="float" office:value="0.2437" calcext:value-type="float">
            <text:p>0,2437</text:p>
          </table:table-cell>
          <table:table-cell office:value-type="float" office:value="0.4226" calcext:value-type="float">
            <text:p>0,4226</text:p>
          </table:table-cell>
          <table:table-cell office:value-type="float" office:value="0.9311" calcext:value-type="float">
            <text:p>0,9311</text:p>
          </table:table-cell>
          <table:table-cell office:value-type="float" office:value="1.6562" calcext:value-type="float">
            <text:p>1,6562</text:p>
          </table:table-cell>
          <table:table-cell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1511" calcext:value-type="float">
            <text:p>0,1511</text:p>
          </table:table-cell>
          <table:table-cell office:value-type="float" office:value="0.2383" calcext:value-type="float">
            <text:p>0,2383</text:p>
          </table:table-cell>
          <table:table-cell office:value-type="float" office:value="0.4125" calcext:value-type="float">
            <text:p>0,4125</text:p>
          </table:table-cell>
          <table:table-cell office:value-type="float" office:value="0.9842" calcext:value-type="float">
            <text:p>0,9842</text:p>
          </table:table-cell>
          <table:table-cell office:value-type="float" office:value="1.7271" calcext:value-type="float">
            <text:p>1,7271</text:p>
          </table:table-cell>
          <table:table-cell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1872" calcext:value-type="float">
            <text:p>0,1872</text:p>
          </table:table-cell>
          <table:table-cell office:value-type="float" office:value="0.512" calcext:value-type="float">
            <text:p>0,512</text:p>
          </table:table-cell>
          <table:table-cell office:value-type="float" office:value="0.8692" calcext:value-type="float">
            <text:p>0,8692</text:p>
          </table:table-cell>
          <table:table-cell office:value-type="float" office:value="1.5635" calcext:value-type="float">
            <text:p>1,5635</text:p>
          </table:table-cell>
          <table:table-cell office:value-type="float" office:value="3.5751" calcext:value-type="float">
            <text:p>3,5751</text:p>
          </table:table-cell>
          <table:table-cell office:value-type="float" office:value="6.8726" calcext:value-type="float">
            <text:p>6,8726</text:p>
          </table:table-cell>
          <table:table-cell office:value-type="float" office:value="13.937" calcext:value-type="float">
            <text:p>13,937</text:p>
          </table:table-cell>
          <table:table-cell office:value-type="float" office:value="39.8766" calcext:value-type="float">
            <text:p>39,8766</text:p>
          </table:table-cell>
          <table:table-cell office:value-type="float" office:value="76.29" calcext:value-type="float">
            <text:p>76,29</text:p>
          </table:table-cell>
          <table:table-cell office:value-type="float" office:value="160.1432" calcext:value-type="float">
            <text:p>160,14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254" calcext:value-type="float">
            <text:p>0,254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2061" calcext:value-type="float">
            <text:p>0,2061</text:p>
          </table:table-cell>
          <table:table-cell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1372" calcext:value-type="float">
            <text:p>0,1372</text:p>
          </table:table-cell>
          <table:table-cell office:value-type="float" office:value="0.2317" calcext:value-type="float">
            <text:p>0,2317</text:p>
          </table:table-cell>
          <table:table-cell office:value-type="float" office:value="0.3079" calcext:value-type="float">
            <text:p>0,3079</text:p>
          </table:table-cell>
          <table:table-cell office:value-type="float" office:value="0.3862" calcext:value-type="float">
            <text:p>0,3862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7951" calcext:value-type="float">
            <text:p>0,7951</text:p>
          </table:table-cell>
          <table:table-cell office:value-type="float" office:value="1.081" calcext:value-type="float">
            <text:p>1,081</text:p>
          </table:table-cell>
          <table:table-cell office:value-type="float" office:value="2.2752" calcext:value-type="float">
            <text:p>2,2752</text:p>
          </table:table-cell>
          <table:table-cell office:value-type="float" office:value="2.6498" calcext:value-type="float">
            <text:p>2,6498</text:p>
          </table:table-cell>
          <table:table-cell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754" calcext:value-type="float">
            <text:p>0,1754</text:p>
          </table:table-cell>
          <table:table-cell office:value-type="float" office:value="0.2344" calcext:value-type="float">
            <text:p>0,2344</text:p>
          </table:table-cell>
          <table:table-cell office:value-type="float" office:value="0.3344" calcext:value-type="float">
            <text:p>0,3344</text:p>
          </table:table-cell>
          <table:table-cell office:value-type="float" office:value="0.7969" calcext:value-type="float">
            <text:p>0,7969</text:p>
          </table:table-cell>
          <table:table-cell office:value-type="float" office:value="0.9378" calcext:value-type="float">
            <text:p>0,9378</text:p>
          </table:table-cell>
          <table:table-cell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822" calcext:value-type="float">
            <text:p>0,0822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777" calcext:value-type="float">
            <text:p>0,1777</text:p>
          </table:table-cell>
          <table:table-cell office:value-type="float" office:value="0.2932" calcext:value-type="float">
            <text:p>0,2932</text:p>
          </table:table-cell>
          <table:table-cell office:value-type="float" office:value="0.3551" calcext:value-type="float">
            <text:p>0,3551</text:p>
          </table:table-cell>
          <table:table-cell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2826" calcext:value-type="float">
            <text:p>0,2826</text:p>
          </table:table-cell>
          <table:table-cell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265" calcext:value-type="float">
            <text:p>0,265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1307" calcext:value-type="float">
            <text:p>1,1307</text:p>
          </table:table-cell>
          <table:table-cell office:value-type="float" office:value="2.5042" calcext:value-type="float">
            <text:p>2,5042</text:p>
          </table:table-cell>
          <table:table-cell office:value-type="float" office:value="5.7457" calcext:value-type="float">
            <text:p>5,7457</text:p>
          </table:table-cell>
          <table:table-cell office:value-type="float" office:value="31.4286" calcext:value-type="float">
            <text:p>31,4286</text:p>
          </table:table-cell>
          <table:table-cell office:value-type="float" office:value="73.2311" calcext:value-type="float">
            <text:p>73,2311</text:p>
          </table:table-cell>
          <table:table-cell office:value-type="float" office:value="190.305" calcext:value-type="float">
            <text:p>190,3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4575" calcext:value-type="float">
            <text:p>0,4575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603" calcext:value-type="float">
            <text:p>2,603</text:p>
          </table:table-cell>
          <table:table-cell office:value-type="float" office:value="6.1199" calcext:value-type="float">
            <text:p>6,1199</text:p>
          </table:table-cell>
          <table:table-cell office:value-type="float" office:value="33.4397" calcext:value-type="float">
            <text:p>33,4397</text:p>
          </table:table-cell>
          <table:table-cell office:value-type="float" office:value="73.3143" calcext:value-type="float">
            <text:p>73,3143</text:p>
          </table:table-cell>
          <table:table-cell office:value-type="float" office:value="189.7103" calcext:value-type="float">
            <text:p>189,710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2046" calcext:value-type="float">
            <text:p>0,2046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4483" calcext:value-type="float">
            <text:p>0,4483</text:p>
          </table:table-cell>
          <table:table-cell office:value-type="float" office:value="0.9847" calcext:value-type="float">
            <text:p>0,9847</text:p>
          </table:table-cell>
          <table:table-cell office:value-type="float" office:value="1.8495" calcext:value-type="float">
            <text:p>1,8495</text:p>
          </table:table-cell>
          <table:table-cell office:value-type="float" office:value="3.8086" calcext:value-type="float">
            <text:p>3,8086</text:p>
          </table:table-cell>
          <table:table-cell office:value-type="float" office:value="9.2444" calcext:value-type="float">
            <text:p>9,2444</text:p>
          </table:table-cell>
          <table:table-cell office:value-type="float" office:value="11.2947" calcext:value-type="float">
            <text:p>11,2947</text:p>
          </table:table-cell>
          <table:table-cell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69" calcext:value-type="float">
            <text:p>0,2669</text:p>
          </table:table-cell>
          <table:table-cell office:value-type="float" office:value="0.345" calcext:value-type="float">
            <text:p>0,345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6051" calcext:value-type="float">
            <text:p>0,6051</text:p>
          </table:table-cell>
          <table:table-cell office:value-type="float" office:value="1.1573" calcext:value-type="float">
            <text:p>1,1573</text:p>
          </table:table-cell>
          <table:table-cell office:value-type="float" office:value="2.077" calcext:value-type="float">
            <text:p>2,077</text:p>
          </table:table-cell>
          <table:table-cell office:value-type="float" office:value="4.3475" calcext:value-type="float">
            <text:p>4,3475</text:p>
          </table:table-cell>
          <table:table-cell office:value-type="float" office:value="19.7217" calcext:value-type="float">
            <text:p>19,7217</text:p>
          </table:table-cell>
          <table:table-cell office:value-type="float" office:value="45.9088" calcext:value-type="float">
            <text:p>45,9088</text:p>
          </table:table-cell>
          <table:table-cell office:value-type="float" office:value="95.7418" calcext:value-type="float">
            <text:p>95,741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86" calcext:value-type="float">
            <text:p>0,048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244" calcext:value-type="float">
            <text:p>0,1244</text:p>
          </table:table-cell>
          <table:table-cell office:value-type="float" office:value="0.2137" calcext:value-type="float">
            <text:p>0,2137</text:p>
          </table:table-cell>
          <table:table-cell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2148" calcext:value-type="float">
            <text:p>0,2148</text:p>
          </table:table-cell>
          <table:table-cell office:value-type="float" office:value="0.7781" calcext:value-type="float">
            <text:p>0,778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2116" calcext:value-type="float">
            <text:p>0,2116</text:p>
          </table:table-cell>
          <table:table-cell office:value-type="float" office:value="0.7572" calcext:value-type="float">
            <text:p>0,757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2839" calcext:value-type="float">
            <text:p>0,2839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7918" calcext:value-type="float">
            <text:p>0,7918</text:p>
          </table:table-cell>
          <table:table-cell office:value-type="float" office:value="2.4717" calcext:value-type="float">
            <text:p>2,4717</text:p>
          </table:table-cell>
          <table:table-cell office:value-type="float" office:value="6.0071" calcext:value-type="float">
            <text:p>6,0071</text:p>
          </table:table-cell>
          <table:table-cell office:value-type="float" office:value="16.012" calcext:value-type="float">
            <text:p>16,012</text:p>
          </table:table-cell>
          <table:table-cell office:value-type="float" office:value="91.7409" calcext:value-type="float">
            <text:p>91,7409</text:p>
          </table:table-cell>
          <table:table-cell office:value-type="float" office:value="216.7081" calcext:value-type="float">
            <text:p>216,7081</text:p>
          </table:table-cell>
          <table:table-cell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29" calcext:value-type="float">
            <text:p>0,0929</text:p>
          </table:table-cell>
          <table:table-cell office:value-type="float" office:value="0.2805" calcext:value-type="float">
            <text:p>0,2805</text:p>
          </table:table-cell>
          <table:table-cell office:value-type="float" office:value="0.4509" calcext:value-type="float">
            <text:p>0,4509</text:p>
          </table:table-cell>
          <table:table-cell office:value-type="float" office:value="0.8072" calcext:value-type="float">
            <text:p>0,8072</text:p>
          </table:table-cell>
          <table:table-cell office:value-type="float" office:value="2.5919" calcext:value-type="float">
            <text:p>2,5919</text:p>
          </table:table-cell>
          <table:table-cell office:value-type="float" office:value="6.2286" calcext:value-type="float">
            <text:p>6,2286</text:p>
          </table:table-cell>
          <table:table-cell office:value-type="float" office:value="17.2853" calcext:value-type="float">
            <text:p>17,2853</text:p>
          </table:table-cell>
          <table:table-cell office:value-type="float" office:value="95.9551" calcext:value-type="float">
            <text:p>95,9551</text:p>
          </table:table-cell>
          <table:table-cell office:value-type="float" office:value="215.1095" calcext:value-type="float">
            <text:p>215,1095</text:p>
          </table:table-cell>
          <table:table-cell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" calcext:value-type="float">
            <text:p>0,0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23" calcext:value-type="float">
            <text:p>0,022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08" calcext:value-type="float">
            <text:p>0,0908</text:p>
          </table:table-cell>
          <table:table-cell office:value-type="float" office:value="0.2456" calcext:value-type="float">
            <text:p>0,2456</text:p>
          </table:table-cell>
          <table:table-cell office:value-type="float" office:value="0.4162" calcext:value-type="float">
            <text:p>0,4162</text:p>
          </table:table-cell>
          <table:table-cell office:value-type="float" office:value="0.7537" calcext:value-type="float">
            <text:p>0,7537</text:p>
          </table:table-cell>
          <table:table-cell office:value-type="float" office:value="2.4548" calcext:value-type="float">
            <text:p>2,4548</text:p>
          </table:table-cell>
          <table:table-cell office:value-type="float" office:value="7.4391" calcext:value-type="float">
            <text:p>7,4391</text:p>
          </table:table-cell>
          <table:table-cell office:value-type="float" office:value="23.6828" calcext:value-type="float">
            <text:p>23,6828</text:p>
          </table:table-cell>
          <table:table-cell office:value-type="float" office:value="99.3293" calcext:value-type="float">
            <text:p>99,3293</text:p>
          </table:table-cell>
          <table:table-cell office:value-type="float" office:value="216.1121" calcext:value-type="float">
            <text:p>216,1121</text:p>
          </table:table-cell>
          <table:table-cell office:value-type="float" office:value="465.3608" calcext:value-type="float">
            <text:p>465,360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2458" calcext:value-type="float">
            <text:p>0,2458</text:p>
          </table:table-cell>
          <table:table-cell office:value-type="float" office:value="0.4203" calcext:value-type="float">
            <text:p>0,4203</text:p>
          </table:table-cell>
          <table:table-cell office:value-type="float" office:value="0.7684" calcext:value-type="float">
            <text:p>0,7684</text:p>
          </table:table-cell>
          <table:table-cell office:value-type="float" office:value="2.5683" calcext:value-type="float">
            <text:p>2,5683</text:p>
          </table:table-cell>
          <table:table-cell office:value-type="float" office:value="7.6407" calcext:value-type="float">
            <text:p>7,6407</text:p>
          </table:table-cell>
          <table:table-cell office:value-type="float" office:value="25.1497" calcext:value-type="float">
            <text:p>25,1497</text:p>
          </table:table-cell>
          <table:table-cell office:value-type="float" office:value="103.4704" calcext:value-type="float">
            <text:p>103,4704</text:p>
          </table:table-cell>
          <table:table-cell office:value-type="float" office:value="216.9442" calcext:value-type="float">
            <text:p>216,9442</text:p>
          </table:table-cell>
          <table:table-cell office:value-type="float" office:value="463.8757" calcext:value-type="float">
            <text:p>463,875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54" calcext:value-type="float">
            <text:p>0,05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3238" calcext:value-type="float">
            <text:p>0,323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1396" calcext:value-type="float">
            <text:p>0,139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776" calcext:value-type="float">
            <text:p>0,07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office:value-type="float" office:value="0.6206" calcext:value-type="float">
            <text:p>0,6206</text:p>
          </table:table-cell>
          <table:table-cell office:value-type="float" office:value="0.5275" calcext:value-type="float">
            <text:p>0,5275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378" calcext:value-type="float">
            <text:p>0,00378</text:p>
          </table:table-cell>
          <table:table-cell table:formula="of:=[.E70]/[.E$69]" office:value-type="float" office:value="0.002425" calcext:value-type="float">
            <text:p>0,002425</text:p>
          </table:table-cell>
          <table:table-cell table:formula="of:=[.F70]/[.F$69]" office:value-type="float" office:value="0.001106" calcext:value-type="float">
            <text:p>0,001106</text:p>
          </table:table-cell>
          <table:table-cell table:formula="of:=[.G70]/[.G$69]" office:value-type="float" office:value="0.000608" calcext:value-type="float">
            <text:p>0,000608</text:p>
          </table:table-cell>
          <table:table-cell table:formula="of:=[.H70]/[.H$69]" office:value-type="float" office:value="0.0003775" calcext:value-type="float">
            <text:p>0,0003775</text:p>
          </table:table-cell>
          <table:table-cell table:formula="of:=[.I70]/[.I$69]" office:value-type="float" office:value="0.0001836" calcext:value-type="float">
            <text:p>0,0001836</text:p>
          </table:table-cell>
          <table:table-cell table:formula="of:=[.J70]/[.J$69]" office:value-type="float" office:value="0.0001573" calcext:value-type="float">
            <text:p>0,0001573</text:p>
          </table:table-cell>
          <table:table-cell table:formula="of:=[.K70]/[.K$69]" office:value-type="float" office:value="0.000196533333333333" calcext:value-type="float">
            <text:p>0,0001965333</text:p>
          </table:table-cell>
          <table:table-cell table:formula="of:=[.L70]/[.L$69]" office:value-type="float" office:value="0.00034475" calcext:value-type="float">
            <text:p>0,00034475</text:p>
          </table:table-cell>
          <table:table-cell table:formula="of:=[.M70]/[.M$69]" office:value-type="float" office:value="0.00060864" calcext:value-type="float">
            <text:p>0,00060864</text:p>
          </table:table-cell>
          <table:table-cell table:formula="of:=[.N70]/[.N$69]" office:value-type="float" office:value="0.0000517333333333333" calcext:value-type="float">
            <text:p>5,17333333333333E-05</text:p>
          </table:table-cell>
          <table:table-cell table:formula="of:=[.O70]/[.O$69]" office:value-type="float" office:value="0.0000154285714285714" calcext:value-type="float">
            <text:p>1,54285714285714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0329" calcext:value-type="float">
            <text:p>0,00329</text:p>
          </table:table-cell>
          <table:table-cell table:formula="of:=[.E71]/[.E$69]" office:value-type="float" office:value="0.001985" calcext:value-type="float">
            <text:p>0,001985</text:p>
          </table:table-cell>
          <table:table-cell table:formula="of:=[.F71]/[.F$69]" office:value-type="float" office:value="0.000926" calcext:value-type="float">
            <text:p>0,000926</text:p>
          </table:table-cell>
          <table:table-cell table:formula="of:=[.G71]/[.G$69]" office:value-type="float" office:value="0.000501" calcext:value-type="float">
            <text:p>0,000501</text:p>
          </table:table-cell>
          <table:table-cell table:formula="of:=[.H71]/[.H$69]" office:value-type="float" office:value="0.0003135" calcext:value-type="float">
            <text:p>0,0003135</text:p>
          </table:table-cell>
          <table:table-cell table:formula="of:=[.I71]/[.I$69]" office:value-type="float" office:value="0.0001616" calcext:value-type="float">
            <text:p>0,0001616</text:p>
          </table:table-cell>
          <table:table-cell table:formula="of:=[.J71]/[.J$69]" office:value-type="float" office:value="0.0001332" calcext:value-type="float">
            <text:p>0,0001332</text:p>
          </table:table-cell>
          <table:table-cell table:formula="of:=[.K71]/[.K$69]" office:value-type="float" office:value="0.000251266666666667" calcext:value-type="float">
            <text:p>0,0002512667</text:p>
          </table:table-cell>
          <table:table-cell table:formula="of:=[.L71]/[.L$69]" office:value-type="float" office:value="0.00036615" calcext:value-type="float">
            <text:p>0,00036615</text:p>
          </table:table-cell>
          <table:table-cell table:formula="of:=[.M71]/[.M$69]" office:value-type="float" office:value="0.00060516" calcext:value-type="float">
            <text:p>0,00060516</text:p>
          </table:table-cell>
          <table:table-cell table:formula="of:=[.N71]/[.N$69]" office:value-type="float" office:value="0" calcext:value-type="float">
            <text:p>0</text:p>
          </table:table-cell>
          <table:table-cell table:formula="of:=[.O71]/[.O$69]" office:value-type="float" office:value="0.00000771428571428571" calcext:value-type="float">
            <text:p>7,71428571428571E-0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974" calcext:value-type="float">
            <text:p>0,01974</text:p>
          </table:table-cell>
          <table:table-cell table:formula="of:=[.E72]/[.E$69]" office:value-type="float" office:value="0.02925" calcext:value-type="float">
            <text:p>0,02925</text:p>
          </table:table-cell>
          <table:table-cell table:formula="of:=[.F72]/[.F$69]" office:value-type="float" office:value="0.02026" calcext:value-type="float">
            <text:p>0,02026</text:p>
          </table:table-cell>
          <table:table-cell table:formula="of:=[.G72]/[.G$69]" office:value-type="float" office:value="0.018345" calcext:value-type="float">
            <text:p>0,018345</text:p>
          </table:table-cell>
          <table:table-cell table:formula="of:=[.H72]/[.H$69]" office:value-type="float" office:value="0.021277" calcext:value-type="float">
            <text:p>0,021277</text:p>
          </table:table-cell>
          <table:table-cell table:formula="of:=[.I72]/[.I$69]" office:value-type="float" office:value="0.016646" calcext:value-type="float">
            <text:p>0,016646</text:p>
          </table:table-cell>
          <table:table-cell table:formula="of:=[.J72]/[.J$69]" office:value-type="float" office:value="0.0174633" calcext:value-type="float">
            <text:p>0,0174633</text:p>
          </table:table-cell>
          <table:table-cell table:formula="of:=[.K72]/[.K$69]" office:value-type="float" office:value="0.0347687333333333" calcext:value-type="float">
            <text:p>0,0347687333</text:p>
          </table:table-cell>
          <table:table-cell table:formula="of:=[.L72]/[.L$69]" office:value-type="float" office:value="0.05424165" calcext:value-type="float">
            <text:p>0,05424165</text:p>
          </table:table-cell>
          <table:table-cell table:formula="of:=[.M72]/[.M$69]" office:value-type="float" office:value="0.087323" calcext:value-type="float">
            <text:p>0,087323</text:p>
          </table:table-cell>
          <table:table-cell table:formula="of:=[.N72]/[.N$69]" office:value-type="float" office:value="0.000103433333333333" calcext:value-type="float">
            <text:p>0,0001034333</text:p>
          </table:table-cell>
          <table:table-cell table:formula="of:=[.O72]/[.O$69]" office:value-type="float" office:value="0.0000925142857142857" calcext:value-type="float">
            <text:p>9,25142857142857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671" calcext:value-type="float">
            <text:p>0,00671</text:p>
          </table:table-cell>
          <table:table-cell table:formula="of:=[.E73]/[.E$69]" office:value-type="float" office:value="0.00465" calcext:value-type="float">
            <text:p>0,00465</text:p>
          </table:table-cell>
          <table:table-cell table:formula="of:=[.F73]/[.F$69]" office:value-type="float" office:value="0.001984" calcext:value-type="float">
            <text:p>0,001984</text:p>
          </table:table-cell>
          <table:table-cell table:formula="of:=[.G73]/[.G$69]" office:value-type="float" office:value="0.00109" calcext:value-type="float">
            <text:p>0,00109</text:p>
          </table:table-cell>
          <table:table-cell table:formula="of:=[.H73]/[.H$69]" office:value-type="float" office:value="0.0006365" calcext:value-type="float">
            <text:p>0,0006365</text:p>
          </table:table-cell>
          <table:table-cell table:formula="of:=[.I73]/[.I$69]" office:value-type="float" office:value="0.0003032" calcext:value-type="float">
            <text:p>0,0003032</text:p>
          </table:table-cell>
          <table:table-cell table:formula="of:=[.J73]/[.J$69]" office:value-type="float" office:value="0.0001898" calcext:value-type="float">
            <text:p>0,0001898</text:p>
          </table:table-cell>
          <table:table-cell table:formula="of:=[.K73]/[.K$69]" office:value-type="float" office:value="0.0001886" calcext:value-type="float">
            <text:p>0,0001886</text:p>
          </table:table-cell>
          <table:table-cell table:formula="of:=[.L73]/[.L$69]" office:value-type="float" office:value="0.0002609" calcext:value-type="float">
            <text:p>0,0002609</text:p>
          </table:table-cell>
          <table:table-cell table:formula="of:=[.M73]/[.M$69]" office:value-type="float" office:value="0.00040128" calcext:value-type="float">
            <text:p>0,00040128</text:p>
          </table:table-cell>
          <table:table-cell table:formula="of:=[.N73]/[.N$69]" office:value-type="float" office:value="0.000103433333333333" calcext:value-type="float">
            <text:p>0,0001034333</text:p>
          </table:table-cell>
          <table:table-cell table:formula="of:=[.O73]/[.O$69]" office:value-type="float" office:value="0.0000398857142857143" calcext:value-type="float">
            <text:p>3,98857142857143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0578" calcext:value-type="float">
            <text:p>0,00578</text:p>
          </table:table-cell>
          <table:table-cell table:formula="of:=[.E74]/[.E$69]" office:value-type="float" office:value="0.00429" calcext:value-type="float">
            <text:p>0,00429</text:p>
          </table:table-cell>
          <table:table-cell table:formula="of:=[.F74]/[.F$69]" office:value-type="float" office:value="0.001878" calcext:value-type="float">
            <text:p>0,001878</text:p>
          </table:table-cell>
          <table:table-cell table:formula="of:=[.G74]/[.G$69]" office:value-type="float" office:value="0.001031" calcext:value-type="float">
            <text:p>0,001031</text:p>
          </table:table-cell>
          <table:table-cell table:formula="of:=[.H74]/[.H$69]" office:value-type="float" office:value="0.0006125" calcext:value-type="float">
            <text:p>0,0006125</text:p>
          </table:table-cell>
          <table:table-cell table:formula="of:=[.I74]/[.I$69]" office:value-type="float" office:value="0.0002878" calcext:value-type="float">
            <text:p>0,0002878</text:p>
          </table:table-cell>
          <table:table-cell table:formula="of:=[.J74]/[.J$69]" office:value-type="float" office:value="0.0001939" calcext:value-type="float">
            <text:p>0,0001939</text:p>
          </table:table-cell>
          <table:table-cell table:formula="of:=[.K74]/[.K$69]" office:value-type="float" office:value="0.0002428" calcext:value-type="float">
            <text:p>0,0002428</text:p>
          </table:table-cell>
          <table:table-cell table:formula="of:=[.L74]/[.L$69]" office:value-type="float" office:value="0.00029975" calcext:value-type="float">
            <text:p>0,00029975</text:p>
          </table:table-cell>
          <table:table-cell table:formula="of:=[.M74]/[.M$69]" office:value-type="float" office:value="0.00043156" calcext:value-type="float">
            <text:p>0,00043156</text:p>
          </table:table-cell>
          <table:table-cell table:formula="of:=[.N74]/[.N$69]" office:value-type="float" office:value="0.0000517333333333333" calcext:value-type="float">
            <text:p>5,17333333333333E-05</text:p>
          </table:table-cell>
          <table:table-cell table:formula="of:=[.O74]/[.O$69]" office:value-type="float" office:value="0.0000221714285714286" calcext:value-type="float">
            <text:p>2,21714285714286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2643" calcext:value-type="float">
            <text:p>0,02643</text:p>
          </table:table-cell>
          <table:table-cell table:formula="of:=[.E75]/[.E$69]" office:value-type="float" office:value="0.03547" calcext:value-type="float">
            <text:p>0,03547</text:p>
          </table:table-cell>
          <table:table-cell table:formula="of:=[.F75]/[.F$69]" office:value-type="float" office:value="0.023732" calcext:value-type="float">
            <text:p>0,023732</text:p>
          </table:table-cell>
          <table:table-cell table:formula="of:=[.G75]/[.G$69]" office:value-type="float" office:value="0.021193" calcext:value-type="float">
            <text:p>0,021193</text:p>
          </table:table-cell>
          <table:table-cell table:formula="of:=[.H75]/[.H$69]" office:value-type="float" office:value="0.0240235" calcext:value-type="float">
            <text:p>0,0240235</text:p>
          </table:table-cell>
          <table:table-cell table:formula="of:=[.I75]/[.I$69]" office:value-type="float" office:value="0.0185704" calcext:value-type="float">
            <text:p>0,0185704</text:p>
          </table:table-cell>
          <table:table-cell table:formula="of:=[.J75]/[.J$69]" office:value-type="float" office:value="0.0193844" calcext:value-type="float">
            <text:p>0,0193844</text:p>
          </table:table-cell>
          <table:table-cell table:formula="of:=[.K75]/[.K$69]" office:value-type="float" office:value="0.0379082" calcext:value-type="float">
            <text:p>0,0379082</text:p>
          </table:table-cell>
          <table:table-cell table:formula="of:=[.L75]/[.L$69]" office:value-type="float" office:value="0.05987965" calcext:value-type="float">
            <text:p>0,05987965</text:p>
          </table:table-cell>
          <table:table-cell table:formula="of:=[.M75]/[.M$69]" office:value-type="float" office:value="0.0982176" calcext:value-type="float">
            <text:p>0,0982176</text:p>
          </table:table-cell>
          <table:table-cell table:formula="of:=[.N75]/[.N$69]" office:value-type="float" office:value="0.000206866666666667" calcext:value-type="float">
            <text:p>0,0002068667</text:p>
          </table:table-cell>
          <table:table-cell table:formula="of:=[.O75]/[.O$69]" office:value-type="float" office:value="0.000150714285714286" calcext:value-type="float">
            <text:p>0,000150714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523" calcext:value-type="float">
            <text:p>0,0523</text:p>
          </table:table-cell>
          <table:table-cell table:formula="of:=[.E6]" office:value-type="float" office:value="0.0653" calcext:value-type="float">
            <text:p>0,0653</text:p>
          </table:table-cell>
          <table:table-cell table:formula="of:=[.F6]" office:value-type="float" office:value="0.0748" calcext:value-type="float">
            <text:p>0,0748</text:p>
          </table:table-cell>
          <table:table-cell table:formula="of:=[.G6]" office:value-type="float" office:value="0.097" calcext:value-type="float">
            <text:p>0,097</text:p>
          </table:table-cell>
          <table:table-cell table:formula="of:=[.H6]" office:value-type="float" office:value="0.1541" calcext:value-type="float">
            <text:p>0,1541</text:p>
          </table:table-cell>
          <table:table-cell table:formula="of:=[.I6]" office:value-type="float" office:value="0.2437" calcext:value-type="float">
            <text:p>0,2437</text:p>
          </table:table-cell>
          <table:table-cell table:formula="of:=[.J6]" office:value-type="float" office:value="0.4226" calcext:value-type="float">
            <text:p>0,4226</text:p>
          </table:table-cell>
          <table:table-cell table:formula="of:=[.K6]" office:value-type="float" office:value="0.9311" calcext:value-type="float">
            <text:p>0,9311</text:p>
          </table:table-cell>
          <table:table-cell table:formula="of:=[.L6]" office:value-type="float" office:value="1.6562" calcext:value-type="float">
            <text:p>1,6562</text:p>
          </table:table-cell>
          <table:table-cell table:formula="of:=[.M6]"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488" calcext:value-type="float">
            <text:p>0,0488</text:p>
          </table:table-cell>
          <table:table-cell table:formula="of:=[.E7]" office:value-type="float" office:value="0.0609" calcext:value-type="float">
            <text:p>0,0609</text:p>
          </table:table-cell>
          <table:table-cell table:formula="of:=[.F7]" office:value-type="float" office:value="0.073" calcext:value-type="float">
            <text:p>0,073</text:p>
          </table:table-cell>
          <table:table-cell table:formula="of:=[.G7]" office:value-type="float" office:value="0.0948" calcext:value-type="float">
            <text:p>0,0948</text:p>
          </table:table-cell>
          <table:table-cell table:formula="of:=[.H7]" office:value-type="float" office:value="0.1511" calcext:value-type="float">
            <text:p>0,1511</text:p>
          </table:table-cell>
          <table:table-cell table:formula="of:=[.I7]" office:value-type="float" office:value="0.2383" calcext:value-type="float">
            <text:p>0,2383</text:p>
          </table:table-cell>
          <table:table-cell table:formula="of:=[.J7]" office:value-type="float" office:value="0.4125" calcext:value-type="float">
            <text:p>0,4125</text:p>
          </table:table-cell>
          <table:table-cell table:formula="of:=[.K7]" office:value-type="float" office:value="0.9842" calcext:value-type="float">
            <text:p>0,9842</text:p>
          </table:table-cell>
          <table:table-cell table:formula="of:=[.L7]" office:value-type="float" office:value="1.7271" calcext:value-type="float">
            <text:p>1,7271</text:p>
          </table:table-cell>
          <table:table-cell table:formula="of:=[.M7]"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Pooled" calcext:value-type="string">
            <text:p>Pooled</text:p>
          </table:table-cell>
          <table:table-cell table:formula="of:=[.D9]" office:value-type="float" office:value="0.0875" calcext:value-type="float">
            <text:p>0,0875</text:p>
          </table:table-cell>
          <table:table-cell table:formula="of:=[.E9]" office:value-type="float" office:value="0.0996" calcext:value-type="float">
            <text:p>0,0996</text:p>
          </table:table-cell>
          <table:table-cell table:formula="of:=[.F9]" office:value-type="float" office:value="0.1061" calcext:value-type="float">
            <text:p>0,1061</text:p>
          </table:table-cell>
          <table:table-cell table:formula="of:=[.G9]" office:value-type="float" office:value="0.1084" calcext:value-type="float">
            <text:p>0,1084</text:p>
          </table:table-cell>
          <table:table-cell table:formula="of:=[.H9]" office:value-type="float" office:value="0.1223" calcext:value-type="float">
            <text:p>0,1223</text:p>
          </table:table-cell>
          <table:table-cell table:formula="of:=[.I9]" office:value-type="float" office:value="0.1375" calcext:value-type="float">
            <text:p>0,1375</text:p>
          </table:table-cell>
          <table:table-cell table:formula="of:=[.J9]" office:value-type="float" office:value="0.1552" calcext:value-type="float">
            <text:p>0,1552</text:p>
          </table:table-cell>
          <table:table-cell table:formula="of:=[.K9]" office:value-type="float" office:value="0.254" calcext:value-type="float">
            <text:p>0,254</text:p>
          </table:table-cell>
          <table:table-cell table:formula="of:=[.L9]" office:value-type="float" office:value="0.3162" calcext:value-type="float">
            <text:p>0,3162</text:p>
          </table:table-cell>
          <table:table-cell table:formula="of:=[.M9]"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Naive" calcext:value-type="string">
            <text:p>Naive</text:p>
          </table:table-cell>
          <table:table-cell table:formula="of:=[.D10]" office:value-type="float" office:value="0.0239" calcext:value-type="float">
            <text:p>0,0239</text:p>
          </table:table-cell>
          <table:table-cell table:formula="of:=[.E10]" office:value-type="float" office:value="0.0261" calcext:value-type="float">
            <text:p>0,0261</text:p>
          </table:table-cell>
          <table:table-cell table:formula="of:=[.F10]" office:value-type="float" office:value="0.0265" calcext:value-type="float">
            <text:p>0,0265</text:p>
          </table:table-cell>
          <table:table-cell table:formula="of:=[.G10]" office:value-type="float" office:value="0.027" calcext:value-type="float">
            <text:p>0,027</text:p>
          </table:table-cell>
          <table:table-cell table:formula="of:=[.H10]" office:value-type="float" office:value="0.0298" calcext:value-type="float">
            <text:p>0,0298</text:p>
          </table:table-cell>
          <table:table-cell table:formula="of:=[.I10]" office:value-type="float" office:value="0.034" calcext:value-type="float">
            <text:p>0,034</text:p>
          </table:table-cell>
          <table:table-cell table:formula="of:=[.J10]" office:value-type="float" office:value="0.0463" calcext:value-type="float">
            <text:p>0,0463</text:p>
          </table:table-cell>
          <table:table-cell table:formula="of:=[.K10]" office:value-type="float" office:value="0.0974" calcext:value-type="float">
            <text:p>0,0974</text:p>
          </table:table-cell>
          <table:table-cell table:formula="of:=[.L10]" office:value-type="float" office:value="0.2061" calcext:value-type="float">
            <text:p>0,2061</text:p>
          </table:table-cell>
          <table:table-cell table:formula="of:=[.M10]"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378" calcext:value-type="float">
            <text:p>0,0378</text:p>
          </table:table-cell>
          <table:table-cell table:formula="of:=[.E13]" office:value-type="float" office:value="0.0485" calcext:value-type="float">
            <text:p>0,0485</text:p>
          </table:table-cell>
          <table:table-cell table:formula="of:=[.F13]" office:value-type="float" office:value="0.0553" calcext:value-type="float">
            <text:p>0,0553</text:p>
          </table:table-cell>
          <table:table-cell table:formula="of:=[.G13]" office:value-type="float" office:value="0.0608" calcext:value-type="float">
            <text:p>0,0608</text:p>
          </table:table-cell>
          <table:table-cell table:formula="of:=[.H13]" office:value-type="float" office:value="0.0755" calcext:value-type="float">
            <text:p>0,0755</text:p>
          </table:table-cell>
          <table:table-cell table:formula="of:=[.I13]" office:value-type="float" office:value="0.0918" calcext:value-type="float">
            <text:p>0,0918</text:p>
          </table:table-cell>
          <table:table-cell table:formula="of:=[.J13]" office:value-type="float" office:value="0.1573" calcext:value-type="float">
            <text:p>0,1573</text:p>
          </table:table-cell>
          <table:table-cell table:formula="of:=[.K13]" office:value-type="float" office:value="0.2948" calcext:value-type="float">
            <text:p>0,2948</text:p>
          </table:table-cell>
          <table:table-cell table:formula="of:=[.L13]" office:value-type="float" office:value="0.6895" calcext:value-type="float">
            <text:p>0,6895</text:p>
          </table:table-cell>
          <table:table-cell table:formula="of:=[.M13]"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29" calcext:value-type="float">
            <text:p>0,0329</text:p>
          </table:table-cell>
          <table:table-cell table:formula="of:=[.E14]" office:value-type="float" office:value="0.0397" calcext:value-type="float">
            <text:p>0,0397</text:p>
          </table:table-cell>
          <table:table-cell table:formula="of:=[.F14]" office:value-type="float" office:value="0.0463" calcext:value-type="float">
            <text:p>0,0463</text:p>
          </table:table-cell>
          <table:table-cell table:formula="of:=[.G14]" office:value-type="float" office:value="0.0501" calcext:value-type="float">
            <text:p>0,0501</text:p>
          </table:table-cell>
          <table:table-cell table:formula="of:=[.H14]" office:value-type="float" office:value="0.0627" calcext:value-type="float">
            <text:p>0,0627</text:p>
          </table:table-cell>
          <table:table-cell table:formula="of:=[.I14]" office:value-type="float" office:value="0.0808" calcext:value-type="float">
            <text:p>0,0808</text:p>
          </table:table-cell>
          <table:table-cell table:formula="of:=[.J14]" office:value-type="float" office:value="0.1332" calcext:value-type="float">
            <text:p>0,1332</text:p>
          </table:table-cell>
          <table:table-cell table:formula="of:=[.K14]" office:value-type="float" office:value="0.3769" calcext:value-type="float">
            <text:p>0,3769</text:p>
          </table:table-cell>
          <table:table-cell table:formula="of:=[.L14]" office:value-type="float" office:value="0.7323" calcext:value-type="float">
            <text:p>0,7323</text:p>
          </table:table-cell>
          <table:table-cell table:formula="of:=[.M14]"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Pooled" calcext:value-type="string">
            <text:p>Pooled</text:p>
          </table:table-cell>
          <table:table-cell table:formula="of:=[.D16]" office:value-type="float" office:value="0.1372" calcext:value-type="float">
            <text:p>0,1372</text:p>
          </table:table-cell>
          <table:table-cell table:formula="of:=[.E16]" office:value-type="float" office:value="0.2317" calcext:value-type="float">
            <text:p>0,2317</text:p>
          </table:table-cell>
          <table:table-cell table:formula="of:=[.F16]" office:value-type="float" office:value="0.3079" calcext:value-type="float">
            <text:p>0,3079</text:p>
          </table:table-cell>
          <table:table-cell table:formula="of:=[.G16]" office:value-type="float" office:value="0.3862" calcext:value-type="float">
            <text:p>0,3862</text:p>
          </table:table-cell>
          <table:table-cell table:formula="of:=[.H16]" office:value-type="float" office:value="0.5902" calcext:value-type="float">
            <text:p>0,5902</text:p>
          </table:table-cell>
          <table:table-cell table:formula="of:=[.I16]" office:value-type="float" office:value="0.7951" calcext:value-type="float">
            <text:p>0,7951</text:p>
          </table:table-cell>
          <table:table-cell table:formula="of:=[.J16]" office:value-type="float" office:value="1.081" calcext:value-type="float">
            <text:p>1,081</text:p>
          </table:table-cell>
          <table:table-cell table:formula="of:=[.K16]" office:value-type="float" office:value="2.2752" calcext:value-type="float">
            <text:p>2,2752</text:p>
          </table:table-cell>
          <table:table-cell table:formula="of:=[.L16]" office:value-type="float" office:value="2.6498" calcext:value-type="float">
            <text:p>2,6498</text:p>
          </table:table-cell>
          <table:table-cell table:formula="of:=[.M16]"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Naive" calcext:value-type="string">
            <text:p>Naive</text:p>
          </table:table-cell>
          <table:table-cell table:formula="of:=[.D17]" office:value-type="float" office:value="0.0391" calcext:value-type="float">
            <text:p>0,0391</text:p>
          </table:table-cell>
          <table:table-cell table:formula="of:=[.E17]" office:value-type="float" office:value="0.0693" calcext:value-type="float">
            <text:p>0,0693</text:p>
          </table:table-cell>
          <table:table-cell table:formula="of:=[.F17]" office:value-type="float" office:value="0.0915" calcext:value-type="float">
            <text:p>0,0915</text:p>
          </table:table-cell>
          <table:table-cell table:formula="of:=[.G17]" office:value-type="float" office:value="0.1135" calcext:value-type="float">
            <text:p>0,1135</text:p>
          </table:table-cell>
          <table:table-cell table:formula="of:=[.H17]" office:value-type="float" office:value="0.1754" calcext:value-type="float">
            <text:p>0,1754</text:p>
          </table:table-cell>
          <table:table-cell table:formula="of:=[.I17]" office:value-type="float" office:value="0.2344" calcext:value-type="float">
            <text:p>0,2344</text:p>
          </table:table-cell>
          <table:table-cell table:formula="of:=[.J17]" office:value-type="float" office:value="0.3344" calcext:value-type="float">
            <text:p>0,3344</text:p>
          </table:table-cell>
          <table:table-cell table:formula="of:=[.K17]" office:value-type="float" office:value="0.7969" calcext:value-type="float">
            <text:p>0,7969</text:p>
          </table:table-cell>
          <table:table-cell table:formula="of:=[.L17]" office:value-type="float" office:value="0.9378" calcext:value-type="float">
            <text:p>0,9378</text:p>
          </table:table-cell>
          <table:table-cell table:formula="of:=[.M17]"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671" calcext:value-type="float">
            <text:p>0,0671</text:p>
          </table:table-cell>
          <table:table-cell table:formula="of:=[.E20]" office:value-type="float" office:value="0.093" calcext:value-type="float">
            <text:p>0,093</text:p>
          </table:table-cell>
          <table:table-cell table:formula="of:=[.F20]" office:value-type="float" office:value="0.0992" calcext:value-type="float">
            <text:p>0,0992</text:p>
          </table:table-cell>
          <table:table-cell table:formula="of:=[.G20]" office:value-type="float" office:value="0.109" calcext:value-type="float">
            <text:p>0,109</text:p>
          </table:table-cell>
          <table:table-cell table:formula="of:=[.H20]" office:value-type="float" office:value="0.1273" calcext:value-type="float">
            <text:p>0,1273</text:p>
          </table:table-cell>
          <table:table-cell table:formula="of:=[.I20]" office:value-type="float" office:value="0.1516" calcext:value-type="float">
            <text:p>0,1516</text:p>
          </table:table-cell>
          <table:table-cell table:formula="of:=[.J20]" office:value-type="float" office:value="0.1898" calcext:value-type="float">
            <text:p>0,1898</text:p>
          </table:table-cell>
          <table:table-cell table:formula="of:=[.K20]" office:value-type="float" office:value="0.2829" calcext:value-type="float">
            <text:p>0,2829</text:p>
          </table:table-cell>
          <table:table-cell table:formula="of:=[.L20]" office:value-type="float" office:value="0.5218" calcext:value-type="float">
            <text:p>0,5218</text:p>
          </table:table-cell>
          <table:table-cell table:formula="of:=[.M20]"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578" calcext:value-type="float">
            <text:p>0,0578</text:p>
          </table:table-cell>
          <table:table-cell table:formula="of:=[.E21]" office:value-type="float" office:value="0.0858" calcext:value-type="float">
            <text:p>0,0858</text:p>
          </table:table-cell>
          <table:table-cell table:formula="of:=[.F21]" office:value-type="float" office:value="0.0939" calcext:value-type="float">
            <text:p>0,0939</text:p>
          </table:table-cell>
          <table:table-cell table:formula="of:=[.G21]" office:value-type="float" office:value="0.1031" calcext:value-type="float">
            <text:p>0,1031</text:p>
          </table:table-cell>
          <table:table-cell table:formula="of:=[.H21]" office:value-type="float" office:value="0.1225" calcext:value-type="float">
            <text:p>0,1225</text:p>
          </table:table-cell>
          <table:table-cell table:formula="of:=[.I21]" office:value-type="float" office:value="0.1439" calcext:value-type="float">
            <text:p>0,1439</text:p>
          </table:table-cell>
          <table:table-cell table:formula="of:=[.J21]" office:value-type="float" office:value="0.1939" calcext:value-type="float">
            <text:p>0,1939</text:p>
          </table:table-cell>
          <table:table-cell table:formula="of:=[.K21]" office:value-type="float" office:value="0.3642" calcext:value-type="float">
            <text:p>0,3642</text:p>
          </table:table-cell>
          <table:table-cell table:formula="of:=[.L21]" office:value-type="float" office:value="0.5995" calcext:value-type="float">
            <text:p>0,5995</text:p>
          </table:table-cell>
          <table:table-cell table:formula="of:=[.M21]"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Pooled" calcext:value-type="string">
            <text:p>Pooled</text:p>
          </table:table-cell>
          <table:table-cell table:formula="of:=[.D23]" office:value-type="float" office:value="0.0822" calcext:value-type="float">
            <text:p>0,0822</text:p>
          </table:table-cell>
          <table:table-cell table:formula="of:=[.E23]" office:value-type="float" office:value="0.0918" calcext:value-type="float">
            <text:p>0,0918</text:p>
          </table:table-cell>
          <table:table-cell table:formula="of:=[.F23]" office:value-type="float" office:value="0.0936" calcext:value-type="float">
            <text:p>0,0936</text:p>
          </table:table-cell>
          <table:table-cell table:formula="of:=[.G23]" office:value-type="float" office:value="0.0988" calcext:value-type="float">
            <text:p>0,0988</text:p>
          </table:table-cell>
          <table:table-cell table:formula="of:=[.H23]" office:value-type="float" office:value="0.1173" calcext:value-type="float">
            <text:p>0,1173</text:p>
          </table:table-cell>
          <table:table-cell table:formula="of:=[.I23]" office:value-type="float" office:value="0.1307" calcext:value-type="float">
            <text:p>0,1307</text:p>
          </table:table-cell>
          <table:table-cell table:formula="of:=[.J23]" office:value-type="float" office:value="0.1777" calcext:value-type="float">
            <text:p>0,1777</text:p>
          </table:table-cell>
          <table:table-cell table:formula="of:=[.K23]" office:value-type="float" office:value="0.2932" calcext:value-type="float">
            <text:p>0,2932</text:p>
          </table:table-cell>
          <table:table-cell table:formula="of:=[.L23]" office:value-type="float" office:value="0.3551" calcext:value-type="float">
            <text:p>0,3551</text:p>
          </table:table-cell>
          <table:table-cell table:formula="of:=[.M23]"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Naive" calcext:value-type="string">
            <text:p>Naive</text:p>
          </table:table-cell>
          <table:table-cell table:formula="of:=[.D24]" office:value-type="float" office:value="0.0372" calcext:value-type="float">
            <text:p>0,0372</text:p>
          </table:table-cell>
          <table:table-cell table:formula="of:=[.E24]" office:value-type="float" office:value="0.0417" calcext:value-type="float">
            <text:p>0,0417</text:p>
          </table:table-cell>
          <table:table-cell table:formula="of:=[.F24]" office:value-type="float" office:value="0.0418" calcext:value-type="float">
            <text:p>0,0418</text:p>
          </table:table-cell>
          <table:table-cell table:formula="of:=[.G24]" office:value-type="float" office:value="0.0427" calcext:value-type="float">
            <text:p>0,0427</text:p>
          </table:table-cell>
          <table:table-cell table:formula="of:=[.H24]" office:value-type="float" office:value="0.0502" calcext:value-type="float">
            <text:p>0,0502</text:p>
          </table:table-cell>
          <table:table-cell table:formula="of:=[.I24]" office:value-type="float" office:value="0.0549" calcext:value-type="float">
            <text:p>0,0549</text:p>
          </table:table-cell>
          <table:table-cell table:formula="of:=[.J24]" office:value-type="float" office:value="0.0802" calcext:value-type="float">
            <text:p>0,0802</text:p>
          </table:table-cell>
          <table:table-cell table:formula="of:=[.K24]" office:value-type="float" office:value="0.1558" calcext:value-type="float">
            <text:p>0,1558</text:p>
          </table:table-cell>
          <table:table-cell table:formula="of:=[.L24]" office:value-type="float" office:value="0.2826" calcext:value-type="float">
            <text:p>0,2826</text:p>
          </table:table-cell>
          <table:table-cell table:formula="of:=[.M24]"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Pooled" calcext:value-type="string">
            <text:p>Pooled</text:p>
          </table:table-cell>
          <table:table-cell table:formula="of:=[.D30]/[.D$109]" office:value-type="float" office:value="0.00492" calcext:value-type="float">
            <text:p>0,00492</text:p>
          </table:table-cell>
          <table:table-cell table:formula="of:=[.E30]/[.E$109]" office:value-type="float" office:value="0.003196" calcext:value-type="float">
            <text:p>0,003196</text:p>
          </table:table-cell>
          <table:table-cell table:formula="of:=[.F30]/[.F$109]" office:value-type="float" office:value="0.00265" calcext:value-type="float">
            <text:p>0,00265</text:p>
          </table:table-cell>
          <table:table-cell table:formula="of:=[.G30]/[.G$109]" office:value-type="float" office:value="0.0022535" calcext:value-type="float">
            <text:p>0,0022535</text:p>
          </table:table-cell>
          <table:table-cell table:formula="of:=[.H30]/[.H$109]" office:value-type="float" office:value="0.0022614" calcext:value-type="float">
            <text:p>0,0022614</text:p>
          </table:table-cell>
          <table:table-cell table:formula="of:=[.I30]/[.I$109]" office:value-type="float" office:value="0.0025042" calcext:value-type="float">
            <text:p>0,0025042</text:p>
          </table:table-cell>
          <table:table-cell table:formula="of:=[.J30]/[.J$109]" office:value-type="float" office:value="0.00287285" calcext:value-type="float">
            <text:p>0,00287285</text:p>
          </table:table-cell>
          <table:table-cell table:formula="of:=[.K30]/[.K$109]" office:value-type="float" office:value="0.00628572" calcext:value-type="float">
            <text:p>0,00628572</text:p>
          </table:table-cell>
          <table:table-cell table:formula="of:=[.L30]/[.L$109]" office:value-type="float" office:value="0.00732311" calcext:value-type="float">
            <text:p>0,00732311</text:p>
          </table:table-cell>
          <table:table-cell table:formula="of:=[.M30]/[.M$109]" office:value-type="float" office:value="0.00951525" calcext:value-type="float">
            <text:p>0,009515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Naive" calcext:value-type="string">
            <text:p>Naive</text:p>
          </table:table-cell>
          <table:table-cell table:formula="of:=[.D31]/[.D$109]" office:value-type="float" office:value="0.00492" calcext:value-type="float">
            <text:p>0,00492</text:p>
          </table:table-cell>
          <table:table-cell table:formula="of:=[.E31]/[.E$109]" office:value-type="float" office:value="0.003194" calcext:value-type="float">
            <text:p>0,003194</text:p>
          </table:table-cell>
          <table:table-cell table:formula="of:=[.F31]/[.F$109]" office:value-type="float" office:value="0.002665" calcext:value-type="float">
            <text:p>0,002665</text:p>
          </table:table-cell>
          <table:table-cell table:formula="of:=[.G31]/[.G$109]" office:value-type="float" office:value="0.0022875" calcext:value-type="float">
            <text:p>0,0022875</text:p>
          </table:table-cell>
          <table:table-cell table:formula="of:=[.H31]/[.H$109]" office:value-type="float" office:value="0.002329" calcext:value-type="float">
            <text:p>0,002329</text:p>
          </table:table-cell>
          <table:table-cell table:formula="of:=[.I31]/[.I$109]" office:value-type="float" office:value="0.002603" calcext:value-type="float">
            <text:p>0,002603</text:p>
          </table:table-cell>
          <table:table-cell table:formula="of:=[.J31]/[.J$109]" office:value-type="float" office:value="0.00305995" calcext:value-type="float">
            <text:p>0,00305995</text:p>
          </table:table-cell>
          <table:table-cell table:formula="of:=[.K31]/[.K$109]" office:value-type="float" office:value="0.00668794" calcext:value-type="float">
            <text:p>0,00668794</text:p>
          </table:table-cell>
          <table:table-cell table:formula="of:=[.L31]/[.L$109]" office:value-type="float" office:value="0.00733143" calcext:value-type="float">
            <text:p>0,00733143</text:p>
          </table:table-cell>
          <table:table-cell table:formula="of:=[.M31]/[.M$109]" office:value-type="float" office:value="0.009485515" calcext:value-type="float">
            <text:p>0,0094855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24" calcext:value-type="float">
            <text:p>0,0924</text:p>
          </table:table-cell>
          <table:table-cell table:formula="of:=[.E34]" office:value-type="float" office:value="0.2046" calcext:value-type="float">
            <text:p>0,2046</text:p>
          </table:table-cell>
          <table:table-cell table:formula="of:=[.F34]" office:value-type="float" office:value="0.2761" calcext:value-type="float">
            <text:p>0,2761</text:p>
          </table:table-cell>
          <table:table-cell table:formula="of:=[.G34]" office:value-type="float" office:value="0.4483" calcext:value-type="float">
            <text:p>0,4483</text:p>
          </table:table-cell>
          <table:table-cell table:formula="of:=[.H34]" office:value-type="float" office:value="0.9847" calcext:value-type="float">
            <text:p>0,9847</text:p>
          </table:table-cell>
          <table:table-cell table:formula="of:=[.I34]" office:value-type="float" office:value="1.8495" calcext:value-type="float">
            <text:p>1,8495</text:p>
          </table:table-cell>
          <table:table-cell table:formula="of:=[.J34]" office:value-type="float" office:value="3.8086" calcext:value-type="float">
            <text:p>3,8086</text:p>
          </table:table-cell>
          <table:table-cell table:formula="of:=[.K34]" office:value-type="float" office:value="9.2444" calcext:value-type="float">
            <text:p>9,2444</text:p>
          </table:table-cell>
          <table:table-cell table:formula="of:=[.L34]" office:value-type="float" office:value="11.2947" calcext:value-type="float">
            <text:p>11,2947</text:p>
          </table:table-cell>
          <table:table-cell table:formula="of:=[.M34]"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38]" office:value-type="float" office:value="0.0402" calcext:value-type="float">
            <text:p>0,0402</text:p>
          </table:table-cell>
          <table:table-cell table:formula="of:=[.E38]" office:value-type="float" office:value="0.0453" calcext:value-type="float">
            <text:p>0,0453</text:p>
          </table:table-cell>
          <table:table-cell table:formula="of:=[.F38]" office:value-type="float" office:value="0.0486" calcext:value-type="float">
            <text:p>0,0486</text:p>
          </table:table-cell>
          <table:table-cell table:formula="of:=[.G38]" office:value-type="float" office:value="0.0471" calcext:value-type="float">
            <text:p>0,0471</text:p>
          </table:table-cell>
          <table:table-cell table:formula="of:=[.H38]" office:value-type="float" office:value="0.0493" calcext:value-type="float">
            <text:p>0,0493</text:p>
          </table:table-cell>
          <table:table-cell table:formula="of:=[.I38]" office:value-type="float" office:value="0.0497" calcext:value-type="float">
            <text:p>0,0497</text:p>
          </table:table-cell>
          <table:table-cell table:formula="of:=[.J38]" office:value-type="float" office:value="0.0519" calcext:value-type="float">
            <text:p>0,0519</text:p>
          </table:table-cell>
          <table:table-cell table:formula="of:=[.K38]" office:value-type="float" office:value="0.0582" calcext:value-type="float">
            <text:p>0,0582</text:p>
          </table:table-cell>
          <table:table-cell table:formula="of:=[.L38]" office:value-type="float" office:value="0.0525" calcext:value-type="float">
            <text:p>0,0525</text:p>
          </table:table-cell>
          <table:table-cell table:formula="of:=[.M38]"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Pooled" calcext:value-type="string">
            <text:p>Pooled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Naive" calcext:value-type="string">
            <text:p>Naive</text:p>
          </table:table-cell>
          <table:table-cell table:formula="of:=[.D48]" office:value-type="float" office:value="0.0135" calcext:value-type="float">
            <text:p>0,0135</text:p>
          </table:table-cell>
          <table:table-cell table:formula="of:=[.E48]" office:value-type="float" office:value="0.0132" calcext:value-type="float">
            <text:p>0,0132</text:p>
          </table:table-cell>
          <table:table-cell table:formula="of:=[.F48]" office:value-type="float" office:value="0.0117" calcext:value-type="float">
            <text:p>0,0117</text:p>
          </table:table-cell>
          <table:table-cell table:formula="of:=[.G48]" office:value-type="float" office:value="0.0102" calcext:value-type="float">
            <text:p>0,0102</text:p>
          </table:table-cell>
          <table:table-cell table:formula="of:=[.H48]" office:value-type="float" office:value="0.013" calcext:value-type="float">
            <text:p>0,013</text:p>
          </table:table-cell>
          <table:table-cell table:formula="of:=[.I48]" office:value-type="float" office:value="0.0148" calcext:value-type="float">
            <text:p>0,0148</text:p>
          </table:table-cell>
          <table:table-cell table:formula="of:=[.J48]" office:value-type="float" office:value="0.0147" calcext:value-type="float">
            <text:p>0,0147</text:p>
          </table:table-cell>
          <table:table-cell table:formula="of:=[.K48]" office:value-type="float" office:value="0.0134" calcext:value-type="float">
            <text:p>0,0134</text:p>
          </table:table-cell>
          <table:table-cell table:formula="of:=[.L48]" office:value-type="float" office:value="0.0166" calcext:value-type="float">
            <text:p>0,0166</text:p>
          </table:table-cell>
          <table:table-cell table:formula="of:=[.M48]"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21" calcext:value-type="float">
            <text:p>0,0121</text:p>
          </table:table-cell>
          <table:table-cell table:formula="of:=[.E41]" office:value-type="float" office:value="0.0137" calcext:value-type="float">
            <text:p>0,0137</text:p>
          </table:table-cell>
          <table:table-cell table:formula="of:=[.F41]" office:value-type="float" office:value="0.0154" calcext:value-type="float">
            <text:p>0,0154</text:p>
          </table:table-cell>
          <table:table-cell table:formula="of:=[.G41]" office:value-type="float" office:value="0.0138" calcext:value-type="float">
            <text:p>0,0138</text:p>
          </table:table-cell>
          <table:table-cell table:formula="of:=[.H41]" office:value-type="float" office:value="0.0197" calcext:value-type="float">
            <text:p>0,0197</text:p>
          </table:table-cell>
          <table:table-cell table:formula="of:=[.I41]" office:value-type="float" office:value="0.0313" calcext:value-type="float">
            <text:p>0,0313</text:p>
          </table:table-cell>
          <table:table-cell table:formula="of:=[.J41]" office:value-type="float" office:value="0.057" calcext:value-type="float">
            <text:p>0,057</text:p>
          </table:table-cell>
          <table:table-cell table:formula="of:=[.K41]" office:value-type="float" office:value="0.1244" calcext:value-type="float">
            <text:p>0,1244</text:p>
          </table:table-cell>
          <table:table-cell table:formula="of:=[.L41]" office:value-type="float" office:value="0.2137" calcext:value-type="float">
            <text:p>0,2137</text:p>
          </table:table-cell>
          <table:table-cell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" office:value-type="float" office:value="0.0936" calcext:value-type="float">
            <text:p>0,0936</text:p>
          </table:table-cell>
          <table:table-cell table:formula="of:=[.E44]" office:value-type="float" office:value="0.2839" calcext:value-type="float">
            <text:p>0,2839</text:p>
          </table:table-cell>
          <table:table-cell table:formula="of:=[.F44]" office:value-type="float" office:value="0.4468" calcext:value-type="float">
            <text:p>0,4468</text:p>
          </table:table-cell>
          <table:table-cell table:formula="of:=[.G44]" office:value-type="float" office:value="0.7918" calcext:value-type="float">
            <text:p>0,7918</text:p>
          </table:table-cell>
          <table:table-cell table:formula="of:=[.H44]" office:value-type="float" office:value="2.4717" calcext:value-type="float">
            <text:p>2,4717</text:p>
          </table:table-cell>
          <table:table-cell table:formula="of:=[.I44]" office:value-type="float" office:value="6.0071" calcext:value-type="float">
            <text:p>6,0071</text:p>
          </table:table-cell>
          <table:table-cell table:formula="of:=[.J44]" office:value-type="float" office:value="16.012" calcext:value-type="float">
            <text:p>16,012</text:p>
          </table:table-cell>
          <table:table-cell table:formula="of:=[.K44]" office:value-type="float" office:value="91.7409" calcext:value-type="float">
            <text:p>91,7409</text:p>
          </table:table-cell>
          <table:table-cell table:formula="of:=[.L44]" office:value-type="float" office:value="216.7081" calcext:value-type="float">
            <text:p>216,7081</text:p>
          </table:table-cell>
          <table:table-cell table:formula="of:=[.M44]"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" office:value-type="float" office:value="0.0929" calcext:value-type="float">
            <text:p>0,0929</text:p>
          </table:table-cell>
          <table:table-cell table:formula="of:=[.E45]" office:value-type="float" office:value="0.2805" calcext:value-type="float">
            <text:p>0,2805</text:p>
          </table:table-cell>
          <table:table-cell table:formula="of:=[.F45]" office:value-type="float" office:value="0.4509" calcext:value-type="float">
            <text:p>0,4509</text:p>
          </table:table-cell>
          <table:table-cell table:formula="of:=[.G45]" office:value-type="float" office:value="0.8072" calcext:value-type="float">
            <text:p>0,8072</text:p>
          </table:table-cell>
          <table:table-cell table:formula="of:=[.H45]" office:value-type="float" office:value="2.5919" calcext:value-type="float">
            <text:p>2,5919</text:p>
          </table:table-cell>
          <table:table-cell table:formula="of:=[.I45]" office:value-type="float" office:value="6.2286" calcext:value-type="float">
            <text:p>6,2286</text:p>
          </table:table-cell>
          <table:table-cell table:formula="of:=[.J45]" office:value-type="float" office:value="17.2853" calcext:value-type="float">
            <text:p>17,2853</text:p>
          </table:table-cell>
          <table:table-cell table:formula="of:=[.K45]" office:value-type="float" office:value="95.9551" calcext:value-type="float">
            <text:p>95,9551</text:p>
          </table:table-cell>
          <table:table-cell table:formula="of:=[.L45]" office:value-type="float" office:value="215.1095" calcext:value-type="float">
            <text:p>215,1095</text:p>
          </table:table-cell>
          <table:table-cell table:formula="of:=[.M45]"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121" calcext:value-type="float">
            <text:p>0,00121</text:p>
          </table:table-cell>
          <table:table-cell table:style-name="ce2" table:formula="of:=[.E41]/[.E$5]" office:value-type="float" office:value="0.000274" calcext:value-type="float">
            <text:p>0,000274</text:p>
          </table:table-cell>
          <table:table-cell table:style-name="ce2" table:formula="of:=[.F41]/[.F$5]" office:value-type="float" office:value="0.000154" calcext:value-type="float">
            <text:p>0,000154</text:p>
          </table:table-cell>
          <table:table-cell table:style-name="ce2" table:formula="of:=[.G41]/[.G$5]" office:value-type="float" office:value="0.000069" calcext:value-type="float">
            <text:p>0,000069</text:p>
          </table:table-cell>
          <table:table-cell table:style-name="ce2" table:formula="of:=[.H41]/[.H$5]" office:value-type="float" office:value="0.0000394" calcext:value-type="float">
            <text:p>0,0000394</text:p>
          </table:table-cell>
          <table:table-cell table:style-name="ce2" table:formula="of:=[.I41]/[.I$5]" office:value-type="float" office:value="0.0000313" calcext:value-type="float">
            <text:p>0,0000313</text:p>
          </table:table-cell>
          <table:table-cell table:style-name="ce2" table:formula="of:=[.J41]/[.J$5]" office:value-type="float" office:value="0.0000285" calcext:value-type="float">
            <text:p>0,0000285</text:p>
          </table:table-cell>
          <table:table-cell table:style-name="ce2" table:formula="of:=[.K41]/[.K$5]" office:value-type="float" office:value="0.00002488" calcext:value-type="float">
            <text:p>0,00002488</text:p>
          </table:table-cell>
          <table:table-cell table:style-name="ce2" table:formula="of:=[.L41]/[.L$5]" office:value-type="float" office:value="0.00002137" calcext:value-type="float">
            <text:p>0,00002137</text:p>
          </table:table-cell>
          <table:table-cell table:style-name="ce2" table:formula="of:=[.M41]/[.M$5]" office:value-type="float" office:value="0.0000394" calcext:value-type="float">
            <text:p>0,00003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Pooled" calcext:value-type="string">
            <text:p>Pooled</text:p>
          </table:table-cell>
          <table:table-cell table:formula="of:=[.D44]/[.D$5]" office:value-type="float" office:value="0.00936" calcext:value-type="float">
            <text:p>0,00936</text:p>
          </table:table-cell>
          <table:table-cell table:formula="of:=[.E44]/[.E$5]" office:value-type="float" office:value="0.005678" calcext:value-type="float">
            <text:p>0,005678</text:p>
          </table:table-cell>
          <table:table-cell table:formula="of:=[.F44]/[.F$5]" office:value-type="float" office:value="0.004468" calcext:value-type="float">
            <text:p>0,004468</text:p>
          </table:table-cell>
          <table:table-cell table:formula="of:=[.G44]/[.G$5]" office:value-type="float" office:value="0.003959" calcext:value-type="float">
            <text:p>0,003959</text:p>
          </table:table-cell>
          <table:table-cell table:formula="of:=[.H44]/[.H$5]" office:value-type="float" office:value="0.0049434" calcext:value-type="float">
            <text:p>0,0049434</text:p>
          </table:table-cell>
          <table:table-cell table:formula="of:=[.I44]/[.I$5]" office:value-type="float" office:value="0.0060071" calcext:value-type="float">
            <text:p>0,0060071</text:p>
          </table:table-cell>
          <table:table-cell table:formula="of:=[.J44]/[.J$5]" office:value-type="float" office:value="0.008006" calcext:value-type="float">
            <text:p>0,008006</text:p>
          </table:table-cell>
          <table:table-cell table:formula="of:=[.K44]/[.K$5]" office:value-type="float" office:value="0.01834818" calcext:value-type="float">
            <text:p>0,01834818</text:p>
          </table:table-cell>
          <table:table-cell table:formula="of:=[.L44]/[.L$5]" office:value-type="float" office:value="0.02167081" calcext:value-type="float">
            <text:p>0,02167081</text:p>
          </table:table-cell>
          <table:table-cell table:formula="of:=[.M44]/[.M$5]" office:value-type="float" office:value="0.024120225" calcext:value-type="float">
            <text:p>0,02412022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Naive" calcext:value-type="string">
            <text:p>Naive</text:p>
          </table:table-cell>
          <table:table-cell table:formula="of:=[.D45]/[.D$5]" office:value-type="float" office:value="0.00929" calcext:value-type="float">
            <text:p>0,00929</text:p>
          </table:table-cell>
          <table:table-cell table:formula="of:=[.E45]/[.E$5]" office:value-type="float" office:value="0.00561" calcext:value-type="float">
            <text:p>0,00561</text:p>
          </table:table-cell>
          <table:table-cell table:formula="of:=[.F45]/[.F$5]" office:value-type="float" office:value="0.004509" calcext:value-type="float">
            <text:p>0,004509</text:p>
          </table:table-cell>
          <table:table-cell table:formula="of:=[.G45]/[.G$5]" office:value-type="float" office:value="0.004036" calcext:value-type="float">
            <text:p>0,004036</text:p>
          </table:table-cell>
          <table:table-cell table:formula="of:=[.H45]/[.H$5]" office:value-type="float" office:value="0.0051838" calcext:value-type="float">
            <text:p>0,0051838</text:p>
          </table:table-cell>
          <table:table-cell table:formula="of:=[.I45]/[.I$5]" office:value-type="float" office:value="0.0062286" calcext:value-type="float">
            <text:p>0,0062286</text:p>
          </table:table-cell>
          <table:table-cell table:formula="of:=[.J45]/[.J$5]" office:value-type="float" office:value="0.00864265" calcext:value-type="float">
            <text:p>0,00864265</text:p>
          </table:table-cell>
          <table:table-cell table:formula="of:=[.K45]/[.K$5]" office:value-type="float" office:value="0.01919102" calcext:value-type="float">
            <text:p>0,01919102</text:p>
          </table:table-cell>
          <table:table-cell table:formula="of:=[.L45]/[.L$5]" office:value-type="float" office:value="0.02151095" calcext:value-type="float">
            <text:p>0,02151095</text:p>
          </table:table-cell>
          <table:table-cell table:formula="of:=[.M45]/[.M$5]" office:value-type="float" office:value="0.02399632" calcext:value-type="float">
            <text:p>0,023996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121" calcext:value-type="float">
            <text:p>0,0121</text:p>
          </table:table-cell>
          <table:table-cell table:style-name="ce2" table:formula="of:=[.E41]" office:value-type="float" office:value="0.0137" calcext:value-type="float">
            <text:p>0,0137</text:p>
          </table:table-cell>
          <table:table-cell table:style-name="ce2" table:formula="of:=[.F41]" office:value-type="float" office:value="0.0154" calcext:value-type="float">
            <text:p>0,0154</text:p>
          </table:table-cell>
          <table:table-cell table:style-name="ce2" table:formula="of:=[.G41]" office:value-type="float" office:value="0.0138" calcext:value-type="float">
            <text:p>0,0138</text:p>
          </table:table-cell>
          <table:table-cell table:style-name="ce2" table:formula="of:=[.H41]" office:value-type="float" office:value="0.0197" calcext:value-type="float">
            <text:p>0,0197</text:p>
          </table:table-cell>
          <table:table-cell table:style-name="ce2" table:formula="of:=[.I41]" office:value-type="float" office:value="0.0313" calcext:value-type="float">
            <text:p>0,0313</text:p>
          </table:table-cell>
          <table:table-cell table:style-name="ce2" table:formula="of:=[.J41]" office:value-type="float" office:value="0.057" calcext:value-type="float">
            <text:p>0,057</text:p>
          </table:table-cell>
          <table:table-cell table:style-name="ce2" table:formula="of:=[.K41]" office:value-type="float" office:value="0.1244" calcext:value-type="float">
            <text:p>0,1244</text:p>
          </table:table-cell>
          <table:table-cell table:style-name="ce2" table:formula="of:=[.L41]" office:value-type="float" office:value="0.2137" calcext:value-type="float">
            <text:p>0,2137</text:p>
          </table:table-cell>
          <table:table-cell table:style-name="ce2"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35" calcext:value-type="float">
            <text:p>0,00135</text:p>
          </table:table-cell>
          <table:table-cell table:formula="of:=[.E48]/[.E$109]" office:value-type="float" office:value="0.000264" calcext:value-type="float">
            <text:p>0,000264</text:p>
          </table:table-cell>
          <table:table-cell table:formula="of:=[.F48]/[.F$109]" office:value-type="float" office:value="0.000117" calcext:value-type="float">
            <text:p>0,000117</text:p>
          </table:table-cell>
          <table:table-cell table:formula="of:=[.G48]/[.G$109]" office:value-type="float" office:value="0.000051" calcext:value-type="float">
            <text:p>0,000051</text:p>
          </table:table-cell>
          <table:table-cell table:formula="of:=[.H48]/[.H$109]" office:value-type="float" office:value="0.000026" calcext:value-type="float">
            <text:p>0,000026</text:p>
          </table:table-cell>
          <table:table-cell table:formula="of:=[.I48]/[.I$109]" office:value-type="float" office:value="0.0000148" calcext:value-type="float">
            <text:p>0,0000148</text:p>
          </table:table-cell>
          <table:table-cell table:formula="of:=[.J48]/[.J$109]" office:value-type="float" office:value="0.00000735" calcext:value-type="float">
            <text:p>0,00000735</text:p>
          </table:table-cell>
          <table:table-cell table:formula="of:=[.K48]/[.K$109]" office:value-type="float" office:value="0.00000268" calcext:value-type="float">
            <text:p>0,00000268</text:p>
          </table:table-cell>
          <table:table-cell table:formula="of:=[.L48]/[.L$109]" office:value-type="float" office:value="0.00000166" calcext:value-type="float">
            <text:p>0,00000166</text:p>
          </table:table-cell>
          <table:table-cell table:formula="of:=[.M48]/[.M$109]" office:value-type="float" office:value="0.00000089" calcext:value-type="float">
            <text:p>0,000000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34" calcext:value-type="float">
            <text:p>0,00134</text:p>
          </table:table-cell>
          <table:table-cell table:formula="of:=[.E49]/[.E$109]" office:value-type="float" office:value="0.000272" calcext:value-type="float">
            <text:p>0,000272</text:p>
          </table:table-cell>
          <table:table-cell table:formula="of:=[.F49]/[.F$109]" office:value-type="float" office:value="0.000124" calcext:value-type="float">
            <text:p>0,000124</text:p>
          </table:table-cell>
          <table:table-cell table:formula="of:=[.G49]/[.G$109]" office:value-type="float" office:value="0.0000545" calcext:value-type="float">
            <text:p>0,0000545</text:p>
          </table:table-cell>
          <table:table-cell table:formula="of:=[.H49]/[.H$109]" office:value-type="float" office:value="0.0000274" calcext:value-type="float">
            <text:p>0,0000274</text:p>
          </table:table-cell>
          <table:table-cell table:formula="of:=[.I49]/[.I$109]" office:value-type="float" office:value="0.0000146" calcext:value-type="float">
            <text:p>0,0000146</text:p>
          </table:table-cell>
          <table:table-cell table:formula="of:=[.J49]/[.J$109]" office:value-type="float" office:value="0.00000755" calcext:value-type="float">
            <text:p>0,00000755</text:p>
          </table:table-cell>
          <table:table-cell table:formula="of:=[.K49]/[.K$109]" office:value-type="float" office:value="0.00000298" calcext:value-type="float">
            <text:p>0,00000298</text:p>
          </table:table-cell>
          <table:table-cell table:formula="of:=[.L49]/[.L$109]" office:value-type="float" office:value="0.00000168" calcext:value-type="float">
            <text:p>0,00000168</text:p>
          </table:table-cell>
          <table:table-cell table:formula="of:=[.M49]/[.M$109]" office:value-type="float" office:value="0.00000095" calcext:value-type="float">
            <text:p>0,000000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7" calcext:value-type="float">
            <text:p>0,00127</text:p>
          </table:table-cell>
          <table:table-cell table:formula="of:=[.E50]/[.E$109]" office:value-type="float" office:value="0.000272" calcext:value-type="float">
            <text:p>0,000272</text:p>
          </table:table-cell>
          <table:table-cell table:formula="of:=[.F50]/[.F$109]" office:value-type="float" office:value="0.000122" calcext:value-type="float">
            <text:p>0,000122</text:p>
          </table:table-cell>
          <table:table-cell table:formula="of:=[.G50]/[.G$109]" office:value-type="float" office:value="0.0000535" calcext:value-type="float">
            <text:p>0,0000535</text:p>
          </table:table-cell>
          <table:table-cell table:formula="of:=[.H50]/[.H$109]" office:value-type="float" office:value="0.0000258" calcext:value-type="float">
            <text:p>0,0000258</text:p>
          </table:table-cell>
          <table:table-cell table:formula="of:=[.I50]/[.I$109]" office:value-type="float" office:value="0.0000132" calcext:value-type="float">
            <text:p>0,0000132</text:p>
          </table:table-cell>
          <table:table-cell table:formula="of:=[.J50]/[.J$109]" office:value-type="float" office:value="0.0000065" calcext:value-type="float">
            <text:p>0,0000065</text:p>
          </table:table-cell>
          <table:table-cell table:formula="of:=[.K50]/[.K$109]" office:value-type="float" office:value="0.00000264" calcext:value-type="float">
            <text:p>0,00000264</text:p>
          </table:table-cell>
          <table:table-cell table:formula="of:=[.L50]/[.L$109]" office:value-type="float" office:value="0.00000141" calcext:value-type="float">
            <text:p>0,00000141</text:p>
          </table:table-cell>
          <table:table-cell table:formula="of:=[.M50]/[.M$109]" office:value-type="float" office:value="0.000001115" calcext:value-type="float">
            <text:p>0,00000111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Pooled" calcext:value-type="string">
            <text:p>Pooled</text:p>
          </table:table-cell>
          <table:table-cell table:formula="of:=[.D51]/[.D$109]" office:value-type="float" office:value="0.00908" calcext:value-type="float">
            <text:p>0,00908</text:p>
          </table:table-cell>
          <table:table-cell table:formula="of:=[.E51]/[.E$109]" office:value-type="float" office:value="0.004912" calcext:value-type="float">
            <text:p>0,004912</text:p>
          </table:table-cell>
          <table:table-cell table:formula="of:=[.F51]/[.F$109]" office:value-type="float" office:value="0.004162" calcext:value-type="float">
            <text:p>0,004162</text:p>
          </table:table-cell>
          <table:table-cell table:formula="of:=[.G51]/[.G$109]" office:value-type="float" office:value="0.0037685" calcext:value-type="float">
            <text:p>0,0037685</text:p>
          </table:table-cell>
          <table:table-cell table:formula="of:=[.H51]/[.H$109]" office:value-type="float" office:value="0.0049096" calcext:value-type="float">
            <text:p>0,0049096</text:p>
          </table:table-cell>
          <table:table-cell table:formula="of:=[.I51]/[.I$109]" office:value-type="float" office:value="0.0074391" calcext:value-type="float">
            <text:p>0,0074391</text:p>
          </table:table-cell>
          <table:table-cell table:formula="of:=[.J51]/[.J$109]" office:value-type="float" office:value="0.0118414" calcext:value-type="float">
            <text:p>0,0118414</text:p>
          </table:table-cell>
          <table:table-cell table:formula="of:=[.K51]/[.K$109]" office:value-type="float" office:value="0.01986586" calcext:value-type="float">
            <text:p>0,01986586</text:p>
          </table:table-cell>
          <table:table-cell table:formula="of:=[.L51]/[.L$109]" office:value-type="float" office:value="0.02161121" calcext:value-type="float">
            <text:p>0,02161121</text:p>
          </table:table-cell>
          <table:table-cell table:formula="of:=[.M51]/[.M$109]" office:value-type="float" office:value="0.02326804" calcext:value-type="float">
            <text:p>0,02326804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Naive" calcext:value-type="string">
            <text:p>Naive</text:p>
          </table:table-cell>
          <table:table-cell table:formula="of:=[.D52]/[.D$109]" office:value-type="float" office:value="0.00904" calcext:value-type="float">
            <text:p>0,00904</text:p>
          </table:table-cell>
          <table:table-cell table:formula="of:=[.E52]/[.E$109]" office:value-type="float" office:value="0.004916" calcext:value-type="float">
            <text:p>0,004916</text:p>
          </table:table-cell>
          <table:table-cell table:formula="of:=[.F52]/[.F$109]" office:value-type="float" office:value="0.004203" calcext:value-type="float">
            <text:p>0,004203</text:p>
          </table:table-cell>
          <table:table-cell table:formula="of:=[.G52]/[.G$109]" office:value-type="float" office:value="0.003842" calcext:value-type="float">
            <text:p>0,003842</text:p>
          </table:table-cell>
          <table:table-cell table:formula="of:=[.H52]/[.H$109]" office:value-type="float" office:value="0.0051366" calcext:value-type="float">
            <text:p>0,0051366</text:p>
          </table:table-cell>
          <table:table-cell table:formula="of:=[.I52]/[.I$109]" office:value-type="float" office:value="0.0076407" calcext:value-type="float">
            <text:p>0,0076407</text:p>
          </table:table-cell>
          <table:table-cell table:formula="of:=[.J52]/[.J$109]" office:value-type="float" office:value="0.01257485" calcext:value-type="float">
            <text:p>0,01257485</text:p>
          </table:table-cell>
          <table:table-cell table:formula="of:=[.K52]/[.K$109]" office:value-type="float" office:value="0.02069408" calcext:value-type="float">
            <text:p>0,02069408</text:p>
          </table:table-cell>
          <table:table-cell table:formula="of:=[.L52]/[.L$109]" office:value-type="float" office:value="0.02169442" calcext:value-type="float">
            <text:p>0,02169442</text:p>
          </table:table-cell>
          <table:table-cell table:formula="of:=[.M52]/[.M$109]" office:value-type="float" office:value="0.023193785" calcext:value-type="float">
            <text:p>0,02319378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21:19:29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3:15:00.821000000</meta:creation-date>
    <dc:date>2016-07-25T21:23:12.080000000</dc:date>
    <meta:editing-duration>PT6H14M4S</meta:editing-duration>
    <meta:editing-cycles>13</meta:editing-cycles>
    <meta:generator>LibreOffice/5.1.4.2$Windows_x86 LibreOffice_project/f99d75f39f1c57ebdd7ffc5f42867c12031db97a</meta:generator>
    <meta:document-statistic meta:table-count="3" meta:cell-count="3894"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C.D69:RaatoPC.O75 RaatoPC.C70:RaatoPC.C75" chart:data-source-has-labels="both" svg:x="1.331cm" svg:y="1.275cm" svg:width="11.47cm" svg:height="6.564cm">
          <chartooo:coordinate-region svg:x="1.952cm" svg:y="1.474cm" svg:width="10.477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69:RaatoPC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C.D70:RaatoPC.O70" chart:label-cell-address="RaatoPC.C70:RaatoPC.C70" chart:class="chart:line">
            <chart:data-point chart:repeated="12"/>
          </chart:series>
          <chart:series chart:style-name="ch10" chart:values-cell-range-address="RaatoPC.D71:RaatoPC.O71" chart:label-cell-address="RaatoPC.C71:RaatoPC.C71" chart:class="chart:line">
            <chart:data-point chart:repeated="12"/>
          </chart:series>
          <chart:series chart:style-name="ch11" chart:values-cell-range-address="RaatoPC.D72:RaatoPC.O72" chart:label-cell-address="RaatoPC.C72:RaatoPC.C72" chart:class="chart:line">
            <chart:data-point chart:repeated="12"/>
          </chart:series>
          <chart:series chart:style-name="ch12" chart:values-cell-range-address="RaatoPC.D73:RaatoPC.O73" chart:label-cell-address="RaatoPC.C73:RaatoPC.C73" chart:class="chart:line">
            <chart:data-point chart:repeated="12"/>
          </chart:series>
          <chart:series chart:style-name="ch13" chart:values-cell-range-address="RaatoPC.D74:RaatoPC.O74" chart:label-cell-address="RaatoPC.C74:RaatoPC.C74" chart:class="chart:line">
            <chart:data-point chart:repeated="12"/>
          </chart:series>
          <chart:series chart:style-name="ch14" chart:values-cell-range-address="RaatoPC.D75:RaatoPC.O75" chart:label-cell-address="RaatoPC.C75:RaatoPC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69:RaatoPC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0:RaatoPC.C70</svg:desc>
                </draw:g>
              </table:table-cell>
              <table:table-cell office:value-type="float" office:value="0.082">
                <text:p>0.082</text:p>
                <draw:g>
                  <svg:desc>RaatoPC.D70:RaatoPC.O70</svg:desc>
                </draw:g>
              </table:table-cell>
              <table:table-cell office:value-type="float" office:value="0.1855">
                <text:p>0.1855</text:p>
              </table:table-cell>
              <table:table-cell office:value-type="float" office:value="0.4746">
                <text:p>0.4746</text:p>
              </table:table-cell>
              <table:table-cell office:value-type="float" office:value="0.9663">
                <text:p>0.9663</text:p>
              </table:table-cell>
              <table:table-cell office:value-type="float" office:value="1.9207">
                <text:p>1.9207</text:p>
              </table:table-cell>
              <table:table-cell office:value-type="float" office:value="4.7953">
                <text:p>4.7953</text:p>
              </table:table-cell>
              <table:table-cell office:value-type="float" office:value="9.757">
                <text:p>9.757</text:p>
              </table:table-cell>
              <table:table-cell office:value-type="float" office:value="14.8342">
                <text:p>14.8342</text:p>
              </table:table-cell>
              <table:table-cell office:value-type="float" office:value="18.9498">
                <text:p>18.9498</text:p>
              </table:table-cell>
              <table:table-cell office:value-type="float" office:value="24.5569">
                <text:p>24.5569</text:p>
              </table:table-cell>
              <table:table-cell office:value-type="float" office:value="29.1803">
                <text:p>29.1803</text:p>
              </table:table-cell>
              <table:table-cell office:value-type="float" office:value="33.3631">
                <text:p>33.3631</text:p>
              </table:table-cell>
            </table:table-row>
            <table:table-row>
              <table:table-cell office:value-type="string">
                <text:p>Pooled</text:p>
                <draw:g>
                  <svg:desc>RaatoPC.C71:RaatoPC.C71</svg:desc>
                </draw:g>
              </table:table-cell>
              <table:table-cell office:value-type="float" office:value="0.1544">
                <text:p>0.1544</text:p>
                <draw:g>
                  <svg:desc>RaatoPC.D71:RaatoPC.O71</svg:desc>
                </draw:g>
              </table:table-cell>
              <table:table-cell office:value-type="float" office:value="0.3217">
                <text:p>0.3217</text:p>
              </table:table-cell>
              <table:table-cell office:value-type="float" office:value="0.7737">
                <text:p>0.7737</text:p>
              </table:table-cell>
              <table:table-cell office:value-type="float" office:value="1.6595">
                <text:p>1.6595</text:p>
              </table:table-cell>
              <table:table-cell office:value-type="float" office:value="3.1439">
                <text:p>3.1439</text:p>
              </table:table-cell>
              <table:table-cell office:value-type="float" office:value="8.077">
                <text:p>8.077</text:p>
              </table:table-cell>
              <table:table-cell office:value-type="float" office:value="16.2242">
                <text:p>16.2242</text:p>
              </table:table-cell>
              <table:table-cell office:value-type="float" office:value="24.4224">
                <text:p>24.4224</text:p>
              </table:table-cell>
              <table:table-cell office:value-type="float" office:value="32.2739">
                <text:p>32.2739</text:p>
              </table:table-cell>
              <table:table-cell office:value-type="float" office:value="43.4415">
                <text:p>43.4415</text:p>
              </table:table-cell>
              <table:table-cell office:value-type="float" office:value="50.4108">
                <text:p>50.4108</text:p>
              </table:table-cell>
              <table:table-cell office:value-type="float" office:value="60.8367">
                <text:p>60.8367</text:p>
              </table:table-cell>
            </table:table-row>
            <table:table-row>
              <table:table-cell office:value-type="string">
                <text:p>Naive</text:p>
                <draw:g>
                  <svg:desc>RaatoPC.C72:RaatoPC.C72</svg:desc>
                </draw:g>
              </table:table-cell>
              <table:table-cell office:value-type="float" office:value="0.1605">
                <text:p>0.1605</text:p>
                <draw:g>
                  <svg:desc>RaatoPC.D72:RaatoPC.O72</svg:desc>
                </draw:g>
              </table:table-cell>
              <table:table-cell office:value-type="float" office:value="0.3178">
                <text:p>0.3178</text:p>
              </table:table-cell>
              <table:table-cell office:value-type="float" office:value="0.8173">
                <text:p>0.8173</text:p>
              </table:table-cell>
              <table:table-cell office:value-type="float" office:value="1.5959">
                <text:p>1.5959</text:p>
              </table:table-cell>
              <table:table-cell office:value-type="float" office:value="3.2069">
                <text:p>3.2069</text:p>
              </table:table-cell>
              <table:table-cell office:value-type="float" office:value="8.2651">
                <text:p>8.2651</text:p>
              </table:table-cell>
              <table:table-cell office:value-type="float" office:value="17.1737">
                <text:p>17.1737</text:p>
              </table:table-cell>
              <table:table-cell office:value-type="float" office:value="26.4083">
                <text:p>26.4083</text:p>
              </table:table-cell>
              <table:table-cell office:value-type="float" office:value="35.6313">
                <text:p>35.6313</text:p>
              </table:table-cell>
              <table:table-cell office:value-type="float" office:value="46.5383">
                <text:p>46.5383</text:p>
              </table:table-cell>
              <table:table-cell office:value-type="float" office:value="55.7975">
                <text:p>55.7975</text:p>
              </table:table-cell>
              <table:table-cell office:value-type="float" office:value="66.7262">
                <text:p>66.7262</text:p>
              </table:table-cell>
            </table:table-row>
            <table:table-row>
              <table:table-cell office:value-type="string">
                <text:p>Flat 10</text:p>
                <draw:g>
                  <svg:desc>RaatoPC.C73:RaatoPC.C73</svg:desc>
                </draw:g>
              </table:table-cell>
              <table:table-cell office:value-type="float" office:value="0.0808">
                <text:p>0.0808</text:p>
                <draw:g>
                  <svg:desc>RaatoPC.D73:RaatoPC.O73</svg:desc>
                </draw:g>
              </table:table-cell>
              <table:table-cell office:value-type="float" office:value="0.1857">
                <text:p>0.1857</text:p>
              </table:table-cell>
              <table:table-cell office:value-type="float" office:value="0.4923">
                <text:p>0.4923</text:p>
              </table:table-cell>
              <table:table-cell office:value-type="float" office:value="0.9614">
                <text:p>0.9614</text:p>
              </table:table-cell>
              <table:table-cell office:value-type="float" office:value="1.9764">
                <text:p>1.9764</text:p>
              </table:table-cell>
              <table:table-cell office:value-type="float" office:value="4.8276">
                <text:p>4.8276</text:p>
              </table:table-cell>
              <table:table-cell office:value-type="float" office:value="9.5952">
                <text:p>9.5952</text:p>
              </table:table-cell>
              <table:table-cell office:value-type="float" office:value="14.5105">
                <text:p>14.5105</text:p>
              </table:table-cell>
              <table:table-cell office:value-type="float" office:value="19.091">
                <text:p>19.091</text:p>
              </table:table-cell>
              <table:table-cell office:value-type="float" office:value="24.9013">
                <text:p>24.9013</text:p>
              </table:table-cell>
              <table:table-cell office:value-type="float" office:value="28.794">
                <text:p>28.794</text:p>
              </table:table-cell>
              <table:table-cell office:value-type="float" office:value="33.3297">
                <text:p>33.3297</text:p>
              </table:table-cell>
            </table:table-row>
            <table:table-row>
              <table:table-cell office:value-type="string">
                <text:p>Pooled 10</text:p>
                <draw:g>
                  <svg:desc>RaatoPC.C74:RaatoPC.C74</svg:desc>
                </draw:g>
              </table:table-cell>
              <table:table-cell office:value-type="float" office:value="0.1025">
                <text:p>0.1025</text:p>
                <draw:g>
                  <svg:desc>RaatoPC.D74:RaatoPC.O74</svg:desc>
                </draw:g>
              </table:table-cell>
              <table:table-cell office:value-type="float" office:value="0.1898">
                <text:p>0.1898</text:p>
              </table:table-cell>
              <table:table-cell office:value-type="float" office:value="0.4496">
                <text:p>0.4496</text:p>
              </table:table-cell>
              <table:table-cell office:value-type="float" office:value="0.9052">
                <text:p>0.9052</text:p>
              </table:table-cell>
              <table:table-cell office:value-type="float" office:value="1.9153">
                <text:p>1.9153</text:p>
              </table:table-cell>
              <table:table-cell office:value-type="float" office:value="5.5493">
                <text:p>5.5493</text:p>
              </table:table-cell>
              <table:table-cell office:value-type="float" office:value="12.666">
                <text:p>12.666</text:p>
              </table:table-cell>
              <table:table-cell office:value-type="float" office:value="20.787">
                <text:p>20.787</text:p>
              </table:table-cell>
              <table:table-cell office:value-type="float" office:value="29.342">
                <text:p>29.342</text:p>
              </table:table-cell>
              <table:table-cell office:value-type="float" office:value="38.514">
                <text:p>38.514</text:p>
              </table:table-cell>
              <table:table-cell office:value-type="float" office:value="47.7244">
                <text:p>47.7244</text:p>
              </table:table-cell>
              <table:table-cell office:value-type="float" office:value="59.7856">
                <text:p>59.7856</text:p>
              </table:table-cell>
            </table:table-row>
            <table:table-row>
              <table:table-cell office:value-type="string">
                <text:p>Naive 10</text:p>
                <draw:g>
                  <svg:desc>RaatoPC.C75:RaatoPC.C75</svg:desc>
                </draw:g>
              </table:table-cell>
              <table:table-cell office:value-type="float" office:value="0.1169">
                <text:p>0.1169</text:p>
                <draw:g>
                  <svg:desc>RaatoPC.D75:RaatoPC.O75</svg:desc>
                </draw:g>
              </table:table-cell>
              <table:table-cell office:value-type="float" office:value="0.2052">
                <text:p>0.2052</text:p>
              </table:table-cell>
              <table:table-cell office:value-type="float" office:value="0.4575">
                <text:p>0.4575</text:p>
              </table:table-cell>
              <table:table-cell office:value-type="float" office:value="0.904">
                <text:p>0.904</text:p>
              </table:table-cell>
              <table:table-cell office:value-type="float" office:value="1.911">
                <text:p>1.911</text:p>
              </table:table-cell>
              <table:table-cell office:value-type="float" office:value="5.802">
                <text:p>5.802</text:p>
              </table:table-cell>
              <table:table-cell office:value-type="float" office:value="13.6212">
                <text:p>13.6212</text:p>
              </table:table-cell>
              <table:table-cell office:value-type="float" office:value="22.7041">
                <text:p>22.7041</text:p>
              </table:table-cell>
              <table:table-cell office:value-type="float" office:value="32.2883">
                <text:p>32.2883</text:p>
              </table:table-cell>
              <table:table-cell office:value-type="float" office:value="42.0653">
                <text:p>42.0653</text:p>
              </table:table-cell>
              <table:table-cell office:value-type="float" office:value="53.3501">
                <text:p>53.3501</text:p>
              </table:table-cell>
              <table:table-cell office:value-type="float" office:value="64.914">
                <text:p>64.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C.D47:RaatoPC.M52 RaatoPC.C48:RaatoPC.C52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47:RaatoPC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8:RaatoPC.M48" chart:label-cell-address="RaatoPC.C48:RaatoPC.C48" chart:class="chart:line">
            <chart:data-point chart:repeated="10"/>
          </chart:series>
          <chart:series chart:style-name="ch8" chart:values-cell-range-address="RaatoPC.D49:RaatoPC.M49" chart:label-cell-address="RaatoPC.C49:RaatoPC.C49" chart:class="chart:line">
            <chart:data-point chart:repeated="10"/>
          </chart:series>
          <chart:series chart:style-name="ch9" chart:values-cell-range-address="RaatoPC.D50:RaatoPC.M50" chart:label-cell-address="RaatoPC.C50:RaatoPC.C50" chart:class="chart:line">
            <chart:data-point chart:repeated="10"/>
          </chart:series>
          <chart:series chart:style-name="ch10" chart:values-cell-range-address="RaatoPC.D51:RaatoPC.M51" chart:label-cell-address="RaatoPC.C51:RaatoPC.C51" chart:class="chart:line">
            <chart:data-point chart:repeated="10"/>
          </chart:series>
          <chart:series chart:style-name="ch11" chart:values-cell-range-address="RaatoPC.D52:RaatoPC.M52" chart:label-cell-address="RaatoPC.C52:RaatoPC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7:RaatoPC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8:RaatoPC.C48</svg:desc>
                </draw:g>
              </table:table-cell>
              <table:table-cell office:value-type="float" office:value="0.0126">
                <text:p>0.0126</text:p>
                <draw:g>
                  <svg:desc>RaatoPC.D48:RaatoPC.M48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36">
                <text:p>0.0136</text:p>
              </table:table-cell>
              <table:table-cell office:value-type="float" office:value="0.0139">
                <text:p>0.0139</text:p>
              </table:table-cell>
              <table:table-cell office:value-type="float" office:value="0.0135">
                <text:p>0.0135</text:p>
              </table:table-cell>
              <table:table-cell office:value-type="float" office:value="0.0119">
                <text:p>0.0119</text:p>
              </table:table-cell>
              <table:table-cell office:value-type="float" office:value="0.011">
                <text:p>0.011</text:p>
              </table:table-cell>
              <table:table-cell office:value-type="float" office:value="0.0123">
                <text:p>0.0123</text:p>
              </table:table-cell>
              <table:table-cell office:value-type="float" office:value="0.018">
                <text:p>0.01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Flat cached</text:p>
                <draw:g>
                  <svg:desc>RaatoPC.C49:RaatoPC.C49</svg:desc>
                </draw:g>
              </table:table-cell>
              <table:table-cell office:value-type="float" office:value="0.0127">
                <text:p>0.0127</text:p>
                <draw:g>
                  <svg:desc>RaatoPC.D49:RaatoPC.M49</svg:desc>
                </draw:g>
              </table:table-cell>
              <table:table-cell office:value-type="float" office:value="0.0129">
                <text:p>0.0129</text:p>
              </table:table-cell>
              <table:table-cell office:value-type="float" office:value="0.0131">
                <text:p>0.0131</text:p>
              </table:table-cell>
              <table:table-cell office:value-type="float" office:value="0.0136">
                <text:p>0.0136</text:p>
              </table:table-cell>
              <table:table-cell office:value-type="float" office:value="0.0134">
                <text:p>0.0134</text:p>
              </table:table-cell>
              <table:table-cell office:value-type="float" office:value="0.0094">
                <text:p>0.0094</text:p>
              </table:table-cell>
              <table:table-cell office:value-type="float" office:value="0.0103">
                <text:p>0.0103</text:p>
              </table:table-cell>
              <table:table-cell office:value-type="float" office:value="0.0111">
                <text:p>0.0111</text:p>
              </table:table-cell>
              <table:table-cell office:value-type="float" office:value="0.0163">
                <text:p>0.0163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Flat cold</text:p>
                <draw:g>
                  <svg:desc>RaatoPC.C50:RaatoPC.C50</svg:desc>
                </draw:g>
              </table:table-cell>
              <table:table-cell office:value-type="float" office:value="0.0122">
                <text:p>0.0122</text:p>
                <draw:g>
                  <svg:desc>RaatoPC.D50:RaatoPC.M50</svg:desc>
                </draw:g>
              </table:table-cell>
              <table:table-cell office:value-type="float" office:value="0.0126">
                <text:p>0.0126</text:p>
              </table:table-cell>
              <table:table-cell office:value-type="float" office:value="0.013">
                <text:p>0.013</text:p>
              </table:table-cell>
              <table:table-cell office:value-type="float" office:value="0.0137">
                <text:p>0.0137</text:p>
              </table:table-cell>
              <table:table-cell office:value-type="float" office:value="0.0137">
                <text:p>0.0137</text:p>
              </table:table-cell>
              <table:table-cell office:value-type="float" office:value="0.0097">
                <text:p>0.0097</text:p>
              </table:table-cell>
              <table:table-cell office:value-type="float" office:value="0.0108">
                <text:p>0.0108</text:p>
              </table:table-cell>
              <table:table-cell office:value-type="float" office:value="0.0119">
                <text:p>0.0119</text:p>
              </table:table-cell>
              <table:table-cell office:value-type="float" office:value="0.0155">
                <text:p>0.0155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Pooled</text:p>
                <draw:g>
                  <svg:desc>RaatoPC.C51:RaatoPC.C51</svg:desc>
                </draw:g>
              </table:table-cell>
              <table:table-cell office:value-type="float" office:value="0.0943">
                <text:p>0.0943</text:p>
                <draw:g>
                  <svg:desc>RaatoPC.D51:RaatoPC.M51</svg:desc>
                </draw:g>
              </table:table-cell>
              <table:table-cell office:value-type="float" office:value="0.2611">
                <text:p>0.2611</text:p>
              </table:table-cell>
              <table:table-cell office:value-type="float" office:value="0.446">
                <text:p>0.446</text:p>
              </table:table-cell>
              <table:table-cell office:value-type="float" office:value="0.8408">
                <text:p>0.8408</text:p>
              </table:table-cell>
              <table:table-cell office:value-type="float" office:value="2.868">
                <text:p>2.868</text:p>
              </table:table-cell>
              <table:table-cell office:value-type="float" office:value="8.4802">
                <text:p>8.4802</text:p>
              </table:table-cell>
              <table:table-cell office:value-type="float" office:value="24.0103">
                <text:p>24.0103</text:p>
              </table:table-cell>
              <table:table-cell office:value-type="float" office:value="81.794">
                <text:p>81.794</text:p>
              </table:table-cell>
              <table:table-cell office:value-type="float" office:value="177.1342">
                <text:p>177.1342</text:p>
              </table:table-cell>
              <table:table-cell office:value-type="float" office:value="373.1358">
                <text:p>373.1358</text:p>
              </table:table-cell>
            </table:table-row>
            <table:table-row>
              <table:table-cell office:value-type="string">
                <text:p>Naive</text:p>
                <draw:g>
                  <svg:desc>RaatoPC.C52:RaatoPC.C52</svg:desc>
                </draw:g>
              </table:table-cell>
              <table:table-cell office:value-type="float" office:value="0.0906">
                <text:p>0.0906</text:p>
                <draw:g>
                  <svg:desc>RaatoPC.D52:RaatoPC.M52</svg:desc>
                </draw:g>
              </table:table-cell>
              <table:table-cell office:value-type="float" office:value="0.2588">
                <text:p>0.2588</text:p>
              </table:table-cell>
              <table:table-cell office:value-type="float" office:value="0.4402">
                <text:p>0.4402</text:p>
              </table:table-cell>
              <table:table-cell office:value-type="float" office:value="0.8454">
                <text:p>0.8454</text:p>
              </table:table-cell>
              <table:table-cell office:value-type="float" office:value="3.0209">
                <text:p>3.0209</text:p>
              </table:table-cell>
              <table:table-cell office:value-type="float" office:value="8.6967">
                <text:p>8.6967</text:p>
              </table:table-cell>
              <table:table-cell office:value-type="float" office:value="25.1505">
                <text:p>25.1505</text:p>
              </table:table-cell>
              <table:table-cell office:value-type="float" office:value="82.5739">
                <text:p>82.5739</text:p>
              </table:table-cell>
              <table:table-cell office:value-type="float" office:value="176.6832">
                <text:p>176.6832</text:p>
              </table:table-cell>
              <table:table-cell office:value-type="float" office:value="375.9347">
                <text:p>375.93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C.D109:RaatoPC.M113 RaatoPC.C110:RaatoPC.C113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RaatoPC.D109:RaatoPC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0:RaatoPC.M110" chart:label-cell-address="RaatoPC.C110:RaatoPC.C110" chart:class="chart:line">
            <chart:data-point chart:repeated="10"/>
          </chart:series>
          <chart:series chart:style-name="ch8" chart:values-cell-range-address="RaatoPC.D111:RaatoPC.M111" chart:label-cell-address="RaatoPC.C111:RaatoPC.C111" chart:class="chart:line">
            <chart:data-point chart:repeated="10"/>
          </chart:series>
          <chart:series chart:style-name="ch9" chart:values-cell-range-address="RaatoPC.D112:RaatoPC.M112" chart:label-cell-address="RaatoPC.C112:RaatoPC.C112" chart:class="chart:line">
            <chart:data-point chart:repeated="10"/>
          </chart:series>
          <chart:series chart:style-name="ch10" chart:values-cell-range-address="RaatoPC.D113:RaatoPC.M113" chart:label-cell-address="RaatoPC.C113:RaatoPC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9:RaatoPC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0:RaatoPC.C110</svg:desc>
                </draw:g>
              </table:table-cell>
              <table:table-cell office:value-type="float" office:value="0.064">
                <text:p>0.064</text:p>
                <draw:g>
                  <svg:desc>RaatoPC.D110:RaatoPC.M110</svg:desc>
                </draw:g>
              </table:table-cell>
              <table:table-cell office:value-type="float" office:value="0.0795">
                <text:p>0.0795</text:p>
              </table:table-cell>
              <table:table-cell office:value-type="float" office:value="0.0937">
                <text:p>0.0937</text:p>
              </table:table-cell>
              <table:table-cell office:value-type="float" office:value="0.1209">
                <text:p>0.1209</text:p>
              </table:table-cell>
              <table:table-cell office:value-type="float" office:value="0.1929">
                <text:p>0.1929</text:p>
              </table:table-cell>
              <table:table-cell office:value-type="float" office:value="0.3289">
                <text:p>0.3289</text:p>
              </table:table-cell>
              <table:table-cell office:value-type="float" office:value="0.5764">
                <text:p>0.5764</text:p>
              </table:table-cell>
              <table:table-cell office:value-type="float" office:value="1.2271">
                <text:p>1.2271</text:p>
              </table:table-cell>
              <table:table-cell office:value-type="float" office:value="2.1007">
                <text:p>2.1007</text:p>
              </table:table-cell>
              <table:table-cell office:value-type="float" office:value="4.1943">
                <text:p>4.1943</text:p>
              </table:table-cell>
            </table:table-row>
            <table:table-row>
              <table:table-cell office:value-type="string">
                <text:p>Flat cached</text:p>
                <draw:g>
                  <svg:desc>RaatoPC.C111:RaatoPC.C111</svg:desc>
                </draw:g>
              </table:table-cell>
              <table:table-cell office:value-type="float" office:value="0.0592">
                <text:p>0.0592</text:p>
                <draw:g>
                  <svg:desc>RaatoPC.D111:RaatoPC.M111</svg:desc>
                </draw:g>
              </table:table-cell>
              <table:table-cell office:value-type="float" office:value="0.0724">
                <text:p>0.0724</text:p>
              </table:table-cell>
              <table:table-cell office:value-type="float" office:value="0.0893">
                <text:p>0.0893</text:p>
              </table:table-cell>
              <table:table-cell office:value-type="float" office:value="0.1152">
                <text:p>0.1152</text:p>
              </table:table-cell>
              <table:table-cell office:value-type="float" office:value="0.1925">
                <text:p>0.1925</text:p>
              </table:table-cell>
              <table:table-cell office:value-type="float" office:value="0.3181">
                <text:p>0.3181</text:p>
              </table:table-cell>
              <table:table-cell office:value-type="float" office:value="0.5659">
                <text:p>0.5659</text:p>
              </table:table-cell>
              <table:table-cell office:value-type="float" office:value="1.2144">
                <text:p>1.2144</text:p>
              </table:table-cell>
              <table:table-cell office:value-type="float" office:value="2.1045">
                <text:p>2.1045</text:p>
              </table:table-cell>
              <table:table-cell office:value-type="float" office:value="4.0801">
                <text:p>4.0801</text:p>
              </table:table-cell>
            </table:table-row>
            <table:table-row>
              <table:table-cell office:value-type="string">
                <text:p>Pooled</text:p>
                <draw:g>
                  <svg:desc>RaatoPC.C112:RaatoPC.C112</svg:desc>
                </draw:g>
              </table:table-cell>
              <table:table-cell office:value-type="float" office:value="0.126">
                <text:p>0.126</text:p>
                <draw:g>
                  <svg:desc>RaatoPC.D112:RaatoPC.M112</svg:desc>
                </draw:g>
              </table:table-cell>
              <table:table-cell office:value-type="float" office:value="0.0975">
                <text:p>0.0975</text:p>
              </table:table-cell>
              <table:table-cell office:value-type="float" office:value="0.1015">
                <text:p>0.1015</text:p>
              </table:table-cell>
              <table:table-cell office:value-type="float" office:value="0.1073">
                <text:p>0.1073</text:p>
              </table:table-cell>
              <table:table-cell office:value-type="float" office:value="0.116">
                <text:p>0.116</text:p>
              </table:table-cell>
              <table:table-cell office:value-type="float" office:value="0.1345">
                <text:p>0.1345</text:p>
              </table:table-cell>
              <table:table-cell office:value-type="float" office:value="0.1419">
                <text:p>0.1419</text:p>
              </table:table-cell>
              <table:table-cell office:value-type="float" office:value="0.1812">
                <text:p>0.1812</text:p>
              </table:table-cell>
              <table:table-cell office:value-type="float" office:value="0.2271">
                <text:p>0.2271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Naive</text:p>
                <draw:g>
                  <svg:desc>RaatoPC.C113:RaatoPC.C113</svg:desc>
                </draw:g>
              </table:table-cell>
              <table:table-cell office:value-type="float" office:value="0.0287">
                <text:p>0.0287</text:p>
                <draw:g>
                  <svg:desc>RaatoPC.D113:RaatoPC.M113</svg:desc>
                </draw:g>
              </table:table-cell>
              <table:table-cell office:value-type="float" office:value="0.0306">
                <text:p>0.0306</text:p>
              </table:table-cell>
              <table:table-cell office:value-type="float" office:value="0.0301">
                <text:p>0.0301</text:p>
              </table:table-cell>
              <table:table-cell office:value-type="float" office:value="0.0311">
                <text:p>0.0311</text:p>
              </table:table-cell>
              <table:table-cell office:value-type="float" office:value="0.0336">
                <text:p>0.0336</text:p>
              </table:table-cell>
              <table:table-cell office:value-type="float" office:value="0.0387">
                <text:p>0.0387</text:p>
              </table:table-cell>
              <table:table-cell office:value-type="float" office:value="0.0529">
                <text:p>0.0529</text:p>
              </table:table-cell>
              <table:table-cell office:value-type="float" office:value="0.1173">
                <text:p>0.1173</text:p>
              </table:table-cell>
              <table:table-cell office:value-type="float" office:value="0.1669">
                <text:p>0.1669</text:p>
              </table:table-cell>
              <table:table-cell office:value-type="float" office:value="0.2026">
                <text:p>0.202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C.C115:RaatoPC.M119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C.D115:RaatoPC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6:RaatoPC.M116" chart:label-cell-address="RaatoPC.C116:RaatoPC.C116" chart:class="chart:line">
            <chart:data-point chart:repeated="10"/>
          </chart:series>
          <chart:series chart:style-name="ch8" chart:values-cell-range-address="RaatoPC.D117:RaatoPC.M117" chart:label-cell-address="RaatoPC.C117:RaatoPC.C117" chart:class="chart:line">
            <chart:data-point chart:repeated="10"/>
          </chart:series>
          <chart:series chart:style-name="ch9" chart:values-cell-range-address="RaatoPC.D118:RaatoPC.M118" chart:label-cell-address="RaatoPC.C118:RaatoPC.C118" chart:class="chart:line">
            <chart:data-point chart:repeated="10"/>
          </chart:series>
          <chart:series chart:style-name="ch10" chart:values-cell-range-address="RaatoPC.D119:RaatoPC.M119" chart:label-cell-address="RaatoPC.C119:RaatoPC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15:RaatoPC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6:RaatoPC.C116</svg:desc>
                </draw:g>
              </table:table-cell>
              <table:table-cell office:value-type="float" office:value="0.0485">
                <text:p>0.0485</text:p>
                <draw:g>
                  <svg:desc>RaatoPC.D116:RaatoPC.M116</svg:desc>
                </draw:g>
              </table:table-cell>
              <table:table-cell office:value-type="float" office:value="0.0552">
                <text:p>0.0552</text:p>
              </table:table-cell>
              <table:table-cell office:value-type="float" office:value="0.0617">
                <text:p>0.0617</text:p>
              </table:table-cell>
              <table:table-cell office:value-type="float" office:value="0.0705">
                <text:p>0.0705</text:p>
              </table:table-cell>
              <table:table-cell office:value-type="float" office:value="0.0955">
                <text:p>0.0955</text:p>
              </table:table-cell>
              <table:table-cell office:value-type="float" office:value="0.132">
                <text:p>0.132</text:p>
              </table:table-cell>
              <table:table-cell office:value-type="float" office:value="0.2079">
                <text:p>0.2079</text:p>
              </table:table-cell>
              <table:table-cell office:value-type="float" office:value="0.4396">
                <text:p>0.4396</text:p>
              </table:table-cell>
              <table:table-cell office:value-type="float" office:value="0.9127">
                <text:p>0.9127</text:p>
              </table:table-cell>
              <table:table-cell office:value-type="float" office:value="1.8963">
                <text:p>1.8963</text:p>
              </table:table-cell>
            </table:table-row>
            <table:table-row>
              <table:table-cell office:value-type="string">
                <text:p>Flat cached</text:p>
                <draw:g>
                  <svg:desc>RaatoPC.C117:RaatoPC.C117</svg:desc>
                </draw:g>
              </table:table-cell>
              <table:table-cell office:value-type="float" office:value="0.0383">
                <text:p>0.0383</text:p>
                <draw:g>
                  <svg:desc>RaatoPC.D117:RaatoPC.M117</svg:desc>
                </draw:g>
              </table:table-cell>
              <table:table-cell office:value-type="float" office:value="0.0432">
                <text:p>0.0432</text:p>
              </table:table-cell>
              <table:table-cell office:value-type="float" office:value="0.0509">
                <text:p>0.0509</text:p>
              </table:table-cell>
              <table:table-cell office:value-type="float" office:value="0.0636">
                <text:p>0.0636</text:p>
              </table:table-cell>
              <table:table-cell office:value-type="float" office:value="0.0844">
                <text:p>0.0844</text:p>
              </table:table-cell>
              <table:table-cell office:value-type="float" office:value="0.1225">
                <text:p>0.1225</text:p>
              </table:table-cell>
              <table:table-cell office:value-type="float" office:value="0.1928">
                <text:p>0.1928</text:p>
              </table:table-cell>
              <table:table-cell office:value-type="float" office:value="0.4781">
                <text:p>0.4781</text:p>
              </table:table-cell>
              <table:table-cell office:value-type="float" office:value="0.8981">
                <text:p>0.8981</text:p>
              </table:table-cell>
              <table:table-cell office:value-type="float" office:value="2.0177">
                <text:p>2.0177</text:p>
              </table:table-cell>
            </table:table-row>
            <table:table-row>
              <table:table-cell office:value-type="string">
                <text:p>Pooled</text:p>
                <draw:g>
                  <svg:desc>RaatoPC.C118:RaatoPC.C118</svg:desc>
                </draw:g>
              </table:table-cell>
              <table:table-cell office:value-type="float" office:value="0.1373">
                <text:p>0.1373</text:p>
                <draw:g>
                  <svg:desc>RaatoPC.D118:RaatoPC.M118</svg:desc>
                </draw:g>
              </table:table-cell>
              <table:table-cell office:value-type="float" office:value="0.1946">
                <text:p>0.1946</text:p>
              </table:table-cell>
              <table:table-cell office:value-type="float" office:value="0.2507">
                <text:p>0.2507</text:p>
              </table:table-cell>
              <table:table-cell office:value-type="float" office:value="0.3221">
                <text:p>0.3221</text:p>
              </table:table-cell>
              <table:table-cell office:value-type="float" office:value="0.4626">
                <text:p>0.4626</text:p>
              </table:table-cell>
              <table:table-cell office:value-type="float" office:value="0.652">
                <text:p>0.652</text:p>
              </table:table-cell>
              <table:table-cell office:value-type="float" office:value="0.8615">
                <text:p>0.8615</text:p>
              </table:table-cell>
              <table:table-cell office:value-type="float" office:value="1.3107">
                <text:p>1.3107</text:p>
              </table:table-cell>
              <table:table-cell office:value-type="float" office:value="1.1866">
                <text:p>1.1866</text:p>
              </table:table-cell>
              <table:table-cell office:value-type="float" office:value="2.2512">
                <text:p>2.2512</text:p>
              </table:table-cell>
            </table:table-row>
            <table:table-row>
              <table:table-cell office:value-type="string">
                <text:p>Naive</text:p>
                <draw:g>
                  <svg:desc>RaatoPC.C119:RaatoPC.C119</svg:desc>
                </draw:g>
              </table:table-cell>
              <table:table-cell office:value-type="float" office:value="0.0472">
                <text:p>0.0472</text:p>
                <draw:g>
                  <svg:desc>RaatoPC.D119:RaatoPC.M119</svg:desc>
                </draw:g>
              </table:table-cell>
              <table:table-cell office:value-type="float" office:value="0.0755">
                <text:p>0.0755</text:p>
              </table:table-cell>
              <table:table-cell office:value-type="float" office:value="0.0964">
                <text:p>0.0964</text:p>
              </table:table-cell>
              <table:table-cell office:value-type="float" office:value="0.1209">
                <text:p>0.1209</text:p>
              </table:table-cell>
              <table:table-cell office:value-type="float" office:value="0.1755">
                <text:p>0.1755</text:p>
              </table:table-cell>
              <table:table-cell office:value-type="float" office:value="0.2476">
                <text:p>0.2476</text:p>
              </table:table-cell>
              <table:table-cell office:value-type="float" office:value="0.3332">
                <text:p>0.3332</text:p>
              </table:table-cell>
              <table:table-cell office:value-type="float" office:value="0.5348">
                <text:p>0.5348</text:p>
              </table:table-cell>
              <table:table-cell office:value-type="float" office:value="0.5205">
                <text:p>0.5205</text:p>
              </table:table-cell>
              <table:table-cell office:value-type="float" office:value="0.9834">
                <text:p>0.98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C.D131:RaatoPC.M135 RaatoPC.C132:RaatoPC.C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31:RaatoPC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2:RaatoPC.M132" chart:label-cell-address="RaatoPC.C132:RaatoPC.C132" chart:class="chart:line">
            <chart:data-point chart:repeated="10"/>
          </chart:series>
          <chart:series chart:style-name="ch8" chart:values-cell-range-address="RaatoPC.D133:RaatoPC.M133" chart:label-cell-address="RaatoPC.C133:RaatoPC.C133" chart:class="chart:line">
            <chart:data-point chart:repeated="10"/>
          </chart:series>
          <chart:series chart:style-name="ch9" chart:values-cell-range-address="RaatoPC.D134:RaatoPC.M134" chart:label-cell-address="RaatoPC.C134:RaatoPC.C134" chart:class="chart:line">
            <chart:data-point chart:repeated="10"/>
          </chart:series>
          <chart:series chart:style-name="ch10" chart:values-cell-range-address="RaatoPC.D135:RaatoPC.M135" chart:label-cell-address="RaatoPC.C135:RaatoPC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1:RaatoPC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2:RaatoPC.C132</svg:desc>
                </draw:g>
              </table:table-cell>
              <table:table-cell office:value-type="float" office:value="0.0968">
                <text:p>0.0968</text:p>
                <draw:g>
                  <svg:desc>RaatoPC.D132:RaatoPC.M132</svg:desc>
                </draw:g>
              </table:table-cell>
              <table:table-cell office:value-type="float" office:value="0.2147">
                <text:p>0.2147</text:p>
              </table:table-cell>
              <table:table-cell office:value-type="float" office:value="0.3151">
                <text:p>0.3151</text:p>
              </table:table-cell>
              <table:table-cell office:value-type="float" office:value="0.5207">
                <text:p>0.5207</text:p>
              </table:table-cell>
              <table:table-cell office:value-type="float" office:value="1.1729">
                <text:p>1.1729</text:p>
              </table:table-cell>
              <table:table-cell office:value-type="float" office:value="2.3958">
                <text:p>2.3958</text:p>
              </table:table-cell>
              <table:table-cell office:value-type="float" office:value="4.3247">
                <text:p>4.3247</text:p>
              </table:table-cell>
              <table:table-cell office:value-type="float" office:value="9.776">
                <text:p>9.776</text:p>
              </table:table-cell>
              <table:table-cell office:value-type="float" office:value="11.7334">
                <text:p>11.7334</text:p>
              </table:table-cell>
              <table:table-cell office:value-type="float" office:value="28.0686">
                <text:p>28.0686</text:p>
              </table:table-cell>
            </table:table-row>
            <table:table-row>
              <table:table-cell office:value-type="string">
                <text:p>Flat cached</text:p>
                <draw:g>
                  <svg:desc>RaatoPC.C133:RaatoPC.C133</svg:desc>
                </draw:g>
              </table:table-cell>
              <table:table-cell office:value-type="float" office:value="0.064">
                <text:p>0.064</text:p>
                <draw:g>
                  <svg:desc>RaatoPC.D133:RaatoPC.M133</svg:desc>
                </draw:g>
              </table:table-cell>
              <table:table-cell office:value-type="float" office:value="0.0689">
                <text:p>0.0689</text:p>
              </table:table-cell>
              <table:table-cell office:value-type="float" office:value="0.0664">
                <text:p>0.0664</text:p>
              </table:table-cell>
              <table:table-cell office:value-type="float" office:value="0.0649">
                <text:p>0.0649</text:p>
              </table:table-cell>
              <table:table-cell office:value-type="float" office:value="0.0645">
                <text:p>0.0645</text:p>
              </table:table-cell>
              <table:table-cell office:value-type="float" office:value="0.0668">
                <text:p>0.0668</text:p>
              </table:table-cell>
              <table:table-cell office:value-type="float" office:value="0.065">
                <text:p>0.065</text:p>
              </table:table-cell>
              <table:table-cell office:value-type="float" office:value="0.0679">
                <text:p>0.0679</text:p>
              </table:table-cell>
              <table:table-cell office:value-type="float" office:value="0.0643">
                <text:p>0.0643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Pooled</text:p>
                <draw:g>
                  <svg:desc>RaatoPC.C134:RaatoPC.C134</svg:desc>
                </draw:g>
              </table:table-cell>
              <table:table-cell office:value-type="float" office:value="0.0464">
                <text:p>0.0464</text:p>
                <draw:g>
                  <svg:desc>RaatoPC.D134:RaatoPC.M134</svg:desc>
                </draw:g>
              </table:table-cell>
              <table:table-cell office:value-type="float" office:value="0.0495">
                <text:p>0.0495</text:p>
              </table:table-cell>
              <table:table-cell office:value-type="float" office:value="0.0506">
                <text:p>0.0506</text:p>
              </table:table-cell>
              <table:table-cell office:value-type="float" office:value="0.0509">
                <text:p>0.0509</text:p>
              </table:table-cell>
              <table:table-cell office:value-type="float" office:value="0.0538">
                <text:p>0.0538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644">
                <text:p>0.0644</text:p>
              </table:table-cell>
              <table:table-cell office:value-type="float" office:value="0.0559">
                <text:p>0.0559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Naive</text:p>
                <draw:g>
                  <svg:desc>RaatoPC.C135:RaatoPC.C135</svg:desc>
                </draw:g>
              </table:table-cell>
              <table:table-cell office:value-type="float" office:value="0.0455">
                <text:p>0.0455</text:p>
                <draw:g>
                  <svg:desc>RaatoPC.D135:RaatoPC.M135</svg:desc>
                </draw:g>
              </table:table-cell>
              <table:table-cell office:value-type="float" office:value="0.0484">
                <text:p>0.0484</text:p>
              </table:table-cell>
              <table:table-cell office:value-type="float" office:value="0.0506">
                <text:p>0.0506</text:p>
              </table:table-cell>
              <table:table-cell office:value-type="float" office:value="0.0506">
                <text:p>0.0506</text:p>
              </table:table-cell>
              <table:table-cell office:value-type="float" office:value="0.0527">
                <text:p>0.0527</text:p>
              </table:table-cell>
              <table:table-cell office:value-type="float" office:value="0.0575">
                <text:p>0.0575</text:p>
              </table:table-cell>
              <table:table-cell office:value-type="float" office:value="0.0568">
                <text:p>0.0568</text:p>
              </table:table-cell>
              <table:table-cell office:value-type="float" office:value="0.0555">
                <text:p>0.0555</text:p>
              </table:table-cell>
              <table:table-cell office:value-type="float" office:value="0.0528">
                <text:p>0.0528</text:p>
              </table:table-cell>
              <table:table-cell office:value-type="float" office:value="0.0602">
                <text:p>0.06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703cm" style:legend-expansion="high" chart:style-name="ch3"/>
        <chart:plot-area chart:style-name="ch4" table:cell-range-address="RaatoPC.D137:RaatoPC.M140 RaatoPC.C138:RaatoPC.C140" chart:data-source-has-labels="both" svg:x="0.32cm" svg:y="1.275cm" svg:width="12.217cm" svg:height="7.545cm">
          <chartooo:coordinate-region svg:x="1.232cm" svg:y="1.474cm" svg:width="10.84cm" svg:height="6.699cm"/>
          <chart:axis chart:dimension="x" chart:name="primary-x" chart:style-name="ch5" chartooo:axis-type="auto">
            <chartooo:date-scale/>
            <chart:categories table:cell-range-address="RaatoPC.D137:RaatoPC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8:RaatoPC.M138" chart:label-cell-address="RaatoPC.C138:RaatoPC.C138" chart:class="chart:line">
            <chart:data-point chart:repeated="10"/>
          </chart:series>
          <chart:series chart:style-name="ch8" chart:values-cell-range-address="RaatoPC.D139:RaatoPC.M139" chart:label-cell-address="RaatoPC.C139:RaatoPC.C139" chart:class="chart:line">
            <chart:data-point chart:repeated="10"/>
          </chart:series>
          <chart:series chart:style-name="ch9" chart:values-cell-range-address="RaatoPC.D140:RaatoPC.M140" chart:label-cell-address="RaatoPC.C140:RaatoPC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7:RaatoPC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38:RaatoPC.C138</svg:desc>
                </draw:g>
              </table:table-cell>
              <table:table-cell office:value-type="float" office:value="0.064">
                <text:p>0.064</text:p>
                <draw:g>
                  <svg:desc>RaatoPC.D138:RaatoPC.M138</svg:desc>
                </draw:g>
              </table:table-cell>
              <table:table-cell office:value-type="float" office:value="0.0689">
                <text:p>0.0689</text:p>
              </table:table-cell>
              <table:table-cell office:value-type="float" office:value="0.0664">
                <text:p>0.0664</text:p>
              </table:table-cell>
              <table:table-cell office:value-type="float" office:value="0.0649">
                <text:p>0.0649</text:p>
              </table:table-cell>
              <table:table-cell office:value-type="float" office:value="0.0645">
                <text:p>0.0645</text:p>
              </table:table-cell>
              <table:table-cell office:value-type="float" office:value="0.0668">
                <text:p>0.0668</text:p>
              </table:table-cell>
              <table:table-cell office:value-type="float" office:value="0.065">
                <text:p>0.065</text:p>
              </table:table-cell>
              <table:table-cell office:value-type="float" office:value="0.0679">
                <text:p>0.0679</text:p>
              </table:table-cell>
              <table:table-cell office:value-type="float" office:value="0.0643">
                <text:p>0.0643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Pooled</text:p>
                <draw:g>
                  <svg:desc>RaatoPC.C139:RaatoPC.C139</svg:desc>
                </draw:g>
              </table:table-cell>
              <table:table-cell office:value-type="float" office:value="0.0464">
                <text:p>0.0464</text:p>
                <draw:g>
                  <svg:desc>RaatoPC.D139:RaatoPC.M139</svg:desc>
                </draw:g>
              </table:table-cell>
              <table:table-cell office:value-type="float" office:value="0.0495">
                <text:p>0.0495</text:p>
              </table:table-cell>
              <table:table-cell office:value-type="float" office:value="0.0506">
                <text:p>0.0506</text:p>
              </table:table-cell>
              <table:table-cell office:value-type="float" office:value="0.0509">
                <text:p>0.0509</text:p>
              </table:table-cell>
              <table:table-cell office:value-type="float" office:value="0.0538">
                <text:p>0.0538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644">
                <text:p>0.0644</text:p>
              </table:table-cell>
              <table:table-cell office:value-type="float" office:value="0.0559">
                <text:p>0.0559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Naive</text:p>
                <draw:g>
                  <svg:desc>RaatoPC.C140:RaatoPC.C140</svg:desc>
                </draw:g>
              </table:table-cell>
              <table:table-cell office:value-type="float" office:value="0.0455">
                <text:p>0.0455</text:p>
                <draw:g>
                  <svg:desc>RaatoPC.D140:RaatoPC.M140</svg:desc>
                </draw:g>
              </table:table-cell>
              <table:table-cell office:value-type="float" office:value="0.0484">
                <text:p>0.0484</text:p>
              </table:table-cell>
              <table:table-cell office:value-type="float" office:value="0.0506">
                <text:p>0.0506</text:p>
              </table:table-cell>
              <table:table-cell office:value-type="float" office:value="0.0506">
                <text:p>0.0506</text:p>
              </table:table-cell>
              <table:table-cell office:value-type="float" office:value="0.0527">
                <text:p>0.0527</text:p>
              </table:table-cell>
              <table:table-cell office:value-type="float" office:value="0.0575">
                <text:p>0.0575</text:p>
              </table:table-cell>
              <table:table-cell office:value-type="float" office:value="0.0568">
                <text:p>0.0568</text:p>
              </table:table-cell>
              <table:table-cell office:value-type="float" office:value="0.0555">
                <text:p>0.0555</text:p>
              </table:table-cell>
              <table:table-cell office:value-type="float" office:value="0.0528">
                <text:p>0.0528</text:p>
              </table:table-cell>
              <table:table-cell office:value-type="float" office:value="0.0602">
                <text:p>0.06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C.D142:RaatoPC.M145 RaatoPC.C143:RaatoPC.C145" chart:data-source-has-labels="both" svg:x="0.32cm" svg:y="1.275cm" svg:width="12.958cm" svg:height="7.545cm">
          <chartooo:coordinate-region svg:x="1.127cm" svg:y="1.474cm" svg:width="11.686cm" svg:height="6.699cm"/>
          <chart:axis chart:dimension="x" chart:name="primary-x" chart:style-name="ch5" chartooo:axis-type="auto">
            <chartooo:date-scale/>
            <chart:categories table:cell-range-address="RaatoPC.D142:RaatoPC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3:RaatoPC.M143" chart:label-cell-address="RaatoPC.C143:RaatoPC.C143" chart:class="chart:line">
            <chart:data-point chart:repeated="10"/>
          </chart:series>
          <chart:series chart:style-name="ch8" chart:values-cell-range-address="RaatoPC.D144:RaatoPC.M144" chart:label-cell-address="RaatoPC.C144:RaatoPC.C144" chart:class="chart:line">
            <chart:data-point chart:repeated="10"/>
          </chart:series>
          <chart:series chart:style-name="ch9" chart:values-cell-range-address="RaatoPC.D145:RaatoPC.M145" chart:label-cell-address="RaatoPC.C145:RaatoPC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2:RaatoPC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3:RaatoPC.C143</svg:desc>
                </draw:g>
              </table:table-cell>
              <table:table-cell office:value-type="float" office:value="0.0156">
                <text:p>0.0156</text:p>
                <draw:g>
                  <svg:desc>RaatoPC.D143:RaatoPC.M143</svg:desc>
                </draw:g>
              </table:table-cell>
              <table:table-cell office:value-type="float" office:value="0.0152">
                <text:p>0.0152</text:p>
              </table:table-cell>
              <table:table-cell office:value-type="float" office:value="0.0164">
                <text:p>0.0164</text:p>
              </table:table-cell>
              <table:table-cell office:value-type="float" office:value="0.0162">
                <text:p>0.0162</text:p>
              </table:table-cell>
              <table:table-cell office:value-type="float" office:value="0.0248">
                <text:p>0.0248</text:p>
              </table:table-cell>
              <table:table-cell office:value-type="float" office:value="0.0386">
                <text:p>0.0386</text:p>
              </table:table-cell>
              <table:table-cell office:value-type="float" office:value="0.0625">
                <text:p>0.0625</text:p>
              </table:table-cell>
              <table:table-cell office:value-type="float" office:value="0.1391">
                <text:p>0.1391</text:p>
              </table:table-cell>
              <table:table-cell office:value-type="float" office:value="0.263">
                <text:p>0.263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Pooled</text:p>
                <draw:g>
                  <svg:desc>RaatoPC.C144:RaatoPC.C144</svg:desc>
                </draw:g>
              </table:table-cell>
              <table:table-cell office:value-type="float" office:value="0.0966">
                <text:p>0.0966</text:p>
                <draw:g>
                  <svg:desc>RaatoPC.D144:RaatoPC.M144</svg:desc>
                </draw:g>
              </table:table-cell>
              <table:table-cell office:value-type="float" office:value="0.306">
                <text:p>0.306</text:p>
              </table:table-cell>
              <table:table-cell office:value-type="float" office:value="0.4975">
                <text:p>0.4975</text:p>
              </table:table-cell>
              <table:table-cell office:value-type="float" office:value="0.8927">
                <text:p>0.8927</text:p>
              </table:table-cell>
              <table:table-cell office:value-type="float" office:value="2.8238">
                <text:p>2.8238</text:p>
              </table:table-cell>
              <table:table-cell office:value-type="float" office:value="7.0357">
                <text:p>7.0357</text:p>
              </table:table-cell>
              <table:table-cell office:value-type="float" office:value="17.3052">
                <text:p>17.3052</text:p>
              </table:table-cell>
              <table:table-cell office:value-type="float" office:value="76.752">
                <text:p>76.752</text:p>
              </table:table-cell>
              <table:table-cell office:value-type="float" office:value="177.2754">
                <text:p>177.2754</text:p>
              </table:table-cell>
              <table:table-cell office:value-type="float" office:value="380.7474">
                <text:p>380.7474</text:p>
              </table:table-cell>
            </table:table-row>
            <table:table-row>
              <table:table-cell office:value-type="string">
                <text:p>Naive</text:p>
                <draw:g>
                  <svg:desc>RaatoPC.C145:RaatoPC.C145</svg:desc>
                </draw:g>
              </table:table-cell>
              <table:table-cell office:value-type="float" office:value="0.095">
                <text:p>0.095</text:p>
                <draw:g>
                  <svg:desc>RaatoPC.D145:RaatoPC.M145</svg:desc>
                </draw:g>
              </table:table-cell>
              <table:table-cell office:value-type="float" office:value="0.3005">
                <text:p>0.3005</text:p>
              </table:table-cell>
              <table:table-cell office:value-type="float" office:value="0.4954">
                <text:p>0.4954</text:p>
              </table:table-cell>
              <table:table-cell office:value-type="float" office:value="0.8955">
                <text:p>0.8955</text:p>
              </table:table-cell>
              <table:table-cell office:value-type="float" office:value="2.9907">
                <text:p>2.9907</text:p>
              </table:table-cell>
              <table:table-cell office:value-type="float" office:value="7.1869">
                <text:p>7.1869</text:p>
              </table:table-cell>
              <table:table-cell office:value-type="float" office:value="18.1432">
                <text:p>18.1432</text:p>
              </table:table-cell>
              <table:table-cell office:value-type="float" office:value="77.9001">
                <text:p>77.9001</text:p>
              </table:table-cell>
              <table:table-cell office:value-type="float" office:value="176.4837">
                <text:p>176.4837</text:p>
              </table:table-cell>
              <table:table-cell office:value-type="float" office:value="383.6394">
                <text:p>383.639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C.D147:RaatoPC.M150 RaatoPC.C148:RaatoPC.C150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RaatoPC.D147:RaatoPC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8:RaatoPC.M148" chart:label-cell-address="RaatoPC.C148:RaatoPC.C148" chart:class="chart:line">
            <chart:data-point chart:repeated="10"/>
          </chart:series>
          <chart:series chart:style-name="ch8" chart:values-cell-range-address="RaatoPC.D149:RaatoPC.M149" chart:label-cell-address="RaatoPC.C149:RaatoPC.C149" chart:class="chart:line">
            <chart:data-point chart:repeated="10"/>
          </chart:series>
          <chart:series chart:style-name="ch9" chart:values-cell-range-address="RaatoPC.D150:RaatoPC.M150" chart:label-cell-address="RaatoPC.C150:RaatoPC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7:RaatoPC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8:RaatoPC.C148</svg:desc>
                </draw:g>
              </table:table-cell>
              <table:table-cell office:value-type="float" office:value="0.00156">
                <text:p>0.00156</text:p>
                <draw:g>
                  <svg:desc>RaatoPC.D148:RaatoPC.M148</svg:desc>
                </draw:g>
              </table:table-cell>
              <table:table-cell office:value-type="float" office:value="0.000304">
                <text:p>0.000304</text:p>
              </table:table-cell>
              <table:table-cell office:value-type="float" office:value="0.000164">
                <text:p>0.000164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0496">
                <text:p>0.0000496</text:p>
              </table:table-cell>
              <table:table-cell office:value-type="float" office:value="0.0000386">
                <text:p>0.0000386</text:p>
              </table:table-cell>
              <table:table-cell office:value-type="float" office:value="0.00003125">
                <text:p>0.00003125</text:p>
              </table:table-cell>
              <table:table-cell office:value-type="float" office:value="0.00002782">
                <text:p>0.00002782</text:p>
              </table:table-cell>
              <table:table-cell office:value-type="float" office:value="0.0000263">
                <text:p>0.0000263</text:p>
              </table:table-cell>
              <table:table-cell office:value-type="float" office:value="0.000042255">
                <text:p>0.000042255</text:p>
              </table:table-cell>
            </table:table-row>
            <table:table-row>
              <table:table-cell office:value-type="string">
                <text:p>Pooled</text:p>
                <draw:g>
                  <svg:desc>RaatoPC.C149:RaatoPC.C149</svg:desc>
                </draw:g>
              </table:table-cell>
              <table:table-cell office:value-type="float" office:value="0.00966">
                <text:p>0.00966</text:p>
                <draw:g>
                  <svg:desc>RaatoPC.D149:RaatoPC.M149</svg:desc>
                </draw:g>
              </table:table-cell>
              <table:table-cell office:value-type="float" office:value="0.00612">
                <text:p>0.00612</text:p>
              </table:table-cell>
              <table:table-cell office:value-type="float" office:value="0.004975">
                <text:p>0.004975</text:p>
              </table:table-cell>
              <table:table-cell office:value-type="float" office:value="0.0044635">
                <text:p>0.0044635</text:p>
              </table:table-cell>
              <table:table-cell office:value-type="float" office:value="0.0056476">
                <text:p>0.0056476</text:p>
              </table:table-cell>
              <table:table-cell office:value-type="float" office:value="0.0070357">
                <text:p>0.0070357</text:p>
              </table:table-cell>
              <table:table-cell office:value-type="float" office:value="0.0086526">
                <text:p>0.0086526</text:p>
              </table:table-cell>
              <table:table-cell office:value-type="float" office:value="0.0153504">
                <text:p>0.0153504</text:p>
              </table:table-cell>
              <table:table-cell office:value-type="float" office:value="0.01772754">
                <text:p>0.01772754</text:p>
              </table:table-cell>
              <table:table-cell office:value-type="float" office:value="0.01903737">
                <text:p>0.01903737</text:p>
              </table:table-cell>
            </table:table-row>
            <table:table-row>
              <table:table-cell office:value-type="string">
                <text:p>Naive</text:p>
                <draw:g>
                  <svg:desc>RaatoPC.C150:RaatoPC.C150</svg:desc>
                </draw:g>
              </table:table-cell>
              <table:table-cell office:value-type="float" office:value="0.0095">
                <text:p>0.0095</text:p>
                <draw:g>
                  <svg:desc>RaatoPC.D150:RaatoPC.M150</svg:desc>
                </draw:g>
              </table:table-cell>
              <table:table-cell office:value-type="float" office:value="0.00601">
                <text:p>0.00601</text:p>
              </table:table-cell>
              <table:table-cell office:value-type="float" office:value="0.004954">
                <text:p>0.004954</text:p>
              </table:table-cell>
              <table:table-cell office:value-type="float" office:value="0.0044775">
                <text:p>0.0044775</text:p>
              </table:table-cell>
              <table:table-cell office:value-type="float" office:value="0.0059814">
                <text:p>0.0059814</text:p>
              </table:table-cell>
              <table:table-cell office:value-type="float" office:value="0.0071869">
                <text:p>0.0071869</text:p>
              </table:table-cell>
              <table:table-cell office:value-type="float" office:value="0.0090716">
                <text:p>0.0090716</text:p>
              </table:table-cell>
              <table:table-cell office:value-type="float" office:value="0.01558002">
                <text:p>0.01558002</text:p>
              </table:table-cell>
              <table:table-cell office:value-type="float" office:value="0.01764837">
                <text:p>0.01764837</text:p>
              </table:table-cell>
              <table:table-cell office:value-type="float" office:value="0.01918197">
                <text:p>0.019181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C.D155:RaatoPC.M160 RaatoPC.C156:RaatoPC.C160" chart:data-source-has-labels="both" svg:x="0.32cm" svg:y="1.275cm" svg:width="12.217cm" svg:height="7.545cm">
          <chartooo:coordinate-region svg:x="1.418cm" svg:y="1.474cm" svg:width="10.654cm" svg:height="6.699cm"/>
          <chart:axis chart:dimension="x" chart:name="primary-x" chart:style-name="ch5" chartooo:axis-type="auto">
            <chartooo:date-scale/>
            <chart:categories table:cell-range-address="RaatoPC.D155:RaatoPC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6:RaatoPC.M156" chart:label-cell-address="RaatoPC.C156:RaatoPC.C156" chart:class="chart:line">
            <chart:data-point chart:repeated="10"/>
          </chart:series>
          <chart:series chart:style-name="ch8" chart:values-cell-range-address="RaatoPC.D157:RaatoPC.M157" chart:label-cell-address="RaatoPC.C157:RaatoPC.C157" chart:class="chart:line">
            <chart:data-point chart:repeated="10"/>
          </chart:series>
          <chart:series chart:style-name="ch9" chart:values-cell-range-address="RaatoPC.D158:RaatoPC.M158" chart:label-cell-address="RaatoPC.C158:RaatoPC.C158" chart:class="chart:line">
            <chart:data-point chart:repeated="10"/>
          </chart:series>
          <chart:series chart:style-name="ch10" chart:values-cell-range-address="RaatoPC.D159:RaatoPC.M159" chart:label-cell-address="RaatoPC.C159:RaatoPC.C159" chart:class="chart:line">
            <chart:data-point chart:repeated="10"/>
          </chart:series>
          <chart:series chart:style-name="ch11" chart:values-cell-range-address="RaatoPC.D160:RaatoPC.M160" chart:label-cell-address="RaatoPC.C160:RaatoPC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5:RaatoPC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6:RaatoPC.C156</svg:desc>
                </draw:g>
              </table:table-cell>
              <table:table-cell office:value-type="float" office:value="0.00126">
                <text:p>0.00126</text:p>
                <draw:g>
                  <svg:desc>RaatoPC.D156:RaatoPC.M156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36">
                <text:p>0.000136</text:p>
              </table:table-cell>
              <table:table-cell office:value-type="float" office:value="0.0000695">
                <text:p>0.0000695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119">
                <text:p>0.0000119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246">
                <text:p>0.00000246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0725">
                <text:p>0.000000725</text:p>
              </table:table-cell>
            </table:table-row>
            <table:table-row>
              <table:table-cell office:value-type="string">
                <text:p>Flat cached</text:p>
                <draw:g>
                  <svg:desc>RaatoPC.C157:RaatoPC.C157</svg:desc>
                </draw:g>
              </table:table-cell>
              <table:table-cell office:value-type="float" office:value="0.00127">
                <text:p>0.00127</text:p>
                <draw:g>
                  <svg:desc>RaatoPC.D157:RaatoPC.M157</svg:desc>
                </draw:g>
              </table:table-cell>
              <table:table-cell office:value-type="float" office:value="0.000258">
                <text:p>0.000258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0268">
                <text:p>0.0000268</text:p>
              </table:table-cell>
              <table:table-cell office:value-type="float" office:value="0.0000094">
                <text:p>0.0000094</text:p>
              </table:table-cell>
              <table:table-cell office:value-type="float" office:value="0.00000515">
                <text:p>0.00000515</text:p>
              </table:table-cell>
              <table:table-cell office:value-type="float" office:value="0.00000222">
                <text:p>0.00000222</text:p>
              </table:table-cell>
              <table:table-cell office:value-type="float" office:value="0.00000163">
                <text:p>0.00000163</text:p>
              </table:table-cell>
              <table:table-cell office:value-type="float" office:value="0.000000855">
                <text:p>0.000000855</text:p>
              </table:table-cell>
            </table:table-row>
            <table:table-row>
              <table:table-cell office:value-type="string">
                <text:p>Flat cold</text:p>
                <draw:g>
                  <svg:desc>RaatoPC.C158:RaatoPC.C158</svg:desc>
                </draw:g>
              </table:table-cell>
              <table:table-cell office:value-type="float" office:value="0.00122">
                <text:p>0.00122</text:p>
                <draw:g>
                  <svg:desc>RaatoPC.D158:RaatoPC.M158</svg:desc>
                </draw:g>
              </table:table-cell>
              <table:table-cell office:value-type="float" office:value="0.000252">
                <text:p>0.000252</text:p>
              </table:table-cell>
              <table:table-cell office:value-type="float" office:value="0.00013">
                <text:p>0.00013</text:p>
              </table:table-cell>
              <table:table-cell office:value-type="float" office:value="0.0000685">
                <text:p>0.0000685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097">
                <text:p>0.0000097</text:p>
              </table:table-cell>
              <table:table-cell office:value-type="float" office:value="0.0000054">
                <text:p>0.0000054</text:p>
              </table:table-cell>
              <table:table-cell office:value-type="float" office:value="0.00000238">
                <text:p>0.00000238</text:p>
              </table:table-cell>
              <table:table-cell office:value-type="float" office:value="0.00000155">
                <text:p>0.00000155</text:p>
              </table:table-cell>
              <table:table-cell office:value-type="float" office:value="0.000000815">
                <text:p>0.000000815</text:p>
              </table:table-cell>
            </table:table-row>
            <table:table-row>
              <table:table-cell office:value-type="string">
                <text:p>Pooled</text:p>
                <draw:g>
                  <svg:desc>RaatoPC.C159:RaatoPC.C159</svg:desc>
                </draw:g>
              </table:table-cell>
              <table:table-cell office:value-type="float" office:value="0.00943">
                <text:p>0.00943</text:p>
                <draw:g>
                  <svg:desc>RaatoPC.D159:RaatoPC.M159</svg:desc>
                </draw:g>
              </table:table-cell>
              <table:table-cell office:value-type="float" office:value="0.005222">
                <text:p>0.005222</text:p>
              </table:table-cell>
              <table:table-cell office:value-type="float" office:value="0.00446">
                <text:p>0.00446</text:p>
              </table:table-cell>
              <table:table-cell office:value-type="float" office:value="0.004204">
                <text:p>0.004204</text:p>
              </table:table-cell>
              <table:table-cell office:value-type="float" office:value="0.005736">
                <text:p>0.005736</text:p>
              </table:table-cell>
              <table:table-cell office:value-type="float" office:value="0.0084802">
                <text:p>0.0084802</text:p>
              </table:table-cell>
              <table:table-cell office:value-type="float" office:value="0.01200515">
                <text:p>0.01200515</text:p>
              </table:table-cell>
              <table:table-cell office:value-type="float" office:value="0.0163588">
                <text:p>0.0163588</text:p>
              </table:table-cell>
              <table:table-cell office:value-type="float" office:value="0.01771342">
                <text:p>0.01771342</text:p>
              </table:table-cell>
              <table:table-cell office:value-type="float" office:value="0.01865679">
                <text:p>0.01865679</text:p>
              </table:table-cell>
            </table:table-row>
            <table:table-row>
              <table:table-cell office:value-type="string">
                <text:p>Naive</text:p>
                <draw:g>
                  <svg:desc>RaatoPC.C160:RaatoPC.C160</svg:desc>
                </draw:g>
              </table:table-cell>
              <table:table-cell office:value-type="float" office:value="0.00906">
                <text:p>0.00906</text:p>
                <draw:g>
                  <svg:desc>RaatoPC.D160:RaatoPC.M160</svg:desc>
                </draw:g>
              </table:table-cell>
              <table:table-cell office:value-type="float" office:value="0.005176">
                <text:p>0.005176</text:p>
              </table:table-cell>
              <table:table-cell office:value-type="float" office:value="0.004402">
                <text:p>0.004402</text:p>
              </table:table-cell>
              <table:table-cell office:value-type="float" office:value="0.004227">
                <text:p>0.004227</text:p>
              </table:table-cell>
              <table:table-cell office:value-type="float" office:value="0.0060418">
                <text:p>0.0060418</text:p>
              </table:table-cell>
              <table:table-cell office:value-type="float" office:value="0.0086967">
                <text:p>0.0086967</text:p>
              </table:table-cell>
              <table:table-cell office:value-type="float" office:value="0.01257525">
                <text:p>0.01257525</text:p>
              </table:table-cell>
              <table:table-cell office:value-type="float" office:value="0.01651478">
                <text:p>0.01651478</text:p>
              </table:table-cell>
              <table:table-cell office:value-type="float" office:value="0.01766832">
                <text:p>0.01766832</text:p>
              </table:table-cell>
              <table:table-cell office:value-type="float" office:value="0.018796735">
                <text:p>0.01879673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C.D121:RaatoPC.M125 RaatoPC.C122:RaatoPC.C125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C.D121:RaatoPC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2:RaatoPC.M122" chart:label-cell-address="RaatoPC.C122:RaatoPC.C122" chart:class="chart:line">
            <chart:data-point chart:repeated="10"/>
          </chart:series>
          <chart:series chart:style-name="ch8" chart:values-cell-range-address="RaatoPC.D123:RaatoPC.M123" chart:label-cell-address="RaatoPC.C123:RaatoPC.C123" chart:class="chart:line">
            <chart:data-point chart:repeated="10"/>
          </chart:series>
          <chart:series chart:style-name="ch9" chart:values-cell-range-address="RaatoPC.D124:RaatoPC.M124" chart:label-cell-address="RaatoPC.C124:RaatoPC.C124" chart:class="chart:line">
            <chart:data-point chart:repeated="10"/>
          </chart:series>
          <chart:series chart:style-name="ch10" chart:values-cell-range-address="RaatoPC.D125:RaatoPC.M125" chart:label-cell-address="RaatoPC.C125:RaatoPC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1:RaatoPC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22:RaatoPC.C122</svg:desc>
                </draw:g>
              </table:table-cell>
              <table:table-cell office:value-type="float" office:value="0.0899">
                <text:p>0.0899</text:p>
                <draw:g>
                  <svg:desc>RaatoPC.D122:RaatoPC.M122</svg:desc>
                </draw:g>
              </table:table-cell>
              <table:table-cell office:value-type="float" office:value="0.1146">
                <text:p>0.1146</text:p>
              </table:table-cell>
              <table:table-cell office:value-type="float" office:value="0.1187">
                <text:p>0.1187</text:p>
              </table:table-cell>
              <table:table-cell office:value-type="float" office:value="0.1291">
                <text:p>0.1291</text:p>
              </table:table-cell>
              <table:table-cell office:value-type="float" office:value="0.1451">
                <text:p>0.1451</text:p>
              </table:table-cell>
              <table:table-cell office:value-type="float" office:value="0.1796">
                <text:p>0.1796</text:p>
              </table:table-cell>
              <table:table-cell office:value-type="float" office:value="0.2288">
                <text:p>0.2288</text:p>
              </table:table-cell>
              <table:table-cell office:value-type="float" office:value="0.3459">
                <text:p>0.3459</text:p>
              </table:table-cell>
              <table:table-cell office:value-type="float" office:value="0.5984">
                <text:p>0.5984</text:p>
              </table:table-cell>
              <table:table-cell office:value-type="float" office:value="1.2031">
                <text:p>1.2031</text:p>
              </table:table-cell>
            </table:table-row>
            <table:table-row>
              <table:table-cell office:value-type="string">
                <text:p>Flat cached</text:p>
                <draw:g>
                  <svg:desc>RaatoPC.C123:RaatoPC.C123</svg:desc>
                </draw:g>
              </table:table-cell>
              <table:table-cell office:value-type="float" office:value="0.073">
                <text:p>0.073</text:p>
                <draw:g>
                  <svg:desc>RaatoPC.D123:RaatoPC.M123</svg:desc>
                </draw:g>
              </table:table-cell>
              <table:table-cell office:value-type="float" office:value="0.0968">
                <text:p>0.0968</text:p>
              </table:table-cell>
              <table:table-cell office:value-type="float" office:value="0.1033">
                <text:p>0.1033</text:p>
              </table:table-cell>
              <table:table-cell office:value-type="float" office:value="0.114">
                <text:p>0.114</text:p>
              </table:table-cell>
              <table:table-cell office:value-type="float" office:value="0.1331">
                <text:p>0.1331</text:p>
              </table:table-cell>
              <table:table-cell office:value-type="float" office:value="0.1679">
                <text:p>0.1679</text:p>
              </table:table-cell>
              <table:table-cell office:value-type="float" office:value="0.2108">
                <text:p>0.2108</text:p>
              </table:table-cell>
              <table:table-cell office:value-type="float" office:value="0.3736">
                <text:p>0.3736</text:p>
              </table:table-cell>
              <table:table-cell office:value-type="float" office:value="0.6574">
                <text:p>0.6574</text:p>
              </table:table-cell>
              <table:table-cell office:value-type="float" office:value="1.2395">
                <text:p>1.2395</text:p>
              </table:table-cell>
            </table:table-row>
            <table:table-row>
              <table:table-cell office:value-type="string">
                <text:p>Pooled</text:p>
                <draw:g>
                  <svg:desc>RaatoPC.C124:RaatoPC.C124</svg:desc>
                </draw:g>
              </table:table-cell>
              <table:table-cell office:value-type="float" office:value="0.0836">
                <text:p>0.0836</text:p>
                <draw:g>
                  <svg:desc>RaatoPC.D124:RaatoPC.M124</svg:desc>
                </draw:g>
              </table:table-cell>
              <table:table-cell office:value-type="float" office:value="0.0914">
                <text:p>0.0914</text:p>
              </table:table-cell>
              <table:table-cell office:value-type="float" office:value="0.0951">
                <text:p>0.0951</text:p>
              </table:table-cell>
              <table:table-cell office:value-type="float" office:value="0.1009">
                <text:p>0.1009</text:p>
              </table:table-cell>
              <table:table-cell office:value-type="float" office:value="0.1182">
                <text:p>0.1182</text:p>
              </table:table-cell>
              <table:table-cell office:value-type="float" office:value="0.1347">
                <text:p>0.1347</text:p>
              </table:table-cell>
              <table:table-cell office:value-type="float" office:value="0.1456">
                <text:p>0.1456</text:p>
              </table:table-cell>
              <table:table-cell office:value-type="float" office:value="0.2053">
                <text:p>0.2053</text:p>
              </table:table-cell>
              <table:table-cell office:value-type="float" office:value="0.2557">
                <text:p>0.2557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Naive</text:p>
                <draw:g>
                  <svg:desc>RaatoPC.C125:RaatoPC.C125</svg:desc>
                </draw:g>
              </table:table-cell>
              <table:table-cell office:value-type="float" office:value="0.0435">
                <text:p>0.0435</text:p>
                <draw:g>
                  <svg:desc>RaatoPC.D125:RaatoPC.M125</svg:desc>
                </draw:g>
              </table:table-cell>
              <table:table-cell office:value-type="float" office:value="0.0465">
                <text:p>0.0465</text:p>
              </table:table-cell>
              <table:table-cell office:value-type="float" office:value="0.0472">
                <text:p>0.0472</text:p>
              </table:table-cell>
              <table:table-cell office:value-type="float" office:value="0.0494">
                <text:p>0.0494</text:p>
              </table:table-cell>
              <table:table-cell office:value-type="float" office:value="0.0543">
                <text:p>0.0543</text:p>
              </table:table-cell>
              <table:table-cell office:value-type="float" office:value="0.0613">
                <text:p>0.0613</text:p>
              </table:table-cell>
              <table:table-cell office:value-type="float" office:value="0.0754">
                <text:p>0.0754</text:p>
              </table:table-cell>
              <table:table-cell office:value-type="float" office:value="0.1532">
                <text:p>0.1532</text:p>
              </table:table-cell>
              <table:table-cell office:value-type="float" office:value="0.2315">
                <text:p>0.2315</text:p>
              </table:table-cell>
              <table:table-cell office:value-type="float" office:value="0.2917">
                <text:p>0.29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C.D152:RaatoPC.M153 RaatoPC.C153:RaatoPC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RaatoPC.D152:RaatoPC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3:RaatoPC.M153" chart:label-cell-address="RaatoPC.C153:RaatoPC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2:RaatoPC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3:RaatoPC.C153</svg:desc>
                </draw:g>
              </table:table-cell>
              <table:table-cell office:value-type="float" office:value="0.0156">
                <text:p>0.0156</text:p>
                <draw:g>
                  <svg:desc>RaatoPC.D153:RaatoPC.M153</svg:desc>
                </draw:g>
              </table:table-cell>
              <table:table-cell office:value-type="float" office:value="0.0152">
                <text:p>0.0152</text:p>
              </table:table-cell>
              <table:table-cell office:value-type="float" office:value="0.0164">
                <text:p>0.0164</text:p>
              </table:table-cell>
              <table:table-cell office:value-type="float" office:value="0.0162">
                <text:p>0.0162</text:p>
              </table:table-cell>
              <table:table-cell office:value-type="float" office:value="0.0248">
                <text:p>0.0248</text:p>
              </table:table-cell>
              <table:table-cell office:value-type="float" office:value="0.0386">
                <text:p>0.0386</text:p>
              </table:table-cell>
              <table:table-cell office:value-type="float" office:value="0.0625">
                <text:p>0.0625</text:p>
              </table:table-cell>
              <table:table-cell office:value-type="float" office:value="0.1391">
                <text:p>0.1391</text:p>
              </table:table-cell>
              <table:table-cell office:value-type="float" office:value="0.263">
                <text:p>0.263</text:p>
              </table:table-cell>
              <table:table-cell office:value-type="float" office:value="0.8451">
                <text:p>0.845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C.D100:RaatoPC.O106 RaatoPC.C101:RaatoPC.C106" chart:data-source-has-labels="both" svg:x="1.331cm" svg:y="1.275cm" svg:width="11.47cm" svg:height="6.564cm">
          <chartooo:coordinate-region svg:x="2.429cm" svg:y="1.474cm" svg:width="10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100:RaatoPC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C.D101:RaatoPC.O101" chart:label-cell-address="RaatoPC.C101:RaatoPC.C101" chart:class="chart:line">
            <chart:data-point chart:repeated="12"/>
          </chart:series>
          <chart:series chart:style-name="ch10" chart:values-cell-range-address="RaatoPC.D102:RaatoPC.O102" chart:label-cell-address="RaatoPC.C102:RaatoPC.C102" chart:class="chart:line">
            <chart:data-point chart:repeated="12"/>
          </chart:series>
          <chart:series chart:style-name="ch11" chart:values-cell-range-address="RaatoPC.D103:RaatoPC.O103" chart:label-cell-address="RaatoPC.C103:RaatoPC.C103" chart:class="chart:line">
            <chart:data-point chart:repeated="12"/>
          </chart:series>
          <chart:series chart:style-name="ch12" chart:values-cell-range-address="RaatoPC.D104:RaatoPC.O104" chart:label-cell-address="RaatoPC.C104:RaatoPC.C104" chart:class="chart:line">
            <chart:data-point chart:repeated="12"/>
          </chart:series>
          <chart:series chart:style-name="ch13" chart:values-cell-range-address="RaatoPC.D105:RaatoPC.O105" chart:label-cell-address="RaatoPC.C105:RaatoPC.C105" chart:class="chart:line">
            <chart:data-point chart:repeated="12"/>
          </chart:series>
          <chart:series chart:style-name="ch14" chart:values-cell-range-address="RaatoPC.D106:RaatoPC.O106" chart:label-cell-address="RaatoPC.C106:RaatoPC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0:RaatoPC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01:RaatoPC.C101</svg:desc>
                </draw:g>
              </table:table-cell>
              <table:table-cell office:value-type="float" office:value="0.0082">
                <text:p>0.0082</text:p>
                <draw:g>
                  <svg:desc>RaatoPC.D101:RaatoPC.O101</svg:desc>
                </draw:g>
              </table:table-cell>
              <table:table-cell office:value-type="float" office:value="0.009275">
                <text:p>0.009275</text:p>
              </table:table-cell>
              <table:table-cell office:value-type="float" office:value="0.009492">
                <text:p>0.009492</text:p>
              </table:table-cell>
              <table:table-cell office:value-type="float" office:value="0.009663">
                <text:p>0.009663</text:p>
              </table:table-cell>
              <table:table-cell office:value-type="float" office:value="0.0096035">
                <text:p>0.0096035</text:p>
              </table:table-cell>
              <table:table-cell office:value-type="float" office:value="0.0095906">
                <text:p>0.0095906</text:p>
              </table:table-cell>
              <table:table-cell office:value-type="float" office:value="0.009757">
                <text:p>0.009757</text:p>
              </table:table-cell>
              <table:table-cell office:value-type="float" office:value="0.00988946666666667">
                <text:p>0.00988946666666667</text:p>
              </table:table-cell>
              <table:table-cell office:value-type="float" office:value="0.0094749">
                <text:p>0.0094749</text:p>
              </table:table-cell>
              <table:table-cell office:value-type="float" office:value="0.00982276">
                <text:p>0.00982276</text:p>
              </table:table-cell>
              <table:table-cell office:value-type="float" office:value="0.00972676666666667">
                <text:p>0.00972676666666667</text:p>
              </table:table-cell>
              <table:table-cell office:value-type="float" office:value="0.00953231428571429">
                <text:p>0.00953231428571429</text:p>
              </table:table-cell>
            </table:table-row>
            <table:table-row>
              <table:table-cell office:value-type="string">
                <text:p>Pooled</text:p>
                <draw:g>
                  <svg:desc>RaatoPC.C102:RaatoPC.C102</svg:desc>
                </draw:g>
              </table:table-cell>
              <table:table-cell office:value-type="float" office:value="0.01544">
                <text:p>0.01544</text:p>
                <draw:g>
                  <svg:desc>RaatoPC.D102:RaatoPC.O102</svg:desc>
                </draw:g>
              </table:table-cell>
              <table:table-cell office:value-type="float" office:value="0.016085">
                <text:p>0.016085</text:p>
              </table:table-cell>
              <table:table-cell office:value-type="float" office:value="0.015474">
                <text:p>0.015474</text:p>
              </table:table-cell>
              <table:table-cell office:value-type="float" office:value="0.016595">
                <text:p>0.016595</text:p>
              </table:table-cell>
              <table:table-cell office:value-type="float" office:value="0.0157195">
                <text:p>0.0157195</text:p>
              </table:table-cell>
              <table:table-cell office:value-type="float" office:value="0.016154">
                <text:p>0.016154</text:p>
              </table:table-cell>
              <table:table-cell office:value-type="float" office:value="0.0162242">
                <text:p>0.0162242</text:p>
              </table:table-cell>
              <table:table-cell office:value-type="float" office:value="0.0162816">
                <text:p>0.0162816</text:p>
              </table:table-cell>
              <table:table-cell office:value-type="float" office:value="0.01613695">
                <text:p>0.01613695</text:p>
              </table:table-cell>
              <table:table-cell office:value-type="float" office:value="0.0173766">
                <text:p>0.0173766</text:p>
              </table:table-cell>
              <table:table-cell office:value-type="float" office:value="0.0168036">
                <text:p>0.0168036</text:p>
              </table:table-cell>
              <table:table-cell office:value-type="float" office:value="0.0173819142857143">
                <text:p>0.0173819142857143</text:p>
              </table:table-cell>
            </table:table-row>
            <table:table-row>
              <table:table-cell office:value-type="string">
                <text:p>Naive</text:p>
                <draw:g>
                  <svg:desc>RaatoPC.C103:RaatoPC.C103</svg:desc>
                </draw:g>
              </table:table-cell>
              <table:table-cell office:value-type="float" office:value="0.01605">
                <text:p>0.01605</text:p>
                <draw:g>
                  <svg:desc>RaatoPC.D103:RaatoPC.O103</svg:desc>
                </draw:g>
              </table:table-cell>
              <table:table-cell office:value-type="float" office:value="0.01589">
                <text:p>0.01589</text:p>
              </table:table-cell>
              <table:table-cell office:value-type="float" office:value="0.016346">
                <text:p>0.016346</text:p>
              </table:table-cell>
              <table:table-cell office:value-type="float" office:value="0.015959">
                <text:p>0.015959</text:p>
              </table:table-cell>
              <table:table-cell office:value-type="float" office:value="0.0160345">
                <text:p>0.0160345</text:p>
              </table:table-cell>
              <table:table-cell office:value-type="float" office:value="0.0165302">
                <text:p>0.0165302</text:p>
              </table:table-cell>
              <table:table-cell office:value-type="float" office:value="0.0171737">
                <text:p>0.0171737</text:p>
              </table:table-cell>
              <table:table-cell office:value-type="float" office:value="0.0176055333333333">
                <text:p>0.0176055333333333</text:p>
              </table:table-cell>
              <table:table-cell office:value-type="float" office:value="0.01781565">
                <text:p>0.01781565</text:p>
              </table:table-cell>
              <table:table-cell office:value-type="float" office:value="0.01861532">
                <text:p>0.01861532</text:p>
              </table:table-cell>
              <table:table-cell office:value-type="float" office:value="0.0185991666666667">
                <text:p>0.0185991666666667</text:p>
              </table:table-cell>
              <table:table-cell office:value-type="float" office:value="0.0190646285714286">
                <text:p>0.0190646285714286</text:p>
              </table:table-cell>
            </table:table-row>
            <table:table-row>
              <table:table-cell office:value-type="string">
                <text:p>Flat 10</text:p>
                <draw:g>
                  <svg:desc>RaatoPC.C104:RaatoPC.C104</svg:desc>
                </draw:g>
              </table:table-cell>
              <table:table-cell office:value-type="float" office:value="0.00808">
                <text:p>0.00808</text:p>
                <draw:g>
                  <svg:desc>RaatoPC.D104:RaatoPC.O104</svg:desc>
                </draw:g>
              </table:table-cell>
              <table:table-cell office:value-type="float" office:value="0.009285">
                <text:p>0.009285</text:p>
              </table:table-cell>
              <table:table-cell office:value-type="float" office:value="0.009846">
                <text:p>0.009846</text:p>
              </table:table-cell>
              <table:table-cell office:value-type="float" office:value="0.009614">
                <text:p>0.009614</text:p>
              </table:table-cell>
              <table:table-cell office:value-type="float" office:value="0.009882">
                <text:p>0.009882</text:p>
              </table:table-cell>
              <table:table-cell office:value-type="float" office:value="0.0096552">
                <text:p>0.0096552</text:p>
              </table:table-cell>
              <table:table-cell office:value-type="float" office:value="0.0095952">
                <text:p>0.0095952</text:p>
              </table:table-cell>
              <table:table-cell office:value-type="float" office:value="0.00967366666666667">
                <text:p>0.00967366666666667</text:p>
              </table:table-cell>
              <table:table-cell office:value-type="float" office:value="0.0095455">
                <text:p>0.0095455</text:p>
              </table:table-cell>
              <table:table-cell office:value-type="float" office:value="0.00996052">
                <text:p>0.00996052</text:p>
              </table:table-cell>
              <table:table-cell office:value-type="float" office:value="0.009598">
                <text:p>0.009598</text:p>
              </table:table-cell>
              <table:table-cell office:value-type="float" office:value="0.00952277142857143">
                <text:p>0.00952277142857143</text:p>
              </table:table-cell>
            </table:table-row>
            <table:table-row>
              <table:table-cell office:value-type="string">
                <text:p>Pooled 10</text:p>
                <draw:g>
                  <svg:desc>RaatoPC.C105:RaatoPC.C105</svg:desc>
                </draw:g>
              </table:table-cell>
              <table:table-cell office:value-type="float" office:value="0.01025">
                <text:p>0.01025</text:p>
                <draw:g>
                  <svg:desc>RaatoPC.D105:RaatoPC.O105</svg:desc>
                </draw:g>
              </table:table-cell>
              <table:table-cell office:value-type="float" office:value="0.00949">
                <text:p>0.00949</text:p>
              </table:table-cell>
              <table:table-cell office:value-type="float" office:value="0.008992">
                <text:p>0.008992</text:p>
              </table:table-cell>
              <table:table-cell office:value-type="float" office:value="0.009052">
                <text:p>0.009052</text:p>
              </table:table-cell>
              <table:table-cell office:value-type="float" office:value="0.0095765">
                <text:p>0.0095765</text:p>
              </table:table-cell>
              <table:table-cell office:value-type="float" office:value="0.0110986">
                <text:p>0.0110986</text:p>
              </table:table-cell>
              <table:table-cell office:value-type="float" office:value="0.012666">
                <text:p>0.012666</text:p>
              </table:table-cell>
              <table:table-cell office:value-type="float" office:value="0.013858">
                <text:p>0.013858</text:p>
              </table:table-cell>
              <table:table-cell office:value-type="float" office:value="0.014671">
                <text:p>0.014671</text:p>
              </table:table-cell>
              <table:table-cell office:value-type="float" office:value="0.0154056">
                <text:p>0.0154056</text:p>
              </table:table-cell>
              <table:table-cell office:value-type="float" office:value="0.0159081333333333">
                <text:p>0.0159081333333333</text:p>
              </table:table-cell>
              <table:table-cell office:value-type="float" office:value="0.0170816">
                <text:p>0.0170816</text:p>
              </table:table-cell>
            </table:table-row>
            <table:table-row>
              <table:table-cell office:value-type="string">
                <text:p>Naive 10</text:p>
                <draw:g>
                  <svg:desc>RaatoPC.C106:RaatoPC.C106</svg:desc>
                </draw:g>
              </table:table-cell>
              <table:table-cell office:value-type="float" office:value="0.01169">
                <text:p>0.01169</text:p>
                <draw:g>
                  <svg:desc>RaatoPC.D106:RaatoPC.O106</svg:desc>
                </draw:g>
              </table:table-cell>
              <table:table-cell office:value-type="float" office:value="0.01026">
                <text:p>0.01026</text:p>
              </table:table-cell>
              <table:table-cell office:value-type="float" office:value="0.00915">
                <text:p>0.00915</text:p>
              </table:table-cell>
              <table:table-cell office:value-type="float" office:value="0.00904">
                <text:p>0.00904</text:p>
              </table:table-cell>
              <table:table-cell office:value-type="float" office:value="0.009555">
                <text:p>0.009555</text:p>
              </table:table-cell>
              <table:table-cell office:value-type="float" office:value="0.011604">
                <text:p>0.011604</text:p>
              </table:table-cell>
              <table:table-cell office:value-type="float" office:value="0.0136212">
                <text:p>0.0136212</text:p>
              </table:table-cell>
              <table:table-cell office:value-type="float" office:value="0.0151360666666667">
                <text:p>0.0151360666666667</text:p>
              </table:table-cell>
              <table:table-cell office:value-type="float" office:value="0.01614415">
                <text:p>0.01614415</text:p>
              </table:table-cell>
              <table:table-cell office:value-type="float" office:value="0.01682612">
                <text:p>0.01682612</text:p>
              </table:table-cell>
              <table:table-cell office:value-type="float" office:value="0.0177833666666667">
                <text:p>0.0177833666666667</text:p>
              </table:table-cell>
              <table:table-cell office:value-type="float" office:value="0.0185468571428571">
                <text:p>0.018546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598cm" svg:y="2.956cm" style:legend-expansion="high" chart:style-name="ch3"/>
        <chart:plot-area chart:style-name="ch4" table:cell-range-address="Janne.D69:Janne.O75 Janne.C70:Janne.C75" chart:data-source-has-labels="both" svg:x="1.331cm" svg:y="1.275cm" svg:width="11.947cm" svg:height="6.564cm">
          <chartooo:coordinate-region svg:x="2.138cm" svg:y="1.474cm" svg:width="10.768cm" svg:height="5.718cm"/>
          <chart:axis chart:dimension="x" chart:name="primary-x" chart:style-name="ch5" chartooo:axis-type="auto">
            <chartooo:date-scale/>
            <chart:title svg:x="6.413cm" svg:y="8.019cm" chart:style-name="ch6">
              <text:p>Node count</text:p>
            </chart:title>
            <chart:categories table:cell-range-address="Janne.D69:Janne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Janne.D70:Janne.O70" chart:label-cell-address="Janne.C70:Janne.C70" chart:class="chart:line">
            <chart:data-point chart:repeated="12"/>
          </chart:series>
          <chart:series chart:style-name="ch10" chart:values-cell-range-address="Janne.D71:Janne.O71" chart:label-cell-address="Janne.C71:Janne.C71" chart:class="chart:line">
            <chart:data-point chart:repeated="12"/>
          </chart:series>
          <chart:series chart:style-name="ch11" chart:values-cell-range-address="Janne.D72:Janne.O72" chart:label-cell-address="Janne.C72:Janne.C72" chart:class="chart:line">
            <chart:data-point chart:repeated="12"/>
          </chart:series>
          <chart:series chart:style-name="ch12" chart:values-cell-range-address="Janne.D73:Janne.O73" chart:label-cell-address="Janne.C73:Janne.C73" chart:class="chart:line">
            <chart:data-point chart:repeated="12"/>
          </chart:series>
          <chart:series chart:style-name="ch13" chart:values-cell-range-address="Janne.D74:Janne.O74" chart:label-cell-address="Janne.C74:Janne.C74" chart:class="chart:line">
            <chart:data-point chart:repeated="12"/>
          </chart:series>
          <chart:series chart:style-name="ch14" chart:values-cell-range-address="Janne.D75:Janne.O75" chart:label-cell-address="Janne.C75:Janne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69:Janne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70:Janne.C70</svg:desc>
                </draw:g>
              </table:table-cell>
              <table:table-cell office:value-type="float" office:value="0.0378">
                <text:p>0.0378</text:p>
                <draw:g>
                  <svg:desc>Janne.D70:Janne.O70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  <table:table-cell office:value-type="float" office:value="0.1552">
                <text:p>0.155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Pooled</text:p>
                <draw:g>
                  <svg:desc>Janne.C71:Janne.C71</svg:desc>
                </draw:g>
              </table:table-cell>
              <table:table-cell office:value-type="float" office:value="0.0329">
                <text:p>0.0329</text:p>
                <draw:g>
                  <svg:desc>Janne.D71:Janne.O71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Naive</text:p>
                <draw:g>
                  <svg:desc>Janne.C72:Janne.C72</svg:desc>
                </draw:g>
              </table:table-cell>
              <table:table-cell office:value-type="float" office:value="0.1974">
                <text:p>0.1974</text:p>
                <draw:g>
                  <svg:desc>Janne.D72:Janne.O72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  <table:table-cell office:value-type="float" office:value="0.3103">
                <text:p>0.3103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Flat</text:p>
                <draw:g>
                  <svg:desc>Janne.C73:Janne.C73</svg:desc>
                </draw:g>
              </table:table-cell>
              <table:table-cell office:value-type="float" office:value="0.0671">
                <text:p>0.0671</text:p>
                <draw:g>
                  <svg:desc>Janne.D73:Janne.O73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  <table:table-cell office:value-type="float" office:value="0.3103">
                <text:p>0.310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Pooled</text:p>
                <draw:g>
                  <svg:desc>Janne.C74:Janne.C74</svg:desc>
                </draw:g>
              </table:table-cell>
              <table:table-cell office:value-type="float" office:value="0.0578">
                <text:p>0.0578</text:p>
                <draw:g>
                  <svg:desc>Janne.D74:Janne.O74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  <table:table-cell office:value-type="float" office:value="0.1552">
                <text:p>0.1552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Naive</text:p>
                <draw:g>
                  <svg:desc>Janne.C75:Janne.C75</svg:desc>
                </draw:g>
              </table:table-cell>
              <table:table-cell office:value-type="float" office:value="0.2643">
                <text:p>0.2643</text:p>
                <draw:g>
                  <svg:desc>Janne.D75:Janne.O75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  <table:table-cell office:value-type="float" office:value="0.6206">
                <text:p>0.6206</text:p>
              </table:table-cell>
              <table:table-cell office:value-type="float" office:value="0.5275">
                <text:p>0.52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Janne.D100:Janne.O106 Janne.C101:Janne.C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Janne.D100:Janne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Janne.D101:Janne.O101" chart:label-cell-address="Janne.C101:Janne.C101" chart:class="chart:line">
            <chart:data-point chart:repeated="12"/>
          </chart:series>
          <chart:series chart:style-name="ch10" chart:values-cell-range-address="Janne.D102:Janne.O102" chart:label-cell-address="Janne.C102:Janne.C102" chart:class="chart:line">
            <chart:data-point chart:repeated="12"/>
          </chart:series>
          <chart:series chart:style-name="ch11" chart:values-cell-range-address="Janne.D103:Janne.O103" chart:label-cell-address="Janne.C103:Janne.C103" chart:class="chart:line">
            <chart:data-point chart:repeated="12"/>
          </chart:series>
          <chart:series chart:style-name="ch12" chart:values-cell-range-address="Janne.D104:Janne.O104" chart:label-cell-address="Janne.C104:Janne.C104" chart:class="chart:line">
            <chart:data-point chart:repeated="12"/>
          </chart:series>
          <chart:series chart:style-name="ch13" chart:values-cell-range-address="Janne.D105:Janne.O105" chart:label-cell-address="Janne.C105:Janne.C105" chart:class="chart:line">
            <chart:data-point chart:repeated="12"/>
          </chart:series>
          <chart:series chart:style-name="ch14" chart:values-cell-range-address="Janne.D106:Janne.O106" chart:label-cell-address="Janne.C106:Janne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0:Janne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01:Janne.C101</svg:desc>
                </draw:g>
              </table:table-cell>
              <table:table-cell office:value-type="float" office:value="0.00378">
                <text:p>0.00378</text:p>
                <draw:g>
                  <svg:desc>Janne.D101:Janne.O101</svg:desc>
                </draw:g>
              </table:table-cell>
              <table:table-cell office:value-type="float" office:value="0.002425">
                <text:p>0.002425</text:p>
              </table:table-cell>
              <table:table-cell office:value-type="float" office:value="0.001106">
                <text:p>0.001106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3775">
                <text:p>0.0003775</text:p>
              </table:table-cell>
              <table:table-cell office:value-type="float" office:value="0.0001836">
                <text:p>0.0001836</text:p>
              </table:table-cell>
              <table:table-cell office:value-type="float" office:value="0.0001573">
                <text:p>0.0001573</text:p>
              </table:table-cell>
              <table:table-cell office:value-type="float" office:value="0.000196533333333333">
                <text:p>0.000196533333333333</text:p>
              </table:table-cell>
              <table:table-cell office:value-type="float" office:value="0.00034475">
                <text:p>0.00034475</text:p>
              </table:table-cell>
              <table:table-cell office:value-type="float" office:value="0.00060864">
                <text:p>0.00060864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154285714285714">
                <text:p>0.0000154285714285714</text:p>
              </table:table-cell>
            </table:table-row>
            <table:table-row>
              <table:table-cell office:value-type="string">
                <text:p>Pooled</text:p>
                <draw:g>
                  <svg:desc>Janne.C102:Janne.C102</svg:desc>
                </draw:g>
              </table:table-cell>
              <table:table-cell office:value-type="float" office:value="0.00329">
                <text:p>0.00329</text:p>
                <draw:g>
                  <svg:desc>Janne.D102:Janne.O102</svg:desc>
                </draw:g>
              </table:table-cell>
              <table:table-cell office:value-type="float" office:value="0.001985">
                <text:p>0.001985</text:p>
              </table:table-cell>
              <table:table-cell office:value-type="float" office:value="0.000926">
                <text:p>0.000926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3135">
                <text:p>0.0003135</text:p>
              </table:table-cell>
              <table:table-cell office:value-type="float" office:value="0.0001616">
                <text:p>0.0001616</text:p>
              </table:table-cell>
              <table:table-cell office:value-type="float" office:value="0.0001332">
                <text:p>0.0001332</text:p>
              </table:table-cell>
              <table:table-cell office:value-type="float" office:value="0.000251266666666667">
                <text:p>0.000251266666666667</text:p>
              </table:table-cell>
              <table:table-cell office:value-type="float" office:value="0.00036615">
                <text:p>0.00036615</text:p>
              </table:table-cell>
              <table:table-cell office:value-type="float" office:value="0.00060516">
                <text:p>0.00060516</text:p>
              </table:table-cell>
              <table:table-cell office:value-type="float" office:value="0">
                <text:p>0</text:p>
              </table:table-cell>
              <table:table-cell office:value-type="float" office:value="0.00000771428571428571">
                <text:p>0.00000771428571428571</text:p>
              </table:table-cell>
            </table:table-row>
            <table:table-row>
              <table:table-cell office:value-type="string">
                <text:p>Naive</text:p>
                <draw:g>
                  <svg:desc>Janne.C103:Janne.C103</svg:desc>
                </draw:g>
              </table:table-cell>
              <table:table-cell office:value-type="float" office:value="0.01974">
                <text:p>0.01974</text:p>
                <draw:g>
                  <svg:desc>Janne.D103:Janne.O103</svg:desc>
                </draw:g>
              </table:table-cell>
              <table:table-cell office:value-type="float" office:value="0.02925">
                <text:p>0.02925</text:p>
              </table:table-cell>
              <table:table-cell office:value-type="float" office:value="0.02026">
                <text:p>0.02026</text:p>
              </table:table-cell>
              <table:table-cell office:value-type="float" office:value="0.018345">
                <text:p>0.018345</text:p>
              </table:table-cell>
              <table:table-cell office:value-type="float" office:value="0.021277">
                <text:p>0.021277</text:p>
              </table:table-cell>
              <table:table-cell office:value-type="float" office:value="0.016646">
                <text:p>0.016646</text:p>
              </table:table-cell>
              <table:table-cell office:value-type="float" office:value="0.0174633">
                <text:p>0.0174633</text:p>
              </table:table-cell>
              <table:table-cell office:value-type="float" office:value="0.0347687333333333">
                <text:p>0.0347687333333333</text:p>
              </table:table-cell>
              <table:table-cell office:value-type="float" office:value="0.05424165">
                <text:p>0.05424165</text:p>
              </table:table-cell>
              <table:table-cell office:value-type="float" office:value="0.087323">
                <text:p>0.087323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925142857142857">
                <text:p>0.0000925142857142857</text:p>
              </table:table-cell>
            </table:table-row>
            <table:table-row>
              <table:table-cell office:value-type="string">
                <text:p>Flat 10</text:p>
                <draw:g>
                  <svg:desc>Janne.C104:Janne.C104</svg:desc>
                </draw:g>
              </table:table-cell>
              <table:table-cell office:value-type="float" office:value="0.00671">
                <text:p>0.00671</text:p>
                <draw:g>
                  <svg:desc>Janne.D104:Janne.O104</svg:desc>
                </draw:g>
              </table:table-cell>
              <table:table-cell office:value-type="float" office:value="0.00465">
                <text:p>0.00465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09">
                <text:p>0.00109</text:p>
              </table:table-cell>
              <table:table-cell office:value-type="float" office:value="0.0006365">
                <text:p>0.0006365</text:p>
              </table:table-cell>
              <table:table-cell office:value-type="float" office:value="0.0003032">
                <text:p>0.0003032</text:p>
              </table:table-cell>
              <table:table-cell office:value-type="float" office:value="0.0001898">
                <text:p>0.0001898</text:p>
              </table:table-cell>
              <table:table-cell office:value-type="float" office:value="0.0001886">
                <text:p>0.0001886</text:p>
              </table:table-cell>
              <table:table-cell office:value-type="float" office:value="0.0002609">
                <text:p>0.0002609</text:p>
              </table:table-cell>
              <table:table-cell office:value-type="float" office:value="0.00040128">
                <text:p>0.00040128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398857142857143">
                <text:p>0.0000398857142857143</text:p>
              </table:table-cell>
            </table:table-row>
            <table:table-row>
              <table:table-cell office:value-type="string">
                <text:p>Pooled 10</text:p>
                <draw:g>
                  <svg:desc>Janne.C105:Janne.C105</svg:desc>
                </draw:g>
              </table:table-cell>
              <table:table-cell office:value-type="float" office:value="0.00578">
                <text:p>0.00578</text:p>
                <draw:g>
                  <svg:desc>Janne.D105:Janne.O105</svg:desc>
                </draw:g>
              </table:table-cell>
              <table:table-cell office:value-type="float" office:value="0.00429">
                <text:p>0.00429</text:p>
              </table:table-cell>
              <table:table-cell office:value-type="float" office:value="0.001878">
                <text:p>0.001878</text:p>
              </table:table-cell>
              <table:table-cell office:value-type="float" office:value="0.001031">
                <text:p>0.001031</text:p>
              </table:table-cell>
              <table:table-cell office:value-type="float" office:value="0.0006125">
                <text:p>0.0006125</text:p>
              </table:table-cell>
              <table:table-cell office:value-type="float" office:value="0.0002878">
                <text:p>0.0002878</text:p>
              </table:table-cell>
              <table:table-cell office:value-type="float" office:value="0.0001939">
                <text:p>0.0001939</text:p>
              </table:table-cell>
              <table:table-cell office:value-type="float" office:value="0.0002428">
                <text:p>0.0002428</text:p>
              </table:table-cell>
              <table:table-cell office:value-type="float" office:value="0.00029975">
                <text:p>0.00029975</text:p>
              </table:table-cell>
              <table:table-cell office:value-type="float" office:value="0.00043156">
                <text:p>0.00043156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221714285714286">
                <text:p>0.0000221714285714286</text:p>
              </table:table-cell>
            </table:table-row>
            <table:table-row>
              <table:table-cell office:value-type="string">
                <text:p>Naive 10</text:p>
                <draw:g>
                  <svg:desc>Janne.C106:Janne.C106</svg:desc>
                </draw:g>
              </table:table-cell>
              <table:table-cell office:value-type="float" office:value="0.02643">
                <text:p>0.02643</text:p>
                <draw:g>
                  <svg:desc>Janne.D106:Janne.O106</svg:desc>
                </draw:g>
              </table:table-cell>
              <table:table-cell office:value-type="float" office:value="0.03547">
                <text:p>0.03547</text:p>
              </table:table-cell>
              <table:table-cell office:value-type="float" office:value="0.023732">
                <text:p>0.023732</text:p>
              </table:table-cell>
              <table:table-cell office:value-type="float" office:value="0.021193">
                <text:p>0.021193</text:p>
              </table:table-cell>
              <table:table-cell office:value-type="float" office:value="0.0240235">
                <text:p>0.0240235</text:p>
              </table:table-cell>
              <table:table-cell office:value-type="float" office:value="0.0185704">
                <text:p>0.0185704</text:p>
              </table:table-cell>
              <table:table-cell office:value-type="float" office:value="0.0193844">
                <text:p>0.0193844</text:p>
              </table:table-cell>
              <table:table-cell office:value-type="float" office:value="0.0379082">
                <text:p>0.0379082</text:p>
              </table:table-cell>
              <table:table-cell office:value-type="float" office:value="0.05987965">
                <text:p>0.05987965</text:p>
              </table:table-cell>
              <table:table-cell office:value-type="float" office:value="0.0982176">
                <text:p>0.0982176</text:p>
              </table:table-cell>
              <table:table-cell office:value-type="float" office:value="0.000206866666666667">
                <text:p>0.000206866666666667</text:p>
              </table:table-cell>
              <table:table-cell office:value-type="float" office:value="0.000150714285714286">
                <text:p>0.0001507142857142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Janne.D5:Janne.M10 Janne.C6:Janne.C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Janne.D5:Janne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6:Janne.M6" chart:label-cell-address="Janne.C6:Janne.C6" chart:class="chart:line">
            <chart:data-point chart:repeated="10"/>
          </chart:series>
          <chart:series chart:style-name="ch8" chart:values-cell-range-address="Janne.D7:Janne.M7" chart:label-cell-address="Janne.C7:Janne.C7" chart:class="chart:line">
            <chart:data-point chart:repeated="10"/>
          </chart:series>
          <chart:series chart:style-name="ch9" chart:values-cell-range-address="Janne.D8:Janne.M8" chart:label-cell-address="Janne.C8:Janne.C8" chart:class="chart:line">
            <chart:data-point chart:repeated="10"/>
          </chart:series>
          <chart:series chart:style-name="ch10" chart:values-cell-range-address="Janne.D9:Janne.M9" chart:label-cell-address="Janne.C9:Janne.C9" chart:class="chart:line">
            <chart:data-point chart:repeated="10"/>
          </chart:series>
          <chart:series chart:style-name="ch11" chart:values-cell-range-address="Janne.D10:Janne.M10" chart:label-cell-address="Janne.C10:Janne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5:Janne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6:Janne.C6</svg:desc>
                </draw:g>
              </table:table-cell>
              <table:table-cell office:value-type="float" office:value="0.0523">
                <text:p>0.0523</text:p>
                <draw:g>
                  <svg:desc>Janne.D6:Janne.M6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7:Janne.C7</svg:desc>
                </draw:g>
              </table:table-cell>
              <table:table-cell office:value-type="float" office:value="0.0488">
                <text:p>0.0488</text:p>
                <draw:g>
                  <svg:desc>Janne.D7:Janne.M7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Flat cold</text:p>
                <draw:g>
                  <svg:desc>Janne.C8:Janne.C8</svg:desc>
                </draw:g>
              </table:table-cell>
              <table:table-cell office:value-type="float" office:value="0.1872">
                <text:p>0.1872</text:p>
                <draw:g>
                  <svg:desc>Janne.D8:Janne.M8</svg:desc>
                </draw:g>
              </table:table-cell>
              <table:table-cell office:value-type="float" office:value="0.512">
                <text:p>0.512</text:p>
              </table:table-cell>
              <table:table-cell office:value-type="float" office:value="0.8692">
                <text:p>0.8692</text:p>
              </table:table-cell>
              <table:table-cell office:value-type="float" office:value="1.5635">
                <text:p>1.5635</text:p>
              </table:table-cell>
              <table:table-cell office:value-type="float" office:value="3.5751">
                <text:p>3.5751</text:p>
              </table:table-cell>
              <table:table-cell office:value-type="float" office:value="6.8726">
                <text:p>6.8726</text:p>
              </table:table-cell>
              <table:table-cell office:value-type="float" office:value="13.937">
                <text:p>13.937</text:p>
              </table:table-cell>
              <table:table-cell office:value-type="float" office:value="39.8766">
                <text:p>39.8766</text:p>
              </table:table-cell>
              <table:table-cell office:value-type="float" office:value="76.29">
                <text:p>76.29</text:p>
              </table:table-cell>
              <table:table-cell office:value-type="float" office:value="160.1432">
                <text:p>160.1432</text:p>
              </table:table-cell>
            </table:table-row>
            <table:table-row>
              <table:table-cell office:value-type="string">
                <text:p>Pooled</text:p>
                <draw:g>
                  <svg:desc>Janne.C9:Janne.C9</svg:desc>
                </draw:g>
              </table:table-cell>
              <table:table-cell office:value-type="float" office:value="0.0875">
                <text:p>0.0875</text:p>
                <draw:g>
                  <svg:desc>Janne.D9:Janne.M9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Naive</text:p>
                <draw:g>
                  <svg:desc>Janne.C10:Janne.C10</svg:desc>
                </draw:g>
              </table:table-cell>
              <table:table-cell office:value-type="float" office:value="0.0239">
                <text:p>0.0239</text:p>
                <draw:g>
                  <svg:desc>Janne.D10:Janne.M10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Janne.D12:Janne.M17 Janne.C13:Janne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2:Janne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:Janne.M13" chart:label-cell-address="Janne.C13:Janne.C13" chart:class="chart:line">
            <chart:data-point chart:repeated="10"/>
          </chart:series>
          <chart:series chart:style-name="ch8" chart:values-cell-range-address="Janne.D14:Janne.M14" chart:label-cell-address="Janne.C14:Janne.C14" chart:class="chart:line">
            <chart:data-point chart:repeated="10"/>
          </chart:series>
          <chart:series chart:style-name="ch9" chart:values-cell-range-address="Janne.D15:Janne.M15" chart:label-cell-address="Janne.C15:Janne.C15" chart:class="chart:line">
            <chart:data-point chart:repeated="10"/>
          </chart:series>
          <chart:series chart:style-name="ch10" chart:values-cell-range-address="Janne.D16:Janne.M16" chart:label-cell-address="Janne.C16:Janne.C16" chart:class="chart:line">
            <chart:data-point chart:repeated="10"/>
          </chart:series>
          <chart:series chart:style-name="ch11" chart:values-cell-range-address="Janne.D17:Janne.M17" chart:label-cell-address="Janne.C17:Janne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:Janne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:Janne.C13</svg:desc>
                </draw:g>
              </table:table-cell>
              <table:table-cell office:value-type="float" office:value="0.0378">
                <text:p>0.0378</text:p>
                <draw:g>
                  <svg:desc>Janne.D13:Janne.M13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4:Janne.C14</svg:desc>
                </draw:g>
              </table:table-cell>
              <table:table-cell office:value-type="float" office:value="0.0329">
                <text:p>0.0329</text:p>
                <draw:g>
                  <svg:desc>Janne.D14:Janne.M14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Flat cold</text:p>
                <draw:g>
                  <svg:desc>Janne.C15:Janne.C15</svg:desc>
                </draw:g>
              </table:table-cell>
              <table:table-cell office:value-type="float" office:value="0.1974">
                <text:p>0.1974</text:p>
                <draw:g>
                  <svg:desc>Janne.D15:Janne.M15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</table:table-row>
            <table:table-row>
              <table:table-cell office:value-type="string">
                <text:p>Pooled</text:p>
                <draw:g>
                  <svg:desc>Janne.C16:Janne.C16</svg:desc>
                </draw:g>
              </table:table-cell>
              <table:table-cell office:value-type="float" office:value="0.1372">
                <text:p>0.1372</text:p>
                <draw:g>
                  <svg:desc>Janne.D16:Janne.M16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Naive</text:p>
                <draw:g>
                  <svg:desc>Janne.C17:Janne.C17</svg:desc>
                </draw:g>
              </table:table-cell>
              <table:table-cell office:value-type="float" office:value="0.0391">
                <text:p>0.0391</text:p>
                <draw:g>
                  <svg:desc>Janne.D17:Janne.M17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Janne.D19:Janne.M24 Janne.C20:Janne.C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9:Janne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0:Janne.M20" chart:label-cell-address="Janne.C20:Janne.C20" chart:class="chart:line">
            <chart:data-point chart:repeated="10"/>
          </chart:series>
          <chart:series chart:style-name="ch8" chart:values-cell-range-address="Janne.D21:Janne.M21" chart:label-cell-address="Janne.C21:Janne.C21" chart:class="chart:line">
            <chart:data-point chart:repeated="10"/>
          </chart:series>
          <chart:series chart:style-name="ch9" chart:values-cell-range-address="Janne.D22:Janne.M22" chart:label-cell-address="Janne.C22:Janne.C22" chart:class="chart:line">
            <chart:data-point chart:repeated="10"/>
          </chart:series>
          <chart:series chart:style-name="ch10" chart:values-cell-range-address="Janne.D23:Janne.M23" chart:label-cell-address="Janne.C23:Janne.C23" chart:class="chart:line">
            <chart:data-point chart:repeated="10"/>
          </chart:series>
          <chart:series chart:style-name="ch11" chart:values-cell-range-address="Janne.D24:Janne.M24" chart:label-cell-address="Janne.C24:Janne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9:Janne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0:Janne.C20</svg:desc>
                </draw:g>
              </table:table-cell>
              <table:table-cell office:value-type="float" office:value="0.0671">
                <text:p>0.0671</text:p>
                <draw:g>
                  <svg:desc>Janne.D20:Janne.M20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21:Janne.C21</svg:desc>
                </draw:g>
              </table:table-cell>
              <table:table-cell office:value-type="float" office:value="0.0578">
                <text:p>0.0578</text:p>
                <draw:g>
                  <svg:desc>Janne.D21:Janne.M21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Flat cold</text:p>
                <draw:g>
                  <svg:desc>Janne.C22:Janne.C22</svg:desc>
                </draw:g>
              </table:table-cell>
              <table:table-cell office:value-type="float" office:value="0.2643">
                <text:p>0.2643</text:p>
                <draw:g>
                  <svg:desc>Janne.D22:Janne.M22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</table:table-row>
            <table:table-row>
              <table:table-cell office:value-type="string">
                <text:p>Pooled</text:p>
                <draw:g>
                  <svg:desc>Janne.C23:Janne.C23</svg:desc>
                </draw:g>
              </table:table-cell>
              <table:table-cell office:value-type="float" office:value="0.0822">
                <text:p>0.0822</text:p>
                <draw:g>
                  <svg:desc>Janne.D23:Janne.M23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Naive</text:p>
                <draw:g>
                  <svg:desc>Janne.C24:Janne.C24</svg:desc>
                </draw:g>
              </table:table-cell>
              <table:table-cell office:value-type="float" office:value="0.0372">
                <text:p>0.0372</text:p>
                <draw:g>
                  <svg:desc>Janne.D24:Janne.M24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Janne.D127:Janne.M129 Janne.C128:Janne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27:Janne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8:Janne.M128" chart:label-cell-address="Janne.C128:Janne.C128" chart:class="chart:line">
            <chart:data-point chart:repeated="10"/>
          </chart:series>
          <chart:series chart:style-name="ch8" chart:values-cell-range-address="Janne.D129:Janne.M129" chart:label-cell-address="Janne.C129:Janne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7:Janne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Janne.C128:Janne.C128</svg:desc>
                </draw:g>
              </table:table-cell>
              <table:table-cell office:value-type="float" office:value="0.00492">
                <text:p>0.00492</text:p>
                <draw:g>
                  <svg:desc>Janne.D128:Janne.M128</svg:desc>
                </draw:g>
              </table:table-cell>
              <table:table-cell office:value-type="float" office:value="0.003196">
                <text:p>0.003196</text:p>
              </table:table-cell>
              <table:table-cell office:value-type="float" office:value="0.00265">
                <text:p>0.00265</text:p>
              </table:table-cell>
              <table:table-cell office:value-type="float" office:value="0.0022535">
                <text:p>0.0022535</text:p>
              </table:table-cell>
              <table:table-cell office:value-type="float" office:value="0.0022614">
                <text:p>0.0022614</text:p>
              </table:table-cell>
              <table:table-cell office:value-type="float" office:value="0.0025042">
                <text:p>0.0025042</text:p>
              </table:table-cell>
              <table:table-cell office:value-type="float" office:value="0.00287285">
                <text:p>0.00287285</text:p>
              </table:table-cell>
              <table:table-cell office:value-type="float" office:value="0.00628572">
                <text:p>0.00628572</text:p>
              </table:table-cell>
              <table:table-cell office:value-type="float" office:value="0.00732311">
                <text:p>0.00732311</text:p>
              </table:table-cell>
              <table:table-cell office:value-type="float" office:value="0.00951525">
                <text:p>0.00951525</text:p>
              </table:table-cell>
            </table:table-row>
            <table:table-row>
              <table:table-cell office:value-type="string">
                <text:p>Naive</text:p>
                <draw:g>
                  <svg:desc>Janne.C129:Janne.C129</svg:desc>
                </draw:g>
              </table:table-cell>
              <table:table-cell office:value-type="float" office:value="0.00492">
                <text:p>0.00492</text:p>
                <draw:g>
                  <svg:desc>Janne.D129:Janne.M129</svg:desc>
                </draw:g>
              </table:table-cell>
              <table:table-cell office:value-type="float" office:value="0.003194">
                <text:p>0.003194</text:p>
              </table:table-cell>
              <table:table-cell office:value-type="float" office:value="0.002665">
                <text:p>0.002665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603">
                <text:p>0.002603</text:p>
              </table:table-cell>
              <table:table-cell office:value-type="float" office:value="0.00305995">
                <text:p>0.00305995</text:p>
              </table:table-cell>
              <table:table-cell office:value-type="float" office:value="0.00668794">
                <text:p>0.00668794</text:p>
              </table:table-cell>
              <table:table-cell office:value-type="float" office:value="0.00733143">
                <text:p>0.00733143</text:p>
              </table:table-cell>
              <table:table-cell office:value-type="float" office:value="0.009485515">
                <text:p>0.0094855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Janne.D33:Janne.M38 Janne.C34:Janne.C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33:Janne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34:Janne.M34" chart:label-cell-address="Janne.C34:Janne.C34" chart:class="chart:line">
            <chart:data-point chart:repeated="10"/>
          </chart:series>
          <chart:series chart:style-name="ch8" chart:values-cell-range-address="Janne.D35:Janne.M35" chart:label-cell-address="Janne.C35:Janne.C35" chart:class="chart:line">
            <chart:data-point chart:repeated="10"/>
          </chart:series>
          <chart:series chart:style-name="ch9" chart:values-cell-range-address="Janne.D36:Janne.M36" chart:label-cell-address="Janne.C36:Janne.C36" chart:class="chart:line">
            <chart:data-point chart:repeated="10"/>
          </chart:series>
          <chart:series chart:style-name="ch10" chart:values-cell-range-address="Janne.D37:Janne.M37" chart:label-cell-address="Janne.C37:Janne.C37" chart:class="chart:line">
            <chart:data-point chart:repeated="10"/>
          </chart:series>
          <chart:series chart:style-name="ch11" chart:values-cell-range-address="Janne.D38:Janne.M38" chart:label-cell-address="Janne.C38:Janne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33:Janne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34:Janne.C34</svg:desc>
                </draw:g>
              </table:table-cell>
              <table:table-cell office:value-type="float" office:value="0.0924">
                <text:p>0.0924</text:p>
                <draw:g>
                  <svg:desc>Janne.D34:Janne.M34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35:Janne.C35</svg:desc>
                </draw:g>
              </table:table-cell>
              <table:table-cell office:value-type="float" office:value="0.0617">
                <text:p>0.0617</text:p>
                <draw:g>
                  <svg:desc>Janne.D35:Janne.M35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Flat cold</text:p>
                <draw:g>
                  <svg:desc>Janne.C36:Janne.C36</svg:desc>
                </draw:g>
              </table:table-cell>
              <table:table-cell office:value-type="float" office:value="0.2669">
                <text:p>0.2669</text:p>
                <draw:g>
                  <svg:desc>Janne.D36:Janne.M36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4298">
                <text:p>0.4298</text:p>
              </table:table-cell>
              <table:table-cell office:value-type="float" office:value="0.6051">
                <text:p>0.6051</text:p>
              </table:table-cell>
              <table:table-cell office:value-type="float" office:value="1.1573">
                <text:p>1.1573</text:p>
              </table:table-cell>
              <table:table-cell office:value-type="float" office:value="2.077">
                <text:p>2.077</text:p>
              </table:table-cell>
              <table:table-cell office:value-type="float" office:value="4.3475">
                <text:p>4.3475</text:p>
              </table:table-cell>
              <table:table-cell office:value-type="float" office:value="19.7217">
                <text:p>19.7217</text:p>
              </table:table-cell>
              <table:table-cell office:value-type="float" office:value="45.9088">
                <text:p>45.9088</text:p>
              </table:table-cell>
              <table:table-cell office:value-type="float" office:value="95.7418">
                <text:p>95.7418</text:p>
              </table:table-cell>
            </table:table-row>
            <table:table-row>
              <table:table-cell office:value-type="string">
                <text:p>Pooled</text:p>
                <draw:g>
                  <svg:desc>Janne.C37:Janne.C37</svg:desc>
                </draw:g>
              </table:table-cell>
              <table:table-cell office:value-type="float" office:value="0.0414">
                <text:p>0.0414</text:p>
                <draw:g>
                  <svg:desc>Janne.D37:Janne.M37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Naive</text:p>
                <draw:g>
                  <svg:desc>Janne.C38:Janne.C38</svg:desc>
                </draw:g>
              </table:table-cell>
              <table:table-cell office:value-type="float" office:value="0.0402">
                <text:p>0.0402</text:p>
                <draw:g>
                  <svg:desc>Janne.D38:Janne.M38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Janne.D26:Janne.M31 Janne.C27:Janne.C31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26:Janne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7:Janne.M27" chart:label-cell-address="Janne.C27:Janne.C27" chart:class="chart:line">
            <chart:data-point chart:repeated="10"/>
          </chart:series>
          <chart:series chart:style-name="ch8" chart:values-cell-range-address="Janne.D28:Janne.M28" chart:label-cell-address="Janne.C28:Janne.C28" chart:class="chart:line">
            <chart:data-point chart:repeated="10"/>
          </chart:series>
          <chart:series chart:style-name="ch9" chart:values-cell-range-address="Janne.D29:Janne.M29" chart:label-cell-address="Janne.C29:Janne.C29" chart:class="chart:line">
            <chart:data-point chart:repeated="10"/>
          </chart:series>
          <chart:series chart:style-name="ch10" chart:values-cell-range-address="Janne.D30:Janne.M30" chart:label-cell-address="Janne.C30:Janne.C30" chart:class="chart:line">
            <chart:data-point chart:repeated="10"/>
          </chart:series>
          <chart:series chart:style-name="ch11" chart:values-cell-range-address="Janne.D31:Janne.M31" chart:label-cell-address="Janne.C31:Janne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26:Janne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7:Janne.C27</svg:desc>
                </draw:g>
              </table:table-cell>
              <table:table-cell office:value-type="float" office:value="0">
                <text:p>0</text:p>
                <draw:g>
                  <svg:desc>Janne.D27:Janne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Janne.C28:Janne.C28</svg:desc>
                </draw:g>
              </table:table-cell>
              <table:table-cell office:value-type="float" office:value="0">
                <text:p>0</text:p>
                <draw:g>
                  <svg:desc>Janne.D28:Janne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Janne.C29:Janne.C29</svg:desc>
                </draw:g>
              </table:table-cell>
              <table:table-cell office:value-type="float" office:value="0">
                <text:p>0</text:p>
                <draw:g>
                  <svg:desc>Janne.D29:Janne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Janne.C30:Janne.C30</svg:desc>
                </draw:g>
              </table:table-cell>
              <table:table-cell office:value-type="float" office:value="0.0492">
                <text:p>0.0492</text:p>
                <draw:g>
                  <svg:desc>Janne.D30:Janne.M30</svg:desc>
                </draw:g>
              </table:table-cell>
              <table:table-cell office:value-type="float" office:value="0.1598">
                <text:p>0.1598</text:p>
              </table:table-cell>
              <table:table-cell office:value-type="float" office:value="0.265">
                <text:p>0.265</text:p>
              </table:table-cell>
              <table:table-cell office:value-type="float" office:value="0.4507">
                <text:p>0.4507</text:p>
              </table:table-cell>
              <table:table-cell office:value-type="float" office:value="1.1307">
                <text:p>1.1307</text:p>
              </table:table-cell>
              <table:table-cell office:value-type="float" office:value="2.5042">
                <text:p>2.5042</text:p>
              </table:table-cell>
              <table:table-cell office:value-type="float" office:value="5.7457">
                <text:p>5.7457</text:p>
              </table:table-cell>
              <table:table-cell office:value-type="float" office:value="31.4286">
                <text:p>31.4286</text:p>
              </table:table-cell>
              <table:table-cell office:value-type="float" office:value="73.2311">
                <text:p>73.2311</text:p>
              </table:table-cell>
              <table:table-cell office:value-type="float" office:value="190.305">
                <text:p>190.305</text:p>
              </table:table-cell>
            </table:table-row>
            <table:table-row>
              <table:table-cell office:value-type="string">
                <text:p>Naive</text:p>
                <draw:g>
                  <svg:desc>Janne.C31:Janne.C31</svg:desc>
                </draw:g>
              </table:table-cell>
              <table:table-cell office:value-type="float" office:value="0.0492">
                <text:p>0.0492</text:p>
                <draw:g>
                  <svg:desc>Janne.D31:Janne.M31</svg:desc>
                </draw:g>
              </table:table-cell>
              <table:table-cell office:value-type="float" office:value="0.1597">
                <text:p>0.1597</text:p>
              </table:table-cell>
              <table:table-cell office:value-type="float" office:value="0.2665">
                <text:p>0.2665</text:p>
              </table:table-cell>
              <table:table-cell office:value-type="float" office:value="0.4575">
                <text:p>0.4575</text:p>
              </table:table-cell>
              <table:table-cell office:value-type="float" office:value="1.1645">
                <text:p>1.1645</text:p>
              </table:table-cell>
              <table:table-cell office:value-type="float" office:value="2.603">
                <text:p>2.603</text:p>
              </table:table-cell>
              <table:table-cell office:value-type="float" office:value="6.1199">
                <text:p>6.1199</text:p>
              </table:table-cell>
              <table:table-cell office:value-type="float" office:value="33.4397">
                <text:p>33.4397</text:p>
              </table:table-cell>
              <table:table-cell office:value-type="float" office:value="73.3143">
                <text:p>73.3143</text:p>
              </table:table-cell>
              <table:table-cell office:value-type="float" office:value="189.7103">
                <text:p>189.710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Janne.D40:Janne.M45 Janne.C41:Janne.C45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0:Janne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1:Janne.M41" chart:label-cell-address="Janne.C41:Janne.C41" chart:class="chart:line">
            <chart:data-point chart:repeated="10"/>
          </chart:series>
          <chart:series chart:style-name="ch8" chart:values-cell-range-address="Janne.D42:Janne.M42" chart:label-cell-address="Janne.C42:Janne.C42" chart:class="chart:line">
            <chart:data-point chart:repeated="10"/>
          </chart:series>
          <chart:series chart:style-name="ch9" chart:values-cell-range-address="Janne.D43:Janne.M43" chart:label-cell-address="Janne.C43:Janne.C43" chart:class="chart:line">
            <chart:data-point chart:repeated="10"/>
          </chart:series>
          <chart:series chart:style-name="ch10" chart:values-cell-range-address="Janne.D44:Janne.M44" chart:label-cell-address="Janne.C44:Janne.C44" chart:class="chart:line">
            <chart:data-point chart:repeated="10"/>
          </chart:series>
          <chart:series chart:style-name="ch11" chart:values-cell-range-address="Janne.D45:Janne.M45" chart:label-cell-address="Janne.C45:Janne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0:Janne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1:Janne.C41</svg:desc>
                </draw:g>
              </table:table-cell>
              <table:table-cell office:value-type="float" office:value="0.0121">
                <text:p>0.0121</text:p>
                <draw:g>
                  <svg:desc>Janne.D41:Janne.M41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Flat cached</text:p>
                <draw:g>
                  <svg:desc>Janne.C42:Janne.C42</svg:desc>
                </draw:g>
              </table:table-cell>
              <table:table-cell office:value-type="float" office:value="0.0122">
                <text:p>0.0122</text:p>
                <draw:g>
                  <svg:desc>Janne.D42:Janne.M42</svg:desc>
                </draw:g>
              </table:table-cell>
              <table:table-cell office:value-type="float" office:value="0.0138">
                <text:p>0.0138</text:p>
              </table:table-cell>
              <table:table-cell office:value-type="float" office:value="0.0148">
                <text:p>0.0148</text:p>
              </table:table-cell>
              <table:table-cell office:value-type="float" office:value="0.0142">
                <text:p>0.0142</text:p>
              </table:table-cell>
              <table:table-cell office:value-type="float" office:value="0.0211">
                <text:p>0.0211</text:p>
              </table:table-cell>
              <table:table-cell office:value-type="float" office:value="0.0328">
                <text:p>0.0328</text:p>
              </table:table-cell>
              <table:table-cell office:value-type="float" office:value="0.0583">
                <text:p>0.0583</text:p>
              </table:table-cell>
              <table:table-cell office:value-type="float" office:value="0.1262">
                <text:p>0.1262</text:p>
              </table:table-cell>
              <table:table-cell office:value-type="float" office:value="0.2148">
                <text:p>0.214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Flat cold</text:p>
                <draw:g>
                  <svg:desc>Janne.C43:Janne.C43</svg:desc>
                </draw:g>
              </table:table-cell>
              <table:table-cell office:value-type="float" office:value="0.011">
                <text:p>0.011</text:p>
                <draw:g>
                  <svg:desc>Janne.D43:Janne.M43</svg:desc>
                </draw:g>
              </table:table-cell>
              <table:table-cell office:value-type="float" office:value="0.0128">
                <text:p>0.0128</text:p>
              </table:table-cell>
              <table:table-cell office:value-type="float" office:value="0.0157">
                <text:p>0.0157</text:p>
              </table:table-cell>
              <table:table-cell office:value-type="float" office:value="0.0137">
                <text:p>0.0137</text:p>
              </table:table-cell>
              <table:table-cell office:value-type="float" office:value="0.0184">
                <text:p>0.0184</text:p>
              </table:table-cell>
              <table:table-cell office:value-type="float" office:value="0.0391">
                <text:p>0.0391</text:p>
              </table:table-cell>
              <table:table-cell office:value-type="float" office:value="0.0611">
                <text:p>0.0611</text:p>
              </table:table-cell>
              <table:table-cell office:value-type="float" office:value="0.1223">
                <text:p>0.1223</text:p>
              </table:table-cell>
              <table:table-cell office:value-type="float" office:value="0.2116">
                <text:p>0.2116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Pooled</text:p>
                <draw:g>
                  <svg:desc>Janne.C44:Janne.C44</svg:desc>
                </draw:g>
              </table:table-cell>
              <table:table-cell office:value-type="float" office:value="0.0936">
                <text:p>0.0936</text:p>
                <draw:g>
                  <svg:desc>Janne.D44:Janne.M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Naive</text:p>
                <draw:g>
                  <svg:desc>Janne.C45:Janne.C45</svg:desc>
                </draw:g>
              </table:table-cell>
              <table:table-cell office:value-type="float" office:value="0.0929">
                <text:p>0.0929</text:p>
                <draw:g>
                  <svg:desc>Janne.D45:Janne.M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Janne.D47:Janne.M52 Janne.C48:Janne.C52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7:Janne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8:Janne.M48" chart:label-cell-address="Janne.C48:Janne.C48" chart:class="chart:line">
            <chart:data-point chart:repeated="10"/>
          </chart:series>
          <chart:series chart:style-name="ch8" chart:values-cell-range-address="Janne.D49:Janne.M49" chart:label-cell-address="Janne.C49:Janne.C49" chart:class="chart:line">
            <chart:data-point chart:repeated="10"/>
          </chart:series>
          <chart:series chart:style-name="ch9" chart:values-cell-range-address="Janne.D50:Janne.M50" chart:label-cell-address="Janne.C50:Janne.C50" chart:class="chart:line">
            <chart:data-point chart:repeated="10"/>
          </chart:series>
          <chart:series chart:style-name="ch10" chart:values-cell-range-address="Janne.D51:Janne.M51" chart:label-cell-address="Janne.C51:Janne.C51" chart:class="chart:line">
            <chart:data-point chart:repeated="10"/>
          </chart:series>
          <chart:series chart:style-name="ch11" chart:values-cell-range-address="Janne.D52:Janne.M52" chart:label-cell-address="Janne.C52:Janne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7:Janne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8:Janne.C48</svg:desc>
                </draw:g>
              </table:table-cell>
              <table:table-cell office:value-type="float" office:value="0.0135">
                <text:p>0.0135</text:p>
                <draw:g>
                  <svg:desc>Janne.D48:Janne.M48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Flat cached</text:p>
                <draw:g>
                  <svg:desc>Janne.C49:Janne.C49</svg:desc>
                </draw:g>
              </table:table-cell>
              <table:table-cell office:value-type="float" office:value="0.0134">
                <text:p>0.0134</text:p>
                <draw:g>
                  <svg:desc>Janne.D49:Janne.M49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4">
                <text:p>0.0124</text:p>
              </table:table-cell>
              <table:table-cell office:value-type="float" office:value="0.0109">
                <text:p>0.0109</text:p>
              </table:table-cell>
              <table:table-cell office:value-type="float" office:value="0.0137">
                <text:p>0.0137</text:p>
              </table:table-cell>
              <table:table-cell office:value-type="float" office:value="0.0146">
                <text:p>0.0146</text:p>
              </table:table-cell>
              <table:table-cell office:value-type="float" office:value="0.0151">
                <text:p>0.0151</text:p>
              </table:table-cell>
              <table:table-cell office:value-type="float" office:value="0.0149">
                <text:p>0.0149</text:p>
              </table:table-cell>
              <table:table-cell office:value-type="float" office:value="0.0168">
                <text:p>0.01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Flat cold</text:p>
                <draw:g>
                  <svg:desc>Janne.C50:Janne.C50</svg:desc>
                </draw:g>
              </table:table-cell>
              <table:table-cell office:value-type="float" office:value="0.0127">
                <text:p>0.0127</text:p>
                <draw:g>
                  <svg:desc>Janne.D50:Janne.M50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2">
                <text:p>0.0122</text:p>
              </table:table-cell>
              <table:table-cell office:value-type="float" office:value="0.0107">
                <text:p>0.0107</text:p>
              </table:table-cell>
              <table:table-cell office:value-type="float" office:value="0.0129">
                <text:p>0.0129</text:p>
              </table:table-cell>
              <table:table-cell office:value-type="float" office:value="0.0132">
                <text:p>0.0132</text:p>
              </table:table-cell>
              <table:table-cell office:value-type="float" office:value="0.013">
                <text:p>0.013</text:p>
              </table:table-cell>
              <table:table-cell office:value-type="float" office:value="0.0132">
                <text:p>0.0132</text:p>
              </table:table-cell>
              <table:table-cell office:value-type="float" office:value="0.0141">
                <text:p>0.0141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Pooled</text:p>
                <draw:g>
                  <svg:desc>Janne.C51:Janne.C51</svg:desc>
                </draw:g>
              </table:table-cell>
              <table:table-cell office:value-type="float" office:value="0.0908">
                <text:p>0.0908</text:p>
                <draw:g>
                  <svg:desc>Janne.D51:Janne.M51</svg:desc>
                </draw:g>
              </table:table-cell>
              <table:table-cell office:value-type="float" office:value="0.2456">
                <text:p>0.2456</text:p>
              </table:table-cell>
              <table:table-cell office:value-type="float" office:value="0.4162">
                <text:p>0.4162</text:p>
              </table:table-cell>
              <table:table-cell office:value-type="float" office:value="0.7537">
                <text:p>0.7537</text:p>
              </table:table-cell>
              <table:table-cell office:value-type="float" office:value="2.4548">
                <text:p>2.4548</text:p>
              </table:table-cell>
              <table:table-cell office:value-type="float" office:value="7.4391">
                <text:p>7.4391</text:p>
              </table:table-cell>
              <table:table-cell office:value-type="float" office:value="23.6828">
                <text:p>23.6828</text:p>
              </table:table-cell>
              <table:table-cell office:value-type="float" office:value="99.3293">
                <text:p>99.3293</text:p>
              </table:table-cell>
              <table:table-cell office:value-type="float" office:value="216.1121">
                <text:p>216.1121</text:p>
              </table:table-cell>
              <table:table-cell office:value-type="float" office:value="465.3608">
                <text:p>465.3608</text:p>
              </table:table-cell>
            </table:table-row>
            <table:table-row>
              <table:table-cell office:value-type="string">
                <text:p>Naive</text:p>
                <draw:g>
                  <svg:desc>Janne.C52:Janne.C52</svg:desc>
                </draw:g>
              </table:table-cell>
              <table:table-cell office:value-type="float" office:value="0.0904">
                <text:p>0.0904</text:p>
                <draw:g>
                  <svg:desc>Janne.D52:Janne.M52</svg:desc>
                </draw:g>
              </table:table-cell>
              <table:table-cell office:value-type="float" office:value="0.2458">
                <text:p>0.2458</text:p>
              </table:table-cell>
              <table:table-cell office:value-type="float" office:value="0.4203">
                <text:p>0.4203</text:p>
              </table:table-cell>
              <table:table-cell office:value-type="float" office:value="0.7684">
                <text:p>0.7684</text:p>
              </table:table-cell>
              <table:table-cell office:value-type="float" office:value="2.5683">
                <text:p>2.5683</text:p>
              </table:table-cell>
              <table:table-cell office:value-type="float" office:value="7.6407">
                <text:p>7.6407</text:p>
              </table:table-cell>
              <table:table-cell office:value-type="float" office:value="25.1497">
                <text:p>25.1497</text:p>
              </table:table-cell>
              <table:table-cell office:value-type="float" office:value="103.4704">
                <text:p>103.4704</text:p>
              </table:table-cell>
              <table:table-cell office:value-type="float" office:value="216.9442">
                <text:p>216.9442</text:p>
              </table:table-cell>
              <table:table-cell office:value-type="float" office:value="463.8757">
                <text:p>463.875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C.D5:RaatoPC.M10 RaatoPC.C6:RaatoPC.C10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C.D5:RaatoPC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6:RaatoPC.M6" chart:label-cell-address="RaatoPC.C6:RaatoPC.C6" chart:class="chart:line">
            <chart:data-point chart:repeated="10"/>
          </chart:series>
          <chart:series chart:style-name="ch8" chart:values-cell-range-address="RaatoPC.D7:RaatoPC.M7" chart:label-cell-address="RaatoPC.C7:RaatoPC.C7" chart:class="chart:line">
            <chart:data-point chart:repeated="10"/>
          </chart:series>
          <chart:series chart:style-name="ch9" chart:values-cell-range-address="RaatoPC.D8:RaatoPC.M8" chart:label-cell-address="RaatoPC.C8:RaatoPC.C8" chart:class="chart:line">
            <chart:data-point chart:repeated="10"/>
          </chart:series>
          <chart:series chart:style-name="ch10" chart:values-cell-range-address="RaatoPC.D9:RaatoPC.M9" chart:label-cell-address="RaatoPC.C9:RaatoPC.C9" chart:class="chart:line">
            <chart:data-point chart:repeated="10"/>
          </chart:series>
          <chart:series chart:style-name="ch11" chart:values-cell-range-address="RaatoPC.D10:RaatoPC.M10" chart:label-cell-address="RaatoPC.C10:RaatoPC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5:RaatoPC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6:RaatoPC.C6</svg:desc>
                </draw:g>
              </table:table-cell>
              <table:table-cell office:value-type="float" office:value="0.064">
                <text:p>0.064</text:p>
                <draw:g>
                  <svg:desc>RaatoPC.D6:RaatoPC.M6</svg:desc>
                </draw:g>
              </table:table-cell>
              <table:table-cell office:value-type="float" office:value="0.0795">
                <text:p>0.0795</text:p>
              </table:table-cell>
              <table:table-cell office:value-type="float" office:value="0.0937">
                <text:p>0.0937</text:p>
              </table:table-cell>
              <table:table-cell office:value-type="float" office:value="0.1209">
                <text:p>0.1209</text:p>
              </table:table-cell>
              <table:table-cell office:value-type="float" office:value="0.1929">
                <text:p>0.1929</text:p>
              </table:table-cell>
              <table:table-cell office:value-type="float" office:value="0.3289">
                <text:p>0.3289</text:p>
              </table:table-cell>
              <table:table-cell office:value-type="float" office:value="0.5764">
                <text:p>0.5764</text:p>
              </table:table-cell>
              <table:table-cell office:value-type="float" office:value="1.2271">
                <text:p>1.2271</text:p>
              </table:table-cell>
              <table:table-cell office:value-type="float" office:value="2.1007">
                <text:p>2.1007</text:p>
              </table:table-cell>
              <table:table-cell office:value-type="float" office:value="4.1943">
                <text:p>4.1943</text:p>
              </table:table-cell>
            </table:table-row>
            <table:table-row>
              <table:table-cell office:value-type="string">
                <text:p>Flat cached</text:p>
                <draw:g>
                  <svg:desc>RaatoPC.C7:RaatoPC.C7</svg:desc>
                </draw:g>
              </table:table-cell>
              <table:table-cell office:value-type="float" office:value="0.0592">
                <text:p>0.0592</text:p>
                <draw:g>
                  <svg:desc>RaatoPC.D7:RaatoPC.M7</svg:desc>
                </draw:g>
              </table:table-cell>
              <table:table-cell office:value-type="float" office:value="0.0724">
                <text:p>0.0724</text:p>
              </table:table-cell>
              <table:table-cell office:value-type="float" office:value="0.0893">
                <text:p>0.0893</text:p>
              </table:table-cell>
              <table:table-cell office:value-type="float" office:value="0.1152">
                <text:p>0.1152</text:p>
              </table:table-cell>
              <table:table-cell office:value-type="float" office:value="0.1925">
                <text:p>0.1925</text:p>
              </table:table-cell>
              <table:table-cell office:value-type="float" office:value="0.3181">
                <text:p>0.3181</text:p>
              </table:table-cell>
              <table:table-cell office:value-type="float" office:value="0.5659">
                <text:p>0.5659</text:p>
              </table:table-cell>
              <table:table-cell office:value-type="float" office:value="1.2144">
                <text:p>1.2144</text:p>
              </table:table-cell>
              <table:table-cell office:value-type="float" office:value="2.1045">
                <text:p>2.1045</text:p>
              </table:table-cell>
              <table:table-cell office:value-type="float" office:value="4.0801">
                <text:p>4.0801</text:p>
              </table:table-cell>
            </table:table-row>
            <table:table-row>
              <table:table-cell office:value-type="string">
                <text:p>Flat cold</text:p>
                <draw:g>
                  <svg:desc>RaatoPC.C8:RaatoPC.C8</svg:desc>
                </draw:g>
              </table:table-cell>
              <table:table-cell office:value-type="float" office:value="0.2408">
                <text:p>0.2408</text:p>
                <draw:g>
                  <svg:desc>RaatoPC.D8:RaatoPC.M8</svg:desc>
                </draw:g>
              </table:table-cell>
              <table:table-cell office:value-type="float" office:value="0.5836">
                <text:p>0.5836</text:p>
              </table:table-cell>
              <table:table-cell office:value-type="float" office:value="0.9707">
                <text:p>0.9707</text:p>
              </table:table-cell>
              <table:table-cell office:value-type="float" office:value="1.7079">
                <text:p>1.7079</text:p>
              </table:table-cell>
              <table:table-cell office:value-type="float" office:value="3.9897">
                <text:p>3.9897</text:p>
              </table:table-cell>
              <table:table-cell office:value-type="float" office:value="7.8484">
                <text:p>7.8484</text:p>
              </table:table-cell>
              <table:table-cell office:value-type="float" office:value="16.0117">
                <text:p>16.0117</text:p>
              </table:table-cell>
              <table:table-cell office:value-type="float" office:value="40.7695">
                <text:p>40.7695</text:p>
              </table:table-cell>
              <table:table-cell office:value-type="float" office:value="73.663">
                <text:p>73.663</text:p>
              </table:table-cell>
              <table:table-cell office:value-type="float" office:value="149.2409">
                <text:p>149.2409</text:p>
              </table:table-cell>
            </table:table-row>
            <table:table-row>
              <table:table-cell office:value-type="string">
                <text:p>Pooled</text:p>
                <draw:g>
                  <svg:desc>RaatoPC.C9:RaatoPC.C9</svg:desc>
                </draw:g>
              </table:table-cell>
              <table:table-cell office:value-type="float" office:value="0.126">
                <text:p>0.126</text:p>
                <draw:g>
                  <svg:desc>RaatoPC.D9:RaatoPC.M9</svg:desc>
                </draw:g>
              </table:table-cell>
              <table:table-cell office:value-type="float" office:value="0.0975">
                <text:p>0.0975</text:p>
              </table:table-cell>
              <table:table-cell office:value-type="float" office:value="0.1015">
                <text:p>0.1015</text:p>
              </table:table-cell>
              <table:table-cell office:value-type="float" office:value="0.1073">
                <text:p>0.1073</text:p>
              </table:table-cell>
              <table:table-cell office:value-type="float" office:value="0.116">
                <text:p>0.116</text:p>
              </table:table-cell>
              <table:table-cell office:value-type="float" office:value="0.1345">
                <text:p>0.1345</text:p>
              </table:table-cell>
              <table:table-cell office:value-type="float" office:value="0.1419">
                <text:p>0.1419</text:p>
              </table:table-cell>
              <table:table-cell office:value-type="float" office:value="0.1812">
                <text:p>0.1812</text:p>
              </table:table-cell>
              <table:table-cell office:value-type="float" office:value="0.2271">
                <text:p>0.2271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Naive</text:p>
                <draw:g>
                  <svg:desc>RaatoPC.C10:RaatoPC.C10</svg:desc>
                </draw:g>
              </table:table-cell>
              <table:table-cell office:value-type="float" office:value="0.0287">
                <text:p>0.0287</text:p>
                <draw:g>
                  <svg:desc>RaatoPC.D10:RaatoPC.M10</svg:desc>
                </draw:g>
              </table:table-cell>
              <table:table-cell office:value-type="float" office:value="0.0306">
                <text:p>0.0306</text:p>
              </table:table-cell>
              <table:table-cell office:value-type="float" office:value="0.0301">
                <text:p>0.0301</text:p>
              </table:table-cell>
              <table:table-cell office:value-type="float" office:value="0.0311">
                <text:p>0.0311</text:p>
              </table:table-cell>
              <table:table-cell office:value-type="float" office:value="0.0336">
                <text:p>0.0336</text:p>
              </table:table-cell>
              <table:table-cell office:value-type="float" office:value="0.0387">
                <text:p>0.0387</text:p>
              </table:table-cell>
              <table:table-cell office:value-type="float" office:value="0.0529">
                <text:p>0.0529</text:p>
              </table:table-cell>
              <table:table-cell office:value-type="float" office:value="0.1173">
                <text:p>0.1173</text:p>
              </table:table-cell>
              <table:table-cell office:value-type="float" office:value="0.1669">
                <text:p>0.1669</text:p>
              </table:table-cell>
              <table:table-cell office:value-type="float" office:value="0.2026">
                <text:p>0.2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Janne.D109:Janne.M113 Janne.C110:Janne.C113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Janne.D109:Janne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0:Janne.M110" chart:label-cell-address="Janne.C110:Janne.C110" chart:class="chart:line">
            <chart:data-point chart:repeated="10"/>
          </chart:series>
          <chart:series chart:style-name="ch8" chart:values-cell-range-address="Janne.D111:Janne.M111" chart:label-cell-address="Janne.C111:Janne.C111" chart:class="chart:line">
            <chart:data-point chart:repeated="10"/>
          </chart:series>
          <chart:series chart:style-name="ch9" chart:values-cell-range-address="Janne.D112:Janne.M112" chart:label-cell-address="Janne.C112:Janne.C112" chart:class="chart:line">
            <chart:data-point chart:repeated="10"/>
          </chart:series>
          <chart:series chart:style-name="ch10" chart:values-cell-range-address="Janne.D113:Janne.M113" chart:label-cell-address="Janne.C113:Janne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9:Janne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0:Janne.C110</svg:desc>
                </draw:g>
              </table:table-cell>
              <table:table-cell office:value-type="float" office:value="0.0523">
                <text:p>0.0523</text:p>
                <draw:g>
                  <svg:desc>Janne.D110:Janne.M110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111:Janne.C111</svg:desc>
                </draw:g>
              </table:table-cell>
              <table:table-cell office:value-type="float" office:value="0.0488">
                <text:p>0.0488</text:p>
                <draw:g>
                  <svg:desc>Janne.D111:Janne.M111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Pooled</text:p>
                <draw:g>
                  <svg:desc>Janne.C112:Janne.C112</svg:desc>
                </draw:g>
              </table:table-cell>
              <table:table-cell office:value-type="float" office:value="0.0875">
                <text:p>0.0875</text:p>
                <draw:g>
                  <svg:desc>Janne.D112:Janne.M112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Naive</text:p>
                <draw:g>
                  <svg:desc>Janne.C113:Janne.C113</svg:desc>
                </draw:g>
              </table:table-cell>
              <table:table-cell office:value-type="float" office:value="0.0239">
                <text:p>0.0239</text:p>
                <draw:g>
                  <svg:desc>Janne.D113:Janne.M113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Janne.D115:Janne.M119 Janne.C116:Janne.C119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15:Janne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6:Janne.M116" chart:label-cell-address="Janne.C116:Janne.C116" chart:class="chart:line">
            <chart:data-point chart:repeated="10"/>
          </chart:series>
          <chart:series chart:style-name="ch8" chart:values-cell-range-address="Janne.D117:Janne.M117" chart:label-cell-address="Janne.C117:Janne.C117" chart:class="chart:line">
            <chart:data-point chart:repeated="10"/>
          </chart:series>
          <chart:series chart:style-name="ch9" chart:values-cell-range-address="Janne.D118:Janne.M118" chart:label-cell-address="Janne.C118:Janne.C118" chart:class="chart:line">
            <chart:data-point chart:repeated="10"/>
          </chart:series>
          <chart:series chart:style-name="ch10" chart:values-cell-range-address="Janne.D119:Janne.M119" chart:label-cell-address="Janne.C119:Janne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15:Janne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6:Janne.C116</svg:desc>
                </draw:g>
              </table:table-cell>
              <table:table-cell office:value-type="float" office:value="0.0378">
                <text:p>0.0378</text:p>
                <draw:g>
                  <svg:desc>Janne.D116:Janne.M116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17:Janne.C117</svg:desc>
                </draw:g>
              </table:table-cell>
              <table:table-cell office:value-type="float" office:value="0.0329">
                <text:p>0.0329</text:p>
                <draw:g>
                  <svg:desc>Janne.D117:Janne.M117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Pooled</text:p>
                <draw:g>
                  <svg:desc>Janne.C118:Janne.C118</svg:desc>
                </draw:g>
              </table:table-cell>
              <table:table-cell office:value-type="float" office:value="0.1372">
                <text:p>0.1372</text:p>
                <draw:g>
                  <svg:desc>Janne.D118:Janne.M118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Naive</text:p>
                <draw:g>
                  <svg:desc>Janne.C119:Janne.C119</svg:desc>
                </draw:g>
              </table:table-cell>
              <table:table-cell office:value-type="float" office:value="0.0391">
                <text:p>0.0391</text:p>
                <draw:g>
                  <svg:desc>Janne.D119:Janne.M119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Janne.D131:Janne.M135 Janne.C132:Janne.C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Janne.D131:Janne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2:Janne.M132" chart:label-cell-address="Janne.C132:Janne.C132" chart:class="chart:line">
            <chart:data-point chart:repeated="10"/>
          </chart:series>
          <chart:series chart:style-name="ch8" chart:values-cell-range-address="Janne.D133:Janne.M133" chart:label-cell-address="Janne.C133:Janne.C133" chart:class="chart:line">
            <chart:data-point chart:repeated="10"/>
          </chart:series>
          <chart:series chart:style-name="ch9" chart:values-cell-range-address="Janne.D134:Janne.M134" chart:label-cell-address="Janne.C134:Janne.C134" chart:class="chart:line">
            <chart:data-point chart:repeated="10"/>
          </chart:series>
          <chart:series chart:style-name="ch10" chart:values-cell-range-address="Janne.D135:Janne.M135" chart:label-cell-address="Janne.C135:Janne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1:Janne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2:Janne.C132</svg:desc>
                </draw:g>
              </table:table-cell>
              <table:table-cell office:value-type="float" office:value="0.0924">
                <text:p>0.0924</text:p>
                <draw:g>
                  <svg:desc>Janne.D132:Janne.M132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133:Janne.C133</svg:desc>
                </draw:g>
              </table:table-cell>
              <table:table-cell office:value-type="float" office:value="0.0617">
                <text:p>0.0617</text:p>
                <draw:g>
                  <svg:desc>Janne.D133:Janne.M133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Pooled</text:p>
                <draw:g>
                  <svg:desc>Janne.C134:Janne.C134</svg:desc>
                </draw:g>
              </table:table-cell>
              <table:table-cell office:value-type="float" office:value="0.0414">
                <text:p>0.0414</text:p>
                <draw:g>
                  <svg:desc>Janne.D134:Janne.M134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Naive</text:p>
                <draw:g>
                  <svg:desc>Janne.C135:Janne.C135</svg:desc>
                </draw:g>
              </table:table-cell>
              <table:table-cell office:value-type="float" office:value="0.0402">
                <text:p>0.0402</text:p>
                <draw:g>
                  <svg:desc>Janne.D135:Janne.M135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Janne.D137:Janne.M140 Janne.C138:Janne.C140" chart:data-source-has-labels="both" svg:x="0.32cm" svg:y="1.275cm" svg:width="12.217cm" svg:height="7.545cm">
          <chartooo:coordinate-region svg:x="1.232cm" svg:y="1.474cm" svg:width="10.84cm" svg:height="6.699cm"/>
          <chart:axis chart:dimension="x" chart:name="primary-x" chart:style-name="ch5" chartooo:axis-type="auto">
            <chartooo:date-scale/>
            <chart:categories table:cell-range-address="Janne.D137:Janne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8:Janne.M138" chart:label-cell-address="Janne.C138:Janne.C138" chart:class="chart:line">
            <chart:data-point chart:repeated="10"/>
          </chart:series>
          <chart:series chart:style-name="ch8" chart:values-cell-range-address="Janne.D139:Janne.M139" chart:label-cell-address="Janne.C139:Janne.C139" chart:class="chart:line">
            <chart:data-point chart:repeated="10"/>
          </chart:series>
          <chart:series chart:style-name="ch9" chart:values-cell-range-address="Janne.D140:Janne.M140" chart:label-cell-address="Janne.C140:Janne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7:Janne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Janne.C138:Janne.C138</svg:desc>
                </draw:g>
              </table:table-cell>
              <table:table-cell office:value-type="float" office:value="0.0617">
                <text:p>0.0617</text:p>
                <draw:g>
                  <svg:desc>Janne.D138:Janne.M138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Pooled</text:p>
                <draw:g>
                  <svg:desc>Janne.C139:Janne.C139</svg:desc>
                </draw:g>
              </table:table-cell>
              <table:table-cell office:value-type="float" office:value="0.0414">
                <text:p>0.0414</text:p>
                <draw:g>
                  <svg:desc>Janne.D139:Janne.M139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Naive</text:p>
                <draw:g>
                  <svg:desc>Janne.C140:Janne.C140</svg:desc>
                </draw:g>
              </table:table-cell>
              <table:table-cell office:value-type="float" office:value="0.0135">
                <text:p>0.0135</text:p>
                <draw:g>
                  <svg:desc>Janne.D140:Janne.M140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Janne.D142:Janne.M145 Janne.C143:Janne.C145" chart:data-source-has-labels="both" svg:x="0.32cm" svg:y="1.275cm" svg:width="12.958cm" svg:height="7.545cm">
          <chartooo:coordinate-region svg:x="1.127cm" svg:y="1.474cm" svg:width="11.686cm" svg:height="6.699cm"/>
          <chart:axis chart:dimension="x" chart:name="primary-x" chart:style-name="ch5" chartooo:axis-type="auto">
            <chartooo:date-scale/>
            <chart:categories table:cell-range-address="Janne.D142:Janne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3:Janne.M143" chart:label-cell-address="Janne.C143:Janne.C143" chart:class="chart:line">
            <chart:data-point chart:repeated="10"/>
          </chart:series>
          <chart:series chart:style-name="ch8" chart:values-cell-range-address="Janne.D144:Janne.M144" chart:label-cell-address="Janne.C144:Janne.C144" chart:class="chart:line">
            <chart:data-point chart:repeated="10"/>
          </chart:series>
          <chart:series chart:style-name="ch9" chart:values-cell-range-address="Janne.D145:Janne.M145" chart:label-cell-address="Janne.C145:Janne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2:Janne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3:Janne.C143</svg:desc>
                </draw:g>
              </table:table-cell>
              <table:table-cell office:value-type="float" office:value="0.0121">
                <text:p>0.0121</text:p>
                <draw:g>
                  <svg:desc>Janne.D143:Janne.M14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Pooled</text:p>
                <draw:g>
                  <svg:desc>Janne.C144:Janne.C144</svg:desc>
                </draw:g>
              </table:table-cell>
              <table:table-cell office:value-type="float" office:value="0.0936">
                <text:p>0.0936</text:p>
                <draw:g>
                  <svg:desc>Janne.D144:Janne.M1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Naive</text:p>
                <draw:g>
                  <svg:desc>Janne.C145:Janne.C145</svg:desc>
                </draw:g>
              </table:table-cell>
              <table:table-cell office:value-type="float" office:value="0.0929">
                <text:p>0.0929</text:p>
                <draw:g>
                  <svg:desc>Janne.D145:Janne.M1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.D69:Raatop.O75 Raatop.C70:Raatop.C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69:Raatop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.D70:Raatop.O70" chart:label-cell-address="Raatop.C70:Raatop.C70" chart:class="chart:line">
            <chart:data-point chart:repeated="12"/>
          </chart:series>
          <chart:series chart:style-name="ch10" chart:values-cell-range-address="Raatop.D71:Raatop.O71" chart:label-cell-address="Raatop.C71:Raatop.C71" chart:class="chart:line">
            <chart:data-point chart:repeated="12"/>
          </chart:series>
          <chart:series chart:style-name="ch11" chart:values-cell-range-address="Raatop.D72:Raatop.O72" chart:label-cell-address="Raatop.C72:Raatop.C72" chart:class="chart:line">
            <chart:data-point chart:repeated="12"/>
          </chart:series>
          <chart:series chart:style-name="ch12" chart:values-cell-range-address="Raatop.D73:Raatop.O73" chart:label-cell-address="Raatop.C73:Raatop.C73" chart:class="chart:line">
            <chart:data-point chart:repeated="12"/>
          </chart:series>
          <chart:series chart:style-name="ch13" chart:values-cell-range-address="Raatop.D74:Raatop.O74" chart:label-cell-address="Raatop.C74:Raatop.C74" chart:class="chart:line">
            <chart:data-point chart:repeated="12"/>
          </chart:series>
          <chart:series chart:style-name="ch14" chart:values-cell-range-address="Raatop.D75:Raatop.O75" chart:label-cell-address="Raatop.C75:Raatop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69:Raatop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70:Raatop.C70</svg:desc>
                </draw:g>
              </table:table-cell>
              <table:table-cell office:value-type="float" office:value="0.3152">
                <text:p>0.3152</text:p>
                <draw:g>
                  <svg:desc>Raatop.D70:Raatop.O70</svg:desc>
                </draw:g>
              </table:table-cell>
              <table:table-cell office:value-type="float" office:value="0.6687">
                <text:p>0.6687</text:p>
              </table:table-cell>
              <table:table-cell office:value-type="float" office:value="1.8262">
                <text:p>1.8262</text:p>
              </table:table-cell>
              <table:table-cell office:value-type="float" office:value="3.2068">
                <text:p>3.2068</text:p>
              </table:table-cell>
              <table:table-cell office:value-type="float" office:value="6.3987">
                <text:p>6.3987</text:p>
              </table:table-cell>
              <table:table-cell office:value-type="float" office:value="15.9666">
                <text:p>15.9666</text:p>
              </table:table-cell>
              <table:table-cell office:value-type="float" office:value="32.8031">
                <text:p>32.8031</text:p>
              </table:table-cell>
              <table:table-cell office:value-type="float" office:value="47.9223">
                <text:p>47.9223</text:p>
              </table:table-cell>
              <table:table-cell office:value-type="float" office:value="66.074">
                <text:p>66.074</text:p>
              </table:table-cell>
              <table:table-cell office:value-type="float" office:value="80.2758">
                <text:p>80.2758</text:p>
              </table:table-cell>
              <table:table-cell office:value-type="float" office:value="95.8588">
                <text:p>95.8588</text:p>
              </table:table-cell>
              <table:table-cell office:value-type="float" office:value="115.1794">
                <text:p>115.1794</text:p>
              </table:table-cell>
            </table:table-row>
            <table:table-row>
              <table:table-cell office:value-type="string">
                <text:p>Pooled</text:p>
                <draw:g>
                  <svg:desc>Raatop.C71:Raatop.C71</svg:desc>
                </draw:g>
              </table:table-cell>
              <table:table-cell office:value-type="float" office:value="0.5259">
                <text:p>0.5259</text:p>
                <draw:g>
                  <svg:desc>Raatop.D71:Raatop.O71</svg:desc>
                </draw:g>
              </table:table-cell>
              <table:table-cell office:value-type="float" office:value="1.0857">
                <text:p>1.0857</text:p>
              </table:table-cell>
              <table:table-cell office:value-type="float" office:value="2.6501">
                <text:p>2.6501</text:p>
              </table:table-cell>
              <table:table-cell office:value-type="float" office:value="5.3801">
                <text:p>5.3801</text:p>
              </table:table-cell>
              <table:table-cell office:value-type="float" office:value="11.3383">
                <text:p>11.3383</text:p>
              </table:table-cell>
              <table:table-cell office:value-type="float" office:value="27.9323">
                <text:p>27.9323</text:p>
              </table:table-cell>
              <table:table-cell office:value-type="float" office:value="57.8779">
                <text:p>57.8779</text:p>
              </table:table-cell>
              <table:table-cell office:value-type="float" office:value="88.7615">
                <text:p>88.7615</text:p>
              </table:table-cell>
              <table:table-cell office:value-type="float" office:value="117.8521">
                <text:p>117.8521</text:p>
              </table:table-cell>
              <table:table-cell office:value-type="float" office:value="149.912">
                <text:p>149.912</text:p>
              </table:table-cell>
              <table:table-cell office:value-type="float" office:value="187.8604">
                <text:p>187.8604</text:p>
              </table:table-cell>
              <table:table-cell office:value-type="float" office:value="222.2508">
                <text:p>222.2508</text:p>
              </table:table-cell>
            </table:table-row>
            <table:table-row>
              <table:table-cell office:value-type="string">
                <text:p>Naive</text:p>
                <draw:g>
                  <svg:desc>Raatop.C72:Raatop.C72</svg:desc>
                </draw:g>
              </table:table-cell>
              <table:table-cell office:value-type="float" office:value="0.5106">
                <text:p>0.5106</text:p>
                <draw:g>
                  <svg:desc>Raatop.D72:Raatop.O72</svg:desc>
                </draw:g>
              </table:table-cell>
              <table:table-cell office:value-type="float" office:value="1.051">
                <text:p>1.051</text:p>
              </table:table-cell>
              <table:table-cell office:value-type="float" office:value="2.826">
                <text:p>2.826</text:p>
              </table:table-cell>
              <table:table-cell office:value-type="float" office:value="5.5948">
                <text:p>5.5948</text:p>
              </table:table-cell>
              <table:table-cell office:value-type="float" office:value="10.6853">
                <text:p>10.6853</text:p>
              </table:table-cell>
              <table:table-cell office:value-type="float" office:value="29.1404">
                <text:p>29.1404</text:p>
              </table:table-cell>
              <table:table-cell office:value-type="float" office:value="59.5902">
                <text:p>59.5902</text:p>
              </table:table-cell>
              <table:table-cell office:value-type="float" office:value="91.7179">
                <text:p>91.7179</text:p>
              </table:table-cell>
              <table:table-cell office:value-type="float" office:value="124.613">
                <text:p>124.613</text:p>
              </table:table-cell>
              <table:table-cell office:value-type="float" office:value="156.566">
                <text:p>156.566</text:p>
              </table:table-cell>
              <table:table-cell office:value-type="float" office:value="195.2243">
                <text:p>195.2243</text:p>
              </table:table-cell>
              <table:table-cell office:value-type="float" office:value="230.6752">
                <text:p>230.6752</text:p>
              </table:table-cell>
            </table:table-row>
            <table:table-row>
              <table:table-cell office:value-type="string">
                <text:p>Flat 10</text:p>
                <draw:g>
                  <svg:desc>Raatop.C73:Raatop.C73</svg:desc>
                </draw:g>
              </table:table-cell>
              <table:table-cell office:value-type="float" office:value="0.2919">
                <text:p>0.2919</text:p>
                <draw:g>
                  <svg:desc>Raatop.D73:Raatop.O73</svg:desc>
                </draw:g>
              </table:table-cell>
              <table:table-cell office:value-type="float" office:value="0.6544">
                <text:p>0.6544</text:p>
              </table:table-cell>
              <table:table-cell office:value-type="float" office:value="1.7872">
                <text:p>1.7872</text:p>
              </table:table-cell>
              <table:table-cell office:value-type="float" office:value="3.209">
                <text:p>3.209</text:p>
              </table:table-cell>
              <table:table-cell office:value-type="float" office:value="6.3816">
                <text:p>6.3816</text:p>
              </table:table-cell>
              <table:table-cell office:value-type="float" office:value="15.8952">
                <text:p>15.8952</text:p>
              </table:table-cell>
              <table:table-cell office:value-type="float" office:value="32.699">
                <text:p>32.699</text:p>
              </table:table-cell>
              <table:table-cell office:value-type="float" office:value="47.866">
                <text:p>47.866</text:p>
              </table:table-cell>
              <table:table-cell office:value-type="float" office:value="65.2497">
                <text:p>65.2497</text:p>
              </table:table-cell>
              <table:table-cell office:value-type="float" office:value="79.6119">
                <text:p>79.6119</text:p>
              </table:table-cell>
              <table:table-cell office:value-type="float" office:value="95.2772">
                <text:p>95.2772</text:p>
              </table:table-cell>
              <table:table-cell office:value-type="float" office:value="114.2001">
                <text:p>114.2001</text:p>
              </table:table-cell>
            </table:table-row>
            <table:table-row>
              <table:table-cell office:value-type="string">
                <text:p>Pooled 10</text:p>
                <draw:g>
                  <svg:desc>Raatop.C74:Raatop.C74</svg:desc>
                </draw:g>
              </table:table-cell>
              <table:table-cell office:value-type="float" office:value="0.3326">
                <text:p>0.3326</text:p>
                <draw:g>
                  <svg:desc>Raatop.D74:Raatop.O74</svg:desc>
                </draw:g>
              </table:table-cell>
              <table:table-cell office:value-type="float" office:value="0.6357">
                <text:p>0.6357</text:p>
              </table:table-cell>
              <table:table-cell office:value-type="float" office:value="1.4962">
                <text:p>1.4962</text:p>
              </table:table-cell>
              <table:table-cell office:value-type="float" office:value="3.1029">
                <text:p>3.1029</text:p>
              </table:table-cell>
              <table:table-cell office:value-type="float" office:value="6.8508">
                <text:p>6.8508</text:p>
              </table:table-cell>
              <table:table-cell office:value-type="float" office:value="19.3997">
                <text:p>19.3997</text:p>
              </table:table-cell>
              <table:table-cell office:value-type="float" office:value="45.0386">
                <text:p>45.0386</text:p>
              </table:table-cell>
              <table:table-cell office:value-type="float" office:value="75.1087">
                <text:p>75.1087</text:p>
              </table:table-cell>
              <table:table-cell office:value-type="float" office:value="104.9119">
                <text:p>104.9119</text:p>
              </table:table-cell>
              <table:table-cell office:value-type="float" office:value="137.5843">
                <text:p>137.5843</text:p>
              </table:table-cell>
              <table:table-cell office:value-type="float" office:value="176.9225">
                <text:p>176.9225</text:p>
              </table:table-cell>
              <table:table-cell office:value-type="float" office:value="213.4565">
                <text:p>213.4565</text:p>
              </table:table-cell>
            </table:table-row>
            <table:table-row>
              <table:table-cell office:value-type="string">
                <text:p>Naive 10</text:p>
                <draw:g>
                  <svg:desc>Raatop.C75:Raatop.C75</svg:desc>
                </draw:g>
              </table:table-cell>
              <table:table-cell office:value-type="float" office:value="0.3297">
                <text:p>0.3297</text:p>
                <draw:g>
                  <svg:desc>Raatop.D75:Raatop.O75</svg:desc>
                </draw:g>
              </table:table-cell>
              <table:table-cell office:value-type="float" office:value="0.619">
                <text:p>0.619</text:p>
              </table:table-cell>
              <table:table-cell office:value-type="float" office:value="1.6319">
                <text:p>1.6319</text:p>
              </table:table-cell>
              <table:table-cell office:value-type="float" office:value="3.2293">
                <text:p>3.2293</text:p>
              </table:table-cell>
              <table:table-cell office:value-type="float" office:value="6.3968">
                <text:p>6.3968</text:p>
              </table:table-cell>
              <table:table-cell office:value-type="float" office:value="20.3452">
                <text:p>20.3452</text:p>
              </table:table-cell>
              <table:table-cell office:value-type="float" office:value="46.9192">
                <text:p>46.9192</text:p>
              </table:table-cell>
              <table:table-cell office:value-type="float" office:value="77.731">
                <text:p>77.731</text:p>
              </table:table-cell>
              <table:table-cell office:value-type="float" office:value="110.1857">
                <text:p>110.1857</text:p>
              </table:table-cell>
              <table:table-cell office:value-type="float" office:value="145.1898">
                <text:p>145.1898</text:p>
              </table:table-cell>
              <table:table-cell office:value-type="float" office:value="183.568">
                <text:p>183.568</text:p>
              </table:table-cell>
              <table:table-cell office:value-type="float" office:value="229.3122">
                <text:p>229.312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.D100:Raatop.O106 Raatop.C101:Raatop.C106" chart:data-source-has-labels="both" svg:x="1.331cm" svg:y="1.275cm" svg:width="11.47cm" svg:height="6.564cm">
          <chartooo:coordinate-region svg:x="2.243cm" svg:y="1.475cm" svg:width="10.186cm" svg:height="5.717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100:Raatop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.D101:Raatop.O101" chart:label-cell-address="Raatop.C101:Raatop.C101" chart:class="chart:line">
            <chart:data-point chart:repeated="12"/>
          </chart:series>
          <chart:series chart:style-name="ch10" chart:values-cell-range-address="Raatop.D102:Raatop.O102" chart:label-cell-address="Raatop.C102:Raatop.C102" chart:class="chart:line">
            <chart:data-point chart:repeated="12"/>
          </chart:series>
          <chart:series chart:style-name="ch11" chart:values-cell-range-address="Raatop.D103:Raatop.O103" chart:label-cell-address="Raatop.C103:Raatop.C103" chart:class="chart:line">
            <chart:data-point chart:repeated="12"/>
          </chart:series>
          <chart:series chart:style-name="ch12" chart:values-cell-range-address="Raatop.D104:Raatop.O104" chart:label-cell-address="Raatop.C104:Raatop.C104" chart:class="chart:line">
            <chart:data-point chart:repeated="12"/>
          </chart:series>
          <chart:series chart:style-name="ch13" chart:values-cell-range-address="Raatop.D105:Raatop.O105" chart:label-cell-address="Raatop.C105:Raatop.C105" chart:class="chart:line">
            <chart:data-point chart:repeated="12"/>
          </chart:series>
          <chart:series chart:style-name="ch14" chart:values-cell-range-address="Raatop.D106:Raatop.O106" chart:label-cell-address="Raatop.C106:Raatop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0:Raatop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01:Raatop.C101</svg:desc>
                </draw:g>
              </table:table-cell>
              <table:table-cell office:value-type="float" office:value="0.03152">
                <text:p>0.03152</text:p>
                <draw:g>
                  <svg:desc>Raatop.D101:Raatop.O101</svg:desc>
                </draw:g>
              </table:table-cell>
              <table:table-cell office:value-type="float" office:value="0.033435">
                <text:p>0.033435</text:p>
              </table:table-cell>
              <table:table-cell office:value-type="float" office:value="0.036524">
                <text:p>0.036524</text:p>
              </table:table-cell>
              <table:table-cell office:value-type="float" office:value="0.032068">
                <text:p>0.032068</text:p>
              </table:table-cell>
              <table:table-cell office:value-type="float" office:value="0.0319935">
                <text:p>0.0319935</text:p>
              </table:table-cell>
              <table:table-cell office:value-type="float" office:value="0.0319332">
                <text:p>0.0319332</text:p>
              </table:table-cell>
              <table:table-cell office:value-type="float" office:value="0.0328031">
                <text:p>0.0328031</text:p>
              </table:table-cell>
              <table:table-cell office:value-type="float" office:value="0.0319482">
                <text:p>0.0319482</text:p>
              </table:table-cell>
              <table:table-cell office:value-type="float" office:value="0.033037">
                <text:p>0.033037</text:p>
              </table:table-cell>
              <table:table-cell office:value-type="float" office:value="0.03211032">
                <text:p>0.03211032</text:p>
              </table:table-cell>
              <table:table-cell office:value-type="float" office:value="0.0319529333333333">
                <text:p>0.0319529333333333</text:p>
              </table:table-cell>
              <table:table-cell office:value-type="float" office:value="0.0329084">
                <text:p>0.0329084</text:p>
              </table:table-cell>
            </table:table-row>
            <table:table-row>
              <table:table-cell office:value-type="string">
                <text:p>Pooled</text:p>
                <draw:g>
                  <svg:desc>Raatop.C102:Raatop.C102</svg:desc>
                </draw:g>
              </table:table-cell>
              <table:table-cell office:value-type="float" office:value="0.05259">
                <text:p>0.05259</text:p>
                <draw:g>
                  <svg:desc>Raatop.D102:Raatop.O102</svg:desc>
                </draw:g>
              </table:table-cell>
              <table:table-cell office:value-type="float" office:value="0.054285">
                <text:p>0.054285</text:p>
              </table:table-cell>
              <table:table-cell office:value-type="float" office:value="0.053002">
                <text:p>0.053002</text:p>
              </table:table-cell>
              <table:table-cell office:value-type="float" office:value="0.053801">
                <text:p>0.053801</text:p>
              </table:table-cell>
              <table:table-cell office:value-type="float" office:value="0.0566915">
                <text:p>0.0566915</text:p>
              </table:table-cell>
              <table:table-cell office:value-type="float" office:value="0.0558646">
                <text:p>0.0558646</text:p>
              </table:table-cell>
              <table:table-cell office:value-type="float" office:value="0.0578779">
                <text:p>0.0578779</text:p>
              </table:table-cell>
              <table:table-cell office:value-type="float" office:value="0.0591743333333333">
                <text:p>0.0591743333333333</text:p>
              </table:table-cell>
              <table:table-cell office:value-type="float" office:value="0.05892605">
                <text:p>0.05892605</text:p>
              </table:table-cell>
              <table:table-cell office:value-type="float" office:value="0.0599648">
                <text:p>0.0599648</text:p>
              </table:table-cell>
              <table:table-cell office:value-type="float" office:value="0.0626201333333333">
                <text:p>0.0626201333333333</text:p>
              </table:table-cell>
              <table:table-cell office:value-type="float" office:value="0.0635002285714286">
                <text:p>0.0635002285714286</text:p>
              </table:table-cell>
            </table:table-row>
            <table:table-row>
              <table:table-cell office:value-type="string">
                <text:p>Naive</text:p>
                <draw:g>
                  <svg:desc>Raatop.C103:Raatop.C103</svg:desc>
                </draw:g>
              </table:table-cell>
              <table:table-cell office:value-type="float" office:value="0.05106">
                <text:p>0.05106</text:p>
                <draw:g>
                  <svg:desc>Raatop.D103:Raatop.O103</svg:desc>
                </draw:g>
              </table:table-cell>
              <table:table-cell office:value-type="float" office:value="0.05255">
                <text:p>0.05255</text:p>
              </table:table-cell>
              <table:table-cell office:value-type="float" office:value="0.05652">
                <text:p>0.05652</text:p>
              </table:table-cell>
              <table:table-cell office:value-type="float" office:value="0.055948">
                <text:p>0.055948</text:p>
              </table:table-cell>
              <table:table-cell office:value-type="float" office:value="0.0534265">
                <text:p>0.0534265</text:p>
              </table:table-cell>
              <table:table-cell office:value-type="float" office:value="0.0582808">
                <text:p>0.0582808</text:p>
              </table:table-cell>
              <table:table-cell office:value-type="float" office:value="0.0595902">
                <text:p>0.0595902</text:p>
              </table:table-cell>
              <table:table-cell office:value-type="float" office:value="0.0611452666666667">
                <text:p>0.0611452666666667</text:p>
              </table:table-cell>
              <table:table-cell office:value-type="float" office:value="0.0623065">
                <text:p>0.0623065</text:p>
              </table:table-cell>
              <table:table-cell office:value-type="float" office:value="0.0626264">
                <text:p>0.0626264</text:p>
              </table:table-cell>
              <table:table-cell office:value-type="float" office:value="0.0650747666666667">
                <text:p>0.0650747666666667</text:p>
              </table:table-cell>
              <table:table-cell office:value-type="float" office:value="0.0659072">
                <text:p>0.0659072</text:p>
              </table:table-cell>
            </table:table-row>
            <table:table-row>
              <table:table-cell office:value-type="string">
                <text:p>Flat 10</text:p>
                <draw:g>
                  <svg:desc>Raatop.C104:Raatop.C104</svg:desc>
                </draw:g>
              </table:table-cell>
              <table:table-cell office:value-type="float" office:value="0.02919">
                <text:p>0.02919</text:p>
                <draw:g>
                  <svg:desc>Raatop.D104:Raatop.O104</svg:desc>
                </draw:g>
              </table:table-cell>
              <table:table-cell office:value-type="float" office:value="0.03272">
                <text:p>0.03272</text:p>
              </table:table-cell>
              <table:table-cell office:value-type="float" office:value="0.035744">
                <text:p>0.035744</text:p>
              </table:table-cell>
              <table:table-cell office:value-type="float" office:value="0.03209">
                <text:p>0.03209</text:p>
              </table:table-cell>
              <table:table-cell office:value-type="float" office:value="0.031908">
                <text:p>0.031908</text:p>
              </table:table-cell>
              <table:table-cell office:value-type="float" office:value="0.0317904">
                <text:p>0.0317904</text:p>
              </table:table-cell>
              <table:table-cell office:value-type="float" office:value="0.032699">
                <text:p>0.032699</text:p>
              </table:table-cell>
              <table:table-cell office:value-type="float" office:value="0.0319106666666667">
                <text:p>0.0319106666666667</text:p>
              </table:table-cell>
              <table:table-cell office:value-type="float" office:value="0.03262485">
                <text:p>0.03262485</text:p>
              </table:table-cell>
              <table:table-cell office:value-type="float" office:value="0.03184476">
                <text:p>0.03184476</text:p>
              </table:table-cell>
              <table:table-cell office:value-type="float" office:value="0.0317590666666667">
                <text:p>0.0317590666666667</text:p>
              </table:table-cell>
              <table:table-cell office:value-type="float" office:value="0.0326286">
                <text:p>0.0326286</text:p>
              </table:table-cell>
            </table:table-row>
            <table:table-row>
              <table:table-cell office:value-type="string">
                <text:p>Pooled 10</text:p>
                <draw:g>
                  <svg:desc>Raatop.C105:Raatop.C105</svg:desc>
                </draw:g>
              </table:table-cell>
              <table:table-cell office:value-type="float" office:value="0.03326">
                <text:p>0.03326</text:p>
                <draw:g>
                  <svg:desc>Raatop.D105:Raatop.O105</svg:desc>
                </draw:g>
              </table:table-cell>
              <table:table-cell office:value-type="float" office:value="0.031785">
                <text:p>0.031785</text:p>
              </table:table-cell>
              <table:table-cell office:value-type="float" office:value="0.029924">
                <text:p>0.029924</text:p>
              </table:table-cell>
              <table:table-cell office:value-type="float" office:value="0.031029">
                <text:p>0.031029</text:p>
              </table:table-cell>
              <table:table-cell office:value-type="float" office:value="0.034254">
                <text:p>0.034254</text:p>
              </table:table-cell>
              <table:table-cell office:value-type="float" office:value="0.0387994">
                <text:p>0.0387994</text:p>
              </table:table-cell>
              <table:table-cell office:value-type="float" office:value="0.0450386">
                <text:p>0.0450386</text:p>
              </table:table-cell>
              <table:table-cell office:value-type="float" office:value="0.0500724666666667">
                <text:p>0.0500724666666667</text:p>
              </table:table-cell>
              <table:table-cell office:value-type="float" office:value="0.05245595">
                <text:p>0.05245595</text:p>
              </table:table-cell>
              <table:table-cell office:value-type="float" office:value="0.05503372">
                <text:p>0.05503372</text:p>
              </table:table-cell>
              <table:table-cell office:value-type="float" office:value="0.0589741666666667">
                <text:p>0.0589741666666667</text:p>
              </table:table-cell>
              <table:table-cell office:value-type="float" office:value="0.0609875714285714">
                <text:p>0.0609875714285714</text:p>
              </table:table-cell>
            </table:table-row>
            <table:table-row>
              <table:table-cell office:value-type="string">
                <text:p>Naive 10</text:p>
                <draw:g>
                  <svg:desc>Raatop.C106:Raatop.C106</svg:desc>
                </draw:g>
              </table:table-cell>
              <table:table-cell office:value-type="float" office:value="0.03297">
                <text:p>0.03297</text:p>
                <draw:g>
                  <svg:desc>Raatop.D106:Raatop.O106</svg:desc>
                </draw:g>
              </table:table-cell>
              <table:table-cell office:value-type="float" office:value="0.03095">
                <text:p>0.03095</text:p>
              </table:table-cell>
              <table:table-cell office:value-type="float" office:value="0.032638">
                <text:p>0.032638</text:p>
              </table:table-cell>
              <table:table-cell office:value-type="float" office:value="0.032293">
                <text:p>0.032293</text:p>
              </table:table-cell>
              <table:table-cell office:value-type="float" office:value="0.031984">
                <text:p>0.031984</text:p>
              </table:table-cell>
              <table:table-cell office:value-type="float" office:value="0.0406904">
                <text:p>0.0406904</text:p>
              </table:table-cell>
              <table:table-cell office:value-type="float" office:value="0.0469192">
                <text:p>0.0469192</text:p>
              </table:table-cell>
              <table:table-cell office:value-type="float" office:value="0.0518206666666667">
                <text:p>0.0518206666666667</text:p>
              </table:table-cell>
              <table:table-cell office:value-type="float" office:value="0.05509285">
                <text:p>0.05509285</text:p>
              </table:table-cell>
              <table:table-cell office:value-type="float" office:value="0.05807592">
                <text:p>0.05807592</text:p>
              </table:table-cell>
              <table:table-cell office:value-type="float" office:value="0.0611893333333333">
                <text:p>0.0611893333333333</text:p>
              </table:table-cell>
              <table:table-cell office:value-type="float" office:value="0.0655177714285714">
                <text:p>0.065517771428571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.D5:Raatop.M10 Raatop.C6:Raatop.C10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5:Raatop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6:Raatop.M6" chart:label-cell-address="Raatop.C6:Raatop.C6" chart:class="chart:line">
            <chart:data-point chart:repeated="10"/>
          </chart:series>
          <chart:series chart:style-name="ch8" chart:values-cell-range-address="Raatop.D7:Raatop.M7" chart:label-cell-address="Raatop.C7:Raatop.C7" chart:class="chart:line">
            <chart:data-point chart:repeated="10"/>
          </chart:series>
          <chart:series chart:style-name="ch9" chart:values-cell-range-address="Raatop.D8:Raatop.M8" chart:label-cell-address="Raatop.C8:Raatop.C8" chart:class="chart:line">
            <chart:data-point chart:repeated="10"/>
          </chart:series>
          <chart:series chart:style-name="ch10" chart:values-cell-range-address="Raatop.D9:Raatop.M9" chart:label-cell-address="Raatop.C9:Raatop.C9" chart:class="chart:line">
            <chart:data-point chart:repeated="10"/>
          </chart:series>
          <chart:series chart:style-name="ch11" chart:values-cell-range-address="Raatop.D10:Raatop.M10" chart:label-cell-address="Raatop.C10:Raatop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5:Raatop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6:Raatop.C6</svg:desc>
                </draw:g>
              </table:table-cell>
              <table:table-cell office:value-type="float" office:value="0.2758">
                <text:p>0.2758</text:p>
                <draw:g>
                  <svg:desc>Raatop.D6:Raatop.M6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7:Raatop.C7</svg:desc>
                </draw:g>
              </table:table-cell>
              <table:table-cell office:value-type="float" office:value="0.2204">
                <text:p>0.2204</text:p>
                <draw:g>
                  <svg:desc>Raatop.D7:Raatop.M7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Flat cold</text:p>
                <draw:g>
                  <svg:desc>Raatop.C8:Raatop.C8</svg:desc>
                </draw:g>
              </table:table-cell>
              <table:table-cell office:value-type="float" office:value="0.8533">
                <text:p>0.8533</text:p>
                <draw:g>
                  <svg:desc>Raatop.D8:Raatop.M8</svg:desc>
                </draw:g>
              </table:table-cell>
              <table:table-cell office:value-type="float" office:value="2.1274">
                <text:p>2.1274</text:p>
              </table:table-cell>
              <table:table-cell office:value-type="float" office:value="3.4415">
                <text:p>3.4415</text:p>
              </table:table-cell>
              <table:table-cell office:value-type="float" office:value="5.9964">
                <text:p>5.9964</text:p>
              </table:table-cell>
              <table:table-cell office:value-type="float" office:value="13.8165">
                <text:p>13.8165</text:p>
              </table:table-cell>
              <table:table-cell office:value-type="float" office:value="26.9935">
                <text:p>26.9935</text:p>
              </table:table-cell>
              <table:table-cell office:value-type="float" office:value="55.3307">
                <text:p>55.3307</text:p>
              </table:table-cell>
              <table:table-cell office:value-type="float" office:value="148.3397">
                <text:p>148.3397</text:p>
              </table:table-cell>
              <table:table-cell office:value-type="float" office:value="272.3368">
                <text:p>272.3368</text:p>
              </table:table-cell>
              <table:table-cell office:value-type="float" office:value="553.3719">
                <text:p>553.3719</text:p>
              </table:table-cell>
            </table:table-row>
            <table:table-row>
              <table:table-cell office:value-type="string">
                <text:p>Pooled</text:p>
                <draw:g>
                  <svg:desc>Raatop.C9:Raatop.C9</svg:desc>
                </draw:g>
              </table:table-cell>
              <table:table-cell office:value-type="float" office:value="0.3408">
                <text:p>0.3408</text:p>
                <draw:g>
                  <svg:desc>Raatop.D9:Raatop.M9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Naive</text:p>
                <draw:g>
                  <svg:desc>Raatop.C10:Raatop.C10</svg:desc>
                </draw:g>
              </table:table-cell>
              <table:table-cell office:value-type="float" office:value="0.1006">
                <text:p>0.1006</text:p>
                <draw:g>
                  <svg:desc>Raatop.D10:Raatop.M10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.D12:Raatop.M17 Raatop.C13:Raatop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12:Raatop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:Raatop.M13" chart:label-cell-address="Raatop.C13:Raatop.C13" chart:class="chart:line">
            <chart:data-point chart:repeated="10"/>
          </chart:series>
          <chart:series chart:style-name="ch8" chart:values-cell-range-address="Raatop.D14:Raatop.M14" chart:label-cell-address="Raatop.C14:Raatop.C14" chart:class="chart:line">
            <chart:data-point chart:repeated="10"/>
          </chart:series>
          <chart:series chart:style-name="ch9" chart:values-cell-range-address="Raatop.D15:Raatop.M15" chart:label-cell-address="Raatop.C15:Raatop.C15" chart:class="chart:line">
            <chart:data-point chart:repeated="10"/>
          </chart:series>
          <chart:series chart:style-name="ch10" chart:values-cell-range-address="Raatop.D16:Raatop.M16" chart:label-cell-address="Raatop.C16:Raatop.C16" chart:class="chart:line">
            <chart:data-point chart:repeated="10"/>
          </chart:series>
          <chart:series chart:style-name="ch11" chart:values-cell-range-address="Raatop.D17:Raatop.M17" chart:label-cell-address="Raatop.C17:Raatop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:Raatop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:Raatop.C13</svg:desc>
                </draw:g>
              </table:table-cell>
              <table:table-cell office:value-type="float" office:value="0.2042">
                <text:p>0.2042</text:p>
                <draw:g>
                  <svg:desc>Raatop.D13:Raatop.M13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4:Raatop.C14</svg:desc>
                </draw:g>
              </table:table-cell>
              <table:table-cell office:value-type="float" office:value="0.1417">
                <text:p>0.1417</text:p>
                <draw:g>
                  <svg:desc>Raatop.D14:Raatop.M14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Flat cold</text:p>
                <draw:g>
                  <svg:desc>Raatop.C15:Raatop.C15</svg:desc>
                </draw:g>
              </table:table-cell>
              <table:table-cell office:value-type="float" office:value="0.8524">
                <text:p>0.8524</text:p>
                <draw:g>
                  <svg:desc>Raatop.D15:Raatop.M15</svg:desc>
                </draw:g>
              </table:table-cell>
              <table:table-cell office:value-type="float" office:value="2.3893">
                <text:p>2.3893</text:p>
              </table:table-cell>
              <table:table-cell office:value-type="float" office:value="3.9922">
                <text:p>3.9922</text:p>
              </table:table-cell>
              <table:table-cell office:value-type="float" office:value="7.1218">
                <text:p>7.1218</text:p>
              </table:table-cell>
              <table:table-cell office:value-type="float" office:value="16.3078">
                <text:p>16.3078</text:p>
              </table:table-cell>
              <table:table-cell office:value-type="float" office:value="32.0822">
                <text:p>32.0822</text:p>
              </table:table-cell>
              <table:table-cell office:value-type="float" office:value="67.1745">
                <text:p>67.1745</text:p>
              </table:table-cell>
              <table:table-cell office:value-type="float" office:value="195.2561">
                <text:p>195.2561</text:p>
              </table:table-cell>
              <table:table-cell office:value-type="float" office:value="402.0528">
                <text:p>402.0528</text:p>
              </table:table-cell>
              <table:table-cell office:value-type="float" office:value="824.2268">
                <text:p>824.2268</text:p>
              </table:table-cell>
            </table:table-row>
            <table:table-row>
              <table:table-cell office:value-type="string">
                <text:p>Pooled</text:p>
                <draw:g>
                  <svg:desc>Raatop.C16:Raatop.C16</svg:desc>
                </draw:g>
              </table:table-cell>
              <table:table-cell office:value-type="float" office:value="0.5111">
                <text:p>0.5111</text:p>
                <draw:g>
                  <svg:desc>Raatop.D16:Raatop.M16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Naive</text:p>
                <draw:g>
                  <svg:desc>Raatop.C17:Raatop.C17</svg:desc>
                </draw:g>
              </table:table-cell>
              <table:table-cell office:value-type="float" office:value="0.1566">
                <text:p>0.1566</text:p>
                <draw:g>
                  <svg:desc>Raatop.D17:Raatop.M17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.D19:Raatop.M24 Raatop.C20:Raatop.C24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19:Raatop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0:Raatop.M20" chart:label-cell-address="Raatop.C20:Raatop.C20" chart:class="chart:line">
            <chart:data-point chart:repeated="10"/>
          </chart:series>
          <chart:series chart:style-name="ch8" chart:values-cell-range-address="Raatop.D21:Raatop.M21" chart:label-cell-address="Raatop.C21:Raatop.C21" chart:class="chart:line">
            <chart:data-point chart:repeated="10"/>
          </chart:series>
          <chart:series chart:style-name="ch9" chart:values-cell-range-address="Raatop.D22:Raatop.M22" chart:label-cell-address="Raatop.C22:Raatop.C22" chart:class="chart:line">
            <chart:data-point chart:repeated="10"/>
          </chart:series>
          <chart:series chart:style-name="ch10" chart:values-cell-range-address="Raatop.D23:Raatop.M23" chart:label-cell-address="Raatop.C23:Raatop.C23" chart:class="chart:line">
            <chart:data-point chart:repeated="10"/>
          </chart:series>
          <chart:series chart:style-name="ch11" chart:values-cell-range-address="Raatop.D24:Raatop.M24" chart:label-cell-address="Raatop.C24:Raatop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9:Raatop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0:Raatop.C20</svg:desc>
                </draw:g>
              </table:table-cell>
              <table:table-cell office:value-type="float" office:value="0.3545">
                <text:p>0.3545</text:p>
                <draw:g>
                  <svg:desc>Raatop.D20:Raatop.M20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21:Raatop.C21</svg:desc>
                </draw:g>
              </table:table-cell>
              <table:table-cell office:value-type="float" office:value="0.2531">
                <text:p>0.2531</text:p>
                <draw:g>
                  <svg:desc>Raatop.D21:Raatop.M21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Flat cold</text:p>
                <draw:g>
                  <svg:desc>Raatop.C22:Raatop.C22</svg:desc>
                </draw:g>
              </table:table-cell>
              <table:table-cell office:value-type="float" office:value="1.0047">
                <text:p>1.0047</text:p>
                <draw:g>
                  <svg:desc>Raatop.D22:Raatop.M22</svg:desc>
                </draw:g>
              </table:table-cell>
              <table:table-cell office:value-type="float" office:value="2.7207">
                <text:p>2.7207</text:p>
              </table:table-cell>
              <table:table-cell office:value-type="float" office:value="4.4684">
                <text:p>4.4684</text:p>
              </table:table-cell>
              <table:table-cell office:value-type="float" office:value="7.887">
                <text:p>7.887</text:p>
              </table:table-cell>
              <table:table-cell office:value-type="float" office:value="18.0465">
                <text:p>18.0465</text:p>
              </table:table-cell>
              <table:table-cell office:value-type="float" office:value="35.6022">
                <text:p>35.6022</text:p>
              </table:table-cell>
              <table:table-cell office:value-type="float" office:value="74.6041">
                <text:p>74.6041</text:p>
              </table:table-cell>
              <table:table-cell office:value-type="float" office:value="210.9451">
                <text:p>210.9451</text:p>
              </table:table-cell>
              <table:table-cell office:value-type="float" office:value="437.4615">
                <text:p>437.4615</text:p>
              </table:table-cell>
              <table:table-cell office:value-type="float" office:value="892.2357">
                <text:p>892.2357</text:p>
              </table:table-cell>
            </table:table-row>
            <table:table-row>
              <table:table-cell office:value-type="string">
                <text:p>Pooled</text:p>
                <draw:g>
                  <svg:desc>Raatop.C23:Raatop.C23</svg:desc>
                </draw:g>
              </table:table-cell>
              <table:table-cell office:value-type="float" office:value="0.3176">
                <text:p>0.3176</text:p>
                <draw:g>
                  <svg:desc>Raatop.D23:Raatop.M23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Naive</text:p>
                <draw:g>
                  <svg:desc>Raatop.C24:Raatop.C24</svg:desc>
                </draw:g>
              </table:table-cell>
              <table:table-cell office:value-type="float" office:value="0.1522">
                <text:p>0.1522</text:p>
                <draw:g>
                  <svg:desc>Raatop.D24:Raatop.M24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C.D12:RaatoPC.M17 RaatoPC.C13:RaatoPC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2:RaatoPC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:RaatoPC.M13" chart:label-cell-address="RaatoPC.C13:RaatoPC.C13" chart:class="chart:line">
            <chart:data-point chart:repeated="10"/>
          </chart:series>
          <chart:series chart:style-name="ch8" chart:values-cell-range-address="RaatoPC.D14:RaatoPC.M14" chart:label-cell-address="RaatoPC.C14:RaatoPC.C14" chart:class="chart:line">
            <chart:data-point chart:repeated="10"/>
          </chart:series>
          <chart:series chart:style-name="ch9" chart:values-cell-range-address="RaatoPC.D15:RaatoPC.M15" chart:label-cell-address="RaatoPC.C15:RaatoPC.C15" chart:class="chart:line">
            <chart:data-point chart:repeated="10"/>
          </chart:series>
          <chart:series chart:style-name="ch10" chart:values-cell-range-address="RaatoPC.D16:RaatoPC.M16" chart:label-cell-address="RaatoPC.C16:RaatoPC.C16" chart:class="chart:line">
            <chart:data-point chart:repeated="10"/>
          </chart:series>
          <chart:series chart:style-name="ch11" chart:values-cell-range-address="RaatoPC.D17:RaatoPC.M17" chart:label-cell-address="RaatoPC.C17:RaatoPC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:RaatoPC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:RaatoPC.C13</svg:desc>
                </draw:g>
              </table:table-cell>
              <table:table-cell office:value-type="float" office:value="0.0485">
                <text:p>0.0485</text:p>
                <draw:g>
                  <svg:desc>RaatoPC.D13:RaatoPC.M13</svg:desc>
                </draw:g>
              </table:table-cell>
              <table:table-cell office:value-type="float" office:value="0.0552">
                <text:p>0.0552</text:p>
              </table:table-cell>
              <table:table-cell office:value-type="float" office:value="0.0617">
                <text:p>0.0617</text:p>
              </table:table-cell>
              <table:table-cell office:value-type="float" office:value="0.0705">
                <text:p>0.0705</text:p>
              </table:table-cell>
              <table:table-cell office:value-type="float" office:value="0.0955">
                <text:p>0.0955</text:p>
              </table:table-cell>
              <table:table-cell office:value-type="float" office:value="0.132">
                <text:p>0.132</text:p>
              </table:table-cell>
              <table:table-cell office:value-type="float" office:value="0.2079">
                <text:p>0.2079</text:p>
              </table:table-cell>
              <table:table-cell office:value-type="float" office:value="0.4396">
                <text:p>0.4396</text:p>
              </table:table-cell>
              <table:table-cell office:value-type="float" office:value="0.9127">
                <text:p>0.9127</text:p>
              </table:table-cell>
              <table:table-cell office:value-type="float" office:value="1.8963">
                <text:p>1.8963</text:p>
              </table:table-cell>
            </table:table-row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0.0383">
                <text:p>0.0383</text:p>
                <draw:g>
                  <svg:desc>RaatoPC.D14:RaatoPC.M14</svg:desc>
                </draw:g>
              </table:table-cell>
              <table:table-cell office:value-type="float" office:value="0.0432">
                <text:p>0.0432</text:p>
              </table:table-cell>
              <table:table-cell office:value-type="float" office:value="0.0509">
                <text:p>0.0509</text:p>
              </table:table-cell>
              <table:table-cell office:value-type="float" office:value="0.0636">
                <text:p>0.0636</text:p>
              </table:table-cell>
              <table:table-cell office:value-type="float" office:value="0.0844">
                <text:p>0.0844</text:p>
              </table:table-cell>
              <table:table-cell office:value-type="float" office:value="0.1225">
                <text:p>0.1225</text:p>
              </table:table-cell>
              <table:table-cell office:value-type="float" office:value="0.1928">
                <text:p>0.1928</text:p>
              </table:table-cell>
              <table:table-cell office:value-type="float" office:value="0.4781">
                <text:p>0.4781</text:p>
              </table:table-cell>
              <table:table-cell office:value-type="float" office:value="0.8981">
                <text:p>0.8981</text:p>
              </table:table-cell>
              <table:table-cell office:value-type="float" office:value="2.0177">
                <text:p>2.0177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0.2413">
                <text:p>0.2413</text:p>
                <draw:g>
                  <svg:desc>RaatoPC.D15:RaatoPC.M15</svg:desc>
                </draw:g>
              </table:table-cell>
              <table:table-cell office:value-type="float" office:value="0.6539">
                <text:p>0.6539</text:p>
              </table:table-cell>
              <table:table-cell office:value-type="float" office:value="1.125">
                <text:p>1.125</text:p>
              </table:table-cell>
              <table:table-cell office:value-type="float" office:value="2.0115">
                <text:p>2.0115</text:p>
              </table:table-cell>
              <table:table-cell office:value-type="float" office:value="4.6903">
                <text:p>4.6903</text:p>
              </table:table-cell>
              <table:table-cell office:value-type="float" office:value="9.2167">
                <text:p>9.2167</text:p>
              </table:table-cell>
              <table:table-cell office:value-type="float" office:value="19.0367">
                <text:p>19.0367</text:p>
              </table:table-cell>
              <table:table-cell office:value-type="float" office:value="53.6102">
                <text:p>53.6102</text:p>
              </table:table-cell>
              <table:table-cell office:value-type="float" office:value="106.2333">
                <text:p>106.2333</text:p>
              </table:table-cell>
              <table:table-cell office:value-type="float" office:value="216.2422">
                <text:p>216.2422</text:p>
              </table:table-cell>
            </table:table-row>
            <table:table-row>
              <table:table-cell office:value-type="string">
                <text:p>Pooled</text:p>
                <draw:g>
                  <svg:desc>RaatoPC.C16:RaatoPC.C16</svg:desc>
                </draw:g>
              </table:table-cell>
              <table:table-cell office:value-type="float" office:value="0.1373">
                <text:p>0.1373</text:p>
                <draw:g>
                  <svg:desc>RaatoPC.D16:RaatoPC.M16</svg:desc>
                </draw:g>
              </table:table-cell>
              <table:table-cell office:value-type="float" office:value="0.1946">
                <text:p>0.1946</text:p>
              </table:table-cell>
              <table:table-cell office:value-type="float" office:value="0.2507">
                <text:p>0.2507</text:p>
              </table:table-cell>
              <table:table-cell office:value-type="float" office:value="0.3221">
                <text:p>0.3221</text:p>
              </table:table-cell>
              <table:table-cell office:value-type="float" office:value="0.4626">
                <text:p>0.4626</text:p>
              </table:table-cell>
              <table:table-cell office:value-type="float" office:value="0.652">
                <text:p>0.652</text:p>
              </table:table-cell>
              <table:table-cell office:value-type="float" office:value="0.8615">
                <text:p>0.8615</text:p>
              </table:table-cell>
              <table:table-cell office:value-type="float" office:value="1.3107">
                <text:p>1.3107</text:p>
              </table:table-cell>
              <table:table-cell office:value-type="float" office:value="1.1866">
                <text:p>1.1866</text:p>
              </table:table-cell>
              <table:table-cell office:value-type="float" office:value="2.2512">
                <text:p>2.2512</text:p>
              </table:table-cell>
            </table:table-row>
            <table:table-row>
              <table:table-cell office:value-type="string">
                <text:p>Naive</text:p>
                <draw:g>
                  <svg:desc>RaatoPC.C17:RaatoPC.C17</svg:desc>
                </draw:g>
              </table:table-cell>
              <table:table-cell office:value-type="float" office:value="0.0472">
                <text:p>0.0472</text:p>
                <draw:g>
                  <svg:desc>RaatoPC.D17:RaatoPC.M17</svg:desc>
                </draw:g>
              </table:table-cell>
              <table:table-cell office:value-type="float" office:value="0.0755">
                <text:p>0.0755</text:p>
              </table:table-cell>
              <table:table-cell office:value-type="float" office:value="0.0964">
                <text:p>0.0964</text:p>
              </table:table-cell>
              <table:table-cell office:value-type="float" office:value="0.1209">
                <text:p>0.1209</text:p>
              </table:table-cell>
              <table:table-cell office:value-type="float" office:value="0.1755">
                <text:p>0.1755</text:p>
              </table:table-cell>
              <table:table-cell office:value-type="float" office:value="0.2476">
                <text:p>0.2476</text:p>
              </table:table-cell>
              <table:table-cell office:value-type="float" office:value="0.3332">
                <text:p>0.3332</text:p>
              </table:table-cell>
              <table:table-cell office:value-type="float" office:value="0.5348">
                <text:p>0.5348</text:p>
              </table:table-cell>
              <table:table-cell office:value-type="float" office:value="0.5205">
                <text:p>0.5205</text:p>
              </table:table-cell>
              <table:table-cell office:value-type="float" office:value="0.9834">
                <text:p>0.9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.D127:Raatop.M129 Raatop.C128:Raatop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Raatop.D127:Raatop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8:Raatop.M128" chart:label-cell-address="Raatop.C128:Raatop.C128" chart:class="chart:line">
            <chart:data-point chart:repeated="10"/>
          </chart:series>
          <chart:series chart:style-name="ch8" chart:values-cell-range-address="Raatop.D129:Raatop.M129" chart:label-cell-address="Raatop.C129:Raatop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7:Raatop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Raatop.C128:Raatop.C128</svg:desc>
                </draw:g>
              </table:table-cell>
              <table:table-cell office:value-type="float" office:value="0.01878">
                <text:p>0.01878</text:p>
                <draw:g>
                  <svg:desc>Raatop.D128:Raatop.M128</svg:desc>
                </draw:g>
              </table:table-cell>
              <table:table-cell office:value-type="float" office:value="0.011932">
                <text:p>0.011932</text:p>
              </table:table-cell>
              <table:table-cell office:value-type="float" office:value="0.010097">
                <text:p>0.010097</text:p>
              </table:table-cell>
              <table:table-cell office:value-type="float" office:value="0.0087285">
                <text:p>0.0087285</text:p>
              </table:table-cell>
              <table:table-cell office:value-type="float" office:value="0.0087562">
                <text:p>0.0087562</text:p>
              </table:table-cell>
              <table:table-cell office:value-type="float" office:value="0.0099239">
                <text:p>0.0099239</text:p>
              </table:table-cell>
              <table:table-cell office:value-type="float" office:value="0.01120145">
                <text:p>0.01120145</text:p>
              </table:table-cell>
              <table:table-cell office:value-type="float" office:value="0.01851696">
                <text:p>0.01851696</text:p>
              </table:table-cell>
              <table:table-cell office:value-type="float" office:value="0.02125981">
                <text:p>0.02125981</text:p>
              </table:table-cell>
              <table:table-cell office:value-type="float" office:value="0.02485805">
                <text:p>0.02485805</text:p>
              </table:table-cell>
            </table:table-row>
            <table:table-row>
              <table:table-cell office:value-type="string">
                <text:p>Naive</text:p>
                <draw:g>
                  <svg:desc>Raatop.C129:Raatop.C129</svg:desc>
                </draw:g>
              </table:table-cell>
              <table:table-cell office:value-type="float" office:value="0.01889">
                <text:p>0.01889</text:p>
                <draw:g>
                  <svg:desc>Raatop.D129:Raatop.M129</svg:desc>
                </draw:g>
              </table:table-cell>
              <table:table-cell office:value-type="float" office:value="0.011946">
                <text:p>0.011946</text:p>
              </table:table-cell>
              <table:table-cell office:value-type="float" office:value="0.010199">
                <text:p>0.010199</text:p>
              </table:table-cell>
              <table:table-cell office:value-type="float" office:value="0.0088115">
                <text:p>0.0088115</text:p>
              </table:table-cell>
              <table:table-cell office:value-type="float" office:value="0.0090004">
                <text:p>0.0090004</text:p>
              </table:table-cell>
              <table:table-cell office:value-type="float" office:value="0.0102305">
                <text:p>0.0102305</text:p>
              </table:table-cell>
              <table:table-cell office:value-type="float" office:value="0.01167645">
                <text:p>0.01167645</text:p>
              </table:table-cell>
              <table:table-cell office:value-type="float" office:value="0.01905274">
                <text:p>0.01905274</text:p>
              </table:table-cell>
              <table:table-cell office:value-type="float" office:value="0.02115451">
                <text:p>0.02115451</text:p>
              </table:table-cell>
              <table:table-cell office:value-type="float" office:value="0.02476121">
                <text:p>0.0247612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.D33:Raatop.M38 Raatop.C34:Raatop.C38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33:Raatop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34:Raatop.M34" chart:label-cell-address="Raatop.C34:Raatop.C34" chart:class="chart:line">
            <chart:data-point chart:repeated="10"/>
          </chart:series>
          <chart:series chart:style-name="ch8" chart:values-cell-range-address="Raatop.D35:Raatop.M35" chart:label-cell-address="Raatop.C35:Raatop.C35" chart:class="chart:line">
            <chart:data-point chart:repeated="10"/>
          </chart:series>
          <chart:series chart:style-name="ch9" chart:values-cell-range-address="Raatop.D36:Raatop.M36" chart:label-cell-address="Raatop.C36:Raatop.C36" chart:class="chart:line">
            <chart:data-point chart:repeated="10"/>
          </chart:series>
          <chart:series chart:style-name="ch10" chart:values-cell-range-address="Raatop.D37:Raatop.M37" chart:label-cell-address="Raatop.C37:Raatop.C37" chart:class="chart:line">
            <chart:data-point chart:repeated="10"/>
          </chart:series>
          <chart:series chart:style-name="ch11" chart:values-cell-range-address="Raatop.D38:Raatop.M38" chart:label-cell-address="Raatop.C38:Raatop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33:Raatop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34:Raatop.C34</svg:desc>
                </draw:g>
              </table:table-cell>
              <table:table-cell office:value-type="float" office:value="0.3997">
                <text:p>0.3997</text:p>
                <draw:g>
                  <svg:desc>Raatop.D34:Raatop.M34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35:Raatop.C35</svg:desc>
                </draw:g>
              </table:table-cell>
              <table:table-cell office:value-type="float" office:value="0.2201">
                <text:p>0.2201</text:p>
                <draw:g>
                  <svg:desc>Raatop.D35:Raatop.M35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Flat cold</text:p>
                <draw:g>
                  <svg:desc>Raatop.C36:Raatop.C36</svg:desc>
                </draw:g>
              </table:table-cell>
              <table:table-cell office:value-type="float" office:value="0.9265">
                <text:p>0.9265</text:p>
                <draw:g>
                  <svg:desc>Raatop.D36:Raatop.M36</svg:desc>
                </draw:g>
              </table:table-cell>
              <table:table-cell office:value-type="float" office:value="1.3258">
                <text:p>1.3258</text:p>
              </table:table-cell>
              <table:table-cell office:value-type="float" office:value="1.599">
                <text:p>1.599</text:p>
              </table:table-cell>
              <table:table-cell office:value-type="float" office:value="2.2442">
                <text:p>2.2442</text:p>
              </table:table-cell>
              <table:table-cell office:value-type="float" office:value="4.2377">
                <text:p>4.2377</text:p>
              </table:table-cell>
              <table:table-cell office:value-type="float" office:value="7.9415">
                <text:p>7.9415</text:p>
              </table:table-cell>
              <table:table-cell office:value-type="float" office:value="16.2657">
                <text:p>16.2657</text:p>
              </table:table-cell>
              <table:table-cell office:value-type="float" office:value="72.5861">
                <text:p>72.5861</text:p>
              </table:table-cell>
              <table:table-cell office:value-type="float" office:value="170.0339">
                <text:p>170.0339</text:p>
              </table:table-cell>
              <table:table-cell office:value-type="float" office:value="359.1688">
                <text:p>359.1688</text:p>
              </table:table-cell>
            </table:table-row>
            <table:table-row>
              <table:table-cell office:value-type="string">
                <text:p>Pooled</text:p>
                <draw:g>
                  <svg:desc>Raatop.C37:Raatop.C37</svg:desc>
                </draw:g>
              </table:table-cell>
              <table:table-cell office:value-type="float" office:value="0.158">
                <text:p>0.158</text:p>
                <draw:g>
                  <svg:desc>Raatop.D37:Raatop.M37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Naive</text:p>
                <draw:g>
                  <svg:desc>Raatop.C38:Raatop.C38</svg:desc>
                </draw:g>
              </table:table-cell>
              <table:table-cell office:value-type="float" office:value="0.1554">
                <text:p>0.1554</text:p>
                <draw:g>
                  <svg:desc>Raatop.D38:Raatop.M38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.D26:Raatop.M31 Raatop.C27:Raatop.C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26:Raatop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7:Raatop.M27" chart:label-cell-address="Raatop.C27:Raatop.C27" chart:class="chart:line">
            <chart:data-point chart:repeated="10"/>
          </chart:series>
          <chart:series chart:style-name="ch8" chart:values-cell-range-address="Raatop.D28:Raatop.M28" chart:label-cell-address="Raatop.C28:Raatop.C28" chart:class="chart:line">
            <chart:data-point chart:repeated="10"/>
          </chart:series>
          <chart:series chart:style-name="ch9" chart:values-cell-range-address="Raatop.D29:Raatop.M29" chart:label-cell-address="Raatop.C29:Raatop.C29" chart:class="chart:line">
            <chart:data-point chart:repeated="10"/>
          </chart:series>
          <chart:series chart:style-name="ch10" chart:values-cell-range-address="Raatop.D30:Raatop.M30" chart:label-cell-address="Raatop.C30:Raatop.C30" chart:class="chart:line">
            <chart:data-point chart:repeated="10"/>
          </chart:series>
          <chart:series chart:style-name="ch11" chart:values-cell-range-address="Raatop.D31:Raatop.M31" chart:label-cell-address="Raatop.C31:Raatop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26:Raatop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7:Raatop.C27</svg:desc>
                </draw:g>
              </table:table-cell>
              <table:table-cell office:value-type="float" office:value="0">
                <text:p>0</text:p>
                <draw:g>
                  <svg:desc>Raatop.D27:Raatop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.C28:Raatop.C28</svg:desc>
                </draw:g>
              </table:table-cell>
              <table:table-cell office:value-type="float" office:value="0">
                <text:p>0</text:p>
                <draw:g>
                  <svg:desc>Raatop.D28:Raatop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.C29:Raatop.C29</svg:desc>
                </draw:g>
              </table:table-cell>
              <table:table-cell office:value-type="float" office:value="0">
                <text:p>0</text:p>
                <draw:g>
                  <svg:desc>Raatop.D29:Raatop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Raatop.C30:Raatop.C30</svg:desc>
                </draw:g>
              </table:table-cell>
              <table:table-cell office:value-type="float" office:value="0.1878">
                <text:p>0.1878</text:p>
                <draw:g>
                  <svg:desc>Raatop.D30:Raatop.M30</svg:desc>
                </draw:g>
              </table:table-cell>
              <table:table-cell office:value-type="float" office:value="0.5966">
                <text:p>0.5966</text:p>
              </table:table-cell>
              <table:table-cell office:value-type="float" office:value="1.0097">
                <text:p>1.0097</text:p>
              </table:table-cell>
              <table:table-cell office:value-type="float" office:value="1.7457">
                <text:p>1.7457</text:p>
              </table:table-cell>
              <table:table-cell office:value-type="float" office:value="4.3781">
                <text:p>4.3781</text:p>
              </table:table-cell>
              <table:table-cell office:value-type="float" office:value="9.9239">
                <text:p>9.9239</text:p>
              </table:table-cell>
              <table:table-cell office:value-type="float" office:value="22.4029">
                <text:p>22.4029</text:p>
              </table:table-cell>
              <table:table-cell office:value-type="float" office:value="92.5848">
                <text:p>92.5848</text:p>
              </table:table-cell>
              <table:table-cell office:value-type="float" office:value="212.5981">
                <text:p>212.5981</text:p>
              </table:table-cell>
              <table:table-cell office:value-type="float" office:value="497.161">
                <text:p>497.161</text:p>
              </table:table-cell>
            </table:table-row>
            <table:table-row>
              <table:table-cell office:value-type="string">
                <text:p>Naive</text:p>
                <draw:g>
                  <svg:desc>Raatop.C31:Raatop.C31</svg:desc>
                </draw:g>
              </table:table-cell>
              <table:table-cell office:value-type="float" office:value="0.1889">
                <text:p>0.1889</text:p>
                <draw:g>
                  <svg:desc>Raatop.D31:Raatop.M31</svg:desc>
                </draw:g>
              </table:table-cell>
              <table:table-cell office:value-type="float" office:value="0.5973">
                <text:p>0.5973</text:p>
              </table:table-cell>
              <table:table-cell office:value-type="float" office:value="1.0199">
                <text:p>1.0199</text:p>
              </table:table-cell>
              <table:table-cell office:value-type="float" office:value="1.7623">
                <text:p>1.7623</text:p>
              </table:table-cell>
              <table:table-cell office:value-type="float" office:value="4.5002">
                <text:p>4.5002</text:p>
              </table:table-cell>
              <table:table-cell office:value-type="float" office:value="10.2305">
                <text:p>10.2305</text:p>
              </table:table-cell>
              <table:table-cell office:value-type="float" office:value="23.3529">
                <text:p>23.3529</text:p>
              </table:table-cell>
              <table:table-cell office:value-type="float" office:value="95.2637">
                <text:p>95.2637</text:p>
              </table:table-cell>
              <table:table-cell office:value-type="float" office:value="211.5451">
                <text:p>211.5451</text:p>
              </table:table-cell>
              <table:table-cell office:value-type="float" office:value="495.2242">
                <text:p>495.224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.D40:Raatop.M45 Raatop.C41:Raatop.C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40:Raatop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1:Raatop.M41" chart:label-cell-address="Raatop.C41:Raatop.C41" chart:class="chart:line">
            <chart:data-point chart:repeated="10"/>
          </chart:series>
          <chart:series chart:style-name="ch8" chart:values-cell-range-address="Raatop.D42:Raatop.M42" chart:label-cell-address="Raatop.C42:Raatop.C42" chart:class="chart:line">
            <chart:data-point chart:repeated="10"/>
          </chart:series>
          <chart:series chart:style-name="ch9" chart:values-cell-range-address="Raatop.D43:Raatop.M43" chart:label-cell-address="Raatop.C43:Raatop.C43" chart:class="chart:line">
            <chart:data-point chart:repeated="10"/>
          </chart:series>
          <chart:series chart:style-name="ch10" chart:values-cell-range-address="Raatop.D44:Raatop.M44" chart:label-cell-address="Raatop.C44:Raatop.C44" chart:class="chart:line">
            <chart:data-point chart:repeated="10"/>
          </chart:series>
          <chart:series chart:style-name="ch11" chart:values-cell-range-address="Raatop.D45:Raatop.M45" chart:label-cell-address="Raatop.C45:Raatop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0:Raatop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1:Raatop.C41</svg:desc>
                </draw:g>
              </table:table-cell>
              <table:table-cell office:value-type="float" office:value="0.0689">
                <text:p>0.0689</text:p>
                <draw:g>
                  <svg:desc>Raatop.D41:Raatop.M41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Flat cached</text:p>
                <draw:g>
                  <svg:desc>Raatop.C42:Raatop.C42</svg:desc>
                </draw:g>
              </table:table-cell>
              <table:table-cell office:value-type="float" office:value="0.0518">
                <text:p>0.0518</text:p>
                <draw:g>
                  <svg:desc>Raatop.D42:Raatop.M42</svg:desc>
                </draw:g>
              </table:table-cell>
              <table:table-cell office:value-type="float" office:value="0.0563">
                <text:p>0.0563</text:p>
              </table:table-cell>
              <table:table-cell office:value-type="float" office:value="0.0537">
                <text:p>0.0537</text:p>
              </table:table-cell>
              <table:table-cell office:value-type="float" office:value="0.0516">
                <text:p>0.0516</text:p>
              </table:table-cell>
              <table:table-cell office:value-type="float" office:value="0.1036">
                <text:p>0.1036</text:p>
              </table:table-cell>
              <table:table-cell office:value-type="float" office:value="0.1415">
                <text:p>0.1415</text:p>
              </table:table-cell>
              <table:table-cell office:value-type="float" office:value="0.2381">
                <text:p>0.2381</text:p>
              </table:table-cell>
              <table:table-cell office:value-type="float" office:value="0.4366">
                <text:p>0.4366</text:p>
              </table:table-cell>
              <table:table-cell office:value-type="float" office:value="0.8494">
                <text:p>0.8494</text:p>
              </table:table-cell>
              <table:table-cell office:value-type="float" office:value="2.9236">
                <text:p>2.9236</text:p>
              </table:table-cell>
            </table:table-row>
            <table:table-row>
              <table:table-cell office:value-type="string">
                <text:p>Flat cold</text:p>
                <draw:g>
                  <svg:desc>Raatop.C43:Raatop.C43</svg:desc>
                </draw:g>
              </table:table-cell>
              <table:table-cell office:value-type="float" office:value="0.0485">
                <text:p>0.0485</text:p>
                <draw:g>
                  <svg:desc>Raatop.D43:Raatop.M43</svg:desc>
                </draw:g>
              </table:table-cell>
              <table:table-cell office:value-type="float" office:value="0.0567">
                <text:p>0.0567</text:p>
              </table:table-cell>
              <table:table-cell office:value-type="float" office:value="0.0541">
                <text:p>0.0541</text:p>
              </table:table-cell>
              <table:table-cell office:value-type="float" office:value="0.0529">
                <text:p>0.0529</text:p>
              </table:table-cell>
              <table:table-cell office:value-type="float" office:value="0.066">
                <text:p>0.066</text:p>
              </table:table-cell>
              <table:table-cell office:value-type="float" office:value="0.1456">
                <text:p>0.1456</text:p>
              </table:table-cell>
              <table:table-cell office:value-type="float" office:value="0.2291">
                <text:p>0.2291</text:p>
              </table:table-cell>
              <table:table-cell office:value-type="float" office:value="0.4536">
                <text:p>0.4536</text:p>
              </table:table-cell>
              <table:table-cell office:value-type="float" office:value="0.8641">
                <text:p>0.8641</text:p>
              </table:table-cell>
              <table:table-cell office:value-type="float" office:value="2.9546">
                <text:p>2.9546</text:p>
              </table:table-cell>
            </table:table-row>
            <table:table-row>
              <table:table-cell office:value-type="string">
                <text:p>Pooled</text:p>
                <draw:g>
                  <svg:desc>Raatop.C44:Raatop.C44</svg:desc>
                </draw:g>
              </table:table-cell>
              <table:table-cell office:value-type="float" office:value="0.324">
                <text:p>0.324</text:p>
                <draw:g>
                  <svg:desc>Raatop.D44:Raatop.M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Naive</text:p>
                <draw:g>
                  <svg:desc>Raatop.C45:Raatop.C45</svg:desc>
                </draw:g>
              </table:table-cell>
              <table:table-cell office:value-type="float" office:value="0.3251">
                <text:p>0.3251</text:p>
                <draw:g>
                  <svg:desc>Raatop.D45:Raatop.M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.D47:Raatop.M52 Raatop.C48:Raatop.C52" chart:data-source-has-labels="both" svg:x="0.32cm" svg:y="1.275cm" svg:width="12.217cm" svg:height="7.545cm">
          <chartooo:coordinate-region svg:x="1.127cm" svg:y="1.475cm" svg:width="10.76cm" svg:height="6.698cm"/>
          <chart:axis chart:dimension="x" chart:name="primary-x" chart:style-name="ch5" chartooo:axis-type="auto">
            <chartooo:date-scale/>
            <chart:categories table:cell-range-address="Raatop.D47:Raatop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8:Raatop.M48" chart:label-cell-address="Raatop.C48:Raatop.C48" chart:class="chart:line">
            <chart:data-point chart:repeated="10"/>
          </chart:series>
          <chart:series chart:style-name="ch8" chart:values-cell-range-address="Raatop.D49:Raatop.M49" chart:label-cell-address="Raatop.C49:Raatop.C49" chart:class="chart:line">
            <chart:data-point chart:repeated="10"/>
          </chart:series>
          <chart:series chart:style-name="ch9" chart:values-cell-range-address="Raatop.D50:Raatop.M50" chart:label-cell-address="Raatop.C50:Raatop.C50" chart:class="chart:line">
            <chart:data-point chart:repeated="10"/>
          </chart:series>
          <chart:series chart:style-name="ch10" chart:values-cell-range-address="Raatop.D51:Raatop.M51" chart:label-cell-address="Raatop.C51:Raatop.C51" chart:class="chart:line">
            <chart:data-point chart:repeated="10"/>
          </chart:series>
          <chart:series chart:style-name="ch11" chart:values-cell-range-address="Raatop.D52:Raatop.M52" chart:label-cell-address="Raatop.C52:Raatop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7:Raatop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8:Raatop.C48</svg:desc>
                </draw:g>
              </table:table-cell>
              <table:table-cell office:value-type="float" office:value="0.0405">
                <text:p>0.0405</text:p>
                <draw:g>
                  <svg:desc>Raatop.D48:Raatop.M48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string">
                <text:p>Flat cached</text:p>
                <draw:g>
                  <svg:desc>Raatop.C49:Raatop.C49</svg:desc>
                </draw:g>
              </table:table-cell>
              <table:table-cell office:value-type="float" office:value="0.0434">
                <text:p>0.0434</text:p>
                <draw:g>
                  <svg:desc>Raatop.D49:Raatop.M49</svg:desc>
                </draw:g>
              </table:table-cell>
              <table:table-cell office:value-type="float" office:value="0.0427">
                <text:p>0.0427</text:p>
              </table:table-cell>
              <table:table-cell office:value-type="float" office:value="0.0413">
                <text:p>0.0413</text:p>
              </table:table-cell>
              <table:table-cell office:value-type="float" office:value="0.0384">
                <text:p>0.0384</text:p>
              </table:table-cell>
              <table:table-cell office:value-type="float" office:value="0.0368">
                <text:p>0.0368</text:p>
              </table:table-cell>
              <table:table-cell office:value-type="float" office:value="0.0639">
                <text:p>0.0639</text:p>
              </table:table-cell>
              <table:table-cell office:value-type="float" office:value="0.04">
                <text:p>0.04</text:p>
              </table:table-cell>
              <table:table-cell office:value-type="float" office:value="0.0248">
                <text:p>0.0248</text:p>
              </table:table-cell>
              <table:table-cell office:value-type="float" office:value="0.0693">
                <text:p>0.0693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Flat cold</text:p>
                <draw:g>
                  <svg:desc>Raatop.C50:Raatop.C50</svg:desc>
                </draw:g>
              </table:table-cell>
              <table:table-cell office:value-type="float" office:value="0.0449">
                <text:p>0.0449</text:p>
                <draw:g>
                  <svg:desc>Raatop.D50:Raatop.M50</svg:desc>
                </draw:g>
              </table:table-cell>
              <table:table-cell office:value-type="float" office:value="0.0431">
                <text:p>0.0431</text:p>
              </table:table-cell>
              <table:table-cell office:value-type="float" office:value="0.0411">
                <text:p>0.0411</text:p>
              </table:table-cell>
              <table:table-cell office:value-type="float" office:value="0.0396">
                <text:p>0.0396</text:p>
              </table:table-cell>
              <table:table-cell office:value-type="float" office:value="0.047">
                <text:p>0.047</text:p>
              </table:table-cell>
              <table:table-cell office:value-type="float" office:value="0.0623">
                <text:p>0.0623</text:p>
              </table:table-cell>
              <table:table-cell office:value-type="float" office:value="0.0271">
                <text:p>0.0271</text:p>
              </table:table-cell>
              <table:table-cell office:value-type="float" office:value="0.0448">
                <text:p>0.0448</text:p>
              </table:table-cell>
              <table:table-cell office:value-type="float" office:value="0.0721">
                <text:p>0.0721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Pooled</text:p>
                <draw:g>
                  <svg:desc>Raatop.C51:Raatop.C51</svg:desc>
                </draw:g>
              </table:table-cell>
              <table:table-cell office:value-type="float" office:value="0.3282">
                <text:p>0.3282</text:p>
                <draw:g>
                  <svg:desc>Raatop.D51:Raatop.M51</svg:desc>
                </draw:g>
              </table:table-cell>
              <table:table-cell office:value-type="float" office:value="0.9187">
                <text:p>0.9187</text:p>
              </table:table-cell>
              <table:table-cell office:value-type="float" office:value="1.5722">
                <text:p>1.5722</text:p>
              </table:table-cell>
              <table:table-cell office:value-type="float" office:value="2.956">
                <text:p>2.956</text:p>
              </table:table-cell>
              <table:table-cell office:value-type="float" office:value="10.076">
                <text:p>10.076</text:p>
              </table:table-cell>
              <table:table-cell office:value-type="float" office:value="29.7554">
                <text:p>29.7554</text:p>
              </table:table-cell>
              <table:table-cell office:value-type="float" office:value="86.4485">
                <text:p>86.4485</text:p>
              </table:table-cell>
              <table:table-cell office:value-type="float" office:value="287.4616">
                <text:p>287.4616</text:p>
              </table:table-cell>
              <table:table-cell office:value-type="float" office:value="618.1577">
                <text:p>618.1577</text:p>
              </table:table-cell>
              <table:table-cell office:value-type="float" office:value="1312.2132">
                <text:p>1312.2132</text:p>
              </table:table-cell>
            </table:table-row>
            <table:table-row>
              <table:table-cell office:value-type="string">
                <text:p>Naive</text:p>
                <draw:g>
                  <svg:desc>Raatop.C52:Raatop.C52</svg:desc>
                </draw:g>
              </table:table-cell>
              <table:table-cell office:value-type="float" office:value="0.3245">
                <text:p>0.3245</text:p>
                <draw:g>
                  <svg:desc>Raatop.D52:Raatop.M52</svg:desc>
                </draw:g>
              </table:table-cell>
              <table:table-cell office:value-type="float" office:value="0.9048">
                <text:p>0.9048</text:p>
              </table:table-cell>
              <table:table-cell office:value-type="float" office:value="1.578">
                <text:p>1.578</text:p>
              </table:table-cell>
              <table:table-cell office:value-type="float" office:value="2.9892">
                <text:p>2.9892</text:p>
              </table:table-cell>
              <table:table-cell office:value-type="float" office:value="10.5939">
                <text:p>10.5939</text:p>
              </table:table-cell>
              <table:table-cell office:value-type="float" office:value="30.7751">
                <text:p>30.7751</text:p>
              </table:table-cell>
              <table:table-cell office:value-type="float" office:value="89.5115">
                <text:p>89.5115</text:p>
              </table:table-cell>
              <table:table-cell office:value-type="float" office:value="287.3532">
                <text:p>287.3532</text:p>
              </table:table-cell>
              <table:table-cell office:value-type="float" office:value="618.4325">
                <text:p>618.4325</text:p>
              </table:table-cell>
              <table:table-cell office:value-type="float" office:value="1308.4929">
                <text:p>1308.492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.D109:Raatop.M113 Raatop.C110:Raatop.C113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09:Raatop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0:Raatop.M110" chart:label-cell-address="Raatop.C110:Raatop.C110" chart:class="chart:line">
            <chart:data-point chart:repeated="10"/>
          </chart:series>
          <chart:series chart:style-name="ch8" chart:values-cell-range-address="Raatop.D111:Raatop.M111" chart:label-cell-address="Raatop.C111:Raatop.C111" chart:class="chart:line">
            <chart:data-point chart:repeated="10"/>
          </chart:series>
          <chart:series chart:style-name="ch9" chart:values-cell-range-address="Raatop.D112:Raatop.M112" chart:label-cell-address="Raatop.C112:Raatop.C112" chart:class="chart:line">
            <chart:data-point chart:repeated="10"/>
          </chart:series>
          <chart:series chart:style-name="ch10" chart:values-cell-range-address="Raatop.D113:Raatop.M113" chart:label-cell-address="Raatop.C113:Raatop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9:Raatop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0:Raatop.C110</svg:desc>
                </draw:g>
              </table:table-cell>
              <table:table-cell office:value-type="float" office:value="0.2758">
                <text:p>0.2758</text:p>
                <draw:g>
                  <svg:desc>Raatop.D110:Raatop.M110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111:Raatop.C111</svg:desc>
                </draw:g>
              </table:table-cell>
              <table:table-cell office:value-type="float" office:value="0.2204">
                <text:p>0.2204</text:p>
                <draw:g>
                  <svg:desc>Raatop.D111:Raatop.M111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Pooled</text:p>
                <draw:g>
                  <svg:desc>Raatop.C112:Raatop.C112</svg:desc>
                </draw:g>
              </table:table-cell>
              <table:table-cell office:value-type="float" office:value="0.3408">
                <text:p>0.3408</text:p>
                <draw:g>
                  <svg:desc>Raatop.D112:Raatop.M112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Naive</text:p>
                <draw:g>
                  <svg:desc>Raatop.C113:Raatop.C113</svg:desc>
                </draw:g>
              </table:table-cell>
              <table:table-cell office:value-type="float" office:value="0.1006">
                <text:p>0.1006</text:p>
                <draw:g>
                  <svg:desc>Raatop.D113:Raatop.M113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.D115:Raatop.M119 Raatop.C116:Raatop.C119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15:Raatop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6:Raatop.M116" chart:label-cell-address="Raatop.C116:Raatop.C116" chart:class="chart:line">
            <chart:data-point chart:repeated="10"/>
          </chart:series>
          <chart:series chart:style-name="ch8" chart:values-cell-range-address="Raatop.D117:Raatop.M117" chart:label-cell-address="Raatop.C117:Raatop.C117" chart:class="chart:line">
            <chart:data-point chart:repeated="10"/>
          </chart:series>
          <chart:series chart:style-name="ch9" chart:values-cell-range-address="Raatop.D118:Raatop.M118" chart:label-cell-address="Raatop.C118:Raatop.C118" chart:class="chart:line">
            <chart:data-point chart:repeated="10"/>
          </chart:series>
          <chart:series chart:style-name="ch10" chart:values-cell-range-address="Raatop.D119:Raatop.M119" chart:label-cell-address="Raatop.C119:Raatop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15:Raatop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6:Raatop.C116</svg:desc>
                </draw:g>
              </table:table-cell>
              <table:table-cell office:value-type="float" office:value="0.2042">
                <text:p>0.2042</text:p>
                <draw:g>
                  <svg:desc>Raatop.D116:Raatop.M116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17:Raatop.C117</svg:desc>
                </draw:g>
              </table:table-cell>
              <table:table-cell office:value-type="float" office:value="0.1417">
                <text:p>0.1417</text:p>
                <draw:g>
                  <svg:desc>Raatop.D117:Raatop.M117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Pooled</text:p>
                <draw:g>
                  <svg:desc>Raatop.C118:Raatop.C118</svg:desc>
                </draw:g>
              </table:table-cell>
              <table:table-cell office:value-type="float" office:value="0.5111">
                <text:p>0.5111</text:p>
                <draw:g>
                  <svg:desc>Raatop.D118:Raatop.M118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Naive</text:p>
                <draw:g>
                  <svg:desc>Raatop.C119:Raatop.C119</svg:desc>
                </draw:g>
              </table:table-cell>
              <table:table-cell office:value-type="float" office:value="0.1566">
                <text:p>0.1566</text:p>
                <draw:g>
                  <svg:desc>Raatop.D119:Raatop.M119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.D131:Raatop.M135 Raatop.C132:Raatop.C135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.D131:Raatop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2:Raatop.M132" chart:label-cell-address="Raatop.C132:Raatop.C132" chart:class="chart:line">
            <chart:data-point chart:repeated="10"/>
          </chart:series>
          <chart:series chart:style-name="ch8" chart:values-cell-range-address="Raatop.D133:Raatop.M133" chart:label-cell-address="Raatop.C133:Raatop.C133" chart:class="chart:line">
            <chart:data-point chart:repeated="10"/>
          </chart:series>
          <chart:series chart:style-name="ch9" chart:values-cell-range-address="Raatop.D134:Raatop.M134" chart:label-cell-address="Raatop.C134:Raatop.C134" chart:class="chart:line">
            <chart:data-point chart:repeated="10"/>
          </chart:series>
          <chart:series chart:style-name="ch10" chart:values-cell-range-address="Raatop.D135:Raatop.M135" chart:label-cell-address="Raatop.C135:Raatop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1:Raatop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2:Raatop.C132</svg:desc>
                </draw:g>
              </table:table-cell>
              <table:table-cell office:value-type="float" office:value="0.3997">
                <text:p>0.3997</text:p>
                <draw:g>
                  <svg:desc>Raatop.D132:Raatop.M132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133:Raatop.C133</svg:desc>
                </draw:g>
              </table:table-cell>
              <table:table-cell office:value-type="float" office:value="0.2201">
                <text:p>0.2201</text:p>
                <draw:g>
                  <svg:desc>Raatop.D133:Raatop.M133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Pooled</text:p>
                <draw:g>
                  <svg:desc>Raatop.C134:Raatop.C134</svg:desc>
                </draw:g>
              </table:table-cell>
              <table:table-cell office:value-type="float" office:value="0.158">
                <text:p>0.158</text:p>
                <draw:g>
                  <svg:desc>Raatop.D134:Raatop.M134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Naive</text:p>
                <draw:g>
                  <svg:desc>Raatop.C135:Raatop.C135</svg:desc>
                </draw:g>
              </table:table-cell>
              <table:table-cell office:value-type="float" office:value="0.1554">
                <text:p>0.1554</text:p>
                <draw:g>
                  <svg:desc>Raatop.D135:Raatop.M135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Raatop.D137:Raatop.M140 Raatop.C138:Raatop.C14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37:Raatop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8:Raatop.M138" chart:label-cell-address="Raatop.C138:Raatop.C138" chart:class="chart:line">
            <chart:data-point chart:repeated="10"/>
          </chart:series>
          <chart:series chart:style-name="ch8" chart:values-cell-range-address="Raatop.D139:Raatop.M139" chart:label-cell-address="Raatop.C139:Raatop.C139" chart:class="chart:line">
            <chart:data-point chart:repeated="10"/>
          </chart:series>
          <chart:series chart:style-name="ch9" chart:values-cell-range-address="Raatop.D140:Raatop.M140" chart:label-cell-address="Raatop.C140:Raatop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7:Raatop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.C138:Raatop.C138</svg:desc>
                </draw:g>
              </table:table-cell>
              <table:table-cell office:value-type="float" office:value="0.2201">
                <text:p>0.2201</text:p>
                <draw:g>
                  <svg:desc>Raatop.D138:Raatop.M138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Pooled</text:p>
                <draw:g>
                  <svg:desc>Raatop.C139:Raatop.C139</svg:desc>
                </draw:g>
              </table:table-cell>
              <table:table-cell office:value-type="float" office:value="0.158">
                <text:p>0.158</text:p>
                <draw:g>
                  <svg:desc>Raatop.D139:Raatop.M139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Naive</text:p>
                <draw:g>
                  <svg:desc>Raatop.C140:Raatop.C140</svg:desc>
                </draw:g>
              </table:table-cell>
              <table:table-cell office:value-type="float" office:value="0.0405">
                <text:p>0.0405</text:p>
                <draw:g>
                  <svg:desc>Raatop.D140:Raatop.M140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.D142:Raatop.M145 Raatop.C143:Raatop.C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Raatop.D142:Raatop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3:Raatop.M143" chart:label-cell-address="Raatop.C143:Raatop.C143" chart:class="chart:line">
            <chart:data-point chart:repeated="10"/>
          </chart:series>
          <chart:series chart:style-name="ch8" chart:values-cell-range-address="Raatop.D144:Raatop.M144" chart:label-cell-address="Raatop.C144:Raatop.C144" chart:class="chart:line">
            <chart:data-point chart:repeated="10"/>
          </chart:series>
          <chart:series chart:style-name="ch9" chart:values-cell-range-address="Raatop.D145:Raatop.M145" chart:label-cell-address="Raatop.C145:Raatop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2:Raatop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3:Raatop.C143</svg:desc>
                </draw:g>
              </table:table-cell>
              <table:table-cell office:value-type="float" office:value="0.0689">
                <text:p>0.0689</text:p>
                <draw:g>
                  <svg:desc>Raatop.D143:Raatop.M14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Pooled</text:p>
                <draw:g>
                  <svg:desc>Raatop.C144:Raatop.C144</svg:desc>
                </draw:g>
              </table:table-cell>
              <table:table-cell office:value-type="float" office:value="0.324">
                <text:p>0.324</text:p>
                <draw:g>
                  <svg:desc>Raatop.D144:Raatop.M1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Naive</text:p>
                <draw:g>
                  <svg:desc>Raatop.C145:Raatop.C145</svg:desc>
                </draw:g>
              </table:table-cell>
              <table:table-cell office:value-type="float" office:value="0.3251">
                <text:p>0.3251</text:p>
                <draw:g>
                  <svg:desc>Raatop.D145:Raatop.M1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C.D19:RaatoPC.M24 RaatoPC.C20:RaatoPC.C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9:RaatoPC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0:RaatoPC.M20" chart:label-cell-address="RaatoPC.C20:RaatoPC.C20" chart:class="chart:line">
            <chart:data-point chart:repeated="10"/>
          </chart:series>
          <chart:series chart:style-name="ch8" chart:values-cell-range-address="RaatoPC.D21:RaatoPC.M21" chart:label-cell-address="RaatoPC.C21:RaatoPC.C21" chart:class="chart:line">
            <chart:data-point chart:repeated="10"/>
          </chart:series>
          <chart:series chart:style-name="ch9" chart:values-cell-range-address="RaatoPC.D22:RaatoPC.M22" chart:label-cell-address="RaatoPC.C22:RaatoPC.C22" chart:class="chart:line">
            <chart:data-point chart:repeated="10"/>
          </chart:series>
          <chart:series chart:style-name="ch10" chart:values-cell-range-address="RaatoPC.D23:RaatoPC.M23" chart:label-cell-address="RaatoPC.C23:RaatoPC.C23" chart:class="chart:line">
            <chart:data-point chart:repeated="10"/>
          </chart:series>
          <chart:series chart:style-name="ch11" chart:values-cell-range-address="RaatoPC.D24:RaatoPC.M24" chart:label-cell-address="RaatoPC.C24:RaatoPC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9:RaatoPC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0:RaatoPC.C20</svg:desc>
                </draw:g>
              </table:table-cell>
              <table:table-cell office:value-type="float" office:value="0.0899">
                <text:p>0.0899</text:p>
                <draw:g>
                  <svg:desc>RaatoPC.D20:RaatoPC.M20</svg:desc>
                </draw:g>
              </table:table-cell>
              <table:table-cell office:value-type="float" office:value="0.1146">
                <text:p>0.1146</text:p>
              </table:table-cell>
              <table:table-cell office:value-type="float" office:value="0.1187">
                <text:p>0.1187</text:p>
              </table:table-cell>
              <table:table-cell office:value-type="float" office:value="0.1291">
                <text:p>0.1291</text:p>
              </table:table-cell>
              <table:table-cell office:value-type="float" office:value="0.1451">
                <text:p>0.1451</text:p>
              </table:table-cell>
              <table:table-cell office:value-type="float" office:value="0.1796">
                <text:p>0.1796</text:p>
              </table:table-cell>
              <table:table-cell office:value-type="float" office:value="0.2288">
                <text:p>0.2288</text:p>
              </table:table-cell>
              <table:table-cell office:value-type="float" office:value="0.3459">
                <text:p>0.3459</text:p>
              </table:table-cell>
              <table:table-cell office:value-type="float" office:value="0.5984">
                <text:p>0.5984</text:p>
              </table:table-cell>
              <table:table-cell office:value-type="float" office:value="1.2031">
                <text:p>1.2031</text:p>
              </table:table-cell>
            </table:table-row>
            <table:table-row>
              <table:table-cell office:value-type="string">
                <text:p>Flat cached</text:p>
                <draw:g>
                  <svg:desc>RaatoPC.C21:RaatoPC.C21</svg:desc>
                </draw:g>
              </table:table-cell>
              <table:table-cell office:value-type="float" office:value="0.073">
                <text:p>0.073</text:p>
                <draw:g>
                  <svg:desc>RaatoPC.D21:RaatoPC.M21</svg:desc>
                </draw:g>
              </table:table-cell>
              <table:table-cell office:value-type="float" office:value="0.0968">
                <text:p>0.0968</text:p>
              </table:table-cell>
              <table:table-cell office:value-type="float" office:value="0.1033">
                <text:p>0.1033</text:p>
              </table:table-cell>
              <table:table-cell office:value-type="float" office:value="0.114">
                <text:p>0.114</text:p>
              </table:table-cell>
              <table:table-cell office:value-type="float" office:value="0.1331">
                <text:p>0.1331</text:p>
              </table:table-cell>
              <table:table-cell office:value-type="float" office:value="0.1679">
                <text:p>0.1679</text:p>
              </table:table-cell>
              <table:table-cell office:value-type="float" office:value="0.2108">
                <text:p>0.2108</text:p>
              </table:table-cell>
              <table:table-cell office:value-type="float" office:value="0.3736">
                <text:p>0.3736</text:p>
              </table:table-cell>
              <table:table-cell office:value-type="float" office:value="0.6574">
                <text:p>0.6574</text:p>
              </table:table-cell>
              <table:table-cell office:value-type="float" office:value="1.2395">
                <text:p>1.2395</text:p>
              </table:table-cell>
            </table:table-row>
            <table:table-row>
              <table:table-cell office:value-type="string">
                <text:p>Flat cold</text:p>
                <draw:g>
                  <svg:desc>RaatoPC.C22:RaatoPC.C22</svg:desc>
                </draw:g>
              </table:table-cell>
              <table:table-cell office:value-type="float" office:value="0.2909">
                <text:p>0.2909</text:p>
                <draw:g>
                  <svg:desc>RaatoPC.D22:RaatoPC.M22</svg:desc>
                </draw:g>
              </table:table-cell>
              <table:table-cell office:value-type="float" office:value="0.7566">
                <text:p>0.7566</text:p>
              </table:table-cell>
              <table:table-cell office:value-type="float" office:value="1.2663">
                <text:p>1.2663</text:p>
              </table:table-cell>
              <table:table-cell office:value-type="float" office:value="2.2468">
                <text:p>2.2468</text:p>
              </table:table-cell>
              <table:table-cell office:value-type="float" office:value="5.1921">
                <text:p>5.1921</text:p>
              </table:table-cell>
              <table:table-cell office:value-type="float" office:value="10.1729">
                <text:p>10.1729</text:p>
              </table:table-cell>
              <table:table-cell office:value-type="float" office:value="20.931">
                <text:p>20.931</text:p>
              </table:table-cell>
              <table:table-cell office:value-type="float" office:value="57.5571">
                <text:p>57.5571</text:p>
              </table:table-cell>
              <table:table-cell office:value-type="float" office:value="117.4437">
                <text:p>117.4437</text:p>
              </table:table-cell>
              <table:table-cell office:value-type="float" office:value="238.7457">
                <text:p>238.7457</text:p>
              </table:table-cell>
            </table:table-row>
            <table:table-row>
              <table:table-cell office:value-type="string">
                <text:p>Pooled</text:p>
                <draw:g>
                  <svg:desc>RaatoPC.C23:RaatoPC.C23</svg:desc>
                </draw:g>
              </table:table-cell>
              <table:table-cell office:value-type="float" office:value="0.0836">
                <text:p>0.0836</text:p>
                <draw:g>
                  <svg:desc>RaatoPC.D23:RaatoPC.M23</svg:desc>
                </draw:g>
              </table:table-cell>
              <table:table-cell office:value-type="float" office:value="0.0914">
                <text:p>0.0914</text:p>
              </table:table-cell>
              <table:table-cell office:value-type="float" office:value="0.0951">
                <text:p>0.0951</text:p>
              </table:table-cell>
              <table:table-cell office:value-type="float" office:value="0.1009">
                <text:p>0.1009</text:p>
              </table:table-cell>
              <table:table-cell office:value-type="float" office:value="0.1182">
                <text:p>0.1182</text:p>
              </table:table-cell>
              <table:table-cell office:value-type="float" office:value="0.1347">
                <text:p>0.1347</text:p>
              </table:table-cell>
              <table:table-cell office:value-type="float" office:value="0.1456">
                <text:p>0.1456</text:p>
              </table:table-cell>
              <table:table-cell office:value-type="float" office:value="0.2053">
                <text:p>0.2053</text:p>
              </table:table-cell>
              <table:table-cell office:value-type="float" office:value="0.2557">
                <text:p>0.2557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Naive</text:p>
                <draw:g>
                  <svg:desc>RaatoPC.C24:RaatoPC.C24</svg:desc>
                </draw:g>
              </table:table-cell>
              <table:table-cell office:value-type="float" office:value="0.0435">
                <text:p>0.0435</text:p>
                <draw:g>
                  <svg:desc>RaatoPC.D24:RaatoPC.M24</svg:desc>
                </draw:g>
              </table:table-cell>
              <table:table-cell office:value-type="float" office:value="0.0465">
                <text:p>0.0465</text:p>
              </table:table-cell>
              <table:table-cell office:value-type="float" office:value="0.0472">
                <text:p>0.0472</text:p>
              </table:table-cell>
              <table:table-cell office:value-type="float" office:value="0.0494">
                <text:p>0.0494</text:p>
              </table:table-cell>
              <table:table-cell office:value-type="float" office:value="0.0543">
                <text:p>0.0543</text:p>
              </table:table-cell>
              <table:table-cell office:value-type="float" office:value="0.0613">
                <text:p>0.0613</text:p>
              </table:table-cell>
              <table:table-cell office:value-type="float" office:value="0.0754">
                <text:p>0.0754</text:p>
              </table:table-cell>
              <table:table-cell office:value-type="float" office:value="0.1532">
                <text:p>0.1532</text:p>
              </table:table-cell>
              <table:table-cell office:value-type="float" office:value="0.2315">
                <text:p>0.2315</text:p>
              </table:table-cell>
              <table:table-cell office:value-type="float" office:value="0.2917">
                <text:p>0.29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.D147:Raatop.M150 Raatop.C148:Raatop.C150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.D147:Raatop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8:Raatop.M148" chart:label-cell-address="Raatop.C148:Raatop.C148" chart:class="chart:line">
            <chart:data-point chart:repeated="10"/>
          </chart:series>
          <chart:series chart:style-name="ch8" chart:values-cell-range-address="Raatop.D149:Raatop.M149" chart:label-cell-address="Raatop.C149:Raatop.C149" chart:class="chart:line">
            <chart:data-point chart:repeated="10"/>
          </chart:series>
          <chart:series chart:style-name="ch9" chart:values-cell-range-address="Raatop.D150:Raatop.M150" chart:label-cell-address="Raatop.C150:Raatop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7:Raatop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8:Raatop.C148</svg:desc>
                </draw:g>
              </table:table-cell>
              <table:table-cell office:value-type="float" office:value="0.00689">
                <text:p>0.00689</text:p>
                <draw:g>
                  <svg:desc>Raatop.D148:Raatop.M148</svg:desc>
                </draw:g>
              </table:table-cell>
              <table:table-cell office:value-type="float" office:value="0.000962">
                <text:p>0.000962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415">
                <text:p>0.0001415</text:p>
              </table:table-cell>
              <table:table-cell office:value-type="float" office:value="0.00012545">
                <text:p>0.00012545</text:p>
              </table:table-cell>
              <table:table-cell office:value-type="float" office:value="0.00009432">
                <text:p>0.00009432</text:p>
              </table:table-cell>
              <table:table-cell office:value-type="float" office:value="0.00008494">
                <text:p>0.00008494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Pooled</text:p>
                <draw:g>
                  <svg:desc>Raatop.C149:Raatop.C149</svg:desc>
                </draw:g>
              </table:table-cell>
              <table:table-cell office:value-type="float" office:value="0.0324">
                <text:p>0.0324</text:p>
                <draw:g>
                  <svg:desc>Raatop.D149:Raatop.M149</svg:desc>
                </draw:g>
              </table:table-cell>
              <table:table-cell office:value-type="float" office:value="0.020952">
                <text:p>0.020952</text:p>
              </table:table-cell>
              <table:table-cell office:value-type="float" office:value="0.017">
                <text:p>0.017</text:p>
              </table:table-cell>
              <table:table-cell office:value-type="float" office:value="0.015492">
                <text:p>0.015492</text:p>
              </table:table-cell>
              <table:table-cell office:value-type="float" office:value="0.0197082">
                <text:p>0.0197082</text:p>
              </table:table-cell>
              <table:table-cell office:value-type="float" office:value="0.024694">
                <text:p>0.024694</text:p>
              </table:table-cell>
              <table:table-cell office:value-type="float" office:value="0.03090795">
                <text:p>0.03090795</text:p>
              </table:table-cell>
              <table:table-cell office:value-type="float" office:value="0.05359238">
                <text:p>0.05359238</text:p>
              </table:table-cell>
              <table:table-cell office:value-type="float" office:value="0.06137071">
                <text:p>0.06137071</text:p>
              </table:table-cell>
              <table:table-cell office:value-type="float" office:value="0.06686956">
                <text:p>0.06686956</text:p>
              </table:table-cell>
            </table:table-row>
            <table:table-row>
              <table:table-cell office:value-type="string">
                <text:p>Naive</text:p>
                <draw:g>
                  <svg:desc>Raatop.C150:Raatop.C150</svg:desc>
                </draw:g>
              </table:table-cell>
              <table:table-cell office:value-type="float" office:value="0.03251">
                <text:p>0.03251</text:p>
                <draw:g>
                  <svg:desc>Raatop.D150:Raatop.M150</svg:desc>
                </draw:g>
              </table:table-cell>
              <table:table-cell office:value-type="float" office:value="0.02118">
                <text:p>0.02118</text:p>
              </table:table-cell>
              <table:table-cell office:value-type="float" office:value="0.017199">
                <text:p>0.017199</text:p>
              </table:table-cell>
              <table:table-cell office:value-type="float" office:value="0.015719">
                <text:p>0.015719</text:p>
              </table:table-cell>
              <table:table-cell office:value-type="float" office:value="0.020624">
                <text:p>0.020624</text:p>
              </table:table-cell>
              <table:table-cell office:value-type="float" office:value="0.0254037">
                <text:p>0.0254037</text:p>
              </table:table-cell>
              <table:table-cell office:value-type="float" office:value="0.03217315">
                <text:p>0.03217315</text:p>
              </table:table-cell>
              <table:table-cell office:value-type="float" office:value="0.05362164">
                <text:p>0.05362164</text:p>
              </table:table-cell>
              <table:table-cell office:value-type="float" office:value="0.06147513">
                <text:p>0.06147513</text:p>
              </table:table-cell>
              <table:table-cell office:value-type="float" office:value="0.066637685">
                <text:p>0.06663768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.D155:Raatop.M160 Raatop.C156:Raatop.C16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55:Raatop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6:Raatop.M156" chart:label-cell-address="Raatop.C156:Raatop.C156" chart:class="chart:line">
            <chart:data-point chart:repeated="10"/>
          </chart:series>
          <chart:series chart:style-name="ch8" chart:values-cell-range-address="Raatop.D157:Raatop.M157" chart:label-cell-address="Raatop.C157:Raatop.C157" chart:class="chart:line">
            <chart:data-point chart:repeated="10"/>
          </chart:series>
          <chart:series chart:style-name="ch9" chart:values-cell-range-address="Raatop.D158:Raatop.M158" chart:label-cell-address="Raatop.C158:Raatop.C158" chart:class="chart:line">
            <chart:data-point chart:repeated="10"/>
          </chart:series>
          <chart:series chart:style-name="ch10" chart:values-cell-range-address="Raatop.D159:Raatop.M159" chart:label-cell-address="Raatop.C159:Raatop.C159" chart:class="chart:line">
            <chart:data-point chart:repeated="10"/>
          </chart:series>
          <chart:series chart:style-name="ch11" chart:values-cell-range-address="Raatop.D160:Raatop.M160" chart:label-cell-address="Raatop.C160:Raatop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5:Raatop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6:Raatop.C156</svg:desc>
                </draw:g>
              </table:table-cell>
              <table:table-cell office:value-type="float" office:value="0.00405">
                <text:p>0.00405</text:p>
                <draw:g>
                  <svg:desc>Raatop.D156:Raatop.M156</svg:desc>
                </draw:g>
              </table:table-cell>
              <table:table-cell office:value-type="float" office:value="0.000834">
                <text:p>0.00083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1965">
                <text:p>0.0001965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0651">
                <text:p>0.0000651</text:p>
              </table:table-cell>
              <table:table-cell office:value-type="float" office:value="0.00001345">
                <text:p>0.00001345</text:p>
              </table:table-cell>
              <table:table-cell office:value-type="float" office:value="0.00000618">
                <text:p>0.00000618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03235">
                <text:p>0.000003235</text:p>
              </table:table-cell>
            </table:table-row>
            <table:table-row>
              <table:table-cell office:value-type="string">
                <text:p>Flat cached</text:p>
                <draw:g>
                  <svg:desc>Raatop.C157:Raatop.C157</svg:desc>
                </draw:g>
              </table:table-cell>
              <table:table-cell office:value-type="float" office:value="0.00434">
                <text:p>0.00434</text:p>
                <draw:g>
                  <svg:desc>Raatop.D157:Raatop.M157</svg:desc>
                </draw:g>
              </table:table-cell>
              <table:table-cell office:value-type="float" office:value="0.000854">
                <text:p>0.000854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0736">
                <text:p>0.0000736</text:p>
              </table:table-cell>
              <table:table-cell office:value-type="float" office:value="0.0000639">
                <text:p>0.000063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96">
                <text:p>0.00000496</text:p>
              </table:table-cell>
              <table:table-cell office:value-type="float" office:value="0.00000693">
                <text:p>0.00000693</text:p>
              </table:table-cell>
              <table:table-cell office:value-type="float" office:value="0.000003195">
                <text:p>0.000003195</text:p>
              </table:table-cell>
            </table:table-row>
            <table:table-row>
              <table:table-cell office:value-type="string">
                <text:p>Flat cold</text:p>
                <draw:g>
                  <svg:desc>Raatop.C158:Raatop.C158</svg:desc>
                </draw:g>
              </table:table-cell>
              <table:table-cell office:value-type="float" office:value="0.00449">
                <text:p>0.00449</text:p>
                <draw:g>
                  <svg:desc>Raatop.D158:Raatop.M158</svg:desc>
                </draw:g>
              </table:table-cell>
              <table:table-cell office:value-type="float" office:value="0.000862">
                <text:p>0.000862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623">
                <text:p>0.0000623</text:p>
              </table:table-cell>
              <table:table-cell office:value-type="float" office:value="0.00001355">
                <text:p>0.00001355</text:p>
              </table:table-cell>
              <table:table-cell office:value-type="float" office:value="0.00000896">
                <text:p>0.00000896</text:p>
              </table:table-cell>
              <table:table-cell office:value-type="float" office:value="0.00000721">
                <text:p>0.00000721</text:p>
              </table:table-cell>
              <table:table-cell office:value-type="float" office:value="0.000003095">
                <text:p>0.000003095</text:p>
              </table:table-cell>
            </table:table-row>
            <table:table-row>
              <table:table-cell office:value-type="string">
                <text:p>Pooled</text:p>
                <draw:g>
                  <svg:desc>Raatop.C159:Raatop.C159</svg:desc>
                </draw:g>
              </table:table-cell>
              <table:table-cell office:value-type="float" office:value="0.03282">
                <text:p>0.03282</text:p>
                <draw:g>
                  <svg:desc>Raatop.D159:Raatop.M159</svg:desc>
                </draw:g>
              </table:table-cell>
              <table:table-cell office:value-type="float" office:value="0.018374">
                <text:p>0.018374</text:p>
              </table:table-cell>
              <table:table-cell office:value-type="float" office:value="0.015722">
                <text:p>0.015722</text:p>
              </table:table-cell>
              <table:table-cell office:value-type="float" office:value="0.01478">
                <text:p>0.01478</text:p>
              </table:table-cell>
              <table:table-cell office:value-type="float" office:value="0.020152">
                <text:p>0.020152</text:p>
              </table:table-cell>
              <table:table-cell office:value-type="float" office:value="0.0297554">
                <text:p>0.0297554</text:p>
              </table:table-cell>
              <table:table-cell office:value-type="float" office:value="0.04322425">
                <text:p>0.04322425</text:p>
              </table:table-cell>
              <table:table-cell office:value-type="float" office:value="0.05749232">
                <text:p>0.05749232</text:p>
              </table:table-cell>
              <table:table-cell office:value-type="float" office:value="0.06181577">
                <text:p>0.06181577</text:p>
              </table:table-cell>
              <table:table-cell office:value-type="float" office:value="0.06561066">
                <text:p>0.06561066</text:p>
              </table:table-cell>
            </table:table-row>
            <table:table-row>
              <table:table-cell office:value-type="string">
                <text:p>Naive</text:p>
                <draw:g>
                  <svg:desc>Raatop.C160:Raatop.C160</svg:desc>
                </draw:g>
              </table:table-cell>
              <table:table-cell office:value-type="float" office:value="0.03245">
                <text:p>0.03245</text:p>
                <draw:g>
                  <svg:desc>Raatop.D160:Raatop.M160</svg:desc>
                </draw:g>
              </table:table-cell>
              <table:table-cell office:value-type="float" office:value="0.018096">
                <text:p>0.018096</text:p>
              </table:table-cell>
              <table:table-cell office:value-type="float" office:value="0.01578">
                <text:p>0.01578</text:p>
              </table:table-cell>
              <table:table-cell office:value-type="float" office:value="0.014946">
                <text:p>0.014946</text:p>
              </table:table-cell>
              <table:table-cell office:value-type="float" office:value="0.0211878">
                <text:p>0.0211878</text:p>
              </table:table-cell>
              <table:table-cell office:value-type="float" office:value="0.0307751">
                <text:p>0.0307751</text:p>
              </table:table-cell>
              <table:table-cell office:value-type="float" office:value="0.04475575">
                <text:p>0.04475575</text:p>
              </table:table-cell>
              <table:table-cell office:value-type="float" office:value="0.05747064">
                <text:p>0.05747064</text:p>
              </table:table-cell>
              <table:table-cell office:value-type="float" office:value="0.06184325">
                <text:p>0.06184325</text:p>
              </table:table-cell>
              <table:table-cell office:value-type="float" office:value="0.065424645">
                <text:p>0.06542464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.D121:Raatop.M125 Raatop.C122:Raatop.C125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.D121:Raatop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2:Raatop.M122" chart:label-cell-address="Raatop.C122:Raatop.C122" chart:class="chart:line">
            <chart:data-point chart:repeated="10"/>
          </chart:series>
          <chart:series chart:style-name="ch8" chart:values-cell-range-address="Raatop.D123:Raatop.M123" chart:label-cell-address="Raatop.C123:Raatop.C123" chart:class="chart:line">
            <chart:data-point chart:repeated="10"/>
          </chart:series>
          <chart:series chart:style-name="ch9" chart:values-cell-range-address="Raatop.D124:Raatop.M124" chart:label-cell-address="Raatop.C124:Raatop.C124" chart:class="chart:line">
            <chart:data-point chart:repeated="10"/>
          </chart:series>
          <chart:series chart:style-name="ch10" chart:values-cell-range-address="Raatop.D125:Raatop.M125" chart:label-cell-address="Raatop.C125:Raatop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1:Raatop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22:Raatop.C122</svg:desc>
                </draw:g>
              </table:table-cell>
              <table:table-cell office:value-type="float" office:value="0.3545">
                <text:p>0.3545</text:p>
                <draw:g>
                  <svg:desc>Raatop.D122:Raatop.M122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123:Raatop.C123</svg:desc>
                </draw:g>
              </table:table-cell>
              <table:table-cell office:value-type="float" office:value="0.2531">
                <text:p>0.2531</text:p>
                <draw:g>
                  <svg:desc>Raatop.D123:Raatop.M123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Pooled</text:p>
                <draw:g>
                  <svg:desc>Raatop.C124:Raatop.C124</svg:desc>
                </draw:g>
              </table:table-cell>
              <table:table-cell office:value-type="float" office:value="0.3176">
                <text:p>0.3176</text:p>
                <draw:g>
                  <svg:desc>Raatop.D124:Raatop.M124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Naive</text:p>
                <draw:g>
                  <svg:desc>Raatop.C125:Raatop.C125</svg:desc>
                </draw:g>
              </table:table-cell>
              <table:table-cell office:value-type="float" office:value="0.1522">
                <text:p>0.1522</text:p>
                <draw:g>
                  <svg:desc>Raatop.D125:Raatop.M125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.D152:Raatop.M153 Raatop.C153:Raatop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Raatop.D152:Raatop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3:Raatop.M153" chart:label-cell-address="Raatop.C153:Raatop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2:Raatop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3:Raatop.C153</svg:desc>
                </draw:g>
              </table:table-cell>
              <table:table-cell office:value-type="float" office:value="0.0689">
                <text:p>0.0689</text:p>
                <draw:g>
                  <svg:desc>Raatop.D153:Raatop.M15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Janne.D147:Janne.M150 Janne.C148:Janne.C150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47:Janne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8:Janne.M148" chart:label-cell-address="Janne.C148:Janne.C148" chart:class="chart:line">
            <chart:data-point chart:repeated="10"/>
          </chart:series>
          <chart:series chart:style-name="ch8" chart:values-cell-range-address="Janne.D149:Janne.M149" chart:label-cell-address="Janne.C149:Janne.C149" chart:class="chart:line">
            <chart:data-point chart:repeated="10"/>
          </chart:series>
          <chart:series chart:style-name="ch9" chart:values-cell-range-address="Janne.D150:Janne.M150" chart:label-cell-address="Janne.C150:Janne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7:Janne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8:Janne.C148</svg:desc>
                </draw:g>
              </table:table-cell>
              <table:table-cell office:value-type="float" office:value="0.00121">
                <text:p>0.00121</text:p>
                <draw:g>
                  <svg:desc>Janne.D148:Janne.M148</svg:desc>
                </draw:g>
              </table:table-cell>
              <table:table-cell office:value-type="float" office:value="0.000274">
                <text:p>0.000274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394">
                <text:p>0.0000394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02488">
                <text:p>0.00002488</text:p>
              </table:table-cell>
              <table:table-cell office:value-type="float" office:value="0.00002137">
                <text:p>0.00002137</text:p>
              </table:table-cell>
              <table:table-cell office:value-type="float" office:value="0.0000394">
                <text:p>0.0000394</text:p>
              </table:table-cell>
            </table:table-row>
            <table:table-row>
              <table:table-cell office:value-type="string">
                <text:p>Pooled</text:p>
                <draw:g>
                  <svg:desc>Janne.C149:Janne.C149</svg:desc>
                </draw:g>
              </table:table-cell>
              <table:table-cell office:value-type="float" office:value="0.00936">
                <text:p>0.00936</text:p>
                <draw:g>
                  <svg:desc>Janne.D149:Janne.M149</svg:desc>
                </draw:g>
              </table:table-cell>
              <table:table-cell office:value-type="float" office:value="0.005678">
                <text:p>0.005678</text:p>
              </table:table-cell>
              <table:table-cell office:value-type="float" office:value="0.004468">
                <text:p>0.004468</text:p>
              </table:table-cell>
              <table:table-cell office:value-type="float" office:value="0.003959">
                <text:p>0.003959</text:p>
              </table:table-cell>
              <table:table-cell office:value-type="float" office:value="0.0049434">
                <text:p>0.0049434</text:p>
              </table:table-cell>
              <table:table-cell office:value-type="float" office:value="0.0060071">
                <text:p>0.0060071</text:p>
              </table:table-cell>
              <table:table-cell office:value-type="float" office:value="0.008006">
                <text:p>0.008006</text:p>
              </table:table-cell>
              <table:table-cell office:value-type="float" office:value="0.01834818">
                <text:p>0.01834818</text:p>
              </table:table-cell>
              <table:table-cell office:value-type="float" office:value="0.02167081">
                <text:p>0.02167081</text:p>
              </table:table-cell>
              <table:table-cell office:value-type="float" office:value="0.024120225">
                <text:p>0.024120225</text:p>
              </table:table-cell>
            </table:table-row>
            <table:table-row>
              <table:table-cell office:value-type="string">
                <text:p>Naive</text:p>
                <draw:g>
                  <svg:desc>Janne.C150:Janne.C150</svg:desc>
                </draw:g>
              </table:table-cell>
              <table:table-cell office:value-type="float" office:value="0.00929">
                <text:p>0.00929</text:p>
                <draw:g>
                  <svg:desc>Janne.D150:Janne.M150</svg:desc>
                </draw:g>
              </table:table-cell>
              <table:table-cell office:value-type="float" office:value="0.00561">
                <text:p>0.00561</text:p>
              </table:table-cell>
              <table:table-cell office:value-type="float" office:value="0.004509">
                <text:p>0.004509</text:p>
              </table:table-cell>
              <table:table-cell office:value-type="float" office:value="0.004036">
                <text:p>0.004036</text:p>
              </table:table-cell>
              <table:table-cell office:value-type="float" office:value="0.0051838">
                <text:p>0.0051838</text:p>
              </table:table-cell>
              <table:table-cell office:value-type="float" office:value="0.0062286">
                <text:p>0.0062286</text:p>
              </table:table-cell>
              <table:table-cell office:value-type="float" office:value="0.00864265">
                <text:p>0.00864265</text:p>
              </table:table-cell>
              <table:table-cell office:value-type="float" office:value="0.01919102">
                <text:p>0.01919102</text:p>
              </table:table-cell>
              <table:table-cell office:value-type="float" office:value="0.02151095">
                <text:p>0.02151095</text:p>
              </table:table-cell>
              <table:table-cell office:value-type="float" office:value="0.02399632">
                <text:p>0.0239963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Janne.D155:Janne.M160 Janne.C156:Janne.C160" chart:data-source-has-labels="both" svg:x="0.32cm" svg:y="1.275cm" svg:width="12.217cm" svg:height="7.545cm">
          <chartooo:coordinate-region svg:x="1.418cm" svg:y="1.474cm" svg:width="10.654cm" svg:height="6.699cm"/>
          <chart:axis chart:dimension="x" chart:name="primary-x" chart:style-name="ch5" chartooo:axis-type="auto">
            <chartooo:date-scale/>
            <chart:categories table:cell-range-address="Janne.D155:Janne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6:Janne.M156" chart:label-cell-address="Janne.C156:Janne.C156" chart:class="chart:line">
            <chart:data-point chart:repeated="10"/>
          </chart:series>
          <chart:series chart:style-name="ch8" chart:values-cell-range-address="Janne.D157:Janne.M157" chart:label-cell-address="Janne.C157:Janne.C157" chart:class="chart:line">
            <chart:data-point chart:repeated="10"/>
          </chart:series>
          <chart:series chart:style-name="ch9" chart:values-cell-range-address="Janne.D158:Janne.M158" chart:label-cell-address="Janne.C158:Janne.C158" chart:class="chart:line">
            <chart:data-point chart:repeated="10"/>
          </chart:series>
          <chart:series chart:style-name="ch10" chart:values-cell-range-address="Janne.D159:Janne.M159" chart:label-cell-address="Janne.C159:Janne.C159" chart:class="chart:line">
            <chart:data-point chart:repeated="10"/>
          </chart:series>
          <chart:series chart:style-name="ch11" chart:values-cell-range-address="Janne.D160:Janne.M160" chart:label-cell-address="Janne.C160:Janne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5:Janne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6:Janne.C156</svg:desc>
                </draw:g>
              </table:table-cell>
              <table:table-cell office:value-type="float" office:value="0.00135">
                <text:p>0.00135</text:p>
                <draw:g>
                  <svg:desc>Janne.D156:Janne.M156</svg:desc>
                </draw:g>
              </table:table-cell>
              <table:table-cell office:value-type="float" office:value="0.000264">
                <text:p>0.000264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0735">
                <text:p>0.00000735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000166">
                <text:p>0.00000166</text:p>
              </table:table-cell>
              <table:table-cell office:value-type="float" office:value="0.00000089">
                <text:p>0.00000089</text:p>
              </table:table-cell>
            </table:table-row>
            <table:table-row>
              <table:table-cell office:value-type="string">
                <text:p>Flat cached</text:p>
                <draw:g>
                  <svg:desc>Janne.C157:Janne.C157</svg:desc>
                </draw:g>
              </table:table-cell>
              <table:table-cell office:value-type="float" office:value="0.00134">
                <text:p>0.00134</text:p>
                <draw:g>
                  <svg:desc>Janne.D157:Janne.M157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00755">
                <text:p>0.00000755</text:p>
              </table:table-cell>
              <table:table-cell office:value-type="float" office:value="0.00000298">
                <text:p>0.00000298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0000095">
                <text:p>0.00000095</text:p>
              </table:table-cell>
            </table:table-row>
            <table:table-row>
              <table:table-cell office:value-type="string">
                <text:p>Flat cold</text:p>
                <draw:g>
                  <svg:desc>Janne.C158:Janne.C158</svg:desc>
                </draw:g>
              </table:table-cell>
              <table:table-cell office:value-type="float" office:value="0.00127">
                <text:p>0.00127</text:p>
                <draw:g>
                  <svg:desc>Janne.D158:Janne.M158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0535">
                <text:p>0.0000535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0000141">
                <text:p>0.00000141</text:p>
              </table:table-cell>
              <table:table-cell office:value-type="float" office:value="0.000001115">
                <text:p>0.000001115</text:p>
              </table:table-cell>
            </table:table-row>
            <table:table-row>
              <table:table-cell office:value-type="string">
                <text:p>Pooled</text:p>
                <draw:g>
                  <svg:desc>Janne.C159:Janne.C159</svg:desc>
                </draw:g>
              </table:table-cell>
              <table:table-cell office:value-type="float" office:value="0.00908">
                <text:p>0.00908</text:p>
                <draw:g>
                  <svg:desc>Janne.D159:Janne.M159</svg:desc>
                </draw:g>
              </table:table-cell>
              <table:table-cell office:value-type="float" office:value="0.004912">
                <text:p>0.004912</text:p>
              </table:table-cell>
              <table:table-cell office:value-type="float" office:value="0.004162">
                <text:p>0.004162</text:p>
              </table:table-cell>
              <table:table-cell office:value-type="float" office:value="0.0037685">
                <text:p>0.0037685</text:p>
              </table:table-cell>
              <table:table-cell office:value-type="float" office:value="0.0049096">
                <text:p>0.0049096</text:p>
              </table:table-cell>
              <table:table-cell office:value-type="float" office:value="0.0074391">
                <text:p>0.0074391</text:p>
              </table:table-cell>
              <table:table-cell office:value-type="float" office:value="0.0118414">
                <text:p>0.0118414</text:p>
              </table:table-cell>
              <table:table-cell office:value-type="float" office:value="0.01986586">
                <text:p>0.01986586</text:p>
              </table:table-cell>
              <table:table-cell office:value-type="float" office:value="0.02161121">
                <text:p>0.02161121</text:p>
              </table:table-cell>
              <table:table-cell office:value-type="float" office:value="0.02326804">
                <text:p>0.02326804</text:p>
              </table:table-cell>
            </table:table-row>
            <table:table-row>
              <table:table-cell office:value-type="string">
                <text:p>Naive</text:p>
                <draw:g>
                  <svg:desc>Janne.C160:Janne.C160</svg:desc>
                </draw:g>
              </table:table-cell>
              <table:table-cell office:value-type="float" office:value="0.00904">
                <text:p>0.00904</text:p>
                <draw:g>
                  <svg:desc>Janne.D160:Janne.M160</svg:desc>
                </draw:g>
              </table:table-cell>
              <table:table-cell office:value-type="float" office:value="0.004916">
                <text:p>0.004916</text:p>
              </table:table-cell>
              <table:table-cell office:value-type="float" office:value="0.004203">
                <text:p>0.004203</text:p>
              </table:table-cell>
              <table:table-cell office:value-type="float" office:value="0.003842">
                <text:p>0.003842</text:p>
              </table:table-cell>
              <table:table-cell office:value-type="float" office:value="0.0051366">
                <text:p>0.0051366</text:p>
              </table:table-cell>
              <table:table-cell office:value-type="float" office:value="0.0076407">
                <text:p>0.0076407</text:p>
              </table:table-cell>
              <table:table-cell office:value-type="float" office:value="0.01257485">
                <text:p>0.01257485</text:p>
              </table:table-cell>
              <table:table-cell office:value-type="float" office:value="0.02069408">
                <text:p>0.02069408</text:p>
              </table:table-cell>
              <table:table-cell office:value-type="float" office:value="0.02169442">
                <text:p>0.02169442</text:p>
              </table:table-cell>
              <table:table-cell office:value-type="float" office:value="0.023193785">
                <text:p>0.0231937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Janne.D121:Janne.M125 Janne.C122:Janne.C125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21:Janne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2:Janne.M122" chart:label-cell-address="Janne.C122:Janne.C122" chart:class="chart:line">
            <chart:data-point chart:repeated="10"/>
          </chart:series>
          <chart:series chart:style-name="ch8" chart:values-cell-range-address="Janne.D123:Janne.M123" chart:label-cell-address="Janne.C123:Janne.C123" chart:class="chart:line">
            <chart:data-point chart:repeated="10"/>
          </chart:series>
          <chart:series chart:style-name="ch9" chart:values-cell-range-address="Janne.D124:Janne.M124" chart:label-cell-address="Janne.C124:Janne.C124" chart:class="chart:line">
            <chart:data-point chart:repeated="10"/>
          </chart:series>
          <chart:series chart:style-name="ch10" chart:values-cell-range-address="Janne.D125:Janne.M125" chart:label-cell-address="Janne.C125:Janne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1:Janne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22:Janne.C122</svg:desc>
                </draw:g>
              </table:table-cell>
              <table:table-cell office:value-type="float" office:value="0.0671">
                <text:p>0.0671</text:p>
                <draw:g>
                  <svg:desc>Janne.D122:Janne.M122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123:Janne.C123</svg:desc>
                </draw:g>
              </table:table-cell>
              <table:table-cell office:value-type="float" office:value="0.0578">
                <text:p>0.0578</text:p>
                <draw:g>
                  <svg:desc>Janne.D123:Janne.M123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Pooled</text:p>
                <draw:g>
                  <svg:desc>Janne.C124:Janne.C124</svg:desc>
                </draw:g>
              </table:table-cell>
              <table:table-cell office:value-type="float" office:value="0.0822">
                <text:p>0.0822</text:p>
                <draw:g>
                  <svg:desc>Janne.D124:Janne.M124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Naive</text:p>
                <draw:g>
                  <svg:desc>Janne.C125:Janne.C125</svg:desc>
                </draw:g>
              </table:table-cell>
              <table:table-cell office:value-type="float" office:value="0.0372">
                <text:p>0.0372</text:p>
                <draw:g>
                  <svg:desc>Janne.D125:Janne.M125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Janne.D152:Janne.M153 Janne.C153:Janne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Janne.D152:Janne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3:Janne.M153" chart:label-cell-address="Janne.C153:Janne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2:Janne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3:Janne.C153</svg:desc>
                </draw:g>
              </table:table-cell>
              <table:table-cell office:value-type="float" office:value="0.0121">
                <text:p>0.0121</text:p>
                <draw:g>
                  <svg:desc>Janne.D153:Janne.M15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C.D127:RaatoPC.M129 RaatoPC.C128:RaatoPC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RaatoPC.D127:RaatoPC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8:RaatoPC.M128" chart:label-cell-address="RaatoPC.C128:RaatoPC.C128" chart:class="chart:line">
            <chart:data-point chart:repeated="10"/>
          </chart:series>
          <chart:series chart:style-name="ch8" chart:values-cell-range-address="RaatoPC.D129:RaatoPC.M129" chart:label-cell-address="RaatoPC.C129:RaatoPC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7:RaatoPC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Pooled</text:p>
                <draw:g>
                  <svg:desc>RaatoPC.C128:RaatoPC.C128</svg:desc>
                </draw:g>
              </table:table-cell>
              <table:table-cell office:value-type="float" office:value="0.00537">
                <text:p>0.00537</text:p>
                <draw:g>
                  <svg:desc>RaatoPC.D128:RaatoPC.M128</svg:desc>
                </draw:g>
              </table:table-cell>
              <table:table-cell office:value-type="float" office:value="0.003448">
                <text:p>0.003448</text:p>
              </table:table-cell>
              <table:table-cell office:value-type="float" office:value="0.00299">
                <text:p>0.00299</text:p>
              </table:table-cell>
              <table:table-cell office:value-type="float" office:value="0.0025995">
                <text:p>0.0025995</text:p>
              </table:table-cell>
              <table:table-cell office:value-type="float" office:value="0.002585">
                <text:p>0.002585</text:p>
              </table:table-cell>
              <table:table-cell office:value-type="float" office:value="0.0028985">
                <text:p>0.0028985</text:p>
              </table:table-cell>
              <table:table-cell office:value-type="float" office:value="0.00323365">
                <text:p>0.00323365</text:p>
              </table:table-cell>
              <table:table-cell office:value-type="float" office:value="0.00533458">
                <text:p>0.00533458</text:p>
              </table:table-cell>
              <table:table-cell office:value-type="float" office:value="0.00615807">
                <text:p>0.00615807</text:p>
              </table:table-cell>
              <table:table-cell office:value-type="float" office:value="0.007113215">
                <text:p>0.007113215</text:p>
              </table:table-cell>
            </table:table-row>
            <table:table-row>
              <table:table-cell office:value-type="string">
                <text:p>Naive</text:p>
                <draw:g>
                  <svg:desc>RaatoPC.C129:RaatoPC.C129</svg:desc>
                </draw:g>
              </table:table-cell>
              <table:table-cell office:value-type="float" office:value="0.00529">
                <text:p>0.00529</text:p>
                <draw:g>
                  <svg:desc>RaatoPC.D129:RaatoPC.M129</svg:desc>
                </draw:g>
              </table:table-cell>
              <table:table-cell office:value-type="float" office:value="0.003438">
                <text:p>0.003438</text:p>
              </table:table-cell>
              <table:table-cell office:value-type="float" office:value="0.002956">
                <text:p>0.002956</text:p>
              </table:table-cell>
              <table:table-cell office:value-type="float" office:value="0.0026045">
                <text:p>0.0026045</text:p>
              </table:table-cell>
              <table:table-cell office:value-type="float" office:value="0.0026628">
                <text:p>0.0026628</text:p>
              </table:table-cell>
              <table:table-cell office:value-type="float" office:value="0.0029303">
                <text:p>0.0029303</text:p>
              </table:table-cell>
              <table:table-cell office:value-type="float" office:value="0.00337635">
                <text:p>0.00337635</text:p>
              </table:table-cell>
              <table:table-cell office:value-type="float" office:value="0.00548514">
                <text:p>0.00548514</text:p>
              </table:table-cell>
              <table:table-cell office:value-type="float" office:value="0.00607847">
                <text:p>0.00607847</text:p>
              </table:table-cell>
              <table:table-cell office:value-type="float" office:value="0.007131655">
                <text:p>0.0071316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C.D33:RaatoPC.M38 RaatoPC.C34:RaatoPC.C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C.D33:RaatoPC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34:RaatoPC.M34" chart:label-cell-address="RaatoPC.C34:RaatoPC.C34" chart:class="chart:line">
            <chart:data-point chart:repeated="10"/>
          </chart:series>
          <chart:series chart:style-name="ch8" chart:values-cell-range-address="RaatoPC.D35:RaatoPC.M35" chart:label-cell-address="RaatoPC.C35:RaatoPC.C35" chart:class="chart:line">
            <chart:data-point chart:repeated="10"/>
          </chart:series>
          <chart:series chart:style-name="ch9" chart:values-cell-range-address="RaatoPC.D36:RaatoPC.M36" chart:label-cell-address="RaatoPC.C36:RaatoPC.C36" chart:class="chart:line">
            <chart:data-point chart:repeated="10"/>
          </chart:series>
          <chart:series chart:style-name="ch10" chart:values-cell-range-address="RaatoPC.D37:RaatoPC.M37" chart:label-cell-address="RaatoPC.C37:RaatoPC.C37" chart:class="chart:line">
            <chart:data-point chart:repeated="10"/>
          </chart:series>
          <chart:series chart:style-name="ch11" chart:values-cell-range-address="RaatoPC.D38:RaatoPC.M38" chart:label-cell-address="RaatoPC.C38:RaatoPC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33:RaatoPC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34:RaatoPC.C34</svg:desc>
                </draw:g>
              </table:table-cell>
              <table:table-cell office:value-type="float" office:value="0.0968">
                <text:p>0.0968</text:p>
                <draw:g>
                  <svg:desc>RaatoPC.D34:RaatoPC.M34</svg:desc>
                </draw:g>
              </table:table-cell>
              <table:table-cell office:value-type="float" office:value="0.2147">
                <text:p>0.2147</text:p>
              </table:table-cell>
              <table:table-cell office:value-type="float" office:value="0.3151">
                <text:p>0.3151</text:p>
              </table:table-cell>
              <table:table-cell office:value-type="float" office:value="0.5207">
                <text:p>0.5207</text:p>
              </table:table-cell>
              <table:table-cell office:value-type="float" office:value="1.1729">
                <text:p>1.1729</text:p>
              </table:table-cell>
              <table:table-cell office:value-type="float" office:value="2.3958">
                <text:p>2.3958</text:p>
              </table:table-cell>
              <table:table-cell office:value-type="float" office:value="4.3247">
                <text:p>4.3247</text:p>
              </table:table-cell>
              <table:table-cell office:value-type="float" office:value="9.776">
                <text:p>9.776</text:p>
              </table:table-cell>
              <table:table-cell office:value-type="float" office:value="11.7334">
                <text:p>11.7334</text:p>
              </table:table-cell>
              <table:table-cell office:value-type="float" office:value="28.0686">
                <text:p>28.0686</text:p>
              </table:table-cell>
            </table:table-row>
            <table:table-row>
              <table:table-cell office:value-type="string">
                <text:p>Flat cached</text:p>
                <draw:g>
                  <svg:desc>RaatoPC.C35:RaatoPC.C35</svg:desc>
                </draw:g>
              </table:table-cell>
              <table:table-cell office:value-type="float" office:value="0.064">
                <text:p>0.064</text:p>
                <draw:g>
                  <svg:desc>RaatoPC.D35:RaatoPC.M35</svg:desc>
                </draw:g>
              </table:table-cell>
              <table:table-cell office:value-type="float" office:value="0.0689">
                <text:p>0.0689</text:p>
              </table:table-cell>
              <table:table-cell office:value-type="float" office:value="0.0664">
                <text:p>0.0664</text:p>
              </table:table-cell>
              <table:table-cell office:value-type="float" office:value="0.0649">
                <text:p>0.0649</text:p>
              </table:table-cell>
              <table:table-cell office:value-type="float" office:value="0.0645">
                <text:p>0.0645</text:p>
              </table:table-cell>
              <table:table-cell office:value-type="float" office:value="0.0668">
                <text:p>0.0668</text:p>
              </table:table-cell>
              <table:table-cell office:value-type="float" office:value="0.065">
                <text:p>0.065</text:p>
              </table:table-cell>
              <table:table-cell office:value-type="float" office:value="0.0679">
                <text:p>0.0679</text:p>
              </table:table-cell>
              <table:table-cell office:value-type="float" office:value="0.0643">
                <text:p>0.0643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Flat cold</text:p>
                <draw:g>
                  <svg:desc>RaatoPC.C36:RaatoPC.C36</svg:desc>
                </draw:g>
              </table:table-cell>
              <table:table-cell office:value-type="float" office:value="0.269">
                <text:p>0.269</text:p>
                <draw:g>
                  <svg:desc>RaatoPC.D36:RaatoPC.M36</svg:desc>
                </draw:g>
              </table:table-cell>
              <table:table-cell office:value-type="float" office:value="0.3645">
                <text:p>0.3645</text:p>
              </table:table-cell>
              <table:table-cell office:value-type="float" office:value="0.4592">
                <text:p>0.4592</text:p>
              </table:table-cell>
              <table:table-cell office:value-type="float" office:value="0.7434">
                <text:p>0.7434</text:p>
              </table:table-cell>
              <table:table-cell office:value-type="float" office:value="1.3921">
                <text:p>1.3921</text:p>
              </table:table-cell>
              <table:table-cell office:value-type="float" office:value="2.7104">
                <text:p>2.7104</text:p>
              </table:table-cell>
              <table:table-cell office:value-type="float" office:value="5.9632">
                <text:p>5.9632</text:p>
              </table:table-cell>
              <table:table-cell office:value-type="float" office:value="21.2852">
                <text:p>21.2852</text:p>
              </table:table-cell>
              <table:table-cell office:value-type="float" office:value="47.4632">
                <text:p>47.4632</text:p>
              </table:table-cell>
              <table:table-cell office:value-type="float" office:value="103.0386">
                <text:p>103.0386</text:p>
              </table:table-cell>
            </table:table-row>
            <table:table-row>
              <table:table-cell office:value-type="string">
                <text:p>Pooled</text:p>
                <draw:g>
                  <svg:desc>RaatoPC.C37:RaatoPC.C37</svg:desc>
                </draw:g>
              </table:table-cell>
              <table:table-cell office:value-type="float" office:value="0.0464">
                <text:p>0.0464</text:p>
                <draw:g>
                  <svg:desc>RaatoPC.D37:RaatoPC.M37</svg:desc>
                </draw:g>
              </table:table-cell>
              <table:table-cell office:value-type="float" office:value="0.0495">
                <text:p>0.0495</text:p>
              </table:table-cell>
              <table:table-cell office:value-type="float" office:value="0.0506">
                <text:p>0.0506</text:p>
              </table:table-cell>
              <table:table-cell office:value-type="float" office:value="0.0509">
                <text:p>0.0509</text:p>
              </table:table-cell>
              <table:table-cell office:value-type="float" office:value="0.0538">
                <text:p>0.0538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644">
                <text:p>0.0644</text:p>
              </table:table-cell>
              <table:table-cell office:value-type="float" office:value="0.0559">
                <text:p>0.0559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Naive</text:p>
                <draw:g>
                  <svg:desc>RaatoPC.C38:RaatoPC.C38</svg:desc>
                </draw:g>
              </table:table-cell>
              <table:table-cell office:value-type="float" office:value="0.0455">
                <text:p>0.0455</text:p>
                <draw:g>
                  <svg:desc>RaatoPC.D38:RaatoPC.M38</svg:desc>
                </draw:g>
              </table:table-cell>
              <table:table-cell office:value-type="float" office:value="0.0484">
                <text:p>0.0484</text:p>
              </table:table-cell>
              <table:table-cell office:value-type="float" office:value="0.0506">
                <text:p>0.0506</text:p>
              </table:table-cell>
              <table:table-cell office:value-type="float" office:value="0.0506">
                <text:p>0.0506</text:p>
              </table:table-cell>
              <table:table-cell office:value-type="float" office:value="0.0527">
                <text:p>0.0527</text:p>
              </table:table-cell>
              <table:table-cell office:value-type="float" office:value="0.0575">
                <text:p>0.0575</text:p>
              </table:table-cell>
              <table:table-cell office:value-type="float" office:value="0.0568">
                <text:p>0.0568</text:p>
              </table:table-cell>
              <table:table-cell office:value-type="float" office:value="0.0555">
                <text:p>0.0555</text:p>
              </table:table-cell>
              <table:table-cell office:value-type="float" office:value="0.0528">
                <text:p>0.0528</text:p>
              </table:table-cell>
              <table:table-cell office:value-type="float" office:value="0.0602">
                <text:p>0.06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C.D26:RaatoPC.M31 RaatoPC.C27:RaatoPC.C31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C.D26:RaatoPC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7:RaatoPC.M27" chart:label-cell-address="RaatoPC.C27:RaatoPC.C27" chart:class="chart:line">
            <chart:data-point chart:repeated="10"/>
          </chart:series>
          <chart:series chart:style-name="ch8" chart:values-cell-range-address="RaatoPC.D28:RaatoPC.M28" chart:label-cell-address="RaatoPC.C28:RaatoPC.C28" chart:class="chart:line">
            <chart:data-point chart:repeated="10"/>
          </chart:series>
          <chart:series chart:style-name="ch9" chart:values-cell-range-address="RaatoPC.D29:RaatoPC.M29" chart:label-cell-address="RaatoPC.C29:RaatoPC.C29" chart:class="chart:line">
            <chart:data-point chart:repeated="10"/>
          </chart:series>
          <chart:series chart:style-name="ch10" chart:values-cell-range-address="RaatoPC.D30:RaatoPC.M30" chart:label-cell-address="RaatoPC.C30:RaatoPC.C30" chart:class="chart:line">
            <chart:data-point chart:repeated="10"/>
          </chart:series>
          <chart:series chart:style-name="ch11" chart:values-cell-range-address="RaatoPC.D31:RaatoPC.M31" chart:label-cell-address="RaatoPC.C31:RaatoPC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26:RaatoPC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7:RaatoPC.C27</svg:desc>
                </draw:g>
              </table:table-cell>
              <table:table-cell office:value-type="float" office:value="0">
                <text:p>0</text:p>
                <draw:g>
                  <svg:desc>RaatoPC.D27:RaatoPC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C.C28:RaatoPC.C28</svg:desc>
                </draw:g>
              </table:table-cell>
              <table:table-cell office:value-type="float" office:value="0">
                <text:p>0</text:p>
                <draw:g>
                  <svg:desc>RaatoPC.D28:RaatoPC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C.C29:RaatoPC.C29</svg:desc>
                </draw:g>
              </table:table-cell>
              <table:table-cell office:value-type="float" office:value="0">
                <text:p>0</text:p>
                <draw:g>
                  <svg:desc>RaatoPC.D29:RaatoPC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oled</text:p>
                <draw:g>
                  <svg:desc>RaatoPC.C30:RaatoPC.C30</svg:desc>
                </draw:g>
              </table:table-cell>
              <table:table-cell office:value-type="float" office:value="0.0537">
                <text:p>0.0537</text:p>
                <draw:g>
                  <svg:desc>RaatoPC.D30:RaatoPC.M30</svg:desc>
                </draw:g>
              </table:table-cell>
              <table:table-cell office:value-type="float" office:value="0.1724">
                <text:p>0.1724</text:p>
              </table:table-cell>
              <table:table-cell office:value-type="float" office:value="0.299">
                <text:p>0.299</text:p>
              </table:table-cell>
              <table:table-cell office:value-type="float" office:value="0.5199">
                <text:p>0.5199</text:p>
              </table:table-cell>
              <table:table-cell office:value-type="float" office:value="1.2925">
                <text:p>1.2925</text:p>
              </table:table-cell>
              <table:table-cell office:value-type="float" office:value="2.8985">
                <text:p>2.8985</text:p>
              </table:table-cell>
              <table:table-cell office:value-type="float" office:value="6.4673">
                <text:p>6.4673</text:p>
              </table:table-cell>
              <table:table-cell office:value-type="float" office:value="26.6729">
                <text:p>26.6729</text:p>
              </table:table-cell>
              <table:table-cell office:value-type="float" office:value="61.5807">
                <text:p>61.5807</text:p>
              </table:table-cell>
              <table:table-cell office:value-type="float" office:value="142.2643">
                <text:p>142.2643</text:p>
              </table:table-cell>
            </table:table-row>
            <table:table-row>
              <table:table-cell office:value-type="string">
                <text:p>Naive</text:p>
                <draw:g>
                  <svg:desc>RaatoPC.C31:RaatoPC.C31</svg:desc>
                </draw:g>
              </table:table-cell>
              <table:table-cell office:value-type="float" office:value="0.0529">
                <text:p>0.0529</text:p>
                <draw:g>
                  <svg:desc>RaatoPC.D31:RaatoPC.M31</svg:desc>
                </draw:g>
              </table:table-cell>
              <table:table-cell office:value-type="float" office:value="0.1719">
                <text:p>0.1719</text:p>
              </table:table-cell>
              <table:table-cell office:value-type="float" office:value="0.2956">
                <text:p>0.2956</text:p>
              </table:table-cell>
              <table:table-cell office:value-type="float" office:value="0.5209">
                <text:p>0.5209</text:p>
              </table:table-cell>
              <table:table-cell office:value-type="float" office:value="1.3314">
                <text:p>1.3314</text:p>
              </table:table-cell>
              <table:table-cell office:value-type="float" office:value="2.9303">
                <text:p>2.9303</text:p>
              </table:table-cell>
              <table:table-cell office:value-type="float" office:value="6.7527">
                <text:p>6.7527</text:p>
              </table:table-cell>
              <table:table-cell office:value-type="float" office:value="27.4257">
                <text:p>27.4257</text:p>
              </table:table-cell>
              <table:table-cell office:value-type="float" office:value="60.7847">
                <text:p>60.7847</text:p>
              </table:table-cell>
              <table:table-cell office:value-type="float" office:value="142.6331">
                <text:p>142.63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C.D40:RaatoPC.M45 RaatoPC.C41:RaatoPC.C45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40:RaatoPC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1:RaatoPC.M41" chart:label-cell-address="RaatoPC.C41:RaatoPC.C41" chart:class="chart:line">
            <chart:data-point chart:repeated="10"/>
          </chart:series>
          <chart:series chart:style-name="ch8" chart:values-cell-range-address="RaatoPC.D42:RaatoPC.M42" chart:label-cell-address="RaatoPC.C42:RaatoPC.C42" chart:class="chart:line">
            <chart:data-point chart:repeated="10"/>
          </chart:series>
          <chart:series chart:style-name="ch9" chart:values-cell-range-address="RaatoPC.D43:RaatoPC.M43" chart:label-cell-address="RaatoPC.C43:RaatoPC.C43" chart:class="chart:line">
            <chart:data-point chart:repeated="10"/>
          </chart:series>
          <chart:series chart:style-name="ch10" chart:values-cell-range-address="RaatoPC.D44:RaatoPC.M44" chart:label-cell-address="RaatoPC.C44:RaatoPC.C44" chart:class="chart:line">
            <chart:data-point chart:repeated="10"/>
          </chart:series>
          <chart:series chart:style-name="ch11" chart:values-cell-range-address="RaatoPC.D45:RaatoPC.M45" chart:label-cell-address="RaatoPC.C45:RaatoPC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0:RaatoPC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1:RaatoPC.C41</svg:desc>
                </draw:g>
              </table:table-cell>
              <table:table-cell office:value-type="float" office:value="0.0156">
                <text:p>0.0156</text:p>
                <draw:g>
                  <svg:desc>RaatoPC.D41:RaatoPC.M41</svg:desc>
                </draw:g>
              </table:table-cell>
              <table:table-cell office:value-type="float" office:value="0.0152">
                <text:p>0.0152</text:p>
              </table:table-cell>
              <table:table-cell office:value-type="float" office:value="0.0164">
                <text:p>0.0164</text:p>
              </table:table-cell>
              <table:table-cell office:value-type="float" office:value="0.0162">
                <text:p>0.0162</text:p>
              </table:table-cell>
              <table:table-cell office:value-type="float" office:value="0.0248">
                <text:p>0.0248</text:p>
              </table:table-cell>
              <table:table-cell office:value-type="float" office:value="0.0386">
                <text:p>0.0386</text:p>
              </table:table-cell>
              <table:table-cell office:value-type="float" office:value="0.0625">
                <text:p>0.0625</text:p>
              </table:table-cell>
              <table:table-cell office:value-type="float" office:value="0.1391">
                <text:p>0.1391</text:p>
              </table:table-cell>
              <table:table-cell office:value-type="float" office:value="0.263">
                <text:p>0.263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Flat cached</text:p>
                <draw:g>
                  <svg:desc>RaatoPC.C42:RaatoPC.C42</svg:desc>
                </draw:g>
              </table:table-cell>
              <table:table-cell office:value-type="float" office:value="0.0143">
                <text:p>0.0143</text:p>
                <draw:g>
                  <svg:desc>RaatoPC.D42:RaatoPC.M42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56">
                <text:p>0.0156</text:p>
              </table:table-cell>
              <table:table-cell office:value-type="float" office:value="0.0151">
                <text:p>0.0151</text:p>
              </table:table-cell>
              <table:table-cell office:value-type="float" office:value="0.026">
                <text:p>0.026</text:p>
              </table:table-cell>
              <table:table-cell office:value-type="float" office:value="0.0423">
                <text:p>0.0423</text:p>
              </table:table-cell>
              <table:table-cell office:value-type="float" office:value="0.0592">
                <text:p>0.0592</text:p>
              </table:table-cell>
              <table:table-cell office:value-type="float" office:value="0.14">
                <text:p>0.14</text:p>
              </table:table-cell>
              <table:table-cell office:value-type="float" office:value="0.2443">
                <text:p>0.2443</text:p>
              </table:table-cell>
              <table:table-cell office:value-type="float" office:value="0.8721">
                <text:p>0.8721</text:p>
              </table:table-cell>
            </table:table-row>
            <table:table-row>
              <table:table-cell office:value-type="string">
                <text:p>Flat cold</text:p>
                <draw:g>
                  <svg:desc>RaatoPC.C43:RaatoPC.C43</svg:desc>
                </draw:g>
              </table:table-cell>
              <table:table-cell office:value-type="float" office:value="0.0133">
                <text:p>0.0133</text:p>
                <draw:g>
                  <svg:desc>RaatoPC.D43:RaatoPC.M4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41">
                <text:p>0.0141</text:p>
              </table:table-cell>
              <table:table-cell office:value-type="float" office:value="0.0256">
                <text:p>0.0256</text:p>
              </table:table-cell>
              <table:table-cell office:value-type="float" office:value="0.0422">
                <text:p>0.0422</text:p>
              </table:table-cell>
              <table:table-cell office:value-type="float" office:value="0.0593">
                <text:p>0.0593</text:p>
              </table:table-cell>
              <table:table-cell office:value-type="float" office:value="0.1379">
                <text:p>0.1379</text:p>
              </table:table-cell>
              <table:table-cell office:value-type="float" office:value="0.2463">
                <text:p>0.2463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Pooled</text:p>
                <draw:g>
                  <svg:desc>RaatoPC.C44:RaatoPC.C44</svg:desc>
                </draw:g>
              </table:table-cell>
              <table:table-cell office:value-type="float" office:value="0.0966">
                <text:p>0.0966</text:p>
                <draw:g>
                  <svg:desc>RaatoPC.D44:RaatoPC.M44</svg:desc>
                </draw:g>
              </table:table-cell>
              <table:table-cell office:value-type="float" office:value="0.306">
                <text:p>0.306</text:p>
              </table:table-cell>
              <table:table-cell office:value-type="float" office:value="0.4975">
                <text:p>0.4975</text:p>
              </table:table-cell>
              <table:table-cell office:value-type="float" office:value="0.8927">
                <text:p>0.8927</text:p>
              </table:table-cell>
              <table:table-cell office:value-type="float" office:value="2.8238">
                <text:p>2.8238</text:p>
              </table:table-cell>
              <table:table-cell office:value-type="float" office:value="7.0357">
                <text:p>7.0357</text:p>
              </table:table-cell>
              <table:table-cell office:value-type="float" office:value="17.3052">
                <text:p>17.3052</text:p>
              </table:table-cell>
              <table:table-cell office:value-type="float" office:value="76.752">
                <text:p>76.752</text:p>
              </table:table-cell>
              <table:table-cell office:value-type="float" office:value="177.2754">
                <text:p>177.2754</text:p>
              </table:table-cell>
              <table:table-cell office:value-type="float" office:value="380.7474">
                <text:p>380.7474</text:p>
              </table:table-cell>
            </table:table-row>
            <table:table-row>
              <table:table-cell office:value-type="string">
                <text:p>Naive</text:p>
                <draw:g>
                  <svg:desc>RaatoPC.C45:RaatoPC.C45</svg:desc>
                </draw:g>
              </table:table-cell>
              <table:table-cell office:value-type="float" office:value="0.095">
                <text:p>0.095</text:p>
                <draw:g>
                  <svg:desc>RaatoPC.D45:RaatoPC.M45</svg:desc>
                </draw:g>
              </table:table-cell>
              <table:table-cell office:value-type="float" office:value="0.3005">
                <text:p>0.3005</text:p>
              </table:table-cell>
              <table:table-cell office:value-type="float" office:value="0.4954">
                <text:p>0.4954</text:p>
              </table:table-cell>
              <table:table-cell office:value-type="float" office:value="0.8955">
                <text:p>0.8955</text:p>
              </table:table-cell>
              <table:table-cell office:value-type="float" office:value="2.9907">
                <text:p>2.9907</text:p>
              </table:table-cell>
              <table:table-cell office:value-type="float" office:value="7.1869">
                <text:p>7.1869</text:p>
              </table:table-cell>
              <table:table-cell office:value-type="float" office:value="18.1432">
                <text:p>18.1432</text:p>
              </table:table-cell>
              <table:table-cell office:value-type="float" office:value="77.9001">
                <text:p>77.9001</text:p>
              </table:table-cell>
              <table:table-cell office:value-type="float" office:value="176.4837">
                <text:p>176.4837</text:p>
              </table:table-cell>
              <table:table-cell office:value-type="float" office:value="383.6394">
                <text:p>383.6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